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931.41pt" svg:height="420.15pt" svg:x="78.46pt" svg:y="12833.89pt">
            <draw:object draw:notify-on-update-of-ranges="out.A1:out.A1 out.A2:out.A1002 out.C1:out.C1 out.C2:out.C1002 out.A1:out.A1 out.A2:out.A1002 out.D1:out.D1 out.D2:out.D1002 out.A1:out.A1 out.A2:out.A1002 out.E1:out.E1 out.E2:out.E1002 out.A1:out.A1 out.A2:out.A1002 out.F1:out.F1 out.F2:out.F1002 out.A1:out.A1 out.A2:out.A1002 out.G1:out.G1 out.G2:out.G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le Fraction of CO</text:p>
          </table:table-cell>
          <table:table-cell office:value-type="string" calcext:value-type="string">
            <text:p>Hydrocarbon production</text:p>
          </table:table-cell>
          <table:table-cell office:value-type="string" calcext:value-type="string">
            <text:p>Coverage fraction of CO</text:p>
          </table:table-cell>
          <table:table-cell office:value-type="string" calcext:value-type="string">
            <text:p>Coverage fraction of H</text:p>
          </table:table-cell>
          <table:table-cell office:value-type="string" calcext:value-type="string">
            <text:p>Coverage fraction of C</text:p>
          </table:table-cell>
          <table:table-cell office:value-type="string" calcext:value-type="string">
            <text:p>Coverage fraction of empty sites</text:p>
          </table:table-cell>
          <table:table-cell office:value-type="string" calcext:value-type="string">
            <text:p>Average hydrocarbon production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268" calcext:value-type="float">
            <text:p>0.9268</text:p>
          </table:table-cell>
          <table:table-cell office:value-type="float" office:value="0" calcext:value-type="float">
            <text:p>0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921" calcext:value-type="float">
            <text:p>0.92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0146" calcext:value-type="float">
            <text:p>0.00014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9282" calcext:value-type="float">
            <text:p>0.9282</text:p>
          </table:table-cell>
          <table:table-cell office:value-type="float" office:value="0" calcext:value-type="float">
            <text:p>0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9658" calcext:value-type="float">
            <text:p>0.9658</text:p>
          </table:table-cell>
          <table:table-cell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00154" calcext:value-type="float">
            <text:p>0.00015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9456" calcext:value-type="float">
            <text:p>0.9456</text:p>
          </table:table-cell>
          <table:table-cell office:value-type="float" office:value="0" calcext:value-type="float">
            <text:p>0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00312" calcext:value-type="float">
            <text:p>0.00031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9748" calcext:value-type="float">
            <text:p>0.9748</text:p>
          </table:table-cell>
          <table:table-cell office:value-type="float" office:value="0" calcext:value-type="float">
            <text:p>0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00156" calcext:value-type="float">
            <text:p>0.000156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9678" calcext:value-type="float">
            <text:p>0.9678</text:p>
          </table:table-cell>
          <table:table-cell office:value-type="float" office:value="0" calcext:value-type="float">
            <text:p>0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0146" calcext:value-type="float">
            <text:p>0.000146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9886" calcext:value-type="float">
            <text:p>0.9886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0112" calcext:value-type="float">
            <text:p>0.000112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9752" calcext:value-type="float">
            <text:p>0.9752</text:p>
          </table:table-cell>
          <table:table-cell office:value-type="float" office:value="0" calcext:value-type="float">
            <text:p>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9786" calcext:value-type="float">
            <text:p>0.9786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00292" calcext:value-type="float">
            <text:p>0.000292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188" calcext:value-type="float">
            <text:p>0.0001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0366" calcext:value-type="float">
            <text:p>0.0003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00524" calcext:value-type="float">
            <text:p>0.000524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0316" calcext:value-type="float">
            <text:p>0.000316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978" calcext:value-type="float">
            <text:p>0.978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0366" calcext:value-type="float">
            <text:p>0.000366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9768" calcext:value-type="float">
            <text:p>0.9768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00372" calcext:value-type="float">
            <text:p>0.00037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0188" calcext:value-type="float">
            <text:p>0.000188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00672" calcext:value-type="float">
            <text:p>0.000672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0542" calcext:value-type="float">
            <text:p>0.000542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00398" calcext:value-type="float">
            <text:p>0.000398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266" calcext:value-type="float">
            <text:p>0.000266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00424" calcext:value-type="float">
            <text:p>0.000424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.9916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0214" calcext:value-type="float">
            <text:p>0.00021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00624" calcext:value-type="float">
            <text:p>0.000624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9928" calcext:value-type="float">
            <text:p>0.9928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0202" calcext:value-type="float">
            <text:p>0.000202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0318" calcext:value-type="float">
            <text:p>0.00031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426" calcext:value-type="float">
            <text:p>0.000426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244" calcext:value-type="float">
            <text:p>0.00024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00986" calcext:value-type="float">
            <text:p>0.00098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0504" calcext:value-type="float">
            <text:p>0.00050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9928" calcext:value-type="float">
            <text:p>0.9928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00838" calcext:value-type="float">
            <text:p>0.000838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212" calcext:value-type="float">
            <text:p>0.000212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00922" calcext:value-type="float">
            <text:p>0.00092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512" calcext:value-type="float">
            <text:p>0.000512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01602" calcext:value-type="float">
            <text:p>0.00160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218" calcext:value-type="float">
            <text:p>0.000218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218" calcext:value-type="float">
            <text:p>0.000218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275" calcext:value-type="float">
            <text:p>27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0642" calcext:value-type="float">
            <text:p>0.000642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01384" calcext:value-type="float">
            <text:p>0.00138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706" calcext:value-type="float">
            <text:p>0.000706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0512" calcext:value-type="float">
            <text:p>0.00051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0874" calcext:value-type="float">
            <text:p>0.000874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0644" calcext:value-type="float">
            <text:p>0.000644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0586" calcext:value-type="float">
            <text:p>0.000586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1087" calcext:value-type="float">
            <text:p>108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02174" calcext:value-type="float">
            <text:p>0.00217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01362" calcext:value-type="float">
            <text:p>0.00136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03068" calcext:value-type="float">
            <text:p>0.003068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00952" calcext:value-type="float">
            <text:p>0.000952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0168" calcext:value-type="float">
            <text:p>0.0016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122" calcext:value-type="float">
            <text:p>0.0012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524" calcext:value-type="float">
            <text:p>0.001524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1088" calcext:value-type="float">
            <text:p>0.00108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01942" calcext:value-type="float">
            <text:p>0.001942</text:p>
          </table:table-cell>
        </table:table-row>
        <table:table-row table:style-name="ro1">
          <table:table-cell office:value-type="float" office:value="0.0639999" calcext:value-type="float">
            <text:p>0.0639999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01594" calcext:value-type="float">
            <text:p>0.00159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774" calcext:value-type="float">
            <text:p>0.00177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01718" calcext:value-type="float">
            <text:p>0.001718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849" calcext:value-type="float">
            <text:p>84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698" calcext:value-type="float">
            <text:p>0.001698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1042" calcext:value-type="float">
            <text:p>104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666" calcext:value-type="float">
            <text:p>0.966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02084" calcext:value-type="float">
            <text:p>0.00208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4" calcext:value-type="float">
            <text:p>0.04</text:p>
          </table:table-cell>
          <table:table-cell office:value-type="float" office:value="0.002274" calcext:value-type="float">
            <text:p>0.002274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1272" calcext:value-type="float">
            <text:p>12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02544" calcext:value-type="float">
            <text:p>0.00254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478" calcext:value-type="float">
            <text:p>14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02956" calcext:value-type="float">
            <text:p>0.002956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1490" calcext:value-type="float">
            <text:p>149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0298" calcext:value-type="float">
            <text:p>0.0029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1321" calcext:value-type="float">
            <text:p>13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02642" calcext:value-type="float">
            <text:p>0.00264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03638" calcext:value-type="float">
            <text:p>0.003638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1727" calcext:value-type="float">
            <text:p>17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03454" calcext:value-type="float">
            <text:p>0.003454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1909" calcext:value-type="float">
            <text:p>19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03818" calcext:value-type="float">
            <text:p>0.003818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2129" calcext:value-type="float">
            <text:p>212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04258" calcext:value-type="float">
            <text:p>0.00425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4522" calcext:value-type="float">
            <text:p>0.004522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2841" calcext:value-type="float">
            <text:p>284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5682" calcext:value-type="float">
            <text:p>0.005682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2211" calcext:value-type="float">
            <text:p>22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4422" calcext:value-type="float">
            <text:p>0.004422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2611" calcext:value-type="float">
            <text:p>26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05222" calcext:value-type="float">
            <text:p>0.005222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2649" calcext:value-type="float">
            <text:p>26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05298" calcext:value-type="float">
            <text:p>0.005298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3184" calcext:value-type="float">
            <text:p>318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06368" calcext:value-type="float">
            <text:p>0.006368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3181" calcext:value-type="float">
            <text:p>318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06362" calcext:value-type="float">
            <text:p>0.006362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2905" calcext:value-type="float">
            <text:p>29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81" calcext:value-type="float">
            <text:p>0.00581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3271" calcext:value-type="float">
            <text:p>32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06542" calcext:value-type="float">
            <text:p>0.006542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3846" calcext:value-type="float">
            <text:p>384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07692" calcext:value-type="float">
            <text:p>0.0076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704" calcext:value-type="float">
            <text:p>37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07408" calcext:value-type="float">
            <text:p>0.007408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4026" calcext:value-type="float">
            <text:p>4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08052" calcext:value-type="float">
            <text:p>0.008052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4088" calcext:value-type="float">
            <text:p>40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08176" calcext:value-type="float">
            <text:p>0.008176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4551" calcext:value-type="float">
            <text:p>455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09102" calcext:value-type="float">
            <text:p>0.009102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4267" calcext:value-type="float">
            <text:p>426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008534" calcext:value-type="float">
            <text:p>0.00853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4640" calcext:value-type="float">
            <text:p>464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86" calcext:value-type="float">
            <text:p>0.8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00928" calcext:value-type="float">
            <text:p>0.00928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4830" calcext:value-type="float">
            <text:p>483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00966" calcext:value-type="float">
            <text:p>0.00966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4966" calcext:value-type="float">
            <text:p>496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09932" calcext:value-type="float">
            <text:p>0.009932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5169" calcext:value-type="float">
            <text:p>51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010338" calcext:value-type="float">
            <text:p>0.010338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4956" calcext:value-type="float">
            <text:p>495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09912" calcext:value-type="float">
            <text:p>0.0099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371" calcext:value-type="float">
            <text:p>537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0742" calcext:value-type="float">
            <text:p>0.010742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5484" calcext:value-type="float">
            <text:p>54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010968" calcext:value-type="float">
            <text:p>0.010968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5953" calcext:value-type="float">
            <text:p>59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011906" calcext:value-type="float">
            <text:p>0.011906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6182" calcext:value-type="float">
            <text:p>618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12364" calcext:value-type="float">
            <text:p>0.01236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6123" calcext:value-type="float">
            <text:p>61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26" calcext:value-type="float">
            <text:p>0.8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12246" calcext:value-type="float">
            <text:p>0.012246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6481" calcext:value-type="float">
            <text:p>648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12962" calcext:value-type="float">
            <text:p>0.01296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6783" calcext:value-type="float">
            <text:p>678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013566" calcext:value-type="float">
            <text:p>0.013566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6743" calcext:value-type="float">
            <text:p>6743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013486" calcext:value-type="float">
            <text:p>0.013486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6707" calcext:value-type="float">
            <text:p>67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13414" calcext:value-type="float">
            <text:p>0.01341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7170" calcext:value-type="float">
            <text:p>717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1434" calcext:value-type="float">
            <text:p>0.0143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7609" calcext:value-type="float">
            <text:p>76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15218" calcext:value-type="float">
            <text:p>0.015218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7761" calcext:value-type="float">
            <text:p>776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015522" calcext:value-type="float">
            <text:p>0.015522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7814" calcext:value-type="float">
            <text:p>78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79" calcext:value-type="float">
            <text:p>0.79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015628" calcext:value-type="float">
            <text:p>0.01562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7792" calcext:value-type="float">
            <text:p>779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799" calcext:value-type="float">
            <text:p>0.799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15584" calcext:value-type="float">
            <text:p>0.01558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8116" calcext:value-type="float">
            <text:p>81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785" calcext:value-type="float">
            <text:p>0.78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016232" calcext:value-type="float">
            <text:p>0.016232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8302" calcext:value-type="float">
            <text:p>83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77" calcext:value-type="float">
            <text:p>0.7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016604" calcext:value-type="float">
            <text:p>0.01660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8910" calcext:value-type="float">
            <text:p>891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01782" calcext:value-type="float">
            <text:p>0.01782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8899" calcext:value-type="float">
            <text:p>88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783" calcext:value-type="float">
            <text:p>0.783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017798" calcext:value-type="float">
            <text:p>0.017798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9061" calcext:value-type="float">
            <text:p>906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018122" calcext:value-type="float">
            <text:p>0.018122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9331" calcext:value-type="float">
            <text:p>933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018662" calcext:value-type="float">
            <text:p>0.01866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388" calcext:value-type="float">
            <text:p>938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18776" calcext:value-type="float">
            <text:p>0.018776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9577" calcext:value-type="float">
            <text:p>957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019154" calcext:value-type="float">
            <text:p>0.019154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9555" calcext:value-type="float">
            <text:p>955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1911" calcext:value-type="float">
            <text:p>0.01911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10669" calcext:value-type="float">
            <text:p>1066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021338" calcext:value-type="float">
            <text:p>0.021338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0490" calcext:value-type="float">
            <text:p>1049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02098" calcext:value-type="float">
            <text:p>0.0209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0650" calcext:value-type="float">
            <text:p>1065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10812" calcext:value-type="float">
            <text:p>108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021624" calcext:value-type="float">
            <text:p>0.021624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11202" calcext:value-type="float">
            <text:p>1120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022404" calcext:value-type="float">
            <text:p>0.022404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11445" calcext:value-type="float">
            <text:p>1144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02289" calcext:value-type="float">
            <text:p>0.02289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11130" calcext:value-type="float">
            <text:p>1113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02226" calcext:value-type="float">
            <text:p>0.0222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740" calcext:value-type="float">
            <text:p>1174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02348" calcext:value-type="float">
            <text:p>0.02348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11483" calcext:value-type="float">
            <text:p>1148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72" calcext:value-type="float">
            <text:p>0.72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022966" calcext:value-type="float">
            <text:p>0.022966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11931" calcext:value-type="float">
            <text:p>119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7062" calcext:value-type="float">
            <text:p>0.706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023862" calcext:value-type="float">
            <text:p>0.023862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12018" calcext:value-type="float">
            <text:p>1201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714" calcext:value-type="float">
            <text:p>0.71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024036" calcext:value-type="float">
            <text:p>0.024036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2536" calcext:value-type="float">
            <text:p>12536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28" calcext:value-type="float">
            <text:p>0.7028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025072" calcext:value-type="float">
            <text:p>0.02507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2770" calcext:value-type="float">
            <text:p>1277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2554" calcext:value-type="float">
            <text:p>0.0255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3003" calcext:value-type="float">
            <text:p>130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026006" calcext:value-type="float">
            <text:p>0.026006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12515" calcext:value-type="float">
            <text:p>125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2503" calcext:value-type="float">
            <text:p>0.02503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3361" calcext:value-type="float">
            <text:p>1336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686" calcext:value-type="float">
            <text:p>0.686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26722" calcext:value-type="float">
            <text:p>0.026722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13381" calcext:value-type="float">
            <text:p>13381</text:p>
          </table:table-cell>
          <table:table-cell office:value-type="float" office:value="0.004" calcext:value-type="float">
            <text:p>0.004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026762" calcext:value-type="float">
            <text:p>0.02676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574" calcext:value-type="float">
            <text:p>1357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027148" calcext:value-type="float">
            <text:p>0.027148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14354" calcext:value-type="float">
            <text:p>1435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6782" calcext:value-type="float">
            <text:p>0.6782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268" calcext:value-type="float">
            <text:p>0.268</text:p>
          </table:table-cell>
          <table:table-cell office:value-type="float" office:value="0.028708" calcext:value-type="float">
            <text:p>0.028708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14403" calcext:value-type="float">
            <text:p>144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028806" calcext:value-type="float">
            <text:p>0.028806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14079" calcext:value-type="float">
            <text:p>1407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028158" calcext:value-type="float">
            <text:p>0.02815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4354" calcext:value-type="float">
            <text:p>1435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028708" calcext:value-type="float">
            <text:p>0.028708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14173" calcext:value-type="float">
            <text:p>1417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2831" calcext:value-type="float">
            <text:p>0.2831</text:p>
          </table:table-cell>
          <table:table-cell office:value-type="float" office:value="0.028346" calcext:value-type="float">
            <text:p>0.028346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15092" calcext:value-type="float">
            <text:p>1509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030184" calcext:value-type="float">
            <text:p>0.030184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15292" calcext:value-type="float">
            <text:p>1529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030584" calcext:value-type="float">
            <text:p>0.030584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5902" calcext:value-type="float">
            <text:p>159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031804" calcext:value-type="float">
            <text:p>0.031804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15617" calcext:value-type="float">
            <text:p>15617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641" calcext:value-type="float">
            <text:p>0.641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31234" calcext:value-type="float">
            <text:p>0.03123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6098" calcext:value-type="float">
            <text:p>1609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032196" calcext:value-type="float">
            <text:p>0.032196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15971" calcext:value-type="float">
            <text:p>1597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031942" calcext:value-type="float">
            <text:p>0.031942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6196" calcext:value-type="float">
            <text:p>1619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061" calcext:value-type="float">
            <text:p>0.061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032392" calcext:value-type="float">
            <text:p>0.032392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16357" calcext:value-type="float">
            <text:p>1635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032714" calcext:value-type="float">
            <text:p>0.03271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6587" calcext:value-type="float">
            <text:p>1658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033174" calcext:value-type="float">
            <text:p>0.03317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16392" calcext:value-type="float">
            <text:p>1639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032784" calcext:value-type="float">
            <text:p>0.032784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7328" calcext:value-type="float">
            <text:p>1732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034656" calcext:value-type="float">
            <text:p>0.034656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16902" calcext:value-type="float">
            <text:p>1690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033804" calcext:value-type="float">
            <text:p>0.03380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17497" calcext:value-type="float">
            <text:p>1749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34994" calcext:value-type="float">
            <text:p>0.034994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17589" calcext:value-type="float">
            <text:p>17589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35178" calcext:value-type="float">
            <text:p>0.03517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208" calcext:value-type="float">
            <text:p>18208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036416" calcext:value-type="float">
            <text:p>0.036416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17767" calcext:value-type="float">
            <text:p>177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035534" calcext:value-type="float">
            <text:p>0.035534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18037" calcext:value-type="float">
            <text:p>1803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597" calcext:value-type="float">
            <text:p>0.59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036074" calcext:value-type="float">
            <text:p>0.036074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18309" calcext:value-type="float">
            <text:p>18309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036618" calcext:value-type="float">
            <text:p>0.036618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18555" calcext:value-type="float">
            <text:p>1855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595" calcext:value-type="float">
            <text:p>0.595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03711" calcext:value-type="float">
            <text:p>0.03711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8813" calcext:value-type="float">
            <text:p>1881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37626" calcext:value-type="float">
            <text:p>0.037626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18809" calcext:value-type="float">
            <text:p>18809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037618" calcext:value-type="float">
            <text:p>0.037618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19469" calcext:value-type="float">
            <text:p>19469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038938" calcext:value-type="float">
            <text:p>0.038938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9622" calcext:value-type="float">
            <text:p>1962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039244" calcext:value-type="float">
            <text:p>0.03924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19869" calcext:value-type="float">
            <text:p>1986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039738" calcext:value-type="float">
            <text:p>0.03973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0040" calcext:value-type="float">
            <text:p>2004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4008" calcext:value-type="float">
            <text:p>0.04008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19398" calcext:value-type="float">
            <text:p>1939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347" calcext:value-type="float">
            <text:p>0.347</text:p>
          </table:table-cell>
          <table:table-cell office:value-type="float" office:value="0.038796" calcext:value-type="float">
            <text:p>0.038796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20777" calcext:value-type="float">
            <text:p>2077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041554" calcext:value-type="float">
            <text:p>0.041554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20485" calcext:value-type="float">
            <text:p>20485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4097" calcext:value-type="float">
            <text:p>0.04097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20995" calcext:value-type="float">
            <text:p>2099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04199" calcext:value-type="float">
            <text:p>0.04199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21006" calcext:value-type="float">
            <text:p>21006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042012" calcext:value-type="float">
            <text:p>0.042012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21054" calcext:value-type="float">
            <text:p>2105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545" calcext:value-type="float">
            <text:p>0.545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042108" calcext:value-type="float">
            <text:p>0.042108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21418" calcext:value-type="float">
            <text:p>214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042836" calcext:value-type="float">
            <text:p>0.042836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21377" calcext:value-type="float">
            <text:p>213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42754" calcext:value-type="float">
            <text:p>0.042754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21940" calcext:value-type="float">
            <text:p>21940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53" calcext:value-type="float">
            <text:p>0.53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04388" calcext:value-type="float">
            <text:p>0.0438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489" calcext:value-type="float">
            <text:p>2148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042978" calcext:value-type="float">
            <text:p>0.042978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21916" calcext:value-type="float">
            <text:p>2191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043832" calcext:value-type="float">
            <text:p>0.043832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22248" calcext:value-type="float">
            <text:p>2224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044496" calcext:value-type="float">
            <text:p>0.044496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22318" calcext:value-type="float">
            <text:p>2231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044636" calcext:value-type="float">
            <text:p>0.044636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23014" calcext:value-type="float">
            <text:p>2301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376" calcext:value-type="float">
            <text:p>0.376</text:p>
          </table:table-cell>
          <table:table-cell office:value-type="float" office:value="0.046028" calcext:value-type="float">
            <text:p>0.046028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22419" calcext:value-type="float">
            <text:p>2241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044838" calcext:value-type="float">
            <text:p>0.044838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23455" calcext:value-type="float">
            <text:p>2345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504" calcext:value-type="float">
            <text:p>0.504</text:p>
          </table:table-cell>
          <table:table-cell office:value-type="float" office:value="0.091" calcext:value-type="float">
            <text:p>0.091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04691" calcext:value-type="float">
            <text:p>0.04691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23206" calcext:value-type="float">
            <text:p>23206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046412" calcext:value-type="float">
            <text:p>0.046412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23033" calcext:value-type="float">
            <text:p>230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46066" calcext:value-type="float">
            <text:p>0.046066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23240" calcext:value-type="float">
            <text:p>23240</text:p>
          </table:table-cell>
          <table:table-cell office:value-type="float" office:value="0.019" calcext:value-type="float">
            <text:p>0.019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4648" calcext:value-type="float">
            <text:p>0.0464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3757" calcext:value-type="float">
            <text:p>23757</text:p>
          </table:table-cell>
          <table:table-cell office:value-type="float" office:value="0.017" calcext:value-type="float">
            <text:p>0.017</text:p>
          </table:table-cell>
          <table:table-cell office:value-type="float" office:value="0.5114" calcext:value-type="float">
            <text:p>0.511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047514" calcext:value-type="float">
            <text:p>0.047514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24055" calcext:value-type="float">
            <text:p>2405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4811" calcext:value-type="float">
            <text:p>0.0481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3659" calcext:value-type="float">
            <text:p>23659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047318" calcext:value-type="float">
            <text:p>0.047318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24525" calcext:value-type="float">
            <text:p>2452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04905" calcext:value-type="float">
            <text:p>0.04905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24683" calcext:value-type="float">
            <text:p>2468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049366" calcext:value-type="float">
            <text:p>0.049366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24572" calcext:value-type="float">
            <text:p>2457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49144" calcext:value-type="float">
            <text:p>0.04914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24579" calcext:value-type="float">
            <text:p>2457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049158" calcext:value-type="float">
            <text:p>0.049158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24859" calcext:value-type="float">
            <text:p>24859</text:p>
          </table:table-cell>
          <table:table-cell office:value-type="float" office:value="0.024" calcext:value-type="float">
            <text:p>0.024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049718" calcext:value-type="float">
            <text:p>0.04971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25356" calcext:value-type="float">
            <text:p>25356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050712" calcext:value-type="float">
            <text:p>0.050712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25017" calcext:value-type="float">
            <text:p>25017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463" calcext:value-type="float">
            <text:p>0.463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050034" calcext:value-type="float">
            <text:p>0.05003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5366" calcext:value-type="float">
            <text:p>25366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0732" calcext:value-type="float">
            <text:p>0.050732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25519" calcext:value-type="float">
            <text:p>2551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051038" calcext:value-type="float">
            <text:p>0.05103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25723" calcext:value-type="float">
            <text:p>2572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051446" calcext:value-type="float">
            <text:p>0.051446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25953" calcext:value-type="float">
            <text:p>2595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051906" calcext:value-type="float">
            <text:p>0.051906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26064" calcext:value-type="float">
            <text:p>2606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459" calcext:value-type="float">
            <text:p>0.45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052128" calcext:value-type="float">
            <text:p>0.052128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26348" calcext:value-type="float">
            <text:p>26348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052696" calcext:value-type="float">
            <text:p>0.052696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26485" calcext:value-type="float">
            <text:p>2648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441" calcext:value-type="float">
            <text:p>0.441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05297" calcext:value-type="float">
            <text:p>0.05297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26639" calcext:value-type="float">
            <text:p>26639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8" calcext:value-type="float">
            <text:p>0.108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053278" calcext:value-type="float">
            <text:p>0.053278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26623" calcext:value-type="float">
            <text:p>26623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053246" calcext:value-type="float">
            <text:p>0.053246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26855" calcext:value-type="float">
            <text:p>2685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05371" calcext:value-type="float">
            <text:p>0.0537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7180" calcext:value-type="float">
            <text:p>2718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05436" calcext:value-type="float">
            <text:p>0.05436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26947" calcext:value-type="float">
            <text:p>2694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459" calcext:value-type="float">
            <text:p>0.459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53894" calcext:value-type="float">
            <text:p>0.053894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27191" calcext:value-type="float">
            <text:p>27191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409" calcext:value-type="float">
            <text:p>0.409</text:p>
          </table:table-cell>
          <table:table-cell office:value-type="float" office:value="0.054382" calcext:value-type="float">
            <text:p>0.054382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27214" calcext:value-type="float">
            <text:p>27214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054428" calcext:value-type="float">
            <text:p>0.054428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27586" calcext:value-type="float">
            <text:p>2758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055172" calcext:value-type="float">
            <text:p>0.05517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27365" calcext:value-type="float">
            <text:p>27365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428" calcext:value-type="float">
            <text:p>0.428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05473" calcext:value-type="float">
            <text:p>0.05473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7863" calcext:value-type="float">
            <text:p>27863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055726" calcext:value-type="float">
            <text:p>0.055726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27779" calcext:value-type="float">
            <text:p>2777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055558" calcext:value-type="float">
            <text:p>0.055558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28138" calcext:value-type="float">
            <text:p>28138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056276" calcext:value-type="float">
            <text:p>0.056276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28167" calcext:value-type="float">
            <text:p>2816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056334" calcext:value-type="float">
            <text:p>0.05633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8586" calcext:value-type="float">
            <text:p>28586</text:p>
          </table:table-cell>
          <table:table-cell office:value-type="float" office:value="0.045" calcext:value-type="float">
            <text:p>0.045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057172" calcext:value-type="float">
            <text:p>0.057172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28203" calcext:value-type="float">
            <text:p>28203</text:p>
          </table:table-cell>
          <table:table-cell office:value-type="float" office:value="0.041" calcext:value-type="float">
            <text:p>0.04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423" calcext:value-type="float">
            <text:p>0.423</text:p>
          </table:table-cell>
          <table:table-cell office:value-type="float" office:value="0.056406" calcext:value-type="float">
            <text:p>0.056406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28593" calcext:value-type="float">
            <text:p>2859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057186" calcext:value-type="float">
            <text:p>0.057186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28529" calcext:value-type="float">
            <text:p>2852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437" calcext:value-type="float">
            <text:p>0.437</text:p>
          </table:table-cell>
          <table:table-cell office:value-type="float" office:value="0.057058" calcext:value-type="float">
            <text:p>0.057058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29225" calcext:value-type="float">
            <text:p>29225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05845" calcext:value-type="float">
            <text:p>0.0584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28821" calcext:value-type="float">
            <text:p>2882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057642" calcext:value-type="float">
            <text:p>0.05764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29029" calcext:value-type="float">
            <text:p>29029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058058" calcext:value-type="float">
            <text:p>0.058058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29015" calcext:value-type="float">
            <text:p>2901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439" calcext:value-type="float">
            <text:p>0.439</text:p>
          </table:table-cell>
          <table:table-cell office:value-type="float" office:value="0.05803" calcext:value-type="float">
            <text:p>0.05803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29313" calcext:value-type="float">
            <text:p>29313</text:p>
          </table:table-cell>
          <table:table-cell office:value-type="float" office:value="0.058" calcext:value-type="float">
            <text:p>0.058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431" calcext:value-type="float">
            <text:p>0.431</text:p>
          </table:table-cell>
          <table:table-cell office:value-type="float" office:value="0.058626" calcext:value-type="float">
            <text:p>0.058626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29349" calcext:value-type="float">
            <text:p>29349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058698" calcext:value-type="float">
            <text:p>0.05869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9835" calcext:value-type="float">
            <text:p>29835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05967" calcext:value-type="float">
            <text:p>0.05967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29800" calcext:value-type="float">
            <text:p>298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29539" calcext:value-type="float">
            <text:p>29539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059078" calcext:value-type="float">
            <text:p>0.05907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29720" calcext:value-type="float">
            <text:p>29720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05944" calcext:value-type="float">
            <text:p>0.0594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29883" calcext:value-type="float">
            <text:p>29883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3" calcext:value-type="float">
            <text:p>0.123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059766" calcext:value-type="float">
            <text:p>0.059766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30106" calcext:value-type="float">
            <text:p>30106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3628" calcext:value-type="float">
            <text:p>0.3628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060212" calcext:value-type="float">
            <text:p>0.060212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30009" calcext:value-type="float">
            <text:p>30009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060018" calcext:value-type="float">
            <text:p>0.060018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29957" calcext:value-type="float">
            <text:p>29957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059914" calcext:value-type="float">
            <text:p>0.059914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29979" calcext:value-type="float">
            <text:p>29979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359" calcext:value-type="float">
            <text:p>0.359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059958" calcext:value-type="float">
            <text:p>0.059958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30350" calcext:value-type="float">
            <text:p>30350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9766" calcext:value-type="float">
            <text:p>29766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059532" calcext:value-type="float">
            <text:p>0.059532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30653" calcext:value-type="float">
            <text:p>30653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061306" calcext:value-type="float">
            <text:p>0.061306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29441" calcext:value-type="float">
            <text:p>29441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339" calcext:value-type="float">
            <text:p>0.339</text:p>
          </table:table-cell>
          <table:table-cell office:value-type="float" office:value="0.125" calcext:value-type="float">
            <text:p>0.12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058882" calcext:value-type="float">
            <text:p>0.058882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29433" calcext:value-type="float">
            <text:p>29433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058866" calcext:value-type="float">
            <text:p>0.058866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29781" calcext:value-type="float">
            <text:p>2978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059562" calcext:value-type="float">
            <text:p>0.059562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29788" calcext:value-type="float">
            <text:p>29788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428" calcext:value-type="float">
            <text:p>0.428</text:p>
          </table:table-cell>
          <table:table-cell office:value-type="float" office:value="0.059576" calcext:value-type="float">
            <text:p>0.059576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29311" calcext:value-type="float">
            <text:p>29311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128" calcext:value-type="float">
            <text:p>0.128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058622" calcext:value-type="float">
            <text:p>0.058622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7981" calcext:value-type="float">
            <text:p>2798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055962" calcext:value-type="float">
            <text:p>0.055962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" calcext:value-type="float">
            <text:p>0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967" calcext:value-type="float">
            <text:p>0.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011" calcext:value-type="float">
            <text:p>0.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1061" calcext:value-type="float">
            <text:p>0.1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1038" calcext:value-type="float">
            <text:p>0.1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459" calcext:value-type="float">
            <text:p>1459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2918" calcext:value-type="float">
            <text:p>0.002918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066" calcext:value-type="float">
            <text:p>0.1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1086" calcext:value-type="float">
            <text:p>0.1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1112" calcext:value-type="float">
            <text:p>0.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1128" calcext:value-type="float">
            <text:p>0.1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1098" calcext:value-type="float">
            <text:p>0.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1161" calcext:value-type="float">
            <text:p>0.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1162" calcext:value-type="float">
            <text:p>0.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" calcext:value-type="float">
            <text:p>0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1108" calcext:value-type="float">
            <text:p>0.1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166" calcext:value-type="float">
            <text:p>0.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98" calcext:value-type="float">
            <text:p>0.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" calcext:value-type="float">
            <text:p>0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151" calcext:value-type="float">
            <text:p>0.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02" calcext:value-type="float">
            <text:p>0.02</text:p>
          </table:table-cell>
          <table:table-cell office:value-type="float" office:value="0.1178" calcext:value-type="float">
            <text:p>0.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91" calcext:value-type="float">
            <text:p>0.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1199" calcext:value-type="float">
            <text:p>0.1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142" calcext:value-type="float">
            <text:p>0.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" calcext:value-type="float">
            <text:p>0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1207" calcext:value-type="float">
            <text:p>0.1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1155" calcext:value-type="float">
            <text:p>0.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06" calcext:value-type="float">
            <text:p>0.1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242" calcext:value-type="float">
            <text:p>0.1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1201" calcext:value-type="float">
            <text:p>0.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14" calcext:value-type="float">
            <text:p>0.1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188" calcext:value-type="float">
            <text:p>0.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225" calcext:value-type="float">
            <text:p>0.1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1153" calcext:value-type="float">
            <text:p>0.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1234" calcext:value-type="float">
            <text:p>0.1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43" calcext:value-type="float">
            <text:p>0.1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1171" calcext:value-type="float">
            <text:p>0.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227" calcext:value-type="float">
            <text:p>0.1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212" calcext:value-type="float">
            <text:p>0.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188" calcext:value-type="float">
            <text:p>0.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15" calcext:value-type="float">
            <text:p>0.1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258" calcext:value-type="float">
            <text:p>0.1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243" calcext:value-type="float">
            <text:p>0.1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29" calcext:value-type="float">
            <text:p>0.1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278" calcext:value-type="float">
            <text:p>0.1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218" calcext:value-type="float">
            <text:p>0.1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262" calcext:value-type="float">
            <text:p>0.1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09" calcext:value-type="float">
            <text:p>0.1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259" calcext:value-type="float">
            <text:p>0.1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244" calcext:value-type="float">
            <text:p>0.1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" calcext:value-type="float">
            <text:p>0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285" calcext:value-type="float">
            <text:p>0.1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" calcext:value-type="float">
            <text:p>0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266" calcext:value-type="float">
            <text:p>0.1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48" calcext:value-type="float">
            <text:p>0.1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284" calcext:value-type="float">
            <text:p>0.1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287" calcext:value-type="float">
            <text:p>0.1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312" calcext:value-type="float">
            <text:p>0.1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97" calcext:value-type="float">
            <text:p>0.1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" calcext:value-type="float">
            <text:p>0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223" calcext:value-type="float">
            <text:p>0.1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66" calcext:value-type="float">
            <text:p>0.1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295" calcext:value-type="float">
            <text:p>0.1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259" calcext:value-type="float">
            <text:p>0.1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253" calcext:value-type="float">
            <text:p>0.1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246" calcext:value-type="float">
            <text:p>0.1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287" calcext:value-type="float">
            <text:p>0.1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315" calcext:value-type="float">
            <text:p>0.1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999" calcext:value-type="float">
            <text:p>0.315999</text:p>
          </table:table-cell>
          <table:table-cell office:value-type="float" office:value="0" calcext:value-type="float">
            <text:p>0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314" calcext:value-type="float">
            <text:p>0.1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6999" calcext:value-type="float">
            <text:p>0.316999</text:p>
          </table:table-cell>
          <table:table-cell office:value-type="float" office:value="0" calcext:value-type="float">
            <text:p>0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299" calcext:value-type="float">
            <text:p>0.1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999" calcext:value-type="float">
            <text:p>0.317999</text:p>
          </table:table-cell>
          <table:table-cell office:value-type="float" office:value="0" calcext:value-type="float">
            <text:p>0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313" calcext:value-type="float">
            <text:p>0.1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8999" calcext:value-type="float">
            <text:p>0.318999</text:p>
          </table:table-cell>
          <table:table-cell office:value-type="float" office:value="0" calcext:value-type="float">
            <text:p>0</text:p>
          </table:table-cell>
          <table:table-cell office:value-type="float" office:value="0.841" calcext:value-type="float">
            <text:p>0.841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28" calcext:value-type="float">
            <text:p>0.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999" calcext:value-type="float">
            <text:p>0.319999</text:p>
          </table:table-cell>
          <table:table-cell office:value-type="float" office:value="0" calcext:value-type="float">
            <text:p>0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95" calcext:value-type="float">
            <text:p>0.1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999" calcext:value-type="float">
            <text:p>0.320999</text:p>
          </table:table-cell>
          <table:table-cell office:value-type="float" office:value="0" calcext:value-type="float">
            <text:p>0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255" calcext:value-type="float">
            <text:p>0.1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1999" calcext:value-type="float">
            <text:p>0.321999</text:p>
          </table:table-cell>
          <table:table-cell office:value-type="float" office:value="0" calcext:value-type="float">
            <text:p>0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99" calcext:value-type="float">
            <text:p>0.1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999" calcext:value-type="float">
            <text:p>0.322999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3999" calcext:value-type="float">
            <text:p>0.323999</text:p>
          </table:table-cell>
          <table:table-cell office:value-type="float" office:value="0" calcext:value-type="float">
            <text:p>0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268" calcext:value-type="float">
            <text:p>0.1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4999" calcext:value-type="float">
            <text:p>0.324999</text:p>
          </table:table-cell>
          <table:table-cell office:value-type="float" office:value="0" calcext:value-type="float">
            <text:p>0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299" calcext:value-type="float">
            <text:p>0.1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999" calcext:value-type="float">
            <text:p>0.325999</text:p>
          </table:table-cell>
          <table:table-cell office:value-type="float" office:value="0" calcext:value-type="float">
            <text:p>0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15" calcext:value-type="float">
            <text:p>0.1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6999" calcext:value-type="float">
            <text:p>0.326999</text:p>
          </table:table-cell>
          <table:table-cell office:value-type="float" office:value="0" calcext:value-type="float">
            <text:p>0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335" calcext:value-type="float">
            <text:p>0.1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7999" calcext:value-type="float">
            <text:p>0.327999</text:p>
          </table:table-cell>
          <table:table-cell office:value-type="float" office:value="0" calcext:value-type="float">
            <text:p>0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02" calcext:value-type="float">
            <text:p>0.1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8999" calcext:value-type="float">
            <text:p>0.328999</text:p>
          </table:table-cell>
          <table:table-cell office:value-type="float" office:value="0" calcext:value-type="float">
            <text:p>0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06" calcext:value-type="float">
            <text:p>0.1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9999" calcext:value-type="float">
            <text:p>0.329999</text:p>
          </table:table-cell>
          <table:table-cell office:value-type="float" office:value="0" calcext:value-type="float">
            <text:p>0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315" calcext:value-type="float">
            <text:p>0.1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0999" calcext:value-type="float">
            <text:p>0.330999</text:p>
          </table:table-cell>
          <table:table-cell office:value-type="float" office:value="0" calcext:value-type="float">
            <text:p>0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67" calcext:value-type="float">
            <text:p>0.1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1999" calcext:value-type="float">
            <text:p>0.331999</text:p>
          </table:table-cell>
          <table:table-cell office:value-type="float" office:value="0" calcext:value-type="float">
            <text:p>0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17" calcext:value-type="float">
            <text:p>0.1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2999" calcext:value-type="float">
            <text:p>0.332999</text:p>
          </table:table-cell>
          <table:table-cell office:value-type="float" office:value="0" calcext:value-type="float">
            <text:p>0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336" calcext:value-type="float">
            <text:p>0.1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999" calcext:value-type="float">
            <text:p>0.333999</text:p>
          </table:table-cell>
          <table:table-cell office:value-type="float" office:value="0" calcext:value-type="float">
            <text:p>0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281" calcext:value-type="float">
            <text:p>0.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4999" calcext:value-type="float">
            <text:p>0.334999</text:p>
          </table:table-cell>
          <table:table-cell office:value-type="float" office:value="0" calcext:value-type="float">
            <text:p>0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92" calcext:value-type="float">
            <text:p>0.1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5999" calcext:value-type="float">
            <text:p>0.335999</text:p>
          </table:table-cell>
          <table:table-cell office:value-type="float" office:value="0" calcext:value-type="float">
            <text:p>0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277" calcext:value-type="float">
            <text:p>0.1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999" calcext:value-type="float">
            <text:p>0.336999</text:p>
          </table:table-cell>
          <table:table-cell office:value-type="float" office:value="0" calcext:value-type="float">
            <text:p>0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79" calcext:value-type="float">
            <text:p>0.1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7999" calcext:value-type="float">
            <text:p>0.337999</text:p>
          </table:table-cell>
          <table:table-cell office:value-type="float" office:value="0" calcext:value-type="float">
            <text:p>0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283" calcext:value-type="float">
            <text:p>0.1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8999" calcext:value-type="float">
            <text:p>0.338999</text:p>
          </table:table-cell>
          <table:table-cell office:value-type="float" office:value="0" calcext:value-type="float">
            <text:p>0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273" calcext:value-type="float">
            <text:p>0.1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9999" calcext:value-type="float">
            <text:p>0.339999</text:p>
          </table:table-cell>
          <table:table-cell office:value-type="float" office:value="0" calcext:value-type="float">
            <text:p>0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288" calcext:value-type="float">
            <text:p>0.1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0999" calcext:value-type="float">
            <text:p>0.340999</text:p>
          </table:table-cell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88" calcext:value-type="float">
            <text:p>0.1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1999" calcext:value-type="float">
            <text:p>0.341999</text:p>
          </table:table-cell>
          <table:table-cell office:value-type="float" office:value="0" calcext:value-type="float">
            <text:p>0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44" calcext:value-type="float">
            <text:p>0.1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2999" calcext:value-type="float">
            <text:p>0.342999</text:p>
          </table:table-cell>
          <table:table-cell office:value-type="float" office:value="0" calcext:value-type="float">
            <text:p>0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328" calcext:value-type="float">
            <text:p>0.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999" calcext:value-type="float">
            <text:p>0.343999</text:p>
          </table:table-cell>
          <table:table-cell office:value-type="float" office:value="0" calcext:value-type="float">
            <text:p>0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326" calcext:value-type="float">
            <text:p>0.1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999" calcext:value-type="float">
            <text:p>0.344999</text:p>
          </table:table-cell>
          <table:table-cell office:value-type="float" office:value="0" calcext:value-type="float">
            <text:p>0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54" calcext:value-type="float">
            <text:p>0.1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5999" calcext:value-type="float">
            <text:p>0.345999</text:p>
          </table:table-cell>
          <table:table-cell office:value-type="float" office:value="0" calcext:value-type="float">
            <text:p>0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11" calcext:value-type="float">
            <text:p>0.1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999" calcext:value-type="float">
            <text:p>0.346999</text:p>
          </table:table-cell>
          <table:table-cell office:value-type="float" office:value="0" calcext:value-type="float">
            <text:p>0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344" calcext:value-type="float">
            <text:p>0.1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7999" calcext:value-type="float">
            <text:p>0.347999</text:p>
          </table:table-cell>
          <table:table-cell office:value-type="float" office:value="0" calcext:value-type="float">
            <text:p>0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78" calcext:value-type="float">
            <text:p>0.1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999" calcext:value-type="float">
            <text:p>0.348999</text:p>
          </table:table-cell>
          <table:table-cell office:value-type="float" office:value="0" calcext:value-type="float">
            <text:p>0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11" calcext:value-type="float">
            <text:p>0.1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999" calcext:value-type="float">
            <text:p>0.349999</text:p>
          </table:table-cell>
          <table:table-cell office:value-type="float" office:value="0" calcext:value-type="float">
            <text:p>0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13" calcext:value-type="float">
            <text:p>0.1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0999" calcext:value-type="float">
            <text:p>0.350999</text:p>
          </table:table-cell>
          <table:table-cell office:value-type="float" office:value="0" calcext:value-type="float">
            <text:p>0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312" calcext:value-type="float">
            <text:p>0.1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1999" calcext:value-type="float">
            <text:p>0.351999</text:p>
          </table:table-cell>
          <table:table-cell office:value-type="float" office:value="0" calcext:value-type="float">
            <text:p>0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299" calcext:value-type="float">
            <text:p>0.1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2999" calcext:value-type="float">
            <text:p>0.352999</text:p>
          </table:table-cell>
          <table:table-cell office:value-type="float" office:value="0" calcext:value-type="float">
            <text:p>0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319" calcext:value-type="float">
            <text:p>0.1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3999" calcext:value-type="float">
            <text:p>0.353999</text:p>
          </table:table-cell>
          <table:table-cell office:value-type="float" office:value="0" calcext:value-type="float">
            <text:p>0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333" calcext:value-type="float">
            <text:p>0.1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4999" calcext:value-type="float">
            <text:p>0.354999</text:p>
          </table:table-cell>
          <table:table-cell office:value-type="float" office:value="0" calcext:value-type="float">
            <text:p>0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306" calcext:value-type="float">
            <text:p>0.1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5999" calcext:value-type="float">
            <text:p>0.355999</text:p>
          </table:table-cell>
          <table:table-cell office:value-type="float" office:value="0" calcext:value-type="float">
            <text:p>0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306" calcext:value-type="float">
            <text:p>0.1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6999" calcext:value-type="float">
            <text:p>0.356999</text:p>
          </table:table-cell>
          <table:table-cell office:value-type="float" office:value="0" calcext:value-type="float">
            <text:p>0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48" calcext:value-type="float">
            <text:p>0.1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7999" calcext:value-type="float">
            <text:p>0.357999</text:p>
          </table:table-cell>
          <table:table-cell office:value-type="float" office:value="0" calcext:value-type="float">
            <text:p>0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308" calcext:value-type="float">
            <text:p>0.1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8999" calcext:value-type="float">
            <text:p>0.358999</text:p>
          </table:table-cell>
          <table:table-cell office:value-type="float" office:value="0" calcext:value-type="float">
            <text:p>0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326" calcext:value-type="float">
            <text:p>0.1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999" calcext:value-type="float">
            <text:p>0.359999</text:p>
          </table:table-cell>
          <table:table-cell office:value-type="float" office:value="0" calcext:value-type="float">
            <text:p>0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338" calcext:value-type="float">
            <text:p>0.1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999" calcext:value-type="float">
            <text:p>0.360999</text:p>
          </table:table-cell>
          <table:table-cell office:value-type="float" office:value="0" calcext:value-type="float">
            <text:p>0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335" calcext:value-type="float">
            <text:p>0.1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999" calcext:value-type="float">
            <text:p>0.361999</text:p>
          </table:table-cell>
          <table:table-cell office:value-type="float" office:value="0" calcext:value-type="float">
            <text:p>0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296" calcext:value-type="float">
            <text:p>0.1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2999" calcext:value-type="float">
            <text:p>0.362999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32" calcext:value-type="float">
            <text:p>0.1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3999" calcext:value-type="float">
            <text:p>0.363999</text:p>
          </table:table-cell>
          <table:table-cell office:value-type="float" office:value="0" calcext:value-type="float">
            <text:p>0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4999" calcext:value-type="float">
            <text:p>0.364999</text:p>
          </table:table-cell>
          <table:table-cell office:value-type="float" office:value="0" calcext:value-type="float">
            <text:p>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63" calcext:value-type="float">
            <text:p>0.1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999" calcext:value-type="float">
            <text:p>0.365999</text:p>
          </table:table-cell>
          <table:table-cell office:value-type="float" office:value="0" calcext:value-type="float">
            <text:p>0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01" calcext:value-type="float">
            <text:p>0.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6999" calcext:value-type="float">
            <text:p>0.366999</text:p>
          </table:table-cell>
          <table:table-cell office:value-type="float" office:value="0" calcext:value-type="float">
            <text:p>0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42" calcext:value-type="float">
            <text:p>0.1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7999" calcext:value-type="float">
            <text:p>0.367999</text:p>
          </table:table-cell>
          <table:table-cell office:value-type="float" office:value="0" calcext:value-type="float">
            <text:p>0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315" calcext:value-type="float">
            <text:p>0.1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8999" calcext:value-type="float">
            <text:p>0.368999</text:p>
          </table:table-cell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318" calcext:value-type="float">
            <text:p>0.1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9999" calcext:value-type="float">
            <text:p>0.369999</text:p>
          </table:table-cell>
          <table:table-cell office:value-type="float" office:value="0" calcext:value-type="float">
            <text:p>0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44" calcext:value-type="float">
            <text:p>0.1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999" calcext:value-type="float">
            <text:p>0.370999</text:p>
          </table:table-cell>
          <table:table-cell office:value-type="float" office:value="0" calcext:value-type="float">
            <text:p>0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1342" calcext:value-type="float">
            <text:p>0.1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1999" calcext:value-type="float">
            <text:p>0.371999</text:p>
          </table:table-cell>
          <table:table-cell office:value-type="float" office:value="0" calcext:value-type="float">
            <text:p>0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45" calcext:value-type="float">
            <text:p>0.1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2999" calcext:value-type="float">
            <text:p>0.372999</text:p>
          </table:table-cell>
          <table:table-cell office:value-type="float" office:value="0" calcext:value-type="float">
            <text:p>0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3999" calcext:value-type="float">
            <text:p>0.373999</text:p>
          </table:table-cell>
          <table:table-cell office:value-type="float" office:value="0" calcext:value-type="float">
            <text:p>0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318" calcext:value-type="float">
            <text:p>0.1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4999" calcext:value-type="float">
            <text:p>0.374999</text:p>
          </table:table-cell>
          <table:table-cell office:value-type="float" office:value="0" calcext:value-type="float">
            <text:p>0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327" calcext:value-type="float">
            <text:p>0.1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999" calcext:value-type="float">
            <text:p>0.375999</text:p>
          </table:table-cell>
          <table:table-cell office:value-type="float" office:value="0" calcext:value-type="float">
            <text:p>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343" calcext:value-type="float">
            <text:p>0.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6999" calcext:value-type="float">
            <text:p>0.376999</text:p>
          </table:table-cell>
          <table:table-cell office:value-type="float" office:value="0" calcext:value-type="float">
            <text:p>0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47" calcext:value-type="float">
            <text:p>0.1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999" calcext:value-type="float">
            <text:p>0.377999</text:p>
          </table:table-cell>
          <table:table-cell office:value-type="float" office:value="0" calcext:value-type="float">
            <text:p>0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387" calcext:value-type="float">
            <text:p>0.1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8999" calcext:value-type="float">
            <text:p>0.378999</text:p>
          </table:table-cell>
          <table:table-cell office:value-type="float" office:value="0" calcext:value-type="float">
            <text:p>0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285" calcext:value-type="float">
            <text:p>0.1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9999" calcext:value-type="float">
            <text:p>0.379999</text:p>
          </table:table-cell>
          <table:table-cell office:value-type="float" office:value="0" calcext:value-type="float">
            <text:p>0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0999" calcext:value-type="float">
            <text:p>0.380999</text:p>
          </table:table-cell>
          <table:table-cell office:value-type="float" office:value="0" calcext:value-type="float">
            <text:p>0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372" calcext:value-type="float">
            <text:p>0.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1999" calcext:value-type="float">
            <text:p>0.381999</text:p>
          </table:table-cell>
          <table:table-cell office:value-type="float" office:value="0" calcext:value-type="float">
            <text:p>0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43" calcext:value-type="float">
            <text:p>0.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999" calcext:value-type="float">
            <text:p>0.382999</text:p>
          </table:table-cell>
          <table:table-cell office:value-type="float" office:value="0" calcext:value-type="float">
            <text:p>0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351" calcext:value-type="float">
            <text:p>0.1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3999" calcext:value-type="float">
            <text:p>0.383999</text:p>
          </table:table-cell>
          <table:table-cell office:value-type="float" office:value="0" calcext:value-type="float">
            <text:p>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54" calcext:value-type="float">
            <text:p>0.1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999" calcext:value-type="float">
            <text:p>0.384999</text:p>
          </table:table-cell>
          <table:table-cell office:value-type="float" office:value="0" calcext:value-type="float">
            <text:p>0</text:p>
          </table:table-cell>
          <table:table-cell office:value-type="float" office:value="0.841" calcext:value-type="float">
            <text:p>0.84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14" calcext:value-type="float">
            <text:p>0.1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5999" calcext:value-type="float">
            <text:p>0.385999</text:p>
          </table:table-cell>
          <table:table-cell office:value-type="float" office:value="0" calcext:value-type="float">
            <text:p>0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56" calcext:value-type="float">
            <text:p>0.1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6999" calcext:value-type="float">
            <text:p>0.386999</text:p>
          </table:table-cell>
          <table:table-cell office:value-type="float" office:value="0" calcext:value-type="float">
            <text:p>0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43" calcext:value-type="float">
            <text:p>0.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7999" calcext:value-type="float">
            <text:p>0.387999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336" calcext:value-type="float">
            <text:p>0.1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8999" calcext:value-type="float">
            <text:p>0.388999</text:p>
          </table:table-cell>
          <table:table-cell office:value-type="float" office:value="0" calcext:value-type="float">
            <text:p>0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9999" calcext:value-type="float">
            <text:p>0.389999</text:p>
          </table:table-cell>
          <table:table-cell office:value-type="float" office:value="0" calcext:value-type="float">
            <text:p>0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0999" calcext:value-type="float">
            <text:p>0.390999</text:p>
          </table:table-cell>
          <table:table-cell office:value-type="float" office:value="0" calcext:value-type="float">
            <text:p>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313" calcext:value-type="float">
            <text:p>0.1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1999" calcext:value-type="float">
            <text:p>0.391999</text:p>
          </table:table-cell>
          <table:table-cell office:value-type="float" office:value="0" calcext:value-type="float">
            <text:p>0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335" calcext:value-type="float">
            <text:p>0.1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2998" calcext:value-type="float">
            <text:p>0.392998</text:p>
          </table:table-cell>
          <table:table-cell office:value-type="float" office:value="0" calcext:value-type="float">
            <text:p>0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337" calcext:value-type="float">
            <text:p>0.1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998" calcext:value-type="float">
            <text:p>0.393998</text:p>
          </table:table-cell>
          <table:table-cell office:value-type="float" office:value="0" calcext:value-type="float">
            <text:p>0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18" calcext:value-type="float">
            <text:p>0.1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998" calcext:value-type="float">
            <text:p>0.394998</text:p>
          </table:table-cell>
          <table:table-cell office:value-type="float" office:value="0" calcext:value-type="float">
            <text:p>0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5998" calcext:value-type="float">
            <text:p>0.395998</text:p>
          </table:table-cell>
          <table:table-cell office:value-type="float" office:value="0" calcext:value-type="float">
            <text:p>0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6998" calcext:value-type="float">
            <text:p>0.396998</text:p>
          </table:table-cell>
          <table:table-cell office:value-type="float" office:value="0" calcext:value-type="float">
            <text:p>0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32" calcext:value-type="float">
            <text:p>0.1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7998" calcext:value-type="float">
            <text:p>0.397998</text:p>
          </table:table-cell>
          <table:table-cell office:value-type="float" office:value="0" calcext:value-type="float">
            <text:p>0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85" calcext:value-type="float">
            <text:p>0.1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8998" calcext:value-type="float">
            <text:p>0.398998</text:p>
          </table:table-cell>
          <table:table-cell office:value-type="float" office:value="0" calcext:value-type="float">
            <text:p>0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63" calcext:value-type="float">
            <text:p>0.1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9998" calcext:value-type="float">
            <text:p>0.399998</text:p>
          </table:table-cell>
          <table:table-cell office:value-type="float" office:value="0" calcext:value-type="float">
            <text:p>0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337" calcext:value-type="float">
            <text:p>0.1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0998" calcext:value-type="float">
            <text:p>0.400998</text:p>
          </table:table-cell>
          <table:table-cell office:value-type="float" office:value="0" calcext:value-type="float">
            <text:p>0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18" calcext:value-type="float">
            <text:p>0.1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998" calcext:value-type="float">
            <text:p>0.401998</text:p>
          </table:table-cell>
          <table:table-cell office:value-type="float" office:value="0" calcext:value-type="float">
            <text:p>0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27" calcext:value-type="float">
            <text:p>0.1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2998" calcext:value-type="float">
            <text:p>0.402998</text:p>
          </table:table-cell>
          <table:table-cell office:value-type="float" office:value="0" calcext:value-type="float">
            <text:p>0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26" calcext:value-type="float">
            <text:p>0.1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3998" calcext:value-type="float">
            <text:p>0.403998</text:p>
          </table:table-cell>
          <table:table-cell office:value-type="float" office:value="0" calcext:value-type="float">
            <text:p>0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37" calcext:value-type="float">
            <text:p>0.1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4998" calcext:value-type="float">
            <text:p>0.404998</text:p>
          </table:table-cell>
          <table:table-cell office:value-type="float" office:value="0" calcext:value-type="float">
            <text:p>0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44" calcext:value-type="float">
            <text:p>0.1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998" calcext:value-type="float">
            <text:p>0.405998</text:p>
          </table:table-cell>
          <table:table-cell office:value-type="float" office:value="0" calcext:value-type="float">
            <text:p>0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36" calcext:value-type="float">
            <text:p>0.1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6998" calcext:value-type="float">
            <text:p>0.406998</text:p>
          </table:table-cell>
          <table:table-cell office:value-type="float" office:value="0" calcext:value-type="float">
            <text:p>0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21" calcext:value-type="float">
            <text:p>0.1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7998" calcext:value-type="float">
            <text:p>0.407998</text:p>
          </table:table-cell>
          <table:table-cell office:value-type="float" office:value="0" calcext:value-type="float">
            <text:p>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998" calcext:value-type="float">
            <text:p>0.408998</text:p>
          </table:table-cell>
          <table:table-cell office:value-type="float" office:value="0" calcext:value-type="float">
            <text:p>0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998" calcext:value-type="float">
            <text:p>0.409998</text:p>
          </table:table-cell>
          <table:table-cell office:value-type="float" office:value="0" calcext:value-type="float">
            <text:p>0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306" calcext:value-type="float">
            <text:p>0.1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998" calcext:value-type="float">
            <text:p>0.410998</text:p>
          </table:table-cell>
          <table:table-cell office:value-type="float" office:value="0" calcext:value-type="float">
            <text:p>0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58" calcext:value-type="float">
            <text:p>0.1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1998" calcext:value-type="float">
            <text:p>0.411998</text:p>
          </table:table-cell>
          <table:table-cell office:value-type="float" office:value="0" calcext:value-type="float">
            <text:p>0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029" calcext:value-type="float">
            <text:p>0.029</text:p>
          </table:table-cell>
          <table:table-cell office:value-type="float" office:value="0.1361" calcext:value-type="float">
            <text:p>0.1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998" calcext:value-type="float">
            <text:p>0.412998</text:p>
          </table:table-cell>
          <table:table-cell office:value-type="float" office:value="0" calcext:value-type="float">
            <text:p>0</text:p>
          </table:table-cell>
          <table:table-cell office:value-type="float" office:value="0.841" calcext:value-type="float">
            <text:p>0.84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346" calcext:value-type="float">
            <text:p>0.1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3998" calcext:value-type="float">
            <text:p>0.413998</text:p>
          </table:table-cell>
          <table:table-cell office:value-type="float" office:value="0" calcext:value-type="float">
            <text:p>0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52" calcext:value-type="float">
            <text:p>0.1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998" calcext:value-type="float">
            <text:p>0.414998</text:p>
          </table:table-cell>
          <table:table-cell office:value-type="float" office:value="0" calcext:value-type="float">
            <text:p>0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37" calcext:value-type="float">
            <text:p>0.1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998" calcext:value-type="float">
            <text:p>0.415998</text:p>
          </table:table-cell>
          <table:table-cell office:value-type="float" office:value="0" calcext:value-type="float">
            <text:p>0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349" calcext:value-type="float">
            <text:p>0.1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998" calcext:value-type="float">
            <text:p>0.416998</text:p>
          </table:table-cell>
          <table:table-cell office:value-type="float" office:value="0" calcext:value-type="float">
            <text:p>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998" calcext:value-type="float">
            <text:p>0.417998</text:p>
          </table:table-cell>
          <table:table-cell office:value-type="float" office:value="0" calcext:value-type="float">
            <text:p>0</text:p>
          </table:table-cell>
          <table:table-cell office:value-type="float" office:value="0.836" calcext:value-type="float">
            <text:p>0.83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78" calcext:value-type="float">
            <text:p>0.1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998" calcext:value-type="float">
            <text:p>0.418998</text:p>
          </table:table-cell>
          <table:table-cell office:value-type="float" office:value="0" calcext:value-type="float">
            <text:p>0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15" calcext:value-type="float">
            <text:p>0.1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998" calcext:value-type="float">
            <text:p>0.419998</text:p>
          </table:table-cell>
          <table:table-cell office:value-type="float" office:value="0" calcext:value-type="float">
            <text:p>0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0998" calcext:value-type="float">
            <text:p>0.420998</text:p>
          </table:table-cell>
          <table:table-cell office:value-type="float" office:value="0" calcext:value-type="float">
            <text:p>0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335" calcext:value-type="float">
            <text:p>0.1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1998" calcext:value-type="float">
            <text:p>0.421998</text:p>
          </table:table-cell>
          <table:table-cell office:value-type="float" office:value="0" calcext:value-type="float">
            <text:p>0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95" calcext:value-type="float">
            <text:p>0.1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998" calcext:value-type="float">
            <text:p>0.422998</text:p>
          </table:table-cell>
          <table:table-cell office:value-type="float" office:value="0" calcext:value-type="float">
            <text:p>0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63" calcext:value-type="float">
            <text:p>0.1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3998" calcext:value-type="float">
            <text:p>0.423998</text:p>
          </table:table-cell>
          <table:table-cell office:value-type="float" office:value="0" calcext:value-type="float">
            <text:p>0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343" calcext:value-type="float">
            <text:p>0.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4998" calcext:value-type="float">
            <text:p>0.424998</text:p>
          </table:table-cell>
          <table:table-cell office:value-type="float" office:value="0" calcext:value-type="float">
            <text:p>0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24" calcext:value-type="float">
            <text:p>0.1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998" calcext:value-type="float">
            <text:p>0.425998</text:p>
          </table:table-cell>
          <table:table-cell office:value-type="float" office:value="0" calcext:value-type="float">
            <text:p>0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43" calcext:value-type="float">
            <text:p>0.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6998" calcext:value-type="float">
            <text:p>0.426998</text:p>
          </table:table-cell>
          <table:table-cell office:value-type="float" office:value="0" calcext:value-type="float">
            <text:p>0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292" calcext:value-type="float">
            <text:p>0.1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7998" calcext:value-type="float">
            <text:p>0.427998</text:p>
          </table:table-cell>
          <table:table-cell office:value-type="float" office:value="0" calcext:value-type="float">
            <text:p>0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34" calcext:value-type="float">
            <text:p>0.1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8998" calcext:value-type="float">
            <text:p>0.428998</text:p>
          </table:table-cell>
          <table:table-cell office:value-type="float" office:value="0" calcext:value-type="float">
            <text:p>0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9998" calcext:value-type="float">
            <text:p>0.429998</text:p>
          </table:table-cell>
          <table:table-cell office:value-type="float" office:value="0" calcext:value-type="float">
            <text:p>0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355" calcext:value-type="float">
            <text:p>0.1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0998" calcext:value-type="float">
            <text:p>0.430998</text:p>
          </table:table-cell>
          <table:table-cell office:value-type="float" office:value="0" calcext:value-type="float">
            <text:p>0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66" calcext:value-type="float">
            <text:p>0.1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1998" calcext:value-type="float">
            <text:p>0.431998</text:p>
          </table:table-cell>
          <table:table-cell office:value-type="float" office:value="0" calcext:value-type="float">
            <text:p>0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21" calcext:value-type="float">
            <text:p>0.1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998" calcext:value-type="float">
            <text:p>0.432998</text:p>
          </table:table-cell>
          <table:table-cell office:value-type="float" office:value="0" calcext:value-type="float">
            <text:p>0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46" calcext:value-type="float">
            <text:p>0.1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998" calcext:value-type="float">
            <text:p>0.43399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28" calcext:value-type="float">
            <text:p>0.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4998" calcext:value-type="float">
            <text:p>0.434998</text:p>
          </table:table-cell>
          <table:table-cell office:value-type="float" office:value="0" calcext:value-type="float">
            <text:p>0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23" calcext:value-type="float">
            <text:p>0.1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998" calcext:value-type="float">
            <text:p>0.435998</text:p>
          </table:table-cell>
          <table:table-cell office:value-type="float" office:value="0" calcext:value-type="float">
            <text:p>0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375" calcext:value-type="float">
            <text:p>0.1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6998" calcext:value-type="float">
            <text:p>0.436998</text:p>
          </table:table-cell>
          <table:table-cell office:value-type="float" office:value="0" calcext:value-type="float">
            <text:p>0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53" calcext:value-type="float">
            <text:p>0.1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998" calcext:value-type="float">
            <text:p>0.437998</text:p>
          </table:table-cell>
          <table:table-cell office:value-type="float" office:value="0" calcext:value-type="float">
            <text:p>0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29" calcext:value-type="float">
            <text:p>0.1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8998" calcext:value-type="float">
            <text:p>0.438998</text:p>
          </table:table-cell>
          <table:table-cell office:value-type="float" office:value="0" calcext:value-type="float">
            <text:p>0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59" calcext:value-type="float">
            <text:p>0.1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9998" calcext:value-type="float">
            <text:p>0.439998</text:p>
          </table:table-cell>
          <table:table-cell office:value-type="float" office:value="0" calcext:value-type="float">
            <text:p>0</text:p>
          </table:table-cell>
          <table:table-cell office:value-type="float" office:value="0.836" calcext:value-type="float">
            <text:p>0.83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72" calcext:value-type="float">
            <text:p>0.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0998" calcext:value-type="float">
            <text:p>0.440998</text:p>
          </table:table-cell>
          <table:table-cell office:value-type="float" office:value="0" calcext:value-type="float">
            <text:p>0</text:p>
          </table:table-cell>
          <table:table-cell office:value-type="float" office:value="0.844" calcext:value-type="float">
            <text:p>0.844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316" calcext:value-type="float">
            <text:p>0.1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1998" calcext:value-type="float">
            <text:p>0.441998</text:p>
          </table:table-cell>
          <table:table-cell office:value-type="float" office:value="0" calcext:value-type="float">
            <text:p>0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356" calcext:value-type="float">
            <text:p>0.1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998" calcext:value-type="float">
            <text:p>0.442998</text:p>
          </table:table-cell>
          <table:table-cell office:value-type="float" office:value="0" calcext:value-type="float">
            <text:p>0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345" calcext:value-type="float">
            <text:p>0.1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3998" calcext:value-type="float">
            <text:p>0.443998</text:p>
          </table:table-cell>
          <table:table-cell office:value-type="float" office:value="0" calcext:value-type="float">
            <text:p>0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44" calcext:value-type="float">
            <text:p>0.1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998" calcext:value-type="float">
            <text:p>0.444998</text:p>
          </table:table-cell>
          <table:table-cell office:value-type="float" office:value="0" calcext:value-type="float">
            <text:p>0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328" calcext:value-type="float">
            <text:p>0.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5998" calcext:value-type="float">
            <text:p>0.445998</text:p>
          </table:table-cell>
          <table:table-cell office:value-type="float" office:value="0" calcext:value-type="float">
            <text:p>0</text:p>
          </table:table-cell>
          <table:table-cell office:value-type="float" office:value="0.8391" calcext:value-type="float">
            <text:p>0.839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335" calcext:value-type="float">
            <text:p>0.1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998" calcext:value-type="float">
            <text:p>0.446998</text:p>
          </table:table-cell>
          <table:table-cell office:value-type="float" office:value="0" calcext:value-type="float">
            <text:p>0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43" calcext:value-type="float">
            <text:p>0.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998" calcext:value-type="float">
            <text:p>0.447998</text:p>
          </table:table-cell>
          <table:table-cell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02" calcext:value-type="float">
            <text:p>0.1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998" calcext:value-type="float">
            <text:p>0.448998</text:p>
          </table:table-cell>
          <table:table-cell office:value-type="float" office:value="0" calcext:value-type="float">
            <text:p>0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998" calcext:value-type="float">
            <text:p>0.449998</text:p>
          </table:table-cell>
          <table:table-cell office:value-type="float" office:value="0" calcext:value-type="float">
            <text:p>0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31" calcext:value-type="float">
            <text:p>0.1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998" calcext:value-type="float">
            <text:p>0.450998</text:p>
          </table:table-cell>
          <table:table-cell office:value-type="float" office:value="0" calcext:value-type="float">
            <text:p>0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12" calcext:value-type="float">
            <text:p>0.1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998" calcext:value-type="float">
            <text:p>0.451998</text:p>
          </table:table-cell>
          <table:table-cell office:value-type="float" office:value="0" calcext:value-type="float">
            <text:p>0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317" calcext:value-type="float">
            <text:p>0.1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998" calcext:value-type="float">
            <text:p>0.452998</text:p>
          </table:table-cell>
          <table:table-cell office:value-type="float" office:value="0" calcext:value-type="float">
            <text:p>0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94" calcext:value-type="float">
            <text:p>0.1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3998" calcext:value-type="float">
            <text:p>0.453998</text:p>
          </table:table-cell>
          <table:table-cell office:value-type="float" office:value="0" calcext:value-type="float">
            <text:p>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58" calcext:value-type="float">
            <text:p>0.1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998" calcext:value-type="float">
            <text:p>0.454998</text:p>
          </table:table-cell>
          <table:table-cell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02" calcext:value-type="float">
            <text:p>0.1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998" calcext:value-type="float">
            <text:p>0.455998</text:p>
          </table:table-cell>
          <table:table-cell office:value-type="float" office:value="0" calcext:value-type="float">
            <text:p>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343" calcext:value-type="float">
            <text:p>0.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998" calcext:value-type="float">
            <text:p>0.456998</text:p>
          </table:table-cell>
          <table:table-cell office:value-type="float" office:value="0" calcext:value-type="float">
            <text:p>0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37" calcext:value-type="float">
            <text:p>0.1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998" calcext:value-type="float">
            <text:p>0.457998</text:p>
          </table:table-cell>
          <table:table-cell office:value-type="float" office:value="0" calcext:value-type="float">
            <text:p>0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297" calcext:value-type="float">
            <text:p>0.1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998" calcext:value-type="float">
            <text:p>0.458998</text:p>
          </table:table-cell>
          <table:table-cell office:value-type="float" office:value="0" calcext:value-type="float">
            <text:p>0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329" calcext:value-type="float">
            <text:p>0.1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998" calcext:value-type="float">
            <text:p>0.459998</text:p>
          </table:table-cell>
          <table:table-cell office:value-type="float" office:value="0" calcext:value-type="float">
            <text:p>0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279" calcext:value-type="float">
            <text:p>0.1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998" calcext:value-type="float">
            <text:p>0.460998</text:p>
          </table:table-cell>
          <table:table-cell office:value-type="float" office:value="0" calcext:value-type="float">
            <text:p>0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18" calcext:value-type="float">
            <text:p>0.1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998" calcext:value-type="float">
            <text:p>0.461998</text:p>
          </table:table-cell>
          <table:table-cell office:value-type="float" office:value="0" calcext:value-type="float">
            <text:p>0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281" calcext:value-type="float">
            <text:p>0.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998" calcext:value-type="float">
            <text:p>0.462998</text:p>
          </table:table-cell>
          <table:table-cell office:value-type="float" office:value="0" calcext:value-type="float">
            <text:p>0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998" calcext:value-type="float">
            <text:p>0.463998</text:p>
          </table:table-cell>
          <table:table-cell office:value-type="float" office:value="0" calcext:value-type="float">
            <text:p>0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276" calcext:value-type="float">
            <text:p>0.1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998" calcext:value-type="float">
            <text:p>0.464998</text:p>
          </table:table-cell>
          <table:table-cell office:value-type="float" office:value="0" calcext:value-type="float">
            <text:p>0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97" calcext:value-type="float">
            <text:p>0.1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998" calcext:value-type="float">
            <text:p>0.465998</text:p>
          </table:table-cell>
          <table:table-cell office:value-type="float" office:value="0" calcext:value-type="float">
            <text:p>0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11" calcext:value-type="float">
            <text:p>0.1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998" calcext:value-type="float">
            <text:p>0.466998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34" calcext:value-type="float">
            <text:p>0.1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998" calcext:value-type="float">
            <text:p>0.467998</text:p>
          </table:table-cell>
          <table:table-cell office:value-type="float" office:value="0" calcext:value-type="float">
            <text:p>0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316" calcext:value-type="float">
            <text:p>0.1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998" calcext:value-type="float">
            <text:p>0.468998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04" calcext:value-type="float">
            <text:p>0.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98" calcext:value-type="float">
            <text:p>0.469998</text:p>
          </table:table-cell>
          <table:table-cell office:value-type="float" office:value="0" calcext:value-type="float">
            <text:p>0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97" calcext:value-type="float">
            <text:p>0.470997</text:p>
          </table:table-cell>
          <table:table-cell office:value-type="float" office:value="0" calcext:value-type="float">
            <text:p>0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21" calcext:value-type="float">
            <text:p>0.1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97" calcext:value-type="float">
            <text:p>0.471997</text:p>
          </table:table-cell>
          <table:table-cell office:value-type="float" office:value="0" calcext:value-type="float">
            <text:p>0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39" calcext:value-type="float">
            <text:p>0.1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997" calcext:value-type="float">
            <text:p>0.472997</text:p>
          </table:table-cell>
          <table:table-cell office:value-type="float" office:value="0" calcext:value-type="float">
            <text:p>0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997" calcext:value-type="float">
            <text:p>0.473997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264" calcext:value-type="float">
            <text:p>0.1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997" calcext:value-type="float">
            <text:p>0.474997</text:p>
          </table:table-cell>
          <table:table-cell office:value-type="float" office:value="0" calcext:value-type="float">
            <text:p>0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997" calcext:value-type="float">
            <text:p>0.475997</text:p>
          </table:table-cell>
          <table:table-cell office:value-type="float" office:value="0" calcext:value-type="float">
            <text:p>0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334" calcext:value-type="float">
            <text:p>0.1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997" calcext:value-type="float">
            <text:p>0.476997</text:p>
          </table:table-cell>
          <table:table-cell office:value-type="float" office:value="0" calcext:value-type="float">
            <text:p>0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302" calcext:value-type="float">
            <text:p>0.1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997" calcext:value-type="float">
            <text:p>0.477997</text:p>
          </table:table-cell>
          <table:table-cell office:value-type="float" office:value="0" calcext:value-type="float">
            <text:p>0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309" calcext:value-type="float">
            <text:p>0.1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997" calcext:value-type="float">
            <text:p>0.478997</text:p>
          </table:table-cell>
          <table:table-cell office:value-type="float" office:value="0" calcext:value-type="float">
            <text:p>0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997" calcext:value-type="float">
            <text:p>0.479997</text:p>
          </table:table-cell>
          <table:table-cell office:value-type="float" office:value="0" calcext:value-type="float">
            <text:p>0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79" calcext:value-type="float">
            <text:p>0.1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997" calcext:value-type="float">
            <text:p>0.480997</text:p>
          </table:table-cell>
          <table:table-cell office:value-type="float" office:value="0" calcext:value-type="float">
            <text:p>0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997" calcext:value-type="float">
            <text:p>0.481997</text:p>
          </table:table-cell>
          <table:table-cell office:value-type="float" office:value="0" calcext:value-type="float">
            <text:p>0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997" calcext:value-type="float">
            <text:p>0.482997</text:p>
          </table:table-cell>
          <table:table-cell office:value-type="float" office:value="0" calcext:value-type="float">
            <text:p>0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997" calcext:value-type="float">
            <text:p>0.483997</text:p>
          </table:table-cell>
          <table:table-cell office:value-type="float" office:value="0" calcext:value-type="float">
            <text:p>0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92" calcext:value-type="float">
            <text:p>0.1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997" calcext:value-type="float">
            <text:p>0.484997</text:p>
          </table:table-cell>
          <table:table-cell office:value-type="float" office:value="0" calcext:value-type="float">
            <text:p>0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17" calcext:value-type="float">
            <text:p>0.1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997" calcext:value-type="float">
            <text:p>0.485997</text:p>
          </table:table-cell>
          <table:table-cell office:value-type="float" office:value="0" calcext:value-type="float">
            <text:p>0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267" calcext:value-type="float">
            <text:p>0.1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6997" calcext:value-type="float">
            <text:p>0.486997</text:p>
          </table:table-cell>
          <table:table-cell office:value-type="float" office:value="0" calcext:value-type="float">
            <text:p>0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305" calcext:value-type="float">
            <text:p>0.1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997" calcext:value-type="float">
            <text:p>0.487997</text:p>
          </table:table-cell>
          <table:table-cell office:value-type="float" office:value="0" calcext:value-type="float">
            <text:p>0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02" calcext:value-type="float">
            <text:p>0.1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997" calcext:value-type="float">
            <text:p>0.488997</text:p>
          </table:table-cell>
          <table:table-cell office:value-type="float" office:value="0" calcext:value-type="float">
            <text:p>0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276" calcext:value-type="float">
            <text:p>0.1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997" calcext:value-type="float">
            <text:p>0.489997</text:p>
          </table:table-cell>
          <table:table-cell office:value-type="float" office:value="0" calcext:value-type="float">
            <text:p>0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11" calcext:value-type="float">
            <text:p>0.1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997" calcext:value-type="float">
            <text:p>0.490997</text:p>
          </table:table-cell>
          <table:table-cell office:value-type="float" office:value="0" calcext:value-type="float">
            <text:p>0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16" calcext:value-type="float">
            <text:p>0.1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997" calcext:value-type="float">
            <text:p>0.491997</text:p>
          </table:table-cell>
          <table:table-cell office:value-type="float" office:value="0" calcext:value-type="float">
            <text:p>0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75" calcext:value-type="float">
            <text:p>0.1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997" calcext:value-type="float">
            <text:p>0.492997</text:p>
          </table:table-cell>
          <table:table-cell office:value-type="float" office:value="0" calcext:value-type="float">
            <text:p>0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29" calcext:value-type="float">
            <text:p>0.1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997" calcext:value-type="float">
            <text:p>0.493997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262" calcext:value-type="float">
            <text:p>0.1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997" calcext:value-type="float">
            <text:p>0.494997</text:p>
          </table:table-cell>
          <table:table-cell office:value-type="float" office:value="0" calcext:value-type="float">
            <text:p>0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309" calcext:value-type="float">
            <text:p>0.1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997" calcext:value-type="float">
            <text:p>0.495997</text:p>
          </table:table-cell>
          <table:table-cell office:value-type="float" office:value="0" calcext:value-type="float">
            <text:p>0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255" calcext:value-type="float">
            <text:p>0.1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997" calcext:value-type="float">
            <text:p>0.496997</text:p>
          </table:table-cell>
          <table:table-cell office:value-type="float" office:value="0" calcext:value-type="float">
            <text:p>0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76" calcext:value-type="float">
            <text:p>0.1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997" calcext:value-type="float">
            <text:p>0.497997</text:p>
          </table:table-cell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294" calcext:value-type="float">
            <text:p>0.1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997" calcext:value-type="float">
            <text:p>0.498997</text:p>
          </table:table-cell>
          <table:table-cell office:value-type="float" office:value="0" calcext:value-type="float">
            <text:p>0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344" calcext:value-type="float">
            <text:p>0.1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997" calcext:value-type="float">
            <text:p>0.499997</text:p>
          </table:table-cell>
          <table:table-cell office:value-type="float" office:value="0" calcext:value-type="float">
            <text:p>0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331" calcext:value-type="float">
            <text:p>0.1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997" calcext:value-type="float">
            <text:p>0.500997</text:p>
          </table:table-cell>
          <table:table-cell office:value-type="float" office:value="0" calcext:value-type="float">
            <text:p>0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87" calcext:value-type="float">
            <text:p>0.1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997" calcext:value-type="float">
            <text:p>0.501997</text:p>
          </table:table-cell>
          <table:table-cell office:value-type="float" office:value="0" calcext:value-type="float">
            <text:p>0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273" calcext:value-type="float">
            <text:p>0.1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2997" calcext:value-type="float">
            <text:p>0.502997</text:p>
          </table:table-cell>
          <table:table-cell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232" calcext:value-type="float">
            <text:p>0.1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3997" calcext:value-type="float">
            <text:p>0.503997</text:p>
          </table:table-cell>
          <table:table-cell office:value-type="float" office:value="0" calcext:value-type="float">
            <text:p>0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997" calcext:value-type="float">
            <text:p>0.504997</text:p>
          </table:table-cell>
          <table:table-cell office:value-type="float" office:value="0" calcext:value-type="float">
            <text:p>0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5997" calcext:value-type="float">
            <text:p>0.505997</text:p>
          </table:table-cell>
          <table:table-cell office:value-type="float" office:value="0" calcext:value-type="float">
            <text:p>0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304" calcext:value-type="float">
            <text:p>0.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997" calcext:value-type="float">
            <text:p>0.506997</text:p>
          </table:table-cell>
          <table:table-cell office:value-type="float" office:value="0" calcext:value-type="float">
            <text:p>0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256" calcext:value-type="float">
            <text:p>0.1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7997" calcext:value-type="float">
            <text:p>0.507997</text:p>
          </table:table-cell>
          <table:table-cell office:value-type="float" office:value="0" calcext:value-type="float">
            <text:p>0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06" calcext:value-type="float">
            <text:p>0.1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8997" calcext:value-type="float">
            <text:p>0.508997</text:p>
          </table:table-cell>
          <table:table-cell office:value-type="float" office:value="0" calcext:value-type="float">
            <text:p>0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1288" calcext:value-type="float">
            <text:p>0.1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9997" calcext:value-type="float">
            <text:p>0.509997</text:p>
          </table:table-cell>
          <table:table-cell office:value-type="float" office:value="0" calcext:value-type="float">
            <text:p>0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91" calcext:value-type="float">
            <text:p>0.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997" calcext:value-type="float">
            <text:p>0.510997</text:p>
          </table:table-cell>
          <table:table-cell office:value-type="float" office:value="0" calcext:value-type="float">
            <text:p>0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96" calcext:value-type="float">
            <text:p>0.1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1997" calcext:value-type="float">
            <text:p>0.511997</text:p>
          </table:table-cell>
          <table:table-cell office:value-type="float" office:value="0" calcext:value-type="float">
            <text:p>0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77" calcext:value-type="float">
            <text:p>0.1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2997" calcext:value-type="float">
            <text:p>0.512997</text:p>
          </table:table-cell>
          <table:table-cell office:value-type="float" office:value="0" calcext:value-type="float">
            <text:p>0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304" calcext:value-type="float">
            <text:p>0.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3997" calcext:value-type="float">
            <text:p>0.513997</text:p>
          </table:table-cell>
          <table:table-cell office:value-type="float" office:value="0" calcext:value-type="float">
            <text:p>0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98" calcext:value-type="float">
            <text:p>0.1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997" calcext:value-type="float">
            <text:p>0.514997</text:p>
          </table:table-cell>
          <table:table-cell office:value-type="float" office:value="0" calcext:value-type="float">
            <text:p>0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24" calcext:value-type="float">
            <text:p>0.1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5997" calcext:value-type="float">
            <text:p>0.515997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1304" calcext:value-type="float">
            <text:p>0.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6997" calcext:value-type="float">
            <text:p>0.516997</text:p>
          </table:table-cell>
          <table:table-cell office:value-type="float" office:value="0" calcext:value-type="float">
            <text:p>0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283" calcext:value-type="float">
            <text:p>0.1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7997" calcext:value-type="float">
            <text:p>0.517997</text:p>
          </table:table-cell>
          <table:table-cell office:value-type="float" office:value="0" calcext:value-type="float">
            <text:p>0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55" calcext:value-type="float">
            <text:p>0.1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8997" calcext:value-type="float">
            <text:p>0.518997</text:p>
          </table:table-cell>
          <table:table-cell office:value-type="float" office:value="0" calcext:value-type="float">
            <text:p>0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273" calcext:value-type="float">
            <text:p>0.1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997" calcext:value-type="float">
            <text:p>0.519997</text:p>
          </table:table-cell>
          <table:table-cell office:value-type="float" office:value="0" calcext:value-type="float">
            <text:p>0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283" calcext:value-type="float">
            <text:p>0.1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0997" calcext:value-type="float">
            <text:p>0.520997</text:p>
          </table:table-cell>
          <table:table-cell office:value-type="float" office:value="0" calcext:value-type="float">
            <text:p>0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238" calcext:value-type="float">
            <text:p>0.1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1997" calcext:value-type="float">
            <text:p>0.521997</text:p>
          </table:table-cell>
          <table:table-cell office:value-type="float" office:value="0" calcext:value-type="float">
            <text:p>0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273" calcext:value-type="float">
            <text:p>0.1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2997" calcext:value-type="float">
            <text:p>0.522997</text:p>
          </table:table-cell>
          <table:table-cell office:value-type="float" office:value="0" calcext:value-type="float">
            <text:p>0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92" calcext:value-type="float">
            <text:p>0.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3997" calcext:value-type="float">
            <text:p>0.523997</text:p>
          </table:table-cell>
          <table:table-cell office:value-type="float" office:value="0" calcext:value-type="float">
            <text:p>0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245" calcext:value-type="float">
            <text:p>0.1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997" calcext:value-type="float">
            <text:p>0.524997</text:p>
          </table:table-cell>
          <table:table-cell office:value-type="float" office:value="0" calcext:value-type="float">
            <text:p>0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264" calcext:value-type="float">
            <text:p>0.1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997" calcext:value-type="float">
            <text:p>0.525997</text:p>
          </table:table-cell>
          <table:table-cell office:value-type="float" office:value="0" calcext:value-type="float">
            <text:p>0</text:p>
          </table:table-cell>
          <table:table-cell office:value-type="float" office:value="0.847" calcext:value-type="float">
            <text:p>0.847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6997" calcext:value-type="float">
            <text:p>0.526997</text:p>
          </table:table-cell>
          <table:table-cell office:value-type="float" office:value="0" calcext:value-type="float">
            <text:p>0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252" calcext:value-type="float">
            <text:p>0.1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7997" calcext:value-type="float">
            <text:p>0.527997</text:p>
          </table:table-cell>
          <table:table-cell office:value-type="float" office:value="0" calcext:value-type="float">
            <text:p>0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232" calcext:value-type="float">
            <text:p>0.1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997" calcext:value-type="float">
            <text:p>0.528997</text:p>
          </table:table-cell>
          <table:table-cell office:value-type="float" office:value="0" calcext:value-type="float">
            <text:p>0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997" calcext:value-type="float">
            <text:p>0.529997</text:p>
          </table:table-cell>
          <table:table-cell office:value-type="float" office:value="0" calcext:value-type="float">
            <text:p>0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299" calcext:value-type="float">
            <text:p>0.1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0997" calcext:value-type="float">
            <text:p>0.530997</text:p>
          </table:table-cell>
          <table:table-cell office:value-type="float" office:value="0" calcext:value-type="float">
            <text:p>0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271" calcext:value-type="float">
            <text:p>0.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1997" calcext:value-type="float">
            <text:p>0.531997</text:p>
          </table:table-cell>
          <table:table-cell office:value-type="float" office:value="0" calcext:value-type="float">
            <text:p>0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39" calcext:value-type="float">
            <text:p>0.1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2997" calcext:value-type="float">
            <text:p>0.532997</text:p>
          </table:table-cell>
          <table:table-cell office:value-type="float" office:value="0" calcext:value-type="float">
            <text:p>0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57" calcext:value-type="float">
            <text:p>0.1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997" calcext:value-type="float">
            <text:p>0.533997</text:p>
          </table:table-cell>
          <table:table-cell office:value-type="float" office:value="0" calcext:value-type="float">
            <text:p>0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252" calcext:value-type="float">
            <text:p>0.1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997" calcext:value-type="float">
            <text:p>0.534997</text:p>
          </table:table-cell>
          <table:table-cell office:value-type="float" office:value="0" calcext:value-type="float">
            <text:p>0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85" calcext:value-type="float">
            <text:p>0.1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5997" calcext:value-type="float">
            <text:p>0.535997</text:p>
          </table:table-cell>
          <table:table-cell office:value-type="float" office:value="0" calcext:value-type="float">
            <text:p>0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997" calcext:value-type="float">
            <text:p>0.536997</text:p>
          </table:table-cell>
          <table:table-cell office:value-type="float" office:value="0" calcext:value-type="float">
            <text:p>0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212" calcext:value-type="float">
            <text:p>0.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7997" calcext:value-type="float">
            <text:p>0.537997</text:p>
          </table:table-cell>
          <table:table-cell office:value-type="float" office:value="0" calcext:value-type="float">
            <text:p>0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214" calcext:value-type="float">
            <text:p>0.1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997" calcext:value-type="float">
            <text:p>0.538997</text:p>
          </table:table-cell>
          <table:table-cell office:value-type="float" office:value="0" calcext:value-type="float">
            <text:p>0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227" calcext:value-type="float">
            <text:p>0.1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997" calcext:value-type="float">
            <text:p>0.539997</text:p>
          </table:table-cell>
          <table:table-cell office:value-type="float" office:value="0" calcext:value-type="float">
            <text:p>0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65" calcext:value-type="float">
            <text:p>0.1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0997" calcext:value-type="float">
            <text:p>0.540997</text:p>
          </table:table-cell>
          <table:table-cell office:value-type="float" office:value="0" calcext:value-type="float">
            <text:p>0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257" calcext:value-type="float">
            <text:p>0.1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1997" calcext:value-type="float">
            <text:p>0.541997</text:p>
          </table:table-cell>
          <table:table-cell office:value-type="float" office:value="0" calcext:value-type="float">
            <text:p>0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221" calcext:value-type="float">
            <text:p>0.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2997" calcext:value-type="float">
            <text:p>0.542997</text:p>
          </table:table-cell>
          <table:table-cell office:value-type="float" office:value="0" calcext:value-type="float">
            <text:p>0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42" calcext:value-type="float">
            <text:p>0.1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3997" calcext:value-type="float">
            <text:p>0.543997</text:p>
          </table:table-cell>
          <table:table-cell office:value-type="float" office:value="0" calcext:value-type="float">
            <text:p>0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4997" calcext:value-type="float">
            <text:p>0.544997</text:p>
          </table:table-cell>
          <table:table-cell office:value-type="float" office:value="0" calcext:value-type="float">
            <text:p>0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42" calcext:value-type="float">
            <text:p>0.1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997" calcext:value-type="float">
            <text:p>0.545997</text:p>
          </table:table-cell>
          <table:table-cell office:value-type="float" office:value="0" calcext:value-type="float">
            <text:p>0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254" calcext:value-type="float">
            <text:p>0.1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997" calcext:value-type="float">
            <text:p>0.546997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246" calcext:value-type="float">
            <text:p>0.1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7997" calcext:value-type="float">
            <text:p>0.547997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246" calcext:value-type="float">
            <text:p>0.1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8997" calcext:value-type="float">
            <text:p>0.548997</text:p>
          </table:table-cell>
          <table:table-cell office:value-type="float" office:value="0" calcext:value-type="float">
            <text:p>0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259" calcext:value-type="float">
            <text:p>0.1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9997" calcext:value-type="float">
            <text:p>0.549997</text:p>
          </table:table-cell>
          <table:table-cell office:value-type="float" office:value="0" calcext:value-type="float">
            <text:p>0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79" calcext:value-type="float">
            <text:p>0.1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996" calcext:value-type="float">
            <text:p>0.550996</text:p>
          </table:table-cell>
          <table:table-cell office:value-type="float" office:value="0" calcext:value-type="float">
            <text:p>0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996" calcext:value-type="float">
            <text:p>0.551996</text:p>
          </table:table-cell>
          <table:table-cell office:value-type="float" office:value="0" calcext:value-type="float">
            <text:p>0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233" calcext:value-type="float">
            <text:p>0.1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996" calcext:value-type="float">
            <text:p>0.552996</text:p>
          </table:table-cell>
          <table:table-cell office:value-type="float" office:value="0" calcext:value-type="float">
            <text:p>0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01" calcext:value-type="float">
            <text:p>0.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3996" calcext:value-type="float">
            <text:p>0.553996</text:p>
          </table:table-cell>
          <table:table-cell office:value-type="float" office:value="0" calcext:value-type="float">
            <text:p>0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29" calcext:value-type="float">
            <text:p>0.1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4996" calcext:value-type="float">
            <text:p>0.554996</text:p>
          </table:table-cell>
          <table:table-cell office:value-type="float" office:value="0" calcext:value-type="float">
            <text:p>0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217" calcext:value-type="float">
            <text:p>0.1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996" calcext:value-type="float">
            <text:p>0.555996</text:p>
          </table:table-cell>
          <table:table-cell office:value-type="float" office:value="0" calcext:value-type="float">
            <text:p>0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37" calcext:value-type="float">
            <text:p>0.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6996" calcext:value-type="float">
            <text:p>0.556996</text:p>
          </table:table-cell>
          <table:table-cell office:value-type="float" office:value="0" calcext:value-type="float">
            <text:p>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197" calcext:value-type="float">
            <text:p>0.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7996" calcext:value-type="float">
            <text:p>0.557996</text:p>
          </table:table-cell>
          <table:table-cell office:value-type="float" office:value="0" calcext:value-type="float">
            <text:p>0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8996" calcext:value-type="float">
            <text:p>0.558996</text:p>
          </table:table-cell>
          <table:table-cell office:value-type="float" office:value="0" calcext:value-type="float">
            <text:p>0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9996" calcext:value-type="float">
            <text:p>0.559996</text:p>
          </table:table-cell>
          <table:table-cell office:value-type="float" office:value="0" calcext:value-type="float">
            <text:p>0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13" calcext:value-type="float">
            <text:p>0.1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996" calcext:value-type="float">
            <text:p>0.560996</text:p>
          </table:table-cell>
          <table:table-cell office:value-type="float" office:value="0" calcext:value-type="float">
            <text:p>0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13" calcext:value-type="float">
            <text:p>0.1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1996" calcext:value-type="float">
            <text:p>0.561996</text:p>
          </table:table-cell>
          <table:table-cell office:value-type="float" office:value="0" calcext:value-type="float">
            <text:p>0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204" calcext:value-type="float">
            <text:p>0.1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996" calcext:value-type="float">
            <text:p>0.562996</text:p>
          </table:table-cell>
          <table:table-cell office:value-type="float" office:value="0" calcext:value-type="float">
            <text:p>0</text:p>
          </table:table-cell>
          <table:table-cell office:value-type="float" office:value="0.8492" calcext:value-type="float">
            <text:p>0.849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3996" calcext:value-type="float">
            <text:p>0.563996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262" calcext:value-type="float">
            <text:p>0.1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996" calcext:value-type="float">
            <text:p>0.564996</text:p>
          </table:table-cell>
          <table:table-cell office:value-type="float" office:value="0" calcext:value-type="float">
            <text:p>0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03" calcext:value-type="float">
            <text:p>0.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5996" calcext:value-type="float">
            <text:p>0.565996</text:p>
          </table:table-cell>
          <table:table-cell office:value-type="float" office:value="0" calcext:value-type="float">
            <text:p>0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212" calcext:value-type="float">
            <text:p>0.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996" calcext:value-type="float">
            <text:p>0.566996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146" calcext:value-type="float">
            <text:p>0.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7996" calcext:value-type="float">
            <text:p>0.567996</text:p>
          </table:table-cell>
          <table:table-cell office:value-type="float" office:value="0" calcext:value-type="float">
            <text:p>0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243" calcext:value-type="float">
            <text:p>0.1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996" calcext:value-type="float">
            <text:p>0.568996</text:p>
          </table:table-cell>
          <table:table-cell office:value-type="float" office:value="0" calcext:value-type="float">
            <text:p>0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9996" calcext:value-type="float">
            <text:p>0.569996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58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178" calcext:value-type="float">
            <text:p>0.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0996" calcext:value-type="float">
            <text:p>0.570996</text:p>
          </table:table-cell>
          <table:table-cell office:value-type="float" office:value="0" calcext:value-type="float">
            <text:p>0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22" calcext:value-type="float">
            <text:p>0.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1996" calcext:value-type="float">
            <text:p>0.571996</text:p>
          </table:table-cell>
          <table:table-cell office:value-type="float" office:value="0" calcext:value-type="float">
            <text:p>0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227" calcext:value-type="float">
            <text:p>0.1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2996" calcext:value-type="float">
            <text:p>0.572996</text:p>
          </table:table-cell>
          <table:table-cell office:value-type="float" office:value="0" calcext:value-type="float">
            <text:p>0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185" calcext:value-type="float">
            <text:p>0.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3996" calcext:value-type="float">
            <text:p>0.573996</text:p>
          </table:table-cell>
          <table:table-cell office:value-type="float" office:value="0" calcext:value-type="float">
            <text:p>0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192" calcext:value-type="float">
            <text:p>0.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4996" calcext:value-type="float">
            <text:p>0.574996</text:p>
          </table:table-cell>
          <table:table-cell office:value-type="float" office:value="0" calcext:value-type="float">
            <text:p>0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14" calcext:value-type="float">
            <text:p>0.1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996" calcext:value-type="float">
            <text:p>0.575996</text:p>
          </table:table-cell>
          <table:table-cell office:value-type="float" office:value="0" calcext:value-type="float">
            <text:p>0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023" calcext:value-type="float">
            <text:p>0.023</text:p>
          </table:table-cell>
          <table:table-cell office:value-type="float" office:value="0.1176" calcext:value-type="float">
            <text:p>0.1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996" calcext:value-type="float">
            <text:p>0.576996</text:p>
          </table:table-cell>
          <table:table-cell office:value-type="float" office:value="0" calcext:value-type="float">
            <text:p>0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205" calcext:value-type="float">
            <text:p>0.1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7996" calcext:value-type="float">
            <text:p>0.577996</text:p>
          </table:table-cell>
          <table:table-cell office:value-type="float" office:value="0" calcext:value-type="float">
            <text:p>0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232" calcext:value-type="float">
            <text:p>0.1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8996" calcext:value-type="float">
            <text:p>0.578996</text:p>
          </table:table-cell>
          <table:table-cell office:value-type="float" office:value="0" calcext:value-type="float">
            <text:p>0</text:p>
          </table:table-cell>
          <table:table-cell office:value-type="float" office:value="0.853" calcext:value-type="float">
            <text:p>0.85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996" calcext:value-type="float">
            <text:p>0.579996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0996" calcext:value-type="float">
            <text:p>0.580996</text:p>
          </table:table-cell>
          <table:table-cell office:value-type="float" office:value="0" calcext:value-type="float">
            <text:p>0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215" calcext:value-type="float">
            <text:p>0.1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1996" calcext:value-type="float">
            <text:p>0.581996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188" calcext:value-type="float">
            <text:p>0.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2996" calcext:value-type="float">
            <text:p>0.582996</text:p>
          </table:table-cell>
          <table:table-cell office:value-type="float" office:value="0" calcext:value-type="float">
            <text:p>0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205" calcext:value-type="float">
            <text:p>0.1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3996" calcext:value-type="float">
            <text:p>0.583996</text:p>
          </table:table-cell>
          <table:table-cell office:value-type="float" office:value="0" calcext:value-type="float">
            <text:p>0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166" calcext:value-type="float">
            <text:p>0.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4996" calcext:value-type="float">
            <text:p>0.584996</text:p>
          </table:table-cell>
          <table:table-cell office:value-type="float" office:value="0" calcext:value-type="float">
            <text:p>0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192" calcext:value-type="float">
            <text:p>0.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5996" calcext:value-type="float">
            <text:p>0.585996</text:p>
          </table:table-cell>
          <table:table-cell office:value-type="float" office:value="0" calcext:value-type="float">
            <text:p>0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36" calcext:value-type="float">
            <text:p>0.1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996" calcext:value-type="float">
            <text:p>0.586996</text:p>
          </table:table-cell>
          <table:table-cell office:value-type="float" office:value="0" calcext:value-type="float">
            <text:p>0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185" calcext:value-type="float">
            <text:p>0.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7996" calcext:value-type="float">
            <text:p>0.587996</text:p>
          </table:table-cell>
          <table:table-cell office:value-type="float" office:value="0" calcext:value-type="float">
            <text:p>0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8996" calcext:value-type="float">
            <text:p>0.588996</text:p>
          </table:table-cell>
          <table:table-cell office:value-type="float" office:value="0" calcext:value-type="float">
            <text:p>0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208" calcext:value-type="float">
            <text:p>0.1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9996" calcext:value-type="float">
            <text:p>0.589996</text:p>
          </table:table-cell>
          <table:table-cell office:value-type="float" office:value="0" calcext:value-type="float">
            <text:p>0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25" calcext:value-type="float">
            <text:p>0.1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0996" calcext:value-type="float">
            <text:p>0.590996</text:p>
          </table:table-cell>
          <table:table-cell office:value-type="float" office:value="0" calcext:value-type="float">
            <text:p>0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91" calcext:value-type="float">
            <text:p>0.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1996" calcext:value-type="float">
            <text:p>0.591996</text:p>
          </table:table-cell>
          <table:table-cell office:value-type="float" office:value="0" calcext:value-type="float">
            <text:p>0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155" calcext:value-type="float">
            <text:p>0.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2996" calcext:value-type="float">
            <text:p>0.592996</text:p>
          </table:table-cell>
          <table:table-cell office:value-type="float" office:value="0" calcext:value-type="float">
            <text:p>0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191" calcext:value-type="float">
            <text:p>0.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3996" calcext:value-type="float">
            <text:p>0.593996</text:p>
          </table:table-cell>
          <table:table-cell office:value-type="float" office:value="0" calcext:value-type="float">
            <text:p>0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197" calcext:value-type="float">
            <text:p>0.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996" calcext:value-type="float">
            <text:p>0.594996</text:p>
          </table:table-cell>
          <table:table-cell office:value-type="float" office:value="0" calcext:value-type="float">
            <text:p>0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122" calcext:value-type="float">
            <text:p>0.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5996" calcext:value-type="float">
            <text:p>0.595996</text:p>
          </table:table-cell>
          <table:table-cell office:value-type="float" office:value="0" calcext:value-type="float">
            <text:p>0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6996" calcext:value-type="float">
            <text:p>0.596996</text:p>
          </table:table-cell>
          <table:table-cell office:value-type="float" office:value="0" calcext:value-type="float">
            <text:p>0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71" calcext:value-type="float">
            <text:p>0.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7996" calcext:value-type="float">
            <text:p>0.597996</text:p>
          </table:table-cell>
          <table:table-cell office:value-type="float" office:value="0" calcext:value-type="float">
            <text:p>0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72" calcext:value-type="float">
            <text:p>0.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8996" calcext:value-type="float">
            <text:p>0.598996</text:p>
          </table:table-cell>
          <table:table-cell office:value-type="float" office:value="0" calcext:value-type="float">
            <text:p>0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179" calcext:value-type="float">
            <text:p>0.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9996" calcext:value-type="float">
            <text:p>0.599996</text:p>
          </table:table-cell>
          <table:table-cell office:value-type="float" office:value="0" calcext:value-type="float">
            <text:p>0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194" calcext:value-type="float">
            <text:p>0.1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996" calcext:value-type="float">
            <text:p>0.600996</text:p>
          </table:table-cell>
          <table:table-cell office:value-type="float" office:value="0" calcext:value-type="float">
            <text:p>0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166" calcext:value-type="float">
            <text:p>0.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996" calcext:value-type="float">
            <text:p>0.601996</text:p>
          </table:table-cell>
          <table:table-cell office:value-type="float" office:value="0" calcext:value-type="float">
            <text:p>0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195" calcext:value-type="float">
            <text:p>0.1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2996" calcext:value-type="float">
            <text:p>0.602996</text:p>
          </table:table-cell>
          <table:table-cell office:value-type="float" office:value="0" calcext:value-type="float">
            <text:p>0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122" calcext:value-type="float">
            <text:p>0.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3996" calcext:value-type="float">
            <text:p>0.603996</text:p>
          </table:table-cell>
          <table:table-cell office:value-type="float" office:value="0" calcext:value-type="float">
            <text:p>0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165" calcext:value-type="float">
            <text:p>0.1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4996" calcext:value-type="float">
            <text:p>0.604996</text:p>
          </table:table-cell>
          <table:table-cell office:value-type="float" office:value="0" calcext:value-type="float">
            <text:p>0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09" calcext:value-type="float">
            <text:p>0.1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996" calcext:value-type="float">
            <text:p>0.605996</text:p>
          </table:table-cell>
          <table:table-cell office:value-type="float" office:value="0" calcext:value-type="float">
            <text:p>0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134" calcext:value-type="float">
            <text:p>0.1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6996" calcext:value-type="float">
            <text:p>0.606996</text:p>
          </table:table-cell>
          <table:table-cell office:value-type="float" office:value="0" calcext:value-type="float">
            <text:p>0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177" calcext:value-type="float">
            <text:p>0.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7996" calcext:value-type="float">
            <text:p>0.607996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84" calcext:value-type="float">
            <text:p>0.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8996" calcext:value-type="float">
            <text:p>0.608996</text:p>
          </table:table-cell>
          <table:table-cell office:value-type="float" office:value="0" calcext:value-type="float">
            <text:p>0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178" calcext:value-type="float">
            <text:p>0.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9996" calcext:value-type="float">
            <text:p>0.609996</text:p>
          </table:table-cell>
          <table:table-cell office:value-type="float" office:value="0" calcext:value-type="float">
            <text:p>0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167" calcext:value-type="float">
            <text:p>0.1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996" calcext:value-type="float">
            <text:p>0.610996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146" calcext:value-type="float">
            <text:p>0.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1996" calcext:value-type="float">
            <text:p>0.611996</text:p>
          </table:table-cell>
          <table:table-cell office:value-type="float" office:value="0" calcext:value-type="float">
            <text:p>0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138" calcext:value-type="float">
            <text:p>0.1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2996" calcext:value-type="float">
            <text:p>0.612996</text:p>
          </table:table-cell>
          <table:table-cell office:value-type="float" office:value="0" calcext:value-type="float">
            <text:p>0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181" calcext:value-type="float">
            <text:p>0.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3996" calcext:value-type="float">
            <text:p>0.613996</text:p>
          </table:table-cell>
          <table:table-cell office:value-type="float" office:value="0" calcext:value-type="float">
            <text:p>0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63" calcext:value-type="float">
            <text:p>0.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4996" calcext:value-type="float">
            <text:p>0.614996</text:p>
          </table:table-cell>
          <table:table-cell office:value-type="float" office:value="0" calcext:value-type="float">
            <text:p>0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115" calcext:value-type="float">
            <text:p>0.1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996" calcext:value-type="float">
            <text:p>0.615996</text:p>
          </table:table-cell>
          <table:table-cell office:value-type="float" office:value="0" calcext:value-type="float">
            <text:p>0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119" calcext:value-type="float">
            <text:p>0.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6996" calcext:value-type="float">
            <text:p>0.616996</text:p>
          </table:table-cell>
          <table:table-cell office:value-type="float" office:value="0" calcext:value-type="float">
            <text:p>0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85" calcext:value-type="float">
            <text:p>0.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7996" calcext:value-type="float">
            <text:p>0.617996</text:p>
          </table:table-cell>
          <table:table-cell office:value-type="float" office:value="0" calcext:value-type="float">
            <text:p>0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166" calcext:value-type="float">
            <text:p>0.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8996" calcext:value-type="float">
            <text:p>0.618996</text:p>
          </table:table-cell>
          <table:table-cell office:value-type="float" office:value="0" calcext:value-type="float">
            <text:p>0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157" calcext:value-type="float">
            <text:p>0.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9996" calcext:value-type="float">
            <text:p>0.619996</text:p>
          </table:table-cell>
          <table:table-cell office:value-type="float" office:value="0" calcext:value-type="float">
            <text:p>0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123" calcext:value-type="float">
            <text:p>0.1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0996" calcext:value-type="float">
            <text:p>0.620996</text:p>
          </table:table-cell>
          <table:table-cell office:value-type="float" office:value="0" calcext:value-type="float">
            <text:p>0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124" calcext:value-type="float">
            <text:p>0.1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1996" calcext:value-type="float">
            <text:p>0.621996</text:p>
          </table:table-cell>
          <table:table-cell office:value-type="float" office:value="0" calcext:value-type="float">
            <text:p>0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111" calcext:value-type="float">
            <text:p>0.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2996" calcext:value-type="float">
            <text:p>0.622996</text:p>
          </table:table-cell>
          <table:table-cell office:value-type="float" office:value="0" calcext:value-type="float">
            <text:p>0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23" calcext:value-type="float">
            <text:p>0.1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3996" calcext:value-type="float">
            <text:p>0.623996</text:p>
          </table:table-cell>
          <table:table-cell office:value-type="float" office:value="0" calcext:value-type="float">
            <text:p>0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35" calcext:value-type="float">
            <text:p>0.1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996" calcext:value-type="float">
            <text:p>0.624996</text:p>
          </table:table-cell>
          <table:table-cell office:value-type="float" office:value="0" calcext:value-type="float">
            <text:p>0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133" calcext:value-type="float">
            <text:p>0.1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996" calcext:value-type="float">
            <text:p>0.625996</text:p>
          </table:table-cell>
          <table:table-cell office:value-type="float" office:value="0" calcext:value-type="float">
            <text:p>0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6996" calcext:value-type="float">
            <text:p>0.626996</text:p>
          </table:table-cell>
          <table:table-cell office:value-type="float" office:value="0" calcext:value-type="float">
            <text:p>0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103" calcext:value-type="float">
            <text:p>0.1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7996" calcext:value-type="float">
            <text:p>0.627996</text:p>
          </table:table-cell>
          <table:table-cell office:value-type="float" office:value="0" calcext:value-type="float">
            <text:p>0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129" calcext:value-type="float">
            <text:p>0.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8995" calcext:value-type="float">
            <text:p>0.628995</text:p>
          </table:table-cell>
          <table:table-cell office:value-type="float" office:value="0" calcext:value-type="float">
            <text:p>0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22" calcext:value-type="float">
            <text:p>0.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995" calcext:value-type="float">
            <text:p>0.629995</text:p>
          </table:table-cell>
          <table:table-cell office:value-type="float" office:value="0" calcext:value-type="float">
            <text:p>0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27" calcext:value-type="float">
            <text:p>0.1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0995" calcext:value-type="float">
            <text:p>0.630995</text:p>
          </table:table-cell>
          <table:table-cell office:value-type="float" office:value="0" calcext:value-type="float">
            <text:p>0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99" calcext:value-type="float">
            <text:p>0.1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1995" calcext:value-type="float">
            <text:p>0.631995</text:p>
          </table:table-cell>
          <table:table-cell office:value-type="float" office:value="0" calcext:value-type="float">
            <text:p>0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112" calcext:value-type="float">
            <text:p>0.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2995" calcext:value-type="float">
            <text:p>0.632995</text:p>
          </table:table-cell>
          <table:table-cell office:value-type="float" office:value="0" calcext:value-type="float">
            <text:p>0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151" calcext:value-type="float">
            <text:p>0.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3995" calcext:value-type="float">
            <text:p>0.633995</text:p>
          </table:table-cell>
          <table:table-cell office:value-type="float" office:value="0" calcext:value-type="float">
            <text:p>0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093" calcext:value-type="float">
            <text:p>0.1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995" calcext:value-type="float">
            <text:p>0.634995</text:p>
          </table:table-cell>
          <table:table-cell office:value-type="float" office:value="0" calcext:value-type="float">
            <text:p>0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108" calcext:value-type="float">
            <text:p>0.1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5995" calcext:value-type="float">
            <text:p>0.635995</text:p>
          </table:table-cell>
          <table:table-cell office:value-type="float" office:value="0" calcext:value-type="float">
            <text:p>0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144" calcext:value-type="float">
            <text:p>0.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6995" calcext:value-type="float">
            <text:p>0.636995</text:p>
          </table:table-cell>
          <table:table-cell office:value-type="float" office:value="0" calcext:value-type="float">
            <text:p>0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7995" calcext:value-type="float">
            <text:p>0.637995</text:p>
          </table:table-cell>
          <table:table-cell office:value-type="float" office:value="0" calcext:value-type="float">
            <text:p>0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077" calcext:value-type="float">
            <text:p>0.1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8995" calcext:value-type="float">
            <text:p>0.638995</text:p>
          </table:table-cell>
          <table:table-cell office:value-type="float" office:value="0" calcext:value-type="float">
            <text:p>0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075" calcext:value-type="float">
            <text:p>0.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995" calcext:value-type="float">
            <text:p>0.639995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142" calcext:value-type="float">
            <text:p>0.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0995" calcext:value-type="float">
            <text:p>0.640995</text:p>
          </table:table-cell>
          <table:table-cell office:value-type="float" office:value="0" calcext:value-type="float">
            <text:p>0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065" calcext:value-type="float">
            <text:p>0.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1995" calcext:value-type="float">
            <text:p>0.641995</text:p>
          </table:table-cell>
          <table:table-cell office:value-type="float" office:value="0" calcext:value-type="float">
            <text:p>0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88" calcext:value-type="float">
            <text:p>0.1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2995" calcext:value-type="float">
            <text:p>0.642995</text:p>
          </table:table-cell>
          <table:table-cell office:value-type="float" office:value="0" calcext:value-type="float">
            <text:p>0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023" calcext:value-type="float">
            <text:p>0.023</text:p>
          </table:table-cell>
          <table:table-cell office:value-type="float" office:value="0.1084" calcext:value-type="float">
            <text:p>0.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3995" calcext:value-type="float">
            <text:p>0.643995</text:p>
          </table:table-cell>
          <table:table-cell office:value-type="float" office:value="0" calcext:value-type="float">
            <text:p>0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4995" calcext:value-type="float">
            <text:p>0.644995</text:p>
          </table:table-cell>
          <table:table-cell office:value-type="float" office:value="0" calcext:value-type="float">
            <text:p>0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5995" calcext:value-type="float">
            <text:p>0.645995</text:p>
          </table:table-cell>
          <table:table-cell office:value-type="float" office:value="0" calcext:value-type="float">
            <text:p>0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02" calcext:value-type="float">
            <text:p>0.1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6995" calcext:value-type="float">
            <text:p>0.646995</text:p>
          </table:table-cell>
          <table:table-cell office:value-type="float" office:value="0" calcext:value-type="float">
            <text:p>0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1055" calcext:value-type="float">
            <text:p>0.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7995" calcext:value-type="float">
            <text:p>0.647995</text:p>
          </table:table-cell>
          <table:table-cell office:value-type="float" office:value="0" calcext:value-type="float">
            <text:p>0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082" calcext:value-type="float">
            <text:p>0.1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995" calcext:value-type="float">
            <text:p>0.648995</text:p>
          </table:table-cell>
          <table:table-cell office:value-type="float" office:value="0" calcext:value-type="float">
            <text:p>0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075" calcext:value-type="float">
            <text:p>0.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9995" calcext:value-type="float">
            <text:p>0.649995</text:p>
          </table:table-cell>
          <table:table-cell office:value-type="float" office:value="0" calcext:value-type="float">
            <text:p>0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119" calcext:value-type="float">
            <text:p>0.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0995" calcext:value-type="float">
            <text:p>0.650995</text:p>
          </table:table-cell>
          <table:table-cell office:value-type="float" office:value="0" calcext:value-type="float">
            <text:p>0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1995" calcext:value-type="float">
            <text:p>0.651995</text:p>
          </table:table-cell>
          <table:table-cell office:value-type="float" office:value="0" calcext:value-type="float">
            <text:p>0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113" calcext:value-type="float">
            <text:p>0.1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2995" calcext:value-type="float">
            <text:p>0.652995</text:p>
          </table:table-cell>
          <table:table-cell office:value-type="float" office:value="0" calcext:value-type="float">
            <text:p>0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028" calcext:value-type="float">
            <text:p>0.028</text:p>
          </table:table-cell>
          <table:table-cell office:value-type="float" office:value="0.1088" calcext:value-type="float">
            <text:p>0.1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995" calcext:value-type="float">
            <text:p>0.653995</text:p>
          </table:table-cell>
          <table:table-cell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062" calcext:value-type="float">
            <text:p>0.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995" calcext:value-type="float">
            <text:p>0.654995</text:p>
          </table:table-cell>
          <table:table-cell office:value-type="float" office:value="0" calcext:value-type="float">
            <text:p>0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117" calcext:value-type="float">
            <text:p>0.1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5995" calcext:value-type="float">
            <text:p>0.655995</text:p>
          </table:table-cell>
          <table:table-cell office:value-type="float" office:value="0" calcext:value-type="float">
            <text:p>0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091" calcext:value-type="float">
            <text:p>0.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6995" calcext:value-type="float">
            <text:p>0.656995</text:p>
          </table:table-cell>
          <table:table-cell office:value-type="float" office:value="0" calcext:value-type="float">
            <text:p>0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48" calcext:value-type="float">
            <text:p>0.1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7995" calcext:value-type="float">
            <text:p>0.657995</text:p>
          </table:table-cell>
          <table:table-cell office:value-type="float" office:value="0" calcext:value-type="float">
            <text:p>0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117" calcext:value-type="float">
            <text:p>0.1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995" calcext:value-type="float">
            <text:p>0.658995</text:p>
          </table:table-cell>
          <table:table-cell office:value-type="float" office:value="0" calcext:value-type="float">
            <text:p>0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62" calcext:value-type="float">
            <text:p>0.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9995" calcext:value-type="float">
            <text:p>0.659995</text:p>
          </table:table-cell>
          <table:table-cell office:value-type="float" office:value="0" calcext:value-type="float">
            <text:p>0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097" calcext:value-type="float">
            <text:p>0.1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0995" calcext:value-type="float">
            <text:p>0.660995</text:p>
          </table:table-cell>
          <table:table-cell office:value-type="float" office:value="0" calcext:value-type="float">
            <text:p>0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1995" calcext:value-type="float">
            <text:p>0.661995</text:p>
          </table:table-cell>
          <table:table-cell office:value-type="float" office:value="0" calcext:value-type="float">
            <text:p>0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81" calcext:value-type="float">
            <text:p>0.1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2995" calcext:value-type="float">
            <text:p>0.662995</text:p>
          </table:table-cell>
          <table:table-cell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3995" calcext:value-type="float">
            <text:p>0.663995</text:p>
          </table:table-cell>
          <table:table-cell office:value-type="float" office:value="0" calcext:value-type="float">
            <text:p>0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064" calcext:value-type="float">
            <text:p>0.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4995" calcext:value-type="float">
            <text:p>0.664995</text:p>
          </table:table-cell>
          <table:table-cell office:value-type="float" office:value="0" calcext:value-type="float">
            <text:p>0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22" calcext:value-type="float">
            <text:p>0.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5995" calcext:value-type="float">
            <text:p>0.665995</text:p>
          </table:table-cell>
          <table:table-cell office:value-type="float" office:value="0" calcext:value-type="float">
            <text:p>0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995" calcext:value-type="float">
            <text:p>0.666995</text:p>
          </table:table-cell>
          <table:table-cell office:value-type="float" office:value="0" calcext:value-type="float">
            <text:p>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038" calcext:value-type="float">
            <text:p>0.1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7995" calcext:value-type="float">
            <text:p>0.667995</text:p>
          </table:table-cell>
          <table:table-cell office:value-type="float" office:value="0" calcext:value-type="float">
            <text:p>0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031" calcext:value-type="float">
            <text:p>0.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8995" calcext:value-type="float">
            <text:p>0.668995</text:p>
          </table:table-cell>
          <table:table-cell office:value-type="float" office:value="0" calcext:value-type="float">
            <text:p>0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059" calcext:value-type="float">
            <text:p>0.1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9995" calcext:value-type="float">
            <text:p>0.669995</text:p>
          </table:table-cell>
          <table:table-cell office:value-type="float" office:value="0" calcext:value-type="float">
            <text:p>0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119" calcext:value-type="float">
            <text:p>0.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0995" calcext:value-type="float">
            <text:p>0.670995</text:p>
          </table:table-cell>
          <table:table-cell office:value-type="float" office:value="0" calcext:value-type="float">
            <text:p>0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043" calcext:value-type="float">
            <text:p>0.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1995" calcext:value-type="float">
            <text:p>0.671995</text:p>
          </table:table-cell>
          <table:table-cell office:value-type="float" office:value="0" calcext:value-type="float">
            <text:p>0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995" calcext:value-type="float">
            <text:p>0.672995</text:p>
          </table:table-cell>
          <table:table-cell office:value-type="float" office:value="0" calcext:value-type="float">
            <text:p>0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08" calcext:value-type="float">
            <text:p>0.1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3995" calcext:value-type="float">
            <text:p>0.673995</text:p>
          </table:table-cell>
          <table:table-cell office:value-type="float" office:value="0" calcext:value-type="float">
            <text:p>0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037" calcext:value-type="float">
            <text:p>0.1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995" calcext:value-type="float">
            <text:p>0.674995</text:p>
          </table:table-cell>
          <table:table-cell office:value-type="float" office:value="0" calcext:value-type="float">
            <text:p>0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999" calcext:value-type="float">
            <text:p>0.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995" calcext:value-type="float">
            <text:p>0.675995</text:p>
          </table:table-cell>
          <table:table-cell office:value-type="float" office:value="0" calcext:value-type="float">
            <text:p>0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007" calcext:value-type="float">
            <text:p>0.1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6995" calcext:value-type="float">
            <text:p>0.676995</text:p>
          </table:table-cell>
          <table:table-cell office:value-type="float" office:value="0" calcext:value-type="float">
            <text:p>0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995" calcext:value-type="float">
            <text:p>0.0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7995" calcext:value-type="float">
            <text:p>0.677995</text:p>
          </table:table-cell>
          <table:table-cell office:value-type="float" office:value="0" calcext:value-type="float">
            <text:p>0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035" calcext:value-type="float">
            <text:p>0.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8995" calcext:value-type="float">
            <text:p>0.678995</text:p>
          </table:table-cell>
          <table:table-cell office:value-type="float" office:value="0" calcext:value-type="float">
            <text:p>0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01" calcext:value-type="float">
            <text:p>0.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9995" calcext:value-type="float">
            <text:p>0.679995</text:p>
          </table:table-cell>
          <table:table-cell office:value-type="float" office:value="0" calcext:value-type="float">
            <text:p>0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021" calcext:value-type="float">
            <text:p>0.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0995" calcext:value-type="float">
            <text:p>0.680995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042" calcext:value-type="float">
            <text:p>0.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1995" calcext:value-type="float">
            <text:p>0.681995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.874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018" calcext:value-type="float">
            <text:p>0.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995" calcext:value-type="float">
            <text:p>0.682995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.87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1046" calcext:value-type="float">
            <text:p>0.1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3995" calcext:value-type="float">
            <text:p>0.683995</text:p>
          </table:table-cell>
          <table:table-cell office:value-type="float" office:value="0" calcext:value-type="float">
            <text:p>0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999" calcext:value-type="float">
            <text:p>0.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4995" calcext:value-type="float">
            <text:p>0.684995</text:p>
          </table:table-cell>
          <table:table-cell office:value-type="float" office:value="0" calcext:value-type="float">
            <text:p>0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5995" calcext:value-type="float">
            <text:p>0.685995</text:p>
          </table:table-cell>
          <table:table-cell office:value-type="float" office:value="0" calcext:value-type="float">
            <text:p>0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6995" calcext:value-type="float">
            <text:p>0.686995</text:p>
          </table:table-cell>
          <table:table-cell office:value-type="float" office:value="0" calcext:value-type="float">
            <text:p>0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004" calcext:value-type="float">
            <text:p>0.1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7995" calcext:value-type="float">
            <text:p>0.687995</text:p>
          </table:table-cell>
          <table:table-cell office:value-type="float" office:value="0" calcext:value-type="float">
            <text:p>0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971" calcext:value-type="float">
            <text:p>0.0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8995" calcext:value-type="float">
            <text:p>0.688995</text:p>
          </table:table-cell>
          <table:table-cell office:value-type="float" office:value="0" calcext:value-type="float">
            <text:p>0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9995" calcext:value-type="float">
            <text:p>0.689995</text:p>
          </table:table-cell>
          <table:table-cell office:value-type="float" office:value="0" calcext:value-type="float">
            <text:p>0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963" calcext:value-type="float">
            <text:p>0.0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0995" calcext:value-type="float">
            <text:p>0.690995</text:p>
          </table:table-cell>
          <table:table-cell office:value-type="float" office:value="0" calcext:value-type="float">
            <text:p>0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015" calcext:value-type="float">
            <text:p>0.1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1995" calcext:value-type="float">
            <text:p>0.691995</text:p>
          </table:table-cell>
          <table:table-cell office:value-type="float" office:value="0" calcext:value-type="float">
            <text:p>0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989" calcext:value-type="float">
            <text:p>0.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2995" calcext:value-type="float">
            <text:p>0.692995</text:p>
          </table:table-cell>
          <table:table-cell office:value-type="float" office:value="0" calcext:value-type="float">
            <text:p>0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995" calcext:value-type="float">
            <text:p>0.693995</text:p>
          </table:table-cell>
          <table:table-cell office:value-type="float" office:value="0" calcext:value-type="float">
            <text:p>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73" calcext:value-type="float">
            <text:p>0.0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4995" calcext:value-type="float">
            <text:p>0.694995</text:p>
          </table:table-cell>
          <table:table-cell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02" calcext:value-type="float">
            <text:p>0.1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5995" calcext:value-type="float">
            <text:p>0.695995</text:p>
          </table:table-cell>
          <table:table-cell office:value-type="float" office:value="0" calcext:value-type="float">
            <text:p>0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973" calcext:value-type="float">
            <text:p>0.0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995" calcext:value-type="float">
            <text:p>0.696995</text:p>
          </table:table-cell>
          <table:table-cell office:value-type="float" office:value="0" calcext:value-type="float">
            <text:p>0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01" calcext:value-type="float">
            <text:p>0.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7995" calcext:value-type="float">
            <text:p>0.697995</text:p>
          </table:table-cell>
          <table:table-cell office:value-type="float" office:value="0" calcext:value-type="float">
            <text:p>0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954" calcext:value-type="float">
            <text:p>0.0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8995" calcext:value-type="float">
            <text:p>0.698995</text:p>
          </table:table-cell>
          <table:table-cell office:value-type="float" office:value="0" calcext:value-type="float">
            <text:p>0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61" calcext:value-type="float">
            <text:p>0.0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9995" calcext:value-type="float">
            <text:p>0.699995</text:p>
          </table:table-cell>
          <table:table-cell office:value-type="float" office:value="0" calcext:value-type="float">
            <text:p>0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984" calcext:value-type="float">
            <text:p>0.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0995" calcext:value-type="float">
            <text:p>0.700995</text:p>
          </table:table-cell>
          <table:table-cell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996" calcext:value-type="float">
            <text:p>0.0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1995" calcext:value-type="float">
            <text:p>0.701995</text:p>
          </table:table-cell>
          <table:table-cell office:value-type="float" office:value="0" calcext:value-type="float">
            <text:p>0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983" calcext:value-type="float">
            <text:p>0.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2995" calcext:value-type="float">
            <text:p>0.702995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946" calcext:value-type="float">
            <text:p>0.0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3995" calcext:value-type="float">
            <text:p>0.703995</text:p>
          </table:table-cell>
          <table:table-cell office:value-type="float" office:value="0" calcext:value-type="float">
            <text:p>0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4995" calcext:value-type="float">
            <text:p>0.704995</text:p>
          </table:table-cell>
          <table:table-cell office:value-type="float" office:value="0" calcext:value-type="float">
            <text:p>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5994" calcext:value-type="float">
            <text:p>0.705994</text:p>
          </table:table-cell>
          <table:table-cell office:value-type="float" office:value="0" calcext:value-type="float">
            <text:p>0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91" calcext:value-type="float">
            <text:p>0.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994" calcext:value-type="float">
            <text:p>0.706994</text:p>
          </table:table-cell>
          <table:table-cell office:value-type="float" office:value="0" calcext:value-type="float">
            <text:p>0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919" calcext:value-type="float">
            <text:p>0.0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994" calcext:value-type="float">
            <text:p>0.707994</text:p>
          </table:table-cell>
          <table:table-cell office:value-type="float" office:value="0" calcext:value-type="float">
            <text:p>0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8994" calcext:value-type="float">
            <text:p>0.708994</text:p>
          </table:table-cell>
          <table:table-cell office:value-type="float" office:value="0" calcext:value-type="float">
            <text:p>0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939" calcext:value-type="float">
            <text:p>0.0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9994" calcext:value-type="float">
            <text:p>0.709994</text:p>
          </table:table-cell>
          <table:table-cell office:value-type="float" office:value="0" calcext:value-type="float">
            <text:p>0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931" calcext:value-type="float">
            <text:p>0.0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0994" calcext:value-type="float">
            <text:p>0.710994</text:p>
          </table:table-cell>
          <table:table-cell office:value-type="float" office:value="0" calcext:value-type="float">
            <text:p>0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963" calcext:value-type="float">
            <text:p>0.0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1994" calcext:value-type="float">
            <text:p>0.711994</text:p>
          </table:table-cell>
          <table:table-cell office:value-type="float" office:value="0" calcext:value-type="float">
            <text:p>0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26" calcext:value-type="float">
            <text:p>0.0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2994" calcext:value-type="float">
            <text:p>0.712994</text:p>
          </table:table-cell>
          <table:table-cell office:value-type="float" office:value="0" calcext:value-type="float">
            <text:p>0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931" calcext:value-type="float">
            <text:p>0.0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3994" calcext:value-type="float">
            <text:p>0.713994</text:p>
          </table:table-cell>
          <table:table-cell office:value-type="float" office:value="0" calcext:value-type="float">
            <text:p>0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981" calcext:value-type="float">
            <text:p>0.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4994" calcext:value-type="float">
            <text:p>0.714994</text:p>
          </table:table-cell>
          <table:table-cell office:value-type="float" office:value="0" calcext:value-type="float">
            <text:p>0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921" calcext:value-type="float">
            <text:p>0.0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5994" calcext:value-type="float">
            <text:p>0.715994</text:p>
          </table:table-cell>
          <table:table-cell office:value-type="float" office:value="0" calcext:value-type="float">
            <text:p>0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6994" calcext:value-type="float">
            <text:p>0.716994</text:p>
          </table:table-cell>
          <table:table-cell office:value-type="float" office:value="0" calcext:value-type="float">
            <text:p>0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01" calcext:value-type="float">
            <text:p>0.0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7994" calcext:value-type="float">
            <text:p>0.717994</text:p>
          </table:table-cell>
          <table:table-cell office:value-type="float" office:value="0" calcext:value-type="float">
            <text:p>0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925" calcext:value-type="float">
            <text:p>0.0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8994" calcext:value-type="float">
            <text:p>0.718994</text:p>
          </table:table-cell>
          <table:table-cell office:value-type="float" office:value="0" calcext:value-type="float">
            <text:p>0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9994" calcext:value-type="float">
            <text:p>0.719994</text:p>
          </table:table-cell>
          <table:table-cell office:value-type="float" office:value="0" calcext:value-type="float">
            <text:p>0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2" calcext:value-type="float">
            <text:p>0.02</text:p>
          </table:table-cell>
          <table:table-cell office:value-type="float" office:value="0.0939" calcext:value-type="float">
            <text:p>0.0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0994" calcext:value-type="float">
            <text:p>0.720994</text:p>
          </table:table-cell>
          <table:table-cell office:value-type="float" office:value="0" calcext:value-type="float">
            <text:p>0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935" calcext:value-type="float">
            <text:p>0.0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1994" calcext:value-type="float">
            <text:p>0.721994</text:p>
          </table:table-cell>
          <table:table-cell office:value-type="float" office:value="0" calcext:value-type="float">
            <text:p>0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919" calcext:value-type="float">
            <text:p>0.0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2994" calcext:value-type="float">
            <text:p>0.722994</text:p>
          </table:table-cell>
          <table:table-cell office:value-type="float" office:value="0" calcext:value-type="float">
            <text:p>0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909" calcext:value-type="float">
            <text:p>0.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3994" calcext:value-type="float">
            <text:p>0.723994</text:p>
          </table:table-cell>
          <table:table-cell office:value-type="float" office:value="0" calcext:value-type="float">
            <text:p>0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39" calcext:value-type="float">
            <text:p>0.0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4994" calcext:value-type="float">
            <text:p>0.724994</text:p>
          </table:table-cell>
          <table:table-cell office:value-type="float" office:value="0" calcext:value-type="float">
            <text:p>0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922" calcext:value-type="float">
            <text:p>0.0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994" calcext:value-type="float">
            <text:p>0.725994</text:p>
          </table:table-cell>
          <table:table-cell office:value-type="float" office:value="0" calcext:value-type="float">
            <text:p>0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957" calcext:value-type="float">
            <text:p>0.0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6994" calcext:value-type="float">
            <text:p>0.726994</text:p>
          </table:table-cell>
          <table:table-cell office:value-type="float" office:value="0" calcext:value-type="float">
            <text:p>0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7994" calcext:value-type="float">
            <text:p>0.727994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902" calcext:value-type="float">
            <text:p>0.0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8994" calcext:value-type="float">
            <text:p>0.728994</text:p>
          </table:table-cell>
          <table:table-cell office:value-type="float" office:value="0" calcext:value-type="float">
            <text:p>0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913" calcext:value-type="float">
            <text:p>0.0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9994" calcext:value-type="float">
            <text:p>0.729994</text:p>
          </table:table-cell>
          <table:table-cell office:value-type="float" office:value="0" calcext:value-type="float">
            <text:p>0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901" calcext:value-type="float">
            <text:p>0.0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994" calcext:value-type="float">
            <text:p>0.730994</text:p>
          </table:table-cell>
          <table:table-cell office:value-type="float" office:value="0" calcext:value-type="float">
            <text:p>0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924" calcext:value-type="float">
            <text:p>0.0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1994" calcext:value-type="float">
            <text:p>0.731994</text:p>
          </table:table-cell>
          <table:table-cell office:value-type="float" office:value="0" calcext:value-type="float">
            <text:p>0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894" calcext:value-type="float">
            <text:p>0.0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2994" calcext:value-type="float">
            <text:p>0.732994</text:p>
          </table:table-cell>
          <table:table-cell office:value-type="float" office:value="0" calcext:value-type="float">
            <text:p>0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889" calcext:value-type="float">
            <text:p>0.0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3994" calcext:value-type="float">
            <text:p>0.733994</text:p>
          </table:table-cell>
          <table:table-cell office:value-type="float" office:value="0" calcext:value-type="float">
            <text:p>0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895" calcext:value-type="float">
            <text:p>0.0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4994" calcext:value-type="float">
            <text:p>0.734994</text:p>
          </table:table-cell>
          <table:table-cell office:value-type="float" office:value="0" calcext:value-type="float">
            <text:p>0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994" calcext:value-type="float">
            <text:p>0.735994</text:p>
          </table:table-cell>
          <table:table-cell office:value-type="float" office:value="0" calcext:value-type="float">
            <text:p>0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91" calcext:value-type="float">
            <text:p>0.0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994" calcext:value-type="float">
            <text:p>0.736994</text:p>
          </table:table-cell>
          <table:table-cell office:value-type="float" office:value="0" calcext:value-type="float">
            <text:p>0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994" calcext:value-type="float">
            <text:p>0.737994</text:p>
          </table:table-cell>
          <table:table-cell office:value-type="float" office:value="0" calcext:value-type="float">
            <text:p>0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885" calcext:value-type="float">
            <text:p>0.0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8994" calcext:value-type="float">
            <text:p>0.738994</text:p>
          </table:table-cell>
          <table:table-cell office:value-type="float" office:value="0" calcext:value-type="float">
            <text:p>0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906" calcext:value-type="float">
            <text:p>0.0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9994" calcext:value-type="float">
            <text:p>0.739994</text:p>
          </table:table-cell>
          <table:table-cell office:value-type="float" office:value="0" calcext:value-type="float">
            <text:p>0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789" calcext:value-type="float">
            <text:p>0.0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0994" calcext:value-type="float">
            <text:p>0.740994</text:p>
          </table:table-cell>
          <table:table-cell office:value-type="float" office:value="0" calcext:value-type="float">
            <text:p>0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909" calcext:value-type="float">
            <text:p>0.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1994" calcext:value-type="float">
            <text:p>0.741994</text:p>
          </table:table-cell>
          <table:table-cell office:value-type="float" office:value="0" calcext:value-type="float">
            <text:p>0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872" calcext:value-type="float">
            <text:p>0.0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2994" calcext:value-type="float">
            <text:p>0.742994</text:p>
          </table:table-cell>
          <table:table-cell office:value-type="float" office:value="0" calcext:value-type="float">
            <text:p>0</text:p>
          </table:table-cell>
          <table:table-cell office:value-type="float" office:value="0.893" calcext:value-type="float">
            <text:p>0.893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862" calcext:value-type="float">
            <text:p>0.0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3994" calcext:value-type="float">
            <text:p>0.743994</text:p>
          </table:table-cell>
          <table:table-cell office:value-type="float" office:value="0" calcext:value-type="float">
            <text:p>0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928" calcext:value-type="float">
            <text:p>0.0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994" calcext:value-type="float">
            <text:p>0.744994</text:p>
          </table:table-cell>
          <table:table-cell office:value-type="float" office:value="0" calcext:value-type="float">
            <text:p>0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02" calcext:value-type="float">
            <text:p>0.02</text:p>
          </table:table-cell>
          <table:table-cell office:value-type="float" office:value="0.0869" calcext:value-type="float">
            <text:p>0.0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994" calcext:value-type="float">
            <text:p>0.745994</text:p>
          </table:table-cell>
          <table:table-cell office:value-type="float" office:value="0" calcext:value-type="float">
            <text:p>0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915" calcext:value-type="float">
            <text:p>0.0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994" calcext:value-type="float">
            <text:p>0.746994</text:p>
          </table:table-cell>
          <table:table-cell office:value-type="float" office:value="0" calcext:value-type="float">
            <text:p>0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7994" calcext:value-type="float">
            <text:p>0.747994</text:p>
          </table:table-cell>
          <table:table-cell office:value-type="float" office:value="0" calcext:value-type="float">
            <text:p>0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8994" calcext:value-type="float">
            <text:p>0.748994</text:p>
          </table:table-cell>
          <table:table-cell office:value-type="float" office:value="0" calcext:value-type="float">
            <text:p>0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866" calcext:value-type="float">
            <text:p>0.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9994" calcext:value-type="float">
            <text:p>0.749994</text:p>
          </table:table-cell>
          <table:table-cell office:value-type="float" office:value="0" calcext:value-type="float">
            <text:p>0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841" calcext:value-type="float">
            <text:p>0.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0994" calcext:value-type="float">
            <text:p>0.750994</text:p>
          </table:table-cell>
          <table:table-cell office:value-type="float" office:value="0" calcext:value-type="float">
            <text:p>0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847" calcext:value-type="float">
            <text:p>0.0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1994" calcext:value-type="float">
            <text:p>0.751994</text:p>
          </table:table-cell>
          <table:table-cell office:value-type="float" office:value="0" calcext:value-type="float">
            <text:p>0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843" calcext:value-type="float">
            <text:p>0.0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2994" calcext:value-type="float">
            <text:p>0.752994</text:p>
          </table:table-cell>
          <table:table-cell office:value-type="float" office:value="0" calcext:value-type="float">
            <text:p>0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787" calcext:value-type="float">
            <text:p>0.0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3994" calcext:value-type="float">
            <text:p>0.753994</text:p>
          </table:table-cell>
          <table:table-cell office:value-type="float" office:value="0" calcext:value-type="float">
            <text:p>0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869" calcext:value-type="float">
            <text:p>0.0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994" calcext:value-type="float">
            <text:p>0.754994</text:p>
          </table:table-cell>
          <table:table-cell office:value-type="float" office:value="0" calcext:value-type="float">
            <text:p>0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845" calcext:value-type="float">
            <text:p>0.0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5994" calcext:value-type="float">
            <text:p>0.755994</text:p>
          </table:table-cell>
          <table:table-cell office:value-type="float" office:value="0" calcext:value-type="float">
            <text:p>0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844" calcext:value-type="float">
            <text:p>0.0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6994" calcext:value-type="float">
            <text:p>0.756994</text:p>
          </table:table-cell>
          <table:table-cell office:value-type="float" office:value="0" calcext:value-type="float">
            <text:p>0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7994" calcext:value-type="float">
            <text:p>0.757994</text:p>
          </table:table-cell>
          <table:table-cell office:value-type="float" office:value="0" calcext:value-type="float">
            <text:p>0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57" calcext:value-type="float">
            <text:p>0.0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8994" calcext:value-type="float">
            <text:p>0.758994</text:p>
          </table:table-cell>
          <table:table-cell office:value-type="float" office:value="0" calcext:value-type="float">
            <text:p>0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808" calcext:value-type="float">
            <text:p>0.0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9994" calcext:value-type="float">
            <text:p>0.759994</text:p>
          </table:table-cell>
          <table:table-cell office:value-type="float" office:value="0" calcext:value-type="float">
            <text:p>0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834" calcext:value-type="float">
            <text:p>0.0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0994" calcext:value-type="float">
            <text:p>0.760994</text:p>
          </table:table-cell>
          <table:table-cell office:value-type="float" office:value="0" calcext:value-type="float">
            <text:p>0</text:p>
          </table:table-cell>
          <table:table-cell office:value-type="float" office:value="0.899" calcext:value-type="float">
            <text:p>0.899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814" calcext:value-type="float">
            <text:p>0.0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1994" calcext:value-type="float">
            <text:p>0.761994</text:p>
          </table:table-cell>
          <table:table-cell office:value-type="float" office:value="0" calcext:value-type="float">
            <text:p>0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791" calcext:value-type="float">
            <text:p>0.0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2994" calcext:value-type="float">
            <text:p>0.762994</text:p>
          </table:table-cell>
          <table:table-cell office:value-type="float" office:value="0" calcext:value-type="float">
            <text:p>0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787" calcext:value-type="float">
            <text:p>0.0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3994" calcext:value-type="float">
            <text:p>0.763994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806" calcext:value-type="float">
            <text:p>0.0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4994" calcext:value-type="float">
            <text:p>0.764994</text:p>
          </table:table-cell>
          <table:table-cell office:value-type="float" office:value="0" calcext:value-type="float">
            <text:p>0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825" calcext:value-type="float">
            <text:p>0.0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5994" calcext:value-type="float">
            <text:p>0.765994</text:p>
          </table:table-cell>
          <table:table-cell office:value-type="float" office:value="0" calcext:value-type="float">
            <text:p>0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834" calcext:value-type="float">
            <text:p>0.0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994" calcext:value-type="float">
            <text:p>0.766994</text:p>
          </table:table-cell>
          <table:table-cell office:value-type="float" office:value="0" calcext:value-type="float">
            <text:p>0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7994" calcext:value-type="float">
            <text:p>0.767994</text:p>
          </table:table-cell>
          <table:table-cell office:value-type="float" office:value="0" calcext:value-type="float">
            <text:p>0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832" calcext:value-type="float">
            <text:p>0.0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994" calcext:value-type="float">
            <text:p>0.768994</text:p>
          </table:table-cell>
          <table:table-cell office:value-type="float" office:value="0" calcext:value-type="float">
            <text:p>0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794" calcext:value-type="float">
            <text:p>0.0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9994" calcext:value-type="float">
            <text:p>0.769994</text:p>
          </table:table-cell>
          <table:table-cell office:value-type="float" office:value="0" calcext:value-type="float">
            <text:p>0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89" calcext:value-type="float">
            <text:p>0.0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994" calcext:value-type="float">
            <text:p>0.770994</text:p>
          </table:table-cell>
          <table:table-cell office:value-type="float" office:value="0" calcext:value-type="float">
            <text:p>0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769" calcext:value-type="float">
            <text:p>0.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1994" calcext:value-type="float">
            <text:p>0.771994</text:p>
          </table:table-cell>
          <table:table-cell office:value-type="float" office:value="0" calcext:value-type="float">
            <text:p>0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807" calcext:value-type="float">
            <text:p>0.0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2994" calcext:value-type="float">
            <text:p>0.772994</text:p>
          </table:table-cell>
          <table:table-cell office:value-type="float" office:value="0" calcext:value-type="float">
            <text:p>0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775" calcext:value-type="float">
            <text:p>0.0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3994" calcext:value-type="float">
            <text:p>0.773994</text:p>
          </table:table-cell>
          <table:table-cell office:value-type="float" office:value="0" calcext:value-type="float">
            <text:p>0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79" calcext:value-type="float">
            <text:p>0.0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4994" calcext:value-type="float">
            <text:p>0.774994</text:p>
          </table:table-cell>
          <table:table-cell office:value-type="float" office:value="0" calcext:value-type="float">
            <text:p>0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779" calcext:value-type="float">
            <text:p>0.0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994" calcext:value-type="float">
            <text:p>0.775994</text:p>
          </table:table-cell>
          <table:table-cell office:value-type="float" office:value="0" calcext:value-type="float">
            <text:p>0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773" calcext:value-type="float">
            <text:p>0.0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994" calcext:value-type="float">
            <text:p>0.776994</text:p>
          </table:table-cell>
          <table:table-cell office:value-type="float" office:value="0" calcext:value-type="float">
            <text:p>0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7994" calcext:value-type="float">
            <text:p>0.777994</text:p>
          </table:table-cell>
          <table:table-cell office:value-type="float" office:value="0" calcext:value-type="float">
            <text:p>0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783" calcext:value-type="float">
            <text:p>0.0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994" calcext:value-type="float">
            <text:p>0.778994</text:p>
          </table:table-cell>
          <table:table-cell office:value-type="float" office:value="0" calcext:value-type="float">
            <text:p>0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799" calcext:value-type="float">
            <text:p>0.0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9994" calcext:value-type="float">
            <text:p>0.779994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762" calcext:value-type="float">
            <text:p>0.0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0994" calcext:value-type="float">
            <text:p>0.780994</text:p>
          </table:table-cell>
          <table:table-cell office:value-type="float" office:value="0" calcext:value-type="float">
            <text:p>0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766" calcext:value-type="float">
            <text:p>0.0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1994" calcext:value-type="float">
            <text:p>0.781994</text:p>
          </table:table-cell>
          <table:table-cell office:value-type="float" office:value="0" calcext:value-type="float">
            <text:p>0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813" calcext:value-type="float">
            <text:p>0.0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2994" calcext:value-type="float">
            <text:p>0.782994</text:p>
          </table:table-cell>
          <table:table-cell office:value-type="float" office:value="0" calcext:value-type="float">
            <text:p>0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753" calcext:value-type="float">
            <text:p>0.0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3993" calcext:value-type="float">
            <text:p>0.783993</text:p>
          </table:table-cell>
          <table:table-cell office:value-type="float" office:value="0" calcext:value-type="float">
            <text:p>0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22" calcext:value-type="float">
            <text:p>0.0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993" calcext:value-type="float">
            <text:p>0.784993</text:p>
          </table:table-cell>
          <table:table-cell office:value-type="float" office:value="0" calcext:value-type="float">
            <text:p>0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756" calcext:value-type="float">
            <text:p>0.0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5993" calcext:value-type="float">
            <text:p>0.785993</text:p>
          </table:table-cell>
          <table:table-cell office:value-type="float" office:value="0" calcext:value-type="float">
            <text:p>0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806" calcext:value-type="float">
            <text:p>0.0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6993" calcext:value-type="float">
            <text:p>0.786993</text:p>
          </table:table-cell>
          <table:table-cell office:value-type="float" office:value="0" calcext:value-type="float">
            <text:p>0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783" calcext:value-type="float">
            <text:p>0.0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7993" calcext:value-type="float">
            <text:p>0.787993</text:p>
          </table:table-cell>
          <table:table-cell office:value-type="float" office:value="0" calcext:value-type="float">
            <text:p>0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77" calcext:value-type="float">
            <text:p>0.0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8993" calcext:value-type="float">
            <text:p>0.788993</text:p>
          </table:table-cell>
          <table:table-cell office:value-type="float" office:value="0" calcext:value-type="float">
            <text:p>0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777" calcext:value-type="float">
            <text:p>0.0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9993" calcext:value-type="float">
            <text:p>0.789993</text:p>
          </table:table-cell>
          <table:table-cell office:value-type="float" office:value="0" calcext:value-type="float">
            <text:p>0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756" calcext:value-type="float">
            <text:p>0.0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0993" calcext:value-type="float">
            <text:p>0.790993</text:p>
          </table:table-cell>
          <table:table-cell office:value-type="float" office:value="0" calcext:value-type="float">
            <text:p>0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746" calcext:value-type="float">
            <text:p>0.0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1993" calcext:value-type="float">
            <text:p>0.791993</text:p>
          </table:table-cell>
          <table:table-cell office:value-type="float" office:value="0" calcext:value-type="float">
            <text:p>0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47" calcext:value-type="float">
            <text:p>0.0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993" calcext:value-type="float">
            <text:p>0.792993</text:p>
          </table:table-cell>
          <table:table-cell office:value-type="float" office:value="0" calcext:value-type="float">
            <text:p>0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83" calcext:value-type="float">
            <text:p>0.0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3993" calcext:value-type="float">
            <text:p>0.793993</text:p>
          </table:table-cell>
          <table:table-cell office:value-type="float" office:value="0" calcext:value-type="float">
            <text:p>0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718" calcext:value-type="float">
            <text:p>0.0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4993" calcext:value-type="float">
            <text:p>0.794993</text:p>
          </table:table-cell>
          <table:table-cell office:value-type="float" office:value="0" calcext:value-type="float">
            <text:p>0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741" calcext:value-type="float">
            <text:p>0.0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993" calcext:value-type="float">
            <text:p>0.795993</text:p>
          </table:table-cell>
          <table:table-cell office:value-type="float" office:value="0" calcext:value-type="float">
            <text:p>0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21" calcext:value-type="float">
            <text:p>0.0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6993" calcext:value-type="float">
            <text:p>0.796993</text:p>
          </table:table-cell>
          <table:table-cell office:value-type="float" office:value="0" calcext:value-type="float">
            <text:p>0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732" calcext:value-type="float">
            <text:p>0.0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7993" calcext:value-type="float">
            <text:p>0.797993</text:p>
          </table:table-cell>
          <table:table-cell office:value-type="float" office:value="0" calcext:value-type="float">
            <text:p>0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784" calcext:value-type="float">
            <text:p>0.0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8993" calcext:value-type="float">
            <text:p>0.798993</text:p>
          </table:table-cell>
          <table:table-cell office:value-type="float" office:value="0" calcext:value-type="float">
            <text:p>0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696" calcext:value-type="float">
            <text:p>0.0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9993" calcext:value-type="float">
            <text:p>0.799993</text:p>
          </table:table-cell>
          <table:table-cell office:value-type="float" office:value="0" calcext:value-type="float">
            <text:p>0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729" calcext:value-type="float">
            <text:p>0.0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0993" calcext:value-type="float">
            <text:p>0.800993</text:p>
          </table:table-cell>
          <table:table-cell office:value-type="float" office:value="0" calcext:value-type="float">
            <text:p>0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702" calcext:value-type="float">
            <text:p>0.0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1993" calcext:value-type="float">
            <text:p>0.801993</text:p>
          </table:table-cell>
          <table:table-cell office:value-type="float" office:value="0" calcext:value-type="float">
            <text:p>0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717" calcext:value-type="float">
            <text:p>0.0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993" calcext:value-type="float">
            <text:p>0.802993</text:p>
          </table:table-cell>
          <table:table-cell office:value-type="float" office:value="0" calcext:value-type="float">
            <text:p>0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993" calcext:value-type="float">
            <text:p>0.803993</text:p>
          </table:table-cell>
          <table:table-cell office:value-type="float" office:value="0" calcext:value-type="float">
            <text:p>0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715" calcext:value-type="float">
            <text:p>0.0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4993" calcext:value-type="float">
            <text:p>0.804993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5993" calcext:value-type="float">
            <text:p>0.805993</text:p>
          </table:table-cell>
          <table:table-cell office:value-type="float" office:value="0" calcext:value-type="float">
            <text:p>0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709" calcext:value-type="float">
            <text:p>0.0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6993" calcext:value-type="float">
            <text:p>0.806993</text:p>
          </table:table-cell>
          <table:table-cell office:value-type="float" office:value="0" calcext:value-type="float">
            <text:p>0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679" calcext:value-type="float">
            <text:p>0.0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7993" calcext:value-type="float">
            <text:p>0.807993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06" calcext:value-type="float">
            <text:p>0.0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8993" calcext:value-type="float">
            <text:p>0.808993</text:p>
          </table:table-cell>
          <table:table-cell office:value-type="float" office:value="0" calcext:value-type="float">
            <text:p>0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75" calcext:value-type="float">
            <text:p>0.0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9993" calcext:value-type="float">
            <text:p>0.809993</text:p>
          </table:table-cell>
          <table:table-cell office:value-type="float" office:value="0" calcext:value-type="float">
            <text:p>0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78" calcext:value-type="float">
            <text:p>0.0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0993" calcext:value-type="float">
            <text:p>0.810993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694" calcext:value-type="float">
            <text:p>0.0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1993" calcext:value-type="float">
            <text:p>0.811993</text:p>
          </table:table-cell>
          <table:table-cell office:value-type="float" office:value="0" calcext:value-type="float">
            <text:p>0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683" calcext:value-type="float">
            <text:p>0.0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2993" calcext:value-type="float">
            <text:p>0.812993</text:p>
          </table:table-cell>
          <table:table-cell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3993" calcext:value-type="float">
            <text:p>0.813993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716" calcext:value-type="float">
            <text:p>0.0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4993" calcext:value-type="float">
            <text:p>0.814993</text:p>
          </table:table-cell>
          <table:table-cell office:value-type="float" office:value="0" calcext:value-type="float">
            <text:p>0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699" calcext:value-type="float">
            <text:p>0.0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5993" calcext:value-type="float">
            <text:p>0.815993</text:p>
          </table:table-cell>
          <table:table-cell office:value-type="float" office:value="0" calcext:value-type="float">
            <text:p>0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676" calcext:value-type="float">
            <text:p>0.0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993" calcext:value-type="float">
            <text:p>0.816993</text:p>
          </table:table-cell>
          <table:table-cell office:value-type="float" office:value="0" calcext:value-type="float">
            <text:p>0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92" calcext:value-type="float">
            <text:p>0.0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7993" calcext:value-type="float">
            <text:p>0.817993</text:p>
          </table:table-cell>
          <table:table-cell office:value-type="float" office:value="0" calcext:value-type="float">
            <text:p>0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79" calcext:value-type="float">
            <text:p>0.0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8993" calcext:value-type="float">
            <text:p>0.818993</text:p>
          </table:table-cell>
          <table:table-cell office:value-type="float" office:value="0" calcext:value-type="float">
            <text:p>0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14" calcext:value-type="float">
            <text:p>0.0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993" calcext:value-type="float">
            <text:p>0.819993</text:p>
          </table:table-cell>
          <table:table-cell office:value-type="float" office:value="0" calcext:value-type="float">
            <text:p>0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59" calcext:value-type="float">
            <text:p>0.0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0993" calcext:value-type="float">
            <text:p>0.820993</text:p>
          </table:table-cell>
          <table:table-cell office:value-type="float" office:value="0" calcext:value-type="float">
            <text:p>0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1993" calcext:value-type="float">
            <text:p>0.821993</text:p>
          </table:table-cell>
          <table:table-cell office:value-type="float" office:value="0" calcext:value-type="float">
            <text:p>0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681" calcext:value-type="float">
            <text:p>0.0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2993" calcext:value-type="float">
            <text:p>0.822993</text:p>
          </table:table-cell>
          <table:table-cell office:value-type="float" office:value="0" calcext:value-type="float">
            <text:p>0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611" calcext:value-type="float">
            <text:p>0.0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3993" calcext:value-type="float">
            <text:p>0.823993</text:p>
          </table:table-cell>
          <table:table-cell office:value-type="float" office:value="0" calcext:value-type="float">
            <text:p>0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702" calcext:value-type="float">
            <text:p>0.0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4993" calcext:value-type="float">
            <text:p>0.824993</text:p>
          </table:table-cell>
          <table:table-cell office:value-type="float" office:value="0" calcext:value-type="float">
            <text:p>0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673" calcext:value-type="float">
            <text:p>0.0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993" calcext:value-type="float">
            <text:p>0.825993</text:p>
          </table:table-cell>
          <table:table-cell office:value-type="float" office:value="0" calcext:value-type="float">
            <text:p>0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649" calcext:value-type="float">
            <text:p>0.0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993" calcext:value-type="float">
            <text:p>0.826993</text:p>
          </table:table-cell>
          <table:table-cell office:value-type="float" office:value="0" calcext:value-type="float">
            <text:p>0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33" calcext:value-type="float">
            <text:p>0.0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7993" calcext:value-type="float">
            <text:p>0.827993</text:p>
          </table:table-cell>
          <table:table-cell office:value-type="float" office:value="0" calcext:value-type="float">
            <text:p>0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693" calcext:value-type="float">
            <text:p>0.0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993" calcext:value-type="float">
            <text:p>0.828993</text:p>
          </table:table-cell>
          <table:table-cell office:value-type="float" office:value="0" calcext:value-type="float">
            <text:p>0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623" calcext:value-type="float">
            <text:p>0.0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993" calcext:value-type="float">
            <text:p>0.829993</text:p>
          </table:table-cell>
          <table:table-cell office:value-type="float" office:value="0" calcext:value-type="float">
            <text:p>0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654" calcext:value-type="float">
            <text:p>0.0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0993" calcext:value-type="float">
            <text:p>0.830993</text:p>
          </table:table-cell>
          <table:table-cell office:value-type="float" office:value="0" calcext:value-type="float">
            <text:p>0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629" calcext:value-type="float">
            <text:p>0.0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993" calcext:value-type="float">
            <text:p>0.831993</text:p>
          </table:table-cell>
          <table:table-cell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633" calcext:value-type="float">
            <text:p>0.0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2993" calcext:value-type="float">
            <text:p>0.832993</text:p>
          </table:table-cell>
          <table:table-cell office:value-type="float" office:value="0" calcext:value-type="float">
            <text:p>0</text:p>
          </table:table-cell>
          <table:table-cell office:value-type="float" office:value="0.926" calcext:value-type="float">
            <text:p>0.92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622" calcext:value-type="float">
            <text:p>0.0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993" calcext:value-type="float">
            <text:p>0.833993</text:p>
          </table:table-cell>
          <table:table-cell office:value-type="float" office:value="0" calcext:value-type="float">
            <text:p>0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639" calcext:value-type="float">
            <text:p>0.0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4993" calcext:value-type="float">
            <text:p>0.834993</text:p>
          </table:table-cell>
          <table:table-cell office:value-type="float" office:value="0" calcext:value-type="float">
            <text:p>0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643" calcext:value-type="float">
            <text:p>0.0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5993" calcext:value-type="float">
            <text:p>0.835993</text:p>
          </table:table-cell>
          <table:table-cell office:value-type="float" office:value="0" calcext:value-type="float">
            <text:p>0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626" calcext:value-type="float">
            <text:p>0.0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993" calcext:value-type="float">
            <text:p>0.836993</text:p>
          </table:table-cell>
          <table:table-cell office:value-type="float" office:value="0" calcext:value-type="float">
            <text:p>0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605" calcext:value-type="float">
            <text:p>0.0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7993" calcext:value-type="float">
            <text:p>0.837993</text:p>
          </table:table-cell>
          <table:table-cell office:value-type="float" office:value="0" calcext:value-type="float">
            <text:p>0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602" calcext:value-type="float">
            <text:p>0.0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8993" calcext:value-type="float">
            <text:p>0.838993</text:p>
          </table:table-cell>
          <table:table-cell office:value-type="float" office:value="0" calcext:value-type="float">
            <text:p>0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21" calcext:value-type="float">
            <text:p>0.0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9993" calcext:value-type="float">
            <text:p>0.839993</text:p>
          </table:table-cell>
          <table:table-cell office:value-type="float" office:value="0" calcext:value-type="float">
            <text:p>0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605" calcext:value-type="float">
            <text:p>0.0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993" calcext:value-type="float">
            <text:p>0.840993</text:p>
          </table:table-cell>
          <table:table-cell office:value-type="float" office:value="0" calcext:value-type="float">
            <text:p>0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603" calcext:value-type="float">
            <text:p>0.0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1993" calcext:value-type="float">
            <text:p>0.841993</text:p>
          </table:table-cell>
          <table:table-cell office:value-type="float" office:value="0" calcext:value-type="float">
            <text:p>0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624" calcext:value-type="float">
            <text:p>0.0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993" calcext:value-type="float">
            <text:p>0.842993</text:p>
          </table:table-cell>
          <table:table-cell office:value-type="float" office:value="0" calcext:value-type="float">
            <text:p>0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627" calcext:value-type="float">
            <text:p>0.0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3993" calcext:value-type="float">
            <text:p>0.843993</text:p>
          </table:table-cell>
          <table:table-cell office:value-type="float" office:value="0" calcext:value-type="float">
            <text:p>0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993" calcext:value-type="float">
            <text:p>0.844993</text:p>
          </table:table-cell>
          <table:table-cell office:value-type="float" office:value="0" calcext:value-type="float">
            <text:p>0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01" calcext:value-type="float">
            <text:p>0.0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5993" calcext:value-type="float">
            <text:p>0.845993</text:p>
          </table:table-cell>
          <table:table-cell office:value-type="float" office:value="0" calcext:value-type="float">
            <text:p>0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608" calcext:value-type="float">
            <text:p>0.0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6993" calcext:value-type="float">
            <text:p>0.846993</text:p>
          </table:table-cell>
          <table:table-cell office:value-type="float" office:value="0" calcext:value-type="float">
            <text:p>0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596" calcext:value-type="float">
            <text:p>0.0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7993" calcext:value-type="float">
            <text:p>0.847993</text:p>
          </table:table-cell>
          <table:table-cell office:value-type="float" office:value="0" calcext:value-type="float">
            <text:p>0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599" calcext:value-type="float">
            <text:p>0.0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8993" calcext:value-type="float">
            <text:p>0.848993</text:p>
          </table:table-cell>
          <table:table-cell office:value-type="float" office:value="0" calcext:value-type="float">
            <text:p>0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82" calcext:value-type="float">
            <text:p>0.0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9993" calcext:value-type="float">
            <text:p>0.849993</text:p>
          </table:table-cell>
          <table:table-cell office:value-type="float" office:value="0" calcext:value-type="float">
            <text:p>0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583" calcext:value-type="float">
            <text:p>0.0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993" calcext:value-type="float">
            <text:p>0.850993</text:p>
          </table:table-cell>
          <table:table-cell office:value-type="float" office:value="0" calcext:value-type="float">
            <text:p>0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1993" calcext:value-type="float">
            <text:p>0.851993</text:p>
          </table:table-cell>
          <table:table-cell office:value-type="float" office:value="0" calcext:value-type="float">
            <text:p>0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88" calcext:value-type="float">
            <text:p>0.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993" calcext:value-type="float">
            <text:p>0.852993</text:p>
          </table:table-cell>
          <table:table-cell office:value-type="float" office:value="0" calcext:value-type="float">
            <text:p>0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567" calcext:value-type="float">
            <text:p>0.0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3993" calcext:value-type="float">
            <text:p>0.853993</text:p>
          </table:table-cell>
          <table:table-cell office:value-type="float" office:value="0" calcext:value-type="float">
            <text:p>0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545" calcext:value-type="float">
            <text:p>0.0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993" calcext:value-type="float">
            <text:p>0.854993</text:p>
          </table:table-cell>
          <table:table-cell office:value-type="float" office:value="0" calcext:value-type="float">
            <text:p>0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547" calcext:value-type="float">
            <text:p>0.0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5993" calcext:value-type="float">
            <text:p>0.855993</text:p>
          </table:table-cell>
          <table:table-cell office:value-type="float" office:value="0" calcext:value-type="float">
            <text:p>0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563" calcext:value-type="float">
            <text:p>0.0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6993" calcext:value-type="float">
            <text:p>0.856993</text:p>
          </table:table-cell>
          <table:table-cell office:value-type="float" office:value="0" calcext:value-type="float">
            <text:p>0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596" calcext:value-type="float">
            <text:p>0.0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993" calcext:value-type="float">
            <text:p>0.857993</text:p>
          </table:table-cell>
          <table:table-cell office:value-type="float" office:value="0" calcext:value-type="float">
            <text:p>0</text:p>
          </table:table-cell>
          <table:table-cell office:value-type="float" office:value="0.938" calcext:value-type="float">
            <text:p>0.938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542" calcext:value-type="float">
            <text:p>0.0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8993" calcext:value-type="float">
            <text:p>0.858993</text:p>
          </table:table-cell>
          <table:table-cell office:value-type="float" office:value="0" calcext:value-type="float">
            <text:p>0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14" calcext:value-type="float">
            <text:p>0.0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993" calcext:value-type="float">
            <text:p>0.859993</text:p>
          </table:table-cell>
          <table:table-cell office:value-type="float" office:value="0" calcext:value-type="float">
            <text:p>0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537" calcext:value-type="float">
            <text:p>0.0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0993" calcext:value-type="float">
            <text:p>0.860993</text:p>
          </table:table-cell>
          <table:table-cell office:value-type="float" office:value="0" calcext:value-type="float">
            <text:p>0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1992" calcext:value-type="float">
            <text:p>0.861992</text:p>
          </table:table-cell>
          <table:table-cell office:value-type="float" office:value="0" calcext:value-type="float">
            <text:p>0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525" calcext:value-type="float">
            <text:p>0.0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2992" calcext:value-type="float">
            <text:p>0.862992</text:p>
          </table:table-cell>
          <table:table-cell office:value-type="float" office:value="0" calcext:value-type="float">
            <text:p>0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536" calcext:value-type="float">
            <text:p>0.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992" calcext:value-type="float">
            <text:p>0.863992</text:p>
          </table:table-cell>
          <table:table-cell office:value-type="float" office:value="0" calcext:value-type="float">
            <text:p>0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992" calcext:value-type="float">
            <text:p>0.864992</text:p>
          </table:table-cell>
          <table:table-cell office:value-type="float" office:value="0" calcext:value-type="float">
            <text:p>0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35" calcext:value-type="float">
            <text:p>0.0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5992" calcext:value-type="float">
            <text:p>0.865992</text:p>
          </table:table-cell>
          <table:table-cell office:value-type="float" office:value="0" calcext:value-type="float">
            <text:p>0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535" calcext:value-type="float">
            <text:p>0.0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6992" calcext:value-type="float">
            <text:p>0.866992</text:p>
          </table:table-cell>
          <table:table-cell office:value-type="float" office:value="0" calcext:value-type="float">
            <text:p>0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31" calcext:value-type="float">
            <text:p>0.0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992" calcext:value-type="float">
            <text:p>0.867992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992" calcext:value-type="float">
            <text:p>0.868992</text:p>
          </table:table-cell>
          <table:table-cell office:value-type="float" office:value="0" calcext:value-type="float">
            <text:p>0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519" calcext:value-type="float">
            <text:p>0.0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992" calcext:value-type="float">
            <text:p>0.869992</text:p>
          </table:table-cell>
          <table:table-cell office:value-type="float" office:value="0" calcext:value-type="float">
            <text:p>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992" calcext:value-type="float">
            <text:p>0.870992</text:p>
          </table:table-cell>
          <table:table-cell office:value-type="float" office:value="0" calcext:value-type="float">
            <text:p>0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36" calcext:value-type="float">
            <text:p>0.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1992" calcext:value-type="float">
            <text:p>0.871992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498" calcext:value-type="float">
            <text:p>0.0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2992" calcext:value-type="float">
            <text:p>0.872992</text:p>
          </table:table-cell>
          <table:table-cell office:value-type="float" office:value="0" calcext:value-type="float">
            <text:p>0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539" calcext:value-type="float">
            <text:p>0.0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3992" calcext:value-type="float">
            <text:p>0.873992</text:p>
          </table:table-cell>
          <table:table-cell office:value-type="float" office:value="0" calcext:value-type="float">
            <text:p>0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469" calcext:value-type="float">
            <text:p>0.0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992" calcext:value-type="float">
            <text:p>0.874992</text:p>
          </table:table-cell>
          <table:table-cell office:value-type="float" office:value="0" calcext:value-type="float">
            <text:p>0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481" calcext:value-type="float">
            <text:p>0.0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992" calcext:value-type="float">
            <text:p>0.875992</text:p>
          </table:table-cell>
          <table:table-cell office:value-type="float" office:value="0" calcext:value-type="float">
            <text:p>0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75" calcext:value-type="float">
            <text:p>0.0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992" calcext:value-type="float">
            <text:p>0.876992</text:p>
          </table:table-cell>
          <table:table-cell office:value-type="float" office:value="0" calcext:value-type="float">
            <text:p>0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21" calcext:value-type="float">
            <text:p>0.0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7992" calcext:value-type="float">
            <text:p>0.877992</text:p>
          </table:table-cell>
          <table:table-cell office:value-type="float" office:value="0" calcext:value-type="float">
            <text:p>0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524" calcext:value-type="float">
            <text:p>0.0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8992" calcext:value-type="float">
            <text:p>0.878992</text:p>
          </table:table-cell>
          <table:table-cell office:value-type="float" office:value="0" calcext:value-type="float">
            <text:p>0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479" calcext:value-type="float">
            <text:p>0.0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992" calcext:value-type="float">
            <text:p>0.879992</text:p>
          </table:table-cell>
          <table:table-cell office:value-type="float" office:value="0" calcext:value-type="float">
            <text:p>0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476" calcext:value-type="float">
            <text:p>0.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0992" calcext:value-type="float">
            <text:p>0.880992</text:p>
          </table:table-cell>
          <table:table-cell office:value-type="float" office:value="0" calcext:value-type="float">
            <text:p>0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469" calcext:value-type="float">
            <text:p>0.0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992" calcext:value-type="float">
            <text:p>0.881992</text:p>
          </table:table-cell>
          <table:table-cell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2992" calcext:value-type="float">
            <text:p>0.882992</text:p>
          </table:table-cell>
          <table:table-cell office:value-type="float" office:value="0" calcext:value-type="float">
            <text:p>0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471" calcext:value-type="float">
            <text:p>0.0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3992" calcext:value-type="float">
            <text:p>0.883992</text:p>
          </table:table-cell>
          <table:table-cell office:value-type="float" office:value="0" calcext:value-type="float">
            <text:p>0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461" calcext:value-type="float">
            <text:p>0.0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4992" calcext:value-type="float">
            <text:p>0.884992</text:p>
          </table:table-cell>
          <table:table-cell office:value-type="float" office:value="0" calcext:value-type="float">
            <text:p>0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5992" calcext:value-type="float">
            <text:p>0.885992</text:p>
          </table:table-cell>
          <table:table-cell office:value-type="float" office:value="0" calcext:value-type="float">
            <text:p>0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6992" calcext:value-type="float">
            <text:p>0.886992</text:p>
          </table:table-cell>
          <table:table-cell office:value-type="float" office:value="0" calcext:value-type="float">
            <text:p>0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7992" calcext:value-type="float">
            <text:p>0.887992</text:p>
          </table:table-cell>
          <table:table-cell office:value-type="float" office:value="0" calcext:value-type="float">
            <text:p>0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437" calcext:value-type="float">
            <text:p>0.0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992" calcext:value-type="float">
            <text:p>0.888992</text:p>
          </table:table-cell>
          <table:table-cell office:value-type="float" office:value="0" calcext:value-type="float">
            <text:p>0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992" calcext:value-type="float">
            <text:p>0.889992</text:p>
          </table:table-cell>
          <table:table-cell office:value-type="float" office:value="0" calcext:value-type="float">
            <text:p>0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429" calcext:value-type="float">
            <text:p>0.0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0992" calcext:value-type="float">
            <text:p>0.890992</text:p>
          </table:table-cell>
          <table:table-cell office:value-type="float" office:value="0" calcext:value-type="float">
            <text:p>0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29" calcext:value-type="float">
            <text:p>0.0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1992" calcext:value-type="float">
            <text:p>0.891992</text:p>
          </table:table-cell>
          <table:table-cell office:value-type="float" office:value="0" calcext:value-type="float">
            <text:p>0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48" calcext:value-type="float">
            <text:p>0.0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2992" calcext:value-type="float">
            <text:p>0.892992</text:p>
          </table:table-cell>
          <table:table-cell office:value-type="float" office:value="0" calcext:value-type="float">
            <text:p>0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427" calcext:value-type="float">
            <text:p>0.0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3992" calcext:value-type="float">
            <text:p>0.893992</text:p>
          </table:table-cell>
          <table:table-cell office:value-type="float" office:value="0" calcext:value-type="float">
            <text:p>0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453" calcext:value-type="float">
            <text:p>0.0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4992" calcext:value-type="float">
            <text:p>0.894992</text:p>
          </table:table-cell>
          <table:table-cell office:value-type="float" office:value="0" calcext:value-type="float">
            <text:p>0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459" calcext:value-type="float">
            <text:p>0.0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5992" calcext:value-type="float">
            <text:p>0.895992</text:p>
          </table:table-cell>
          <table:table-cell office:value-type="float" office:value="0" calcext:value-type="float">
            <text:p>0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441" calcext:value-type="float">
            <text:p>0.0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6992" calcext:value-type="float">
            <text:p>0.896992</text:p>
          </table:table-cell>
          <table:table-cell office:value-type="float" office:value="0" calcext:value-type="float">
            <text:p>0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443" calcext:value-type="float">
            <text:p>0.0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7992" calcext:value-type="float">
            <text:p>0.897992</text:p>
          </table:table-cell>
          <table:table-cell office:value-type="float" office:value="0" calcext:value-type="float">
            <text:p>0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992" calcext:value-type="float">
            <text:p>0.898992</text:p>
          </table:table-cell>
          <table:table-cell office:value-type="float" office:value="0" calcext:value-type="float">
            <text:p>0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401" calcext:value-type="float">
            <text:p>0.0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992" calcext:value-type="float">
            <text:p>0.899992</text:p>
          </table:table-cell>
          <table:table-cell office:value-type="float" office:value="0" calcext:value-type="float">
            <text:p>0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397" calcext:value-type="float">
            <text:p>0.0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0992" calcext:value-type="float">
            <text:p>0.900992</text:p>
          </table:table-cell>
          <table:table-cell office:value-type="float" office:value="0" calcext:value-type="float">
            <text:p>0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32" calcext:value-type="float">
            <text:p>0.0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1992" calcext:value-type="float">
            <text:p>0.901992</text:p>
          </table:table-cell>
          <table:table-cell office:value-type="float" office:value="0" calcext:value-type="float">
            <text:p>0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394" calcext:value-type="float">
            <text:p>0.0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2992" calcext:value-type="float">
            <text:p>0.902992</text:p>
          </table:table-cell>
          <table:table-cell office:value-type="float" office:value="0" calcext:value-type="float">
            <text:p>0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992" calcext:value-type="float">
            <text:p>0.903992</text:p>
          </table:table-cell>
          <table:table-cell office:value-type="float" office:value="0" calcext:value-type="float">
            <text:p>0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41" calcext:value-type="float">
            <text:p>0.0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4992" calcext:value-type="float">
            <text:p>0.904992</text:p>
          </table:table-cell>
          <table:table-cell office:value-type="float" office:value="0" calcext:value-type="float">
            <text:p>0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396" calcext:value-type="float">
            <text:p>0.0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5992" calcext:value-type="float">
            <text:p>0.905992</text:p>
          </table:table-cell>
          <table:table-cell office:value-type="float" office:value="0" calcext:value-type="float">
            <text:p>0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377" calcext:value-type="float">
            <text:p>0.0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6992" calcext:value-type="float">
            <text:p>0.906992</text:p>
          </table:table-cell>
          <table:table-cell office:value-type="float" office:value="0" calcext:value-type="float">
            <text:p>0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7992" calcext:value-type="float">
            <text:p>0.907992</text:p>
          </table:table-cell>
          <table:table-cell office:value-type="float" office:value="0" calcext:value-type="float">
            <text:p>0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8992" calcext:value-type="float">
            <text:p>0.908992</text:p>
          </table:table-cell>
          <table:table-cell office:value-type="float" office:value="0" calcext:value-type="float">
            <text:p>0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402" calcext:value-type="float">
            <text:p>0.0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992" calcext:value-type="float">
            <text:p>0.909992</text:p>
          </table:table-cell>
          <table:table-cell office:value-type="float" office:value="0" calcext:value-type="float">
            <text:p>0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365" calcext:value-type="float">
            <text:p>0.0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0992" calcext:value-type="float">
            <text:p>0.910992</text:p>
          </table:table-cell>
          <table:table-cell office:value-type="float" office:value="0" calcext:value-type="float">
            <text:p>0</text:p>
          </table:table-cell>
          <table:table-cell office:value-type="float" office:value="0.9605" calcext:value-type="float">
            <text:p>0.96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353" calcext:value-type="float">
            <text:p>0.0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992" calcext:value-type="float">
            <text:p>0.911992</text:p>
          </table:table-cell>
          <table:table-cell office:value-type="float" office:value="0" calcext:value-type="float">
            <text:p>0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84" calcext:value-type="float">
            <text:p>0.0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992" calcext:value-type="float">
            <text:p>0.912992</text:p>
          </table:table-cell>
          <table:table-cell office:value-type="float" office:value="0" calcext:value-type="float">
            <text:p>0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74" calcext:value-type="float">
            <text:p>0.0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3992" calcext:value-type="float">
            <text:p>0.913992</text:p>
          </table:table-cell>
          <table:table-cell office:value-type="float" office:value="0" calcext:value-type="float">
            <text:p>0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59" calcext:value-type="float">
            <text:p>0.0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992" calcext:value-type="float">
            <text:p>0.914992</text:p>
          </table:table-cell>
          <table:table-cell office:value-type="float" office:value="0" calcext:value-type="float">
            <text:p>0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61" calcext:value-type="float">
            <text:p>0.0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992" calcext:value-type="float">
            <text:p>0.915992</text:p>
          </table:table-cell>
          <table:table-cell office:value-type="float" office:value="0" calcext:value-type="float">
            <text:p>0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75" calcext:value-type="float">
            <text:p>0.0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992" calcext:value-type="float">
            <text:p>0.916992</text:p>
          </table:table-cell>
          <table:table-cell office:value-type="float" office:value="0" calcext:value-type="float">
            <text:p>0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66" calcext:value-type="float">
            <text:p>0.0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7992" calcext:value-type="float">
            <text:p>0.917992</text:p>
          </table:table-cell>
          <table:table-cell office:value-type="float" office:value="0" calcext:value-type="float">
            <text:p>0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27" calcext:value-type="float">
            <text:p>0.0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8992" calcext:value-type="float">
            <text:p>0.918992</text:p>
          </table:table-cell>
          <table:table-cell office:value-type="float" office:value="0" calcext:value-type="float">
            <text:p>0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8" calcext:value-type="float">
            <text:p>0.0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992" calcext:value-type="float">
            <text:p>0.919992</text:p>
          </table:table-cell>
          <table:table-cell office:value-type="float" office:value="0" calcext:value-type="float">
            <text:p>0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992" calcext:value-type="float">
            <text:p>0.920992</text:p>
          </table:table-cell>
          <table:table-cell office:value-type="float" office:value="0" calcext:value-type="float">
            <text:p>0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337" calcext:value-type="float">
            <text:p>0.0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1992" calcext:value-type="float">
            <text:p>0.921992</text:p>
          </table:table-cell>
          <table:table-cell office:value-type="float" office:value="0" calcext:value-type="float">
            <text:p>0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992" calcext:value-type="float">
            <text:p>0.922992</text:p>
          </table:table-cell>
          <table:table-cell office:value-type="float" office:value="0" calcext:value-type="float">
            <text:p>0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54" calcext:value-type="float">
            <text:p>0.0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992" calcext:value-type="float">
            <text:p>0.923992</text:p>
          </table:table-cell>
          <table:table-cell office:value-type="float" office:value="0" calcext:value-type="float">
            <text:p>0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39" calcext:value-type="float">
            <text:p>0.0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992" calcext:value-type="float">
            <text:p>0.924992</text:p>
          </table:table-cell>
          <table:table-cell office:value-type="float" office:value="0" calcext:value-type="float">
            <text:p>0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322" calcext:value-type="float">
            <text:p>0.0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992" calcext:value-type="float">
            <text:p>0.925992</text:p>
          </table:table-cell>
          <table:table-cell office:value-type="float" office:value="0" calcext:value-type="float">
            <text:p>0</text:p>
          </table:table-cell>
          <table:table-cell office:value-type="float" office:value="0.9646" calcext:value-type="float">
            <text:p>0.964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4" calcext:value-type="float">
            <text:p>0.0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992" calcext:value-type="float">
            <text:p>0.926992</text:p>
          </table:table-cell>
          <table:table-cell office:value-type="float" office:value="0" calcext:value-type="float">
            <text:p>0</text:p>
          </table:table-cell>
          <table:table-cell office:value-type="float" office:value="0.9646" calcext:value-type="float">
            <text:p>0.964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28" calcext:value-type="float">
            <text:p>0.0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7992" calcext:value-type="float">
            <text:p>0.927992</text:p>
          </table:table-cell>
          <table:table-cell office:value-type="float" office:value="0" calcext:value-type="float">
            <text:p>0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86" calcext:value-type="float">
            <text:p>0.0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992" calcext:value-type="float">
            <text:p>0.928992</text:p>
          </table:table-cell>
          <table:table-cell office:value-type="float" office:value="0" calcext:value-type="float">
            <text:p>0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17" calcext:value-type="float">
            <text:p>0.0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992" calcext:value-type="float">
            <text:p>0.929992</text:p>
          </table:table-cell>
          <table:table-cell office:value-type="float" office:value="0" calcext:value-type="float">
            <text:p>0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21" calcext:value-type="float">
            <text:p>0.0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992" calcext:value-type="float">
            <text:p>0.930992</text:p>
          </table:table-cell>
          <table:table-cell office:value-type="float" office:value="0" calcext:value-type="float">
            <text:p>0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86" calcext:value-type="float">
            <text:p>0.0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1992" calcext:value-type="float">
            <text:p>0.931992</text:p>
          </table:table-cell>
          <table:table-cell office:value-type="float" office:value="0" calcext:value-type="float">
            <text:p>0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99" calcext:value-type="float">
            <text:p>0.0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992" calcext:value-type="float">
            <text:p>0.932992</text:p>
          </table:table-cell>
          <table:table-cell office:value-type="float" office:value="0" calcext:value-type="float">
            <text:p>0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87" calcext:value-type="float">
            <text:p>0.0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3992" calcext:value-type="float">
            <text:p>0.933992</text:p>
          </table:table-cell>
          <table:table-cell office:value-type="float" office:value="0" calcext:value-type="float">
            <text:p>0</text:p>
          </table:table-cell>
          <table:table-cell office:value-type="float" office:value="0.9647" calcext:value-type="float">
            <text:p>0.96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25" calcext:value-type="float">
            <text:p>0.0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4992" calcext:value-type="float">
            <text:p>0.934992</text:p>
          </table:table-cell>
          <table:table-cell office:value-type="float" office:value="0" calcext:value-type="float">
            <text:p>0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83" calcext:value-type="float">
            <text:p>0.0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5992" calcext:value-type="float">
            <text:p>0.935992</text:p>
          </table:table-cell>
          <table:table-cell office:value-type="float" office:value="0" calcext:value-type="float">
            <text:p>0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92" calcext:value-type="float">
            <text:p>0.0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992" calcext:value-type="float">
            <text:p>0.936992</text:p>
          </table:table-cell>
          <table:table-cell office:value-type="float" office:value="0" calcext:value-type="float">
            <text:p>0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09" calcext:value-type="float">
            <text:p>0.0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992" calcext:value-type="float">
            <text:p>0.937992</text:p>
          </table:table-cell>
          <table:table-cell office:value-type="float" office:value="0" calcext:value-type="float">
            <text:p>0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293" calcext:value-type="float">
            <text:p>0.0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8991" calcext:value-type="float">
            <text:p>0.938991</text:p>
          </table:table-cell>
          <table:table-cell office:value-type="float" office:value="0" calcext:value-type="float">
            <text:p>0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8" calcext:value-type="float">
            <text:p>0.0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991" calcext:value-type="float">
            <text:p>0.939991</text:p>
          </table:table-cell>
          <table:table-cell office:value-type="float" office:value="0" calcext:value-type="float">
            <text:p>0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279" calcext:value-type="float">
            <text:p>0.0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0991" calcext:value-type="float">
            <text:p>0.940991</text:p>
          </table:table-cell>
          <table:table-cell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56" calcext:value-type="float">
            <text:p>0.0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991" calcext:value-type="float">
            <text:p>0.941991</text:p>
          </table:table-cell>
          <table:table-cell office:value-type="float" office:value="0" calcext:value-type="float">
            <text:p>0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2991" calcext:value-type="float">
            <text:p>0.942991</text:p>
          </table:table-cell>
          <table:table-cell office:value-type="float" office:value="0" calcext:value-type="float">
            <text:p>0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51" calcext:value-type="float">
            <text:p>0.0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991" calcext:value-type="float">
            <text:p>0.943991</text:p>
          </table:table-cell>
          <table:table-cell office:value-type="float" office:value="0" calcext:value-type="float">
            <text:p>0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62" calcext:value-type="float">
            <text:p>0.0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4991" calcext:value-type="float">
            <text:p>0.944991</text:p>
          </table:table-cell>
          <table:table-cell office:value-type="float" office:value="0" calcext:value-type="float">
            <text:p>0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8" calcext:value-type="float">
            <text:p>0.0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991" calcext:value-type="float">
            <text:p>0.945991</text:p>
          </table:table-cell>
          <table:table-cell office:value-type="float" office:value="0" calcext:value-type="float">
            <text:p>0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47" calcext:value-type="float">
            <text:p>0.0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991" calcext:value-type="float">
            <text:p>0.946991</text:p>
          </table:table-cell>
          <table:table-cell office:value-type="float" office:value="0" calcext:value-type="float">
            <text:p>0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32" calcext:value-type="float">
            <text:p>0.0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991" calcext:value-type="float">
            <text:p>0.947991</text:p>
          </table:table-cell>
          <table:table-cell office:value-type="float" office:value="0" calcext:value-type="float">
            <text:p>0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8991" calcext:value-type="float">
            <text:p>0.948991</text:p>
          </table:table-cell>
          <table:table-cell office:value-type="float" office:value="0" calcext:value-type="float">
            <text:p>0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991" calcext:value-type="float">
            <text:p>0.949991</text:p>
          </table:table-cell>
          <table:table-cell office:value-type="float" office:value="0" calcext:value-type="float">
            <text:p>0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0991" calcext:value-type="float">
            <text:p>0.950991</text:p>
          </table:table-cell>
          <table:table-cell office:value-type="float" office:value="0" calcext:value-type="float">
            <text:p>0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27" calcext:value-type="float">
            <text:p>0.0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991" calcext:value-type="float">
            <text:p>0.951991</text:p>
          </table:table-cell>
          <table:table-cell office:value-type="float" office:value="0" calcext:value-type="float">
            <text:p>0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91" calcext:value-type="float">
            <text:p>0.0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2991" calcext:value-type="float">
            <text:p>0.952991</text:p>
          </table:table-cell>
          <table:table-cell office:value-type="float" office:value="0" calcext:value-type="float">
            <text:p>0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991" calcext:value-type="float">
            <text:p>0.953991</text:p>
          </table:table-cell>
          <table:table-cell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4991" calcext:value-type="float">
            <text:p>0.954991</text:p>
          </table:table-cell>
          <table:table-cell office:value-type="float" office:value="0" calcext:value-type="float">
            <text:p>0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6" calcext:value-type="float">
            <text:p>0.0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991" calcext:value-type="float">
            <text:p>0.955991</text:p>
          </table:table-cell>
          <table:table-cell office:value-type="float" office:value="0" calcext:value-type="float">
            <text:p>0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991" calcext:value-type="float">
            <text:p>0.956991</text:p>
          </table:table-cell>
          <table:table-cell office:value-type="float" office:value="0" calcext:value-type="float">
            <text:p>0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06" calcext:value-type="float">
            <text:p>0.0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991" calcext:value-type="float">
            <text:p>0.957991</text:p>
          </table:table-cell>
          <table:table-cell office:value-type="float" office:value="0" calcext:value-type="float">
            <text:p>0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02" calcext:value-type="float">
            <text:p>0.0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991" calcext:value-type="float">
            <text:p>0.958991</text:p>
          </table:table-cell>
          <table:table-cell office:value-type="float" office:value="0" calcext:value-type="float">
            <text:p>0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72" calcext:value-type="float">
            <text:p>0.0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991" calcext:value-type="float">
            <text:p>0.959991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98" calcext:value-type="float">
            <text:p>0.0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991" calcext:value-type="float">
            <text:p>0.960991</text:p>
          </table:table-cell>
          <table:table-cell office:value-type="float" office:value="0" calcext:value-type="float">
            <text:p>0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87" calcext:value-type="float">
            <text:p>0.0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1991" calcext:value-type="float">
            <text:p>0.96199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88" calcext:value-type="float">
            <text:p>0.0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991" calcext:value-type="float">
            <text:p>0.962991</text:p>
          </table:table-cell>
          <table:table-cell office:value-type="float" office:value="0" calcext:value-type="float">
            <text:p>0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36" calcext:value-type="float">
            <text:p>0.0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991" calcext:value-type="float">
            <text:p>0.963991</text:p>
          </table:table-cell>
          <table:table-cell office:value-type="float" office:value="0" calcext:value-type="float">
            <text:p>0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2" calcext:value-type="float">
            <text:p>0.0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991" calcext:value-type="float">
            <text:p>0.964991</text:p>
          </table:table-cell>
          <table:table-cell office:value-type="float" office:value="0" calcext:value-type="float">
            <text:p>0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991" calcext:value-type="float">
            <text:p>0.965991</text:p>
          </table:table-cell>
          <table:table-cell office:value-type="float" office:value="0" calcext:value-type="float">
            <text:p>0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57" calcext:value-type="float">
            <text:p>0.0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991" calcext:value-type="float">
            <text:p>0.966991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65" calcext:value-type="float">
            <text:p>0.0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991" calcext:value-type="float">
            <text:p>0.967991</text:p>
          </table:table-cell>
          <table:table-cell office:value-type="float" office:value="0" calcext:value-type="float">
            <text:p>0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55" calcext:value-type="float">
            <text:p>0.0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991" calcext:value-type="float">
            <text:p>0.968991</text:p>
          </table:table-cell>
          <table:table-cell office:value-type="float" office:value="0" calcext:value-type="float">
            <text:p>0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51" calcext:value-type="float">
            <text:p>0.0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991" calcext:value-type="float">
            <text:p>0.969991</text:p>
          </table:table-cell>
          <table:table-cell office:value-type="float" office:value="0" calcext:value-type="float">
            <text:p>0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991" calcext:value-type="float">
            <text:p>0.970991</text:p>
          </table:table-cell>
          <table:table-cell office:value-type="float" office:value="0" calcext:value-type="float">
            <text:p>0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4" calcext:value-type="float">
            <text:p>0.0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991" calcext:value-type="float">
            <text:p>0.971991</text:p>
          </table:table-cell>
          <table:table-cell office:value-type="float" office:value="0" calcext:value-type="float">
            <text:p>0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7" calcext:value-type="float">
            <text:p>0.0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991" calcext:value-type="float">
            <text:p>0.972991</text:p>
          </table:table-cell>
          <table:table-cell office:value-type="float" office:value="0" calcext:value-type="float">
            <text:p>0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991" calcext:value-type="float">
            <text:p>0.973991</text:p>
          </table:table-cell>
          <table:table-cell office:value-type="float" office:value="0" calcext:value-type="float">
            <text:p>0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31" calcext:value-type="float">
            <text:p>0.0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991" calcext:value-type="float">
            <text:p>0.974991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991" calcext:value-type="float">
            <text:p>0.975991</text:p>
          </table:table-cell>
          <table:table-cell office:value-type="float" office:value="0" calcext:value-type="float">
            <text:p>0</text:p>
          </table:table-cell>
          <table:table-cell office:value-type="float" office:value="0.9888" calcext:value-type="float">
            <text:p>0.9888</text:p>
          </table:table-cell>
          <table:table-cell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991" calcext:value-type="float">
            <text:p>0.976991</text:p>
          </table:table-cell>
          <table:table-cell office:value-type="float" office:value="0" calcext:value-type="float">
            <text:p>0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991" calcext:value-type="float">
            <text:p>0.977991</text:p>
          </table:table-cell>
          <table:table-cell office:value-type="float" office:value="0" calcext:value-type="float">
            <text:p>0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991" calcext:value-type="float">
            <text:p>0.978991</text:p>
          </table:table-cell>
          <table:table-cell office:value-type="float" office:value="0" calcext:value-type="float">
            <text:p>0</text:p>
          </table:table-cell>
          <table:table-cell office:value-type="float" office:value="0.9893" calcext:value-type="float">
            <text:p>0.9893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991" calcext:value-type="float">
            <text:p>0.979991</text:p>
          </table:table-cell>
          <table:table-cell office:value-type="float" office:value="0" calcext:value-type="float">
            <text:p>0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991" calcext:value-type="float">
            <text:p>0.980991</text:p>
          </table:table-cell>
          <table:table-cell office:value-type="float" office:value="0" calcext:value-type="float">
            <text:p>0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91" calcext:value-type="float">
            <text:p>0.0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991" calcext:value-type="float">
            <text:p>0.981991</text:p>
          </table:table-cell>
          <table:table-cell office:value-type="float" office:value="0" calcext:value-type="float">
            <text:p>0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93" calcext:value-type="float">
            <text:p>0.0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991" calcext:value-type="float">
            <text:p>0.982991</text:p>
          </table:table-cell>
          <table:table-cell office:value-type="float" office:value="0" calcext:value-type="float">
            <text:p>0</text:p>
          </table:table-cell>
          <table:table-cell office:value-type="float" office:value="0.9919" calcext:value-type="float">
            <text:p>0.9919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991" calcext:value-type="float">
            <text:p>0.983991</text:p>
          </table:table-cell>
          <table:table-cell office:value-type="float" office:value="0" calcext:value-type="float">
            <text:p>0</text:p>
          </table:table-cell>
          <table:table-cell office:value-type="float" office:value="0.9932" calcext:value-type="float">
            <text:p>0.9932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991" calcext:value-type="float">
            <text:p>0.984991</text:p>
          </table:table-cell>
          <table:table-cell office:value-type="float" office:value="0" calcext:value-type="float">
            <text:p>0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4" calcext:value-type="float">
            <text:p>0.0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991" calcext:value-type="float">
            <text:p>0.985991</text:p>
          </table:table-cell>
          <table:table-cell office:value-type="float" office:value="0" calcext:value-type="float">
            <text:p>0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7" calcext:value-type="float">
            <text:p>0.0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991" calcext:value-type="float">
            <text:p>0.986991</text:p>
          </table:table-cell>
          <table:table-cell office:value-type="float" office:value="0" calcext:value-type="float">
            <text:p>0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3" calcext:value-type="float">
            <text:p>0.0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991" calcext:value-type="float">
            <text:p>0.987991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991" calcext:value-type="float">
            <text:p>0.988991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5" calcext:value-type="float">
            <text:p>0.0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991" calcext:value-type="float">
            <text:p>0.989991</text:p>
          </table:table-cell>
          <table:table-cell office:value-type="float" office:value="0" calcext:value-type="float">
            <text:p>0</text:p>
          </table:table-cell>
          <table:table-cell office:value-type="float" office:value="0.9963" calcext:value-type="float">
            <text:p>0.996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991" calcext:value-type="float">
            <text:p>0.990991</text:p>
          </table:table-cell>
          <table:table-cell office:value-type="float" office:value="0" calcext:value-type="float">
            <text:p>0</text:p>
          </table:table-cell>
          <table:table-cell office:value-type="float" office:value="0.9962" calcext:value-type="float">
            <text:p>0.996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991" calcext:value-type="float">
            <text:p>0.991991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991" calcext:value-type="float">
            <text:p>0.992991</text:p>
          </table:table-cell>
          <table:table-cell office:value-type="float" office:value="0" calcext:value-type="float">
            <text:p>0</text:p>
          </table:table-cell>
          <table:table-cell office:value-type="float" office:value="0.9973" calcext:value-type="float">
            <text:p>0.9973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991" calcext:value-type="float">
            <text:p>0.993991</text:p>
          </table:table-cell>
          <table:table-cell office:value-type="float" office:value="0" calcext:value-type="float">
            <text:p>0</text:p>
          </table:table-cell>
          <table:table-cell office:value-type="float" office:value="0.9966" calcext:value-type="float">
            <text:p>0.9966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991" calcext:value-type="float">
            <text:p>0.99499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991" calcext:value-type="float">
            <text:p>0.995991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991" calcext:value-type="float">
            <text:p>0.996991</text:p>
          </table:table-cell>
          <table:table-cell office:value-type="float" office:value="0" calcext:value-type="float">
            <text:p>0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991" calcext:value-type="float">
            <text:p>0.997991</text:p>
          </table:table-cell>
          <table:table-cell office:value-type="float" office:value="0" calcext:value-type="float">
            <text:p>0</text:p>
          </table:table-cell>
          <table:table-cell office:value-type="float" office:value="0.9984" calcext:value-type="float">
            <text:p>0.9984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991" calcext:value-type="float">
            <text:p>0.998991</text:p>
          </table:table-cell>
          <table:table-cell office:value-type="float" office:value="0" calcext:value-type="float">
            <text:p>0</text:p>
          </table:table-cell>
          <table:table-cell office:value-type="float" office:value="0.9996" calcext:value-type="float">
            <text:p>0.9996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099" calcext:value-type="float">
            <text:p>1.000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5T15:43:03.537000000</dc:date>
    <meta:editing-duration>PT1M35S</meta:editing-duration>
    <meta:editing-cycles>1</meta:editing-cycles>
    <meta:document-statistic meta:table-count="1" meta:cell-count="7014" meta:object-count="1"/>
    <meta:generator>LibreOffice/6.2.2.2$Windows_X86_64 LibreOffice_project/2b840030fec2aae0fd2658d8d4f9548af4e3518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859cm" svg:height="14.823cm" xlink:href=".." xlink:type="simple" chart:class="chart:scatter" chart:style-name="ch1">
        <chart:legend chart:legend-position="end" svg:x="26.514cm" svg:y="6.116cm" style:legend-expansion="high" chart:style-name="ch2"/>
        <chart:plot-area chart:style-name="ch3" table:cell-range-address="out.A1:out.A1002 out.C1:out.G1002" chart:data-source-has-labels="row" svg:x="0.657cm" svg:y="0.296cm" svg:width="25.2cm" svg:height="14.231cm">
          <chartooo:coordinate-region svg:x="1.384cm" svg:y="0.496cm" svg:width="24.233cm" svg:height="13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C2:out.C1002" chart:label-cell-address="out.C1:out.C1" chart:class="chart:scatter">
            <chart:domain table:cell-range-address="out.A2:out.A1002"/>
            <chart:data-point chart:repeated="1001"/>
          </chart:series>
          <chart:series chart:style-name="ch7" chart:values-cell-range-address="out.D2:out.D1002" chart:label-cell-address="out.D1:out.D1" chart:class="chart:scatter">
            <chart:data-point chart:repeated="1001"/>
          </chart:series>
          <chart:series chart:style-name="ch8" chart:values-cell-range-address="out.E2:out.E1002" chart:label-cell-address="out.E1:out.E1" chart:class="chart:scatter">
            <chart:data-point chart:repeated="1001"/>
          </chart:series>
          <chart:series chart:style-name="ch9" chart:values-cell-range-address="out.F2:out.F1002" chart:label-cell-address="out.F1:out.F1" chart:class="chart:scatter">
            <chart:data-point chart:repeated="1001"/>
          </chart:series>
          <chart:series chart:style-name="ch10" chart:values-cell-range-address="out.G2:out.G1002" chart:label-cell-address="out.G1:out.G1" chart:class="chart:scatter">
            <chart:data-point chart:repeated="1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verage fraction of CO</text:p>
                <draw:g>
                  <svg:desc>out.C1:out.C1</svg:desc>
                </draw:g>
              </table:table-cell>
              <table:table-cell office:value-type="string">
                <text:p>Coverage fraction of H</text:p>
                <draw:g>
                  <svg:desc>out.D1:out.D1</svg:desc>
                </draw:g>
              </table:table-cell>
              <table:table-cell office:value-type="string">
                <text:p>Coverage fraction of C</text:p>
                <draw:g>
                  <svg:desc>out.E1:out.E1</svg:desc>
                </draw:g>
              </table:table-cell>
              <table:table-cell office:value-type="string">
                <text:p>Coverage fraction of empty sites</text:p>
                <draw:g>
                  <svg:desc>out.F1:out.F1</svg:desc>
                </draw:g>
              </table:table-cell>
              <table:table-cell office:value-type="string">
                <text:p>Average hydrocarbon production</text:p>
                <draw:g>
                  <svg:desc>out.G1:o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out.A2:out.A1002</svg:desc>
                </draw:g>
              </table:table-cell>
              <table:table-cell office:value-type="float" office:value="0">
                <text:p>0</text:p>
                <draw:g>
                  <svg:desc>out.C2:out.C1002</svg:desc>
                </draw:g>
              </table:table-cell>
              <table:table-cell office:value-type="float" office:value="0.9268">
                <text:p>0.9268</text:p>
                <draw:g>
                  <svg:desc>out.D2:out.D1002</svg:desc>
                </draw:g>
              </table:table-cell>
              <table:table-cell office:value-type="float" office:value="0">
                <text:p>0</text:p>
                <draw:g>
                  <svg:desc>out.E2:out.E1002</svg:desc>
                </draw:g>
              </table:table-cell>
              <table:table-cell office:value-type="float" office:value="0.0732">
                <text:p>0.0732</text:p>
                <draw:g>
                  <svg:desc>out.F2:out.F1002</svg:desc>
                </draw:g>
              </table:table-cell>
              <table:table-cell office:value-type="float" office:value="0.000068">
                <text:p>0.000068</text:p>
                <draw:g>
                  <svg:desc>out.G2:out.G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921">
                <text:p>0.921</text:p>
              </table:table-cell>
              <table:table-cell office:value-type="float" office:value="0.0001">
                <text:p>0.0001</text:p>
              </table:table-cell>
              <table:table-cell office:value-type="float" office:value="0.0789">
                <text:p>0.0789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9282">
                <text:p>0.9282</text:p>
              </table:table-cell>
              <table:table-cell office:value-type="float" office:value="0">
                <text:p>0</text:p>
              </table:table-cell>
              <table:table-cell office:value-type="float" office:value="0.0718">
                <text:p>0.071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9658">
                <text:p>0.9658</text:p>
              </table:table-cell>
              <table:table-cell office:value-type="float" office:value="0">
                <text:p>0</text:p>
              </table:table-cell>
              <table:table-cell office:value-type="float" office:value="0.0342">
                <text:p>0.0342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9456">
                <text:p>0.9456</text:p>
              </table:table-cell>
              <table:table-cell office:value-type="float" office:value="0">
                <text:p>0</text:p>
              </table:table-cell>
              <table:table-cell office:value-type="float" office:value="0.0544">
                <text:p>0.0544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9748">
                <text:p>0.9748</text:p>
              </table:table-cell>
              <table:table-cell office:value-type="float" office:value="0">
                <text:p>0</text:p>
              </table:table-cell>
              <table:table-cell office:value-type="float" office:value="0.0252">
                <text:p>0.025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9678">
                <text:p>0.9678</text:p>
              </table:table-cell>
              <table:table-cell office:value-type="float" office:value="0">
                <text:p>0</text:p>
              </table:table-cell>
              <table:table-cell office:value-type="float" office:value="0.0322">
                <text:p>0.0322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9822">
                <text:p>0.9822</text:p>
              </table:table-cell>
              <table:table-cell office:value-type="float" office:value="0.0002">
                <text:p>0.0002</text:p>
              </table:table-cell>
              <table:table-cell office:value-type="float" office:value="0.0176">
                <text:p>0.017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9786">
                <text:p>0.9786</text:p>
              </table:table-cell>
              <table:table-cell office:value-type="float" office:value="0.0001">
                <text:p>0.0001</text:p>
              </table:table-cell>
              <table:table-cell office:value-type="float" office:value="0.0213">
                <text:p>0.0213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9886">
                <text:p>0.9886</text:p>
              </table:table-cell>
              <table:table-cell office:value-type="float" office:value="0">
                <text:p>0</text:p>
              </table:table-cell>
              <table:table-cell office:value-type="float" office:value="0.0114">
                <text:p>0.011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9752">
                <text:p>0.9752</text:p>
              </table:table-cell>
              <table:table-cell office:value-type="float" office:value="0">
                <text:p>0</text:p>
              </table:table-cell>
              <table:table-cell office:value-type="float" office:value="0.0248">
                <text:p>0.0248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971">
                <text:p>0.971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.9786">
                <text:p>0.9786</text:p>
              </table:table-cell>
              <table:table-cell office:value-type="float" office:value="0">
                <text:p>0</text:p>
              </table:table-cell>
              <table:table-cell office:value-type="float" office:value="0.0214">
                <text:p>0.0214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.986">
                <text:p>0.986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.9786">
                <text:p>0.9786</text:p>
              </table:table-cell>
              <table:table-cell office:value-type="float" office:value="0.0004">
                <text:p>0.0004</text:p>
              </table:table-cell>
              <table:table-cell office:value-type="float" office:value="0.021">
                <text:p>0.021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9684">
                <text:p>0.9684</text:p>
              </table:table-cell>
              <table:table-cell office:value-type="float" office:value="0.0008">
                <text:p>0.0008</text:p>
              </table:table-cell>
              <table:table-cell office:value-type="float" office:value="0.0308">
                <text:p>0.0308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  <table:table-cell office:value-type="float" office:value="0.979">
                <text:p>0.979</text:p>
              </table:table-cell>
              <table:table-cell office:value-type="float" office:value="0.0001">
                <text:p>0.0001</text:p>
              </table:table-cell>
              <table:table-cell office:value-type="float" office:value="0.0209">
                <text:p>0.0209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978">
                <text:p>0.978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  <table:table-cell office:value-type="float" office:value="0.9768">
                <text:p>0.9768</text:p>
              </table:table-cell>
              <table:table-cell office:value-type="float" office:value="0">
                <text:p>0</text:p>
              </table:table-cell>
              <table:table-cell office:value-type="float" office:value="0.0232">
                <text:p>0.0232</text:p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9892">
                <text:p>0.9892</text:p>
              </table:table-cell>
              <table:table-cell office:value-type="float" office:value="0.0001">
                <text:p>0.0001</text:p>
              </table:table-cell>
              <table:table-cell office:value-type="float" office:value="0.0107">
                <text:p>0.0107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9682">
                <text:p>0.9682</text:p>
              </table:table-cell>
              <table:table-cell office:value-type="float" office:value="0.0003">
                <text:p>0.0003</text:p>
              </table:table-cell>
              <table:table-cell office:value-type="float" office:value="0.0315">
                <text:p>0.0315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.972">
                <text:p>0.972</text:p>
              </table:table-cell>
              <table:table-cell office:value-type="float" office:value="0.0002">
                <text:p>0.0002</text:p>
              </table:table-cell>
              <table:table-cell office:value-type="float" office:value="0.0278">
                <text:p>0.0278</text:p>
              </table:table-cell>
              <table:table-cell office:value-type="float" office:value="0.000542">
                <text:p>0.000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9814">
                <text:p>0.9814</text:p>
              </table:table-cell>
              <table:table-cell office:value-type="float" office:value="0.0001">
                <text:p>0.0001</text:p>
              </table:table-cell>
              <table:table-cell office:value-type="float" office:value="0.0185">
                <text:p>0.0185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9878">
                <text:p>0.9878</text:p>
              </table:table-cell>
              <table:table-cell office:value-type="float" office:value="0.0003">
                <text:p>0.0003</text:p>
              </table:table-cell>
              <table:table-cell office:value-type="float" office:value="0.0119">
                <text:p>0.0119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981">
                <text:p>0.981</text:p>
              </table:table-cell>
              <table:table-cell office:value-type="float" office:value="0.0001">
                <text:p>0.0001</text:p>
              </table:table-cell>
              <table:table-cell office:value-type="float" office:value="0.0189">
                <text:p>0.0189</text:p>
              </table:table-cell>
              <table:table-cell office:value-type="float" office:value="0.000424">
                <text:p>0.000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9916">
                <text:p>0.9916</text:p>
              </table:table-cell>
              <table:table-cell office:value-type="float" office:value="0">
                <text:p>0</text:p>
              </table:table-cell>
              <table:table-cell office:value-type="float" office:value="0.0084">
                <text:p>0.0084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.9754">
                <text:p>0.9754</text:p>
              </table:table-cell>
              <table:table-cell office:value-type="float" office:value="0.0002">
                <text:p>0.0002</text:p>
              </table:table-cell>
              <table:table-cell office:value-type="float" office:value="0.0244">
                <text:p>0.0244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  <table:table-cell office:value-type="float" office:value="0.9928">
                <text:p>0.9928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0.9892">
                <text:p>0.9892</text:p>
              </table:table-cell>
              <table:table-cell office:value-type="float" office:value="0.0001">
                <text:p>0.0001</text:p>
              </table:table-cell>
              <table:table-cell office:value-type="float" office:value="0.0107">
                <text:p>0.0107</text:p>
              </table:table-cell>
              <table:table-cell office:value-type="float" office:value="0.000318">
                <text:p>0.000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9854">
                <text:p>0.9854</text:p>
              </table:table-cell>
              <table:table-cell office:value-type="float" office:value="0.0001">
                <text:p>0.0001</text:p>
              </table:table-cell>
              <table:table-cell office:value-type="float" office:value="0.0145">
                <text:p>0.0145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.9942">
                <text:p>0.9942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.9664">
                <text:p>0.9664</text:p>
              </table:table-cell>
              <table:table-cell office:value-type="float" office:value="0.001">
                <text:p>0.001</text:p>
              </table:table-cell>
              <table:table-cell office:value-type="float" office:value="0.0326">
                <text:p>0.0326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  <table:table-cell office:value-type="float" office:value="0.9838">
                <text:p>0.9838</text:p>
              </table:table-cell>
              <table:table-cell office:value-type="float" office:value="0.0005">
                <text:p>0.0005</text:p>
              </table:table-cell>
              <table:table-cell office:value-type="float" office:value="0.0157">
                <text:p>0.0157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  <table:table-cell office:value-type="float" office:value="0.9928">
                <text:p>0.9928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.976">
                <text:p>0.976</text:p>
              </table:table-cell>
              <table:table-cell office:value-type="float" office:value="0.0008">
                <text:p>0.0008</text:p>
              </table:table-cell>
              <table:table-cell office:value-type="float" office:value="0.0232">
                <text:p>0.0232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.9946">
                <text:p>0.9946</text:p>
              </table:table-cell>
              <table:table-cell office:value-type="float" office:value="0.0002">
                <text:p>0.0002</text:p>
              </table:table-cell>
              <table:table-cell office:value-type="float" office:value="0.0052">
                <text:p>0.0052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7">
                <text:p>0.037</text:p>
              </table:table-cell>
              <table:table-cell office:value-type="float" office:value="0">
                <text:p>0</text:p>
              </table:table-cell>
              <table:table-cell office:value-type="float" office:value="0.9738">
                <text:p>0.9738</text:p>
              </table:table-cell>
              <table:table-cell office:value-type="float" office:value="0.0009">
                <text:p>0.0009</text:p>
              </table:table-cell>
              <table:table-cell office:value-type="float" office:value="0.0253">
                <text:p>0.0253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.9874">
                <text:p>0.9874</text:p>
              </table:table-cell>
              <table:table-cell office:value-type="float" office:value="0.0007">
                <text:p>0.0007</text:p>
              </table:table-cell>
              <table:table-cell office:value-type="float" office:value="0.0119">
                <text:p>0.0119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.9628">
                <text:p>0.9628</text:p>
              </table:table-cell>
              <table:table-cell office:value-type="float" office:value="0.0007">
                <text:p>0.0007</text:p>
              </table:table-cell>
              <table:table-cell office:value-type="float" office:value="0.0365">
                <text:p>0.0365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994">
                <text:p>0.994</text:p>
              </table:table-cell>
              <table:table-cell office:value-type="float" office:value="0.0001">
                <text:p>0.0001</text:p>
              </table:table-cell>
              <table:table-cell office:value-type="float" office:value="0.0059">
                <text:p>0.005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.9934">
                <text:p>0.9934</text:p>
              </table:table-cell>
              <table:table-cell office:value-type="float" office:value="0.0007">
                <text:p>0.0007</text:p>
              </table:table-cell>
              <table:table-cell office:value-type="float" office:value="0.0059">
                <text:p>0.0059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.993">
                <text:p>0.993</text:p>
              </table:table-cell>
              <table:table-cell office:value-type="float" office:value="0.0007">
                <text:p>0.0007</text:p>
              </table:table-cell>
              <table:table-cell office:value-type="float" office:value="0.0063">
                <text:p>0.0063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  <table:table-cell office:value-type="float" office:value="0.9822">
                <text:p>0.9822</text:p>
              </table:table-cell>
              <table:table-cell office:value-type="float" office:value="0.0002">
                <text:p>0.0002</text:p>
              </table:table-cell>
              <table:table-cell office:value-type="float" office:value="0.0176">
                <text:p>0.0176</text:p>
              </table:table-cell>
              <table:table-cell office:value-type="float" office:value="0.00073">
                <text:p>0.00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">
                <text:p>0.044</text:p>
              </table:table-cell>
              <table:table-cell office:value-type="float" office:value="0.0001">
                <text:p>0.0001</text:p>
              </table:table-cell>
              <table:table-cell office:value-type="float" office:value="0.9838">
                <text:p>0.9838</text:p>
              </table:table-cell>
              <table:table-cell office:value-type="float" office:value="0.0007">
                <text:p>0.0007</text:p>
              </table:table-cell>
              <table:table-cell office:value-type="float" office:value="0.0154">
                <text:p>0.0154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.9814">
                <text:p>0.9814</text:p>
              </table:table-cell>
              <table:table-cell office:value-type="float" office:value="0.001">
                <text:p>0.001</text:p>
              </table:table-cell>
              <table:table-cell office:value-type="float" office:value="0.0176">
                <text:p>0.0176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.9698">
                <text:p>0.9698</text:p>
              </table:table-cell>
              <table:table-cell office:value-type="float" office:value="0.0018">
                <text:p>0.0018</text:p>
              </table:table-cell>
              <table:table-cell office:value-type="float" office:value="0.0284">
                <text:p>0.0284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">
                <text:p>0.047</text:p>
              </table:table-cell>
              <table:table-cell office:value-type="float" office:value="0">
                <text:p>0</text:p>
              </table:table-cell>
              <table:table-cell office:value-type="float" office:value="0.9842">
                <text:p>0.9842</text:p>
              </table:table-cell>
              <table:table-cell office:value-type="float" office:value="0.0012">
                <text:p>0.0012</text:p>
              </table:table-cell>
              <table:table-cell office:value-type="float" office:value="0.0146">
                <text:p>0.0146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.9844">
                <text:p>0.9844</text:p>
              </table:table-cell>
              <table:table-cell office:value-type="float" office:value="0.0006">
                <text:p>0.0006</text:p>
              </table:table-cell>
              <table:table-cell office:value-type="float" office:value="0.015">
                <text:p>0.015</text:p>
              </table:table-cell>
              <table:table-cell office:value-type="float" office:value="0.000706">
                <text:p>0.000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">
                <text:p>0.049</text:p>
              </table:table-cell>
              <table:table-cell office:value-type="float" office:value="0">
                <text:p>0</text:p>
              </table:table-cell>
              <table:table-cell office:value-type="float" office:value="0.987">
                <text:p>0.987</text:p>
              </table:table-cell>
              <table:table-cell office:value-type="float" office:value="0.0007">
                <text:p>0.0007</text:p>
              </table:table-cell>
              <table:table-cell office:value-type="float" office:value="0.0123">
                <text:p>0.0123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993">
                <text:p>0.993</text:p>
              </table:table-cell>
              <table:table-cell office:value-type="float" office:value="0.0004">
                <text:p>0.0004</text:p>
              </table:table-cell>
              <table:table-cell office:value-type="float" office:value="0.0066">
                <text:p>0.0066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9826">
                <text:p>0.9826</text:p>
              </table:table-cell>
              <table:table-cell office:value-type="float" office:value="0.0011">
                <text:p>0.0011</text:p>
              </table:table-cell>
              <table:table-cell office:value-type="float" office:value="0.0163">
                <text:p>0.0163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.9846">
                <text:p>0.9846</text:p>
              </table:table-cell>
              <table:table-cell office:value-type="float" office:value="0.0012">
                <text:p>0.0012</text:p>
              </table:table-cell>
              <table:table-cell office:value-type="float" office:value="0.0142">
                <text:p>0.0142</text:p>
              </table:table-cell>
              <table:table-cell office:value-type="float" office:value="0.000644">
                <text:p>0.000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9872">
                <text:p>0.9872</text:p>
              </table:table-cell>
              <table:table-cell office:value-type="float" office:value="0.0006">
                <text:p>0.0006</text:p>
              </table:table-cell>
              <table:table-cell office:value-type="float" office:value="0.0122">
                <text:p>0.0122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">
                <text:p>0.054</text:p>
              </table:table-cell>
              <table:table-cell office:value-type="float" office:value="0.0001">
                <text:p>0.0001</text:p>
              </table:table-cell>
              <table:table-cell office:value-type="float" office:value="0.9592">
                <text:p>0.9592</text:p>
              </table:table-cell>
              <table:table-cell office:value-type="float" office:value="0.0025">
                <text:p>0.0025</text:p>
              </table:table-cell>
              <table:table-cell office:value-type="float" office:value="0.0382">
                <text:p>0.0382</text:p>
              </table:table-cell>
              <table:table-cell office:value-type="float" office:value="0.002174">
                <text:p>0.002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  <table:table-cell office:value-type="float" office:value="0.9724">
                <text:p>0.9724</text:p>
              </table:table-cell>
              <table:table-cell office:value-type="float" office:value="0.0013">
                <text:p>0.0013</text:p>
              </table:table-cell>
              <table:table-cell office:value-type="float" office:value="0.0263">
                <text:p>0.0263</text:p>
              </table:table-cell>
              <table:table-cell office:value-type="float" office:value="0.001362">
                <text:p>0.001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  <table:table-cell office:value-type="float" office:value="0.9856">
                <text:p>0.9856</text:p>
              </table:table-cell>
              <table:table-cell office:value-type="float" office:value="0.0003">
                <text:p>0.0003</text:p>
              </table:table-cell>
              <table:table-cell office:value-type="float" office:value="0.0141">
                <text:p>0.014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.942">
                <text:p>0.942</text:p>
              </table:table-cell>
              <table:table-cell office:value-type="float" office:value="0.0033">
                <text:p>0.0033</text:p>
              </table:table-cell>
              <table:table-cell office:value-type="float" office:value="0.0547">
                <text:p>0.0547</text:p>
              </table:table-cell>
              <table:table-cell office:value-type="float" office:value="0.003068">
                <text:p>0.003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8">
                <text:p>0.058</text:p>
              </table:table-cell>
              <table:table-cell office:value-type="float" office:value="0">
                <text:p>0</text:p>
              </table:table-cell>
              <table:table-cell office:value-type="float" office:value="0.9788">
                <text:p>0.9788</text:p>
              </table:table-cell>
              <table:table-cell office:value-type="float" office:value="0.0013">
                <text:p>0.0013</text:p>
              </table:table-cell>
              <table:table-cell office:value-type="float" office:value="0.0199">
                <text:p>0.019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">
                <text:p>0.059</text:p>
              </table:table-cell>
              <table:table-cell office:value-type="float" office:value="0">
                <text:p>0</text:p>
              </table:table-cell>
              <table:table-cell office:value-type="float" office:value="0.9682">
                <text:p>0.9682</text:p>
              </table:table-cell>
              <table:table-cell office:value-type="float" office:value="0.002">
                <text:p>0.002</text:p>
              </table:table-cell>
              <table:table-cell office:value-type="float" office:value="0.0298">
                <text:p>0.0298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9772">
                <text:p>0.9772</text:p>
              </table:table-cell>
              <table:table-cell office:value-type="float" office:value="0.0007">
                <text:p>0.0007</text:p>
              </table:table-cell>
              <table:table-cell office:value-type="float" office:value="0.0221">
                <text:p>0.0221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">
                <text:p>0.061</text:p>
              </table:table-cell>
              <table:table-cell office:value-type="float" office:value="0">
                <text:p>0</text:p>
              </table:table-cell>
              <table:table-cell office:value-type="float" office:value="0.9728">
                <text:p>0.9728</text:p>
              </table:table-cell>
              <table:table-cell office:value-type="float" office:value="0.0022">
                <text:p>0.0022</text:p>
              </table:table-cell>
              <table:table-cell office:value-type="float" office:value="0.025">
                <text:p>0.025</text:p>
              </table:table-cell>
              <table:table-cell office:value-type="float" office:value="0.001524">
                <text:p>0.001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2">
                <text:p>0.062</text:p>
              </table:table-cell>
              <table:table-cell office:value-type="float" office:value="0">
                <text:p>0</text:p>
              </table:table-cell>
              <table:table-cell office:value-type="float" office:value="0.9792">
                <text:p>0.9792</text:p>
              </table:table-cell>
              <table:table-cell office:value-type="float" office:value="0.0013">
                <text:p>0.0013</text:p>
              </table:table-cell>
              <table:table-cell office:value-type="float" office:value="0.0195">
                <text:p>0.0195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  <table:table-cell office:value-type="float" office:value="0.9614">
                <text:p>0.9614</text:p>
              </table:table-cell>
              <table:table-cell office:value-type="float" office:value="0.0025">
                <text:p>0.0025</text:p>
              </table:table-cell>
              <table:table-cell office:value-type="float" office:value="0.0361">
                <text:p>0.0361</text:p>
              </table:table-cell>
              <table:table-cell office:value-type="float" office:value="0.001942">
                <text:p>0.0019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9999">
                <text:p>0.0639999</text:p>
              </table:table-cell>
              <table:table-cell office:value-type="float" office:value="0">
                <text:p>0</text:p>
              </table:table-cell>
              <table:table-cell office:value-type="float" office:value="0.9618">
                <text:p>0.9618</text:p>
              </table:table-cell>
              <table:table-cell office:value-type="float" office:value="0.002">
                <text:p>0.002</text:p>
              </table:table-cell>
              <table:table-cell office:value-type="float" office:value="0.0362">
                <text:p>0.036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  <table:table-cell office:value-type="float" office:value="0.976">
                <text:p>0.976</text:p>
              </table:table-cell>
              <table:table-cell office:value-type="float" office:value="0.0007">
                <text:p>0.0007</text:p>
              </table:table-cell>
              <table:table-cell office:value-type="float" office:value="0.0233">
                <text:p>0.0233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.9704">
                <text:p>0.9704</text:p>
              </table:table-cell>
              <table:table-cell office:value-type="float" office:value="0.0016">
                <text:p>0.0016</text:p>
              </table:table-cell>
              <table:table-cell office:value-type="float" office:value="0.028">
                <text:p>0.028</text:p>
              </table:table-cell>
              <table:table-cell office:value-type="float" office:value="0.001774">
                <text:p>0.001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">
                <text:p>0.067</text:p>
              </table:table-cell>
              <table:table-cell office:value-type="float" office:value="0">
                <text:p>0</text:p>
              </table:table-cell>
              <table:table-cell office:value-type="float" office:value="0.9706">
                <text:p>0.9706</text:p>
              </table:table-cell>
              <table:table-cell office:value-type="float" office:value="0.0019">
                <text:p>0.0019</text:p>
              </table:table-cell>
              <table:table-cell office:value-type="float" office:value="0.0275">
                <text:p>0.0275</text:p>
              </table:table-cell>
              <table:table-cell office:value-type="float" office:value="0.001718">
                <text:p>0.001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">
                <text:p>0.068</text:p>
              </table:table-cell>
              <table:table-cell office:value-type="float" office:value="0.0001">
                <text:p>0.0001</text:p>
              </table:table-cell>
              <table:table-cell office:value-type="float" office:value="0.9654">
                <text:p>0.9654</text:p>
              </table:table-cell>
              <table:table-cell office:value-type="float" office:value="0.0025">
                <text:p>0.0025</text:p>
              </table:table-cell>
              <table:table-cell office:value-type="float" office:value="0.032">
                <text:p>0.032</text:p>
              </table:table-cell>
              <table:table-cell office:value-type="float" office:value="0.001698">
                <text:p>0.001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9">
                <text:p>0.069</text:p>
              </table:table-cell>
              <table:table-cell office:value-type="float" office:value="0.0001">
                <text:p>0.0001</text:p>
              </table:table-cell>
              <table:table-cell office:value-type="float" office:value="0.9666">
                <text:p>0.9666</text:p>
              </table:table-cell>
              <table:table-cell office:value-type="float" office:value="0.0037">
                <text:p>0.0037</text:p>
              </table:table-cell>
              <table:table-cell office:value-type="float" office:value="0.0296">
                <text:p>0.0296</text:p>
              </table:table-cell>
              <table:table-cell office:value-type="float" office:value="0.002084">
                <text:p>0.002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9574">
                <text:p>0.9574</text:p>
              </table:table-cell>
              <table:table-cell office:value-type="float" office:value="0.0026">
                <text:p>0.0026</text:p>
              </table:table-cell>
              <table:table-cell office:value-type="float" office:value="0.04">
                <text:p>0.04</text:p>
              </table:table-cell>
              <table:table-cell office:value-type="float" office:value="0.002274">
                <text:p>0.002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">
                <text:p>0.071</text:p>
              </table:table-cell>
              <table:table-cell office:value-type="float" office:value="0.0001">
                <text:p>0.0001</text:p>
              </table:table-cell>
              <table:table-cell office:value-type="float" office:value="0.9506">
                <text:p>0.9506</text:p>
              </table:table-cell>
              <table:table-cell office:value-type="float" office:value="0.0034">
                <text:p>0.0034</text:p>
              </table:table-cell>
              <table:table-cell office:value-type="float" office:value="0.0459">
                <text:p>0.0459</text:p>
              </table:table-cell>
              <table:table-cell office:value-type="float" office:value="0.002544">
                <text:p>0.002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2">
                <text:p>0.072</text:p>
              </table:table-cell>
              <table:table-cell office:value-type="float" office:value="0.0002">
                <text:p>0.0002</text:p>
              </table:table-cell>
              <table:table-cell office:value-type="float" office:value="0.9482">
                <text:p>0.9482</text:p>
              </table:table-cell>
              <table:table-cell office:value-type="float" office:value="0.0063">
                <text:p>0.0063</text:p>
              </table:table-cell>
              <table:table-cell office:value-type="float" office:value="0.0453">
                <text:p>0.0453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3">
                <text:p>0.073</text:p>
              </table:table-cell>
              <table:table-cell office:value-type="float" office:value="0.0001">
                <text:p>0.0001</text:p>
              </table:table-cell>
              <table:table-cell office:value-type="float" office:value="0.954">
                <text:p>0.954</text:p>
              </table:table-cell>
              <table:table-cell office:value-type="float" office:value="0.0031">
                <text:p>0.0031</text:p>
              </table:table-cell>
              <table:table-cell office:value-type="float" office:value="0.0428">
                <text:p>0.0428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4">
                <text:p>0.074</text:p>
              </table:table-cell>
              <table:table-cell office:value-type="float" office:value="0.0002">
                <text:p>0.0002</text:p>
              </table:table-cell>
              <table:table-cell office:value-type="float" office:value="0.954">
                <text:p>0.954</text:p>
              </table:table-cell>
              <table:table-cell office:value-type="float" office:value="0.0049">
                <text:p>0.0049</text:p>
              </table:table-cell>
              <table:table-cell office:value-type="float" office:value="0.0409">
                <text:p>0.0409</text:p>
              </table:table-cell>
              <table:table-cell office:value-type="float" office:value="0.002642">
                <text:p>0.002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.943">
                <text:p>0.943</text:p>
              </table:table-cell>
              <table:table-cell office:value-type="float" office:value="0.0052">
                <text:p>0.0052</text:p>
              </table:table-cell>
              <table:table-cell office:value-type="float" office:value="0.0518">
                <text:p>0.0518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.9386">
                <text:p>0.9386</text:p>
              </table:table-cell>
              <table:table-cell office:value-type="float" office:value="0.0055">
                <text:p>0.0055</text:p>
              </table:table-cell>
              <table:table-cell office:value-type="float" office:value="0.0559">
                <text:p>0.0559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7">
                <text:p>0.077</text:p>
              </table:table-cell>
              <table:table-cell office:value-type="float" office:value="0.0001">
                <text:p>0.0001</text:p>
              </table:table-cell>
              <table:table-cell office:value-type="float" office:value="0.946">
                <text:p>0.946</text:p>
              </table:table-cell>
              <table:table-cell office:value-type="float" office:value="0.0053">
                <text:p>0.0053</text:p>
              </table:table-cell>
              <table:table-cell office:value-type="float" office:value="0.0486">
                <text:p>0.0486</text:p>
              </table:table-cell>
              <table:table-cell office:value-type="float" office:value="0.003454">
                <text:p>0.003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8">
                <text:p>0.078</text:p>
              </table:table-cell>
              <table:table-cell office:value-type="float" office:value="0.0003">
                <text:p>0.0003</text:p>
              </table:table-cell>
              <table:table-cell office:value-type="float" office:value="0.9306">
                <text:p>0.9306</text:p>
              </table:table-cell>
              <table:table-cell office:value-type="float" office:value="0.0069">
                <text:p>0.0069</text:p>
              </table:table-cell>
              <table:table-cell office:value-type="float" office:value="0.0622">
                <text:p>0.0622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9">
                <text:p>0.079</text:p>
              </table:table-cell>
              <table:table-cell office:value-type="float" office:value="0.0001">
                <text:p>0.0001</text:p>
              </table:table-cell>
              <table:table-cell office:value-type="float" office:value="0.9296">
                <text:p>0.9296</text:p>
              </table:table-cell>
              <table:table-cell office:value-type="float" office:value="0.0075">
                <text:p>0.0075</text:p>
              </table:table-cell>
              <table:table-cell office:value-type="float" office:value="0.0628">
                <text:p>0.0628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9294">
                <text:p>0.9294</text:p>
              </table:table-cell>
              <table:table-cell office:value-type="float" office:value="0.0056">
                <text:p>0.0056</text:p>
              </table:table-cell>
              <table:table-cell office:value-type="float" office:value="0.065">
                <text:p>0.065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1">
                <text:p>0.081</text:p>
              </table:table-cell>
              <table:table-cell office:value-type="float" office:value="0.0003">
                <text:p>0.0003</text:p>
              </table:table-cell>
              <table:table-cell office:value-type="float" office:value="0.9076">
                <text:p>0.9076</text:p>
              </table:table-cell>
              <table:table-cell office:value-type="float" office:value="0.0084">
                <text:p>0.0084</text:p>
              </table:table-cell>
              <table:table-cell office:value-type="float" office:value="0.0837">
                <text:p>0.0837</text:p>
              </table:table-cell>
              <table:table-cell office:value-type="float" office:value="0.005682">
                <text:p>0.005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2">
                <text:p>0.082</text:p>
              </table:table-cell>
              <table:table-cell office:value-type="float" office:value="0.0004">
                <text:p>0.0004</text:p>
              </table:table-cell>
              <table:table-cell office:value-type="float" office:value="0.9214">
                <text:p>0.9214</text:p>
              </table:table-cell>
              <table:table-cell office:value-type="float" office:value="0.0072">
                <text:p>0.0072</text:p>
              </table:table-cell>
              <table:table-cell office:value-type="float" office:value="0.071">
                <text:p>0.071</text:p>
              </table:table-cell>
              <table:table-cell office:value-type="float" office:value="0.004422">
                <text:p>0.0044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3">
                <text:p>0.083</text:p>
              </table:table-cell>
              <table:table-cell office:value-type="float" office:value="0.0002">
                <text:p>0.0002</text:p>
              </table:table-cell>
              <table:table-cell office:value-type="float" office:value="0.9208">
                <text:p>0.9208</text:p>
              </table:table-cell>
              <table:table-cell office:value-type="float" office:value="0.0074">
                <text:p>0.0074</text:p>
              </table:table-cell>
              <table:table-cell office:value-type="float" office:value="0.0716">
                <text:p>0.0716</text:p>
              </table:table-cell>
              <table:table-cell office:value-type="float" office:value="0.005222">
                <text:p>0.005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4">
                <text:p>0.084</text:p>
              </table:table-cell>
              <table:table-cell office:value-type="float" office:value="0.0004">
                <text:p>0.0004</text:p>
              </table:table-cell>
              <table:table-cell office:value-type="float" office:value="0.9144">
                <text:p>0.9144</text:p>
              </table:table-cell>
              <table:table-cell office:value-type="float" office:value="0.0075">
                <text:p>0.0075</text:p>
              </table:table-cell>
              <table:table-cell office:value-type="float" office:value="0.0777">
                <text:p>0.0777</text:p>
              </table:table-cell>
              <table:table-cell office:value-type="float" office:value="0.005298">
                <text:p>0.005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">
                <text:p>0.085</text:p>
              </table:table-cell>
              <table:table-cell office:value-type="float" office:value="0.0004">
                <text:p>0.0004</text:p>
              </table:table-cell>
              <table:table-cell office:value-type="float" office:value="0.9014">
                <text:p>0.9014</text:p>
              </table:table-cell>
              <table:table-cell office:value-type="float" office:value="0.0121">
                <text:p>0.0121</text:p>
              </table:table-cell>
              <table:table-cell office:value-type="float" office:value="0.0861">
                <text:p>0.0861</text:p>
              </table:table-cell>
              <table:table-cell office:value-type="float" office:value="0.006368">
                <text:p>0.0063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6">
                <text:p>0.086</text:p>
              </table:table-cell>
              <table:table-cell office:value-type="float" office:value="0.0002">
                <text:p>0.0002</text:p>
              </table:table-cell>
              <table:table-cell office:value-type="float" office:value="0.903">
                <text:p>0.903</text:p>
              </table:table-cell>
              <table:table-cell office:value-type="float" office:value="0.0103">
                <text:p>0.0103</text:p>
              </table:table-cell>
              <table:table-cell office:value-type="float" office:value="0.0865">
                <text:p>0.0865</text:p>
              </table:table-cell>
              <table:table-cell office:value-type="float" office:value="0.006362">
                <text:p>0.006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7">
                <text:p>0.087</text:p>
              </table:table-cell>
              <table:table-cell office:value-type="float" office:value="0.0002">
                <text:p>0.0002</text:p>
              </table:table-cell>
              <table:table-cell office:value-type="float" office:value="0.9108">
                <text:p>0.9108</text:p>
              </table:table-cell>
              <table:table-cell office:value-type="float" office:value="0.0093">
                <text:p>0.0093</text:p>
              </table:table-cell>
              <table:table-cell office:value-type="float" office:value="0.0797">
                <text:p>0.0797</text:p>
              </table:table-cell>
              <table:table-cell office:value-type="float" office:value="0.00581">
                <text:p>0.00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8">
                <text:p>0.088</text:p>
              </table:table-cell>
              <table:table-cell office:value-type="float" office:value="0.0003">
                <text:p>0.0003</text:p>
              </table:table-cell>
              <table:table-cell office:value-type="float" office:value="0.9046">
                <text:p>0.9046</text:p>
              </table:table-cell>
              <table:table-cell office:value-type="float" office:value="0.0092">
                <text:p>0.0092</text:p>
              </table:table-cell>
              <table:table-cell office:value-type="float" office:value="0.0859">
                <text:p>0.0859</text:p>
              </table:table-cell>
              <table:table-cell office:value-type="float" office:value="0.006542">
                <text:p>0.006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">
                <text:p>0.089</text:p>
              </table:table-cell>
              <table:table-cell office:value-type="float" office:value="0.0002">
                <text:p>0.0002</text:p>
              </table:table-cell>
              <table:table-cell office:value-type="float" office:value="0.8826">
                <text:p>0.8826</text:p>
              </table:table-cell>
              <table:table-cell office:value-type="float" office:value="0.0133">
                <text:p>0.0133</text:p>
              </table:table-cell>
              <table:table-cell office:value-type="float" office:value="0.1039">
                <text:p>0.1039</text:p>
              </table:table-cell>
              <table:table-cell office:value-type="float" office:value="0.007692">
                <text:p>0.007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">
                <text:p>0.09</text:p>
              </table:table-cell>
              <table:table-cell office:value-type="float" office:value="0.0005">
                <text:p>0.0005</text:p>
              </table:table-cell>
              <table:table-cell office:value-type="float" office:value="0.8812">
                <text:p>0.8812</text:p>
              </table:table-cell>
              <table:table-cell office:value-type="float" office:value="0.0138">
                <text:p>0.0138</text:p>
              </table:table-cell>
              <table:table-cell office:value-type="float" office:value="0.1045">
                <text:p>0.1045</text:p>
              </table:table-cell>
              <table:table-cell office:value-type="float" office:value="0.007408">
                <text:p>0.0074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1">
                <text:p>0.091</text:p>
              </table:table-cell>
              <table:table-cell office:value-type="float" office:value="0.0003">
                <text:p>0.0003</text:p>
              </table:table-cell>
              <table:table-cell office:value-type="float" office:value="0.8814">
                <text:p>0.8814</text:p>
              </table:table-cell>
              <table:table-cell office:value-type="float" office:value="0.0112">
                <text:p>0.0112</text:p>
              </table:table-cell>
              <table:table-cell office:value-type="float" office:value="0.1071">
                <text:p>0.1071</text:p>
              </table:table-cell>
              <table:table-cell office:value-type="float" office:value="0.008052">
                <text:p>0.0080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2">
                <text:p>0.092</text:p>
              </table:table-cell>
              <table:table-cell office:value-type="float" office:value="0.0005">
                <text:p>0.0005</text:p>
              </table:table-cell>
              <table:table-cell office:value-type="float" office:value="0.8742">
                <text:p>0.8742</text:p>
              </table:table-cell>
              <table:table-cell office:value-type="float" office:value="0.0128">
                <text:p>0.0128</text:p>
              </table:table-cell>
              <table:table-cell office:value-type="float" office:value="0.1125">
                <text:p>0.1125</text:p>
              </table:table-cell>
              <table:table-cell office:value-type="float" office:value="0.008176">
                <text:p>0.008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">
                <text:p>0.093</text:p>
              </table:table-cell>
              <table:table-cell office:value-type="float" office:value="0.0004">
                <text:p>0.0004</text:p>
              </table:table-cell>
              <table:table-cell office:value-type="float" office:value="0.8668">
                <text:p>0.8668</text:p>
              </table:table-cell>
              <table:table-cell office:value-type="float" office:value="0.0162">
                <text:p>0.0162</text:p>
              </table:table-cell>
              <table:table-cell office:value-type="float" office:value="0.1166">
                <text:p>0.1166</text:p>
              </table:table-cell>
              <table:table-cell office:value-type="float" office:value="0.009102">
                <text:p>0.009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4">
                <text:p>0.094</text:p>
              </table:table-cell>
              <table:table-cell office:value-type="float" office:value="0.0004">
                <text:p>0.0004</text:p>
              </table:table-cell>
              <table:table-cell office:value-type="float" office:value="0.8712">
                <text:p>0.8712</text:p>
              </table:table-cell>
              <table:table-cell office:value-type="float" office:value="0.0151">
                <text:p>0.0151</text:p>
              </table:table-cell>
              <table:table-cell office:value-type="float" office:value="0.1133">
                <text:p>0.1133</text:p>
              </table:table-cell>
              <table:table-cell office:value-type="float" office:value="0.008534">
                <text:p>0.008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">
                <text:p>0.095</text:p>
              </table:table-cell>
              <table:table-cell office:value-type="float" office:value="0.0006">
                <text:p>0.0006</text:p>
              </table:table-cell>
              <table:table-cell office:value-type="float" office:value="0.86">
                <text:p>0.86</text:p>
              </table:table-cell>
              <table:table-cell office:value-type="float" office:value="0.0158">
                <text:p>0.0158</text:p>
              </table:table-cell>
              <table:table-cell office:value-type="float" office:value="0.1236">
                <text:p>0.1236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6">
                <text:p>0.096</text:p>
              </table:table-cell>
              <table:table-cell office:value-type="float" office:value="0.0012">
                <text:p>0.0012</text:p>
              </table:table-cell>
              <table:table-cell office:value-type="float" office:value="0.8476">
                <text:p>0.8476</text:p>
              </table:table-cell>
              <table:table-cell office:value-type="float" office:value="0.017">
                <text:p>0.017</text:p>
              </table:table-cell>
              <table:table-cell office:value-type="float" office:value="0.1342">
                <text:p>0.1342</text:p>
              </table:table-cell>
              <table:table-cell office:value-type="float" office:value="0.00966">
                <text:p>0.009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7">
                <text:p>0.097</text:p>
              </table:table-cell>
              <table:table-cell office:value-type="float" office:value="0.0004">
                <text:p>0.0004</text:p>
              </table:table-cell>
              <table:table-cell office:value-type="float" office:value="0.8566">
                <text:p>0.8566</text:p>
              </table:table-cell>
              <table:table-cell office:value-type="float" office:value="0.0151">
                <text:p>0.0151</text:p>
              </table:table-cell>
              <table:table-cell office:value-type="float" office:value="0.1279">
                <text:p>0.1279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">
                <text:p>0.098</text:p>
              </table:table-cell>
              <table:table-cell office:value-type="float" office:value="0.0007">
                <text:p>0.0007</text:p>
              </table:table-cell>
              <table:table-cell office:value-type="float" office:value="0.848">
                <text:p>0.848</text:p>
              </table:table-cell>
              <table:table-cell office:value-type="float" office:value="0.0158">
                <text:p>0.0158</text:p>
              </table:table-cell>
              <table:table-cell office:value-type="float" office:value="0.1355">
                <text:p>0.1355</text:p>
              </table:table-cell>
              <table:table-cell office:value-type="float" office:value="0.010338">
                <text:p>0.0103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0.0006">
                <text:p>0.0006</text:p>
              </table:table-cell>
              <table:table-cell office:value-type="float" office:value="0.8548">
                <text:p>0.8548</text:p>
              </table:table-cell>
              <table:table-cell office:value-type="float" office:value="0.0173">
                <text:p>0.0173</text:p>
              </table:table-cell>
              <table:table-cell office:value-type="float" office:value="0.1273">
                <text:p>0.1273</text:p>
              </table:table-cell>
              <table:table-cell office:value-type="float" office:value="0.009912">
                <text:p>0.009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0.0007">
                <text:p>0.0007</text:p>
              </table:table-cell>
              <table:table-cell office:value-type="float" office:value="0.8476">
                <text:p>0.8476</text:p>
              </table:table-cell>
              <table:table-cell office:value-type="float" office:value="0.0187">
                <text:p>0.0187</text:p>
              </table:table-cell>
              <table:table-cell office:value-type="float" office:value="0.133">
                <text:p>0.133</text:p>
              </table:table-cell>
              <table:table-cell office:value-type="float" office:value="0.010742">
                <text:p>0.010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1">
                <text:p>0.101</text:p>
              </table:table-cell>
              <table:table-cell office:value-type="float" office:value="0.0008">
                <text:p>0.0008</text:p>
              </table:table-cell>
              <table:table-cell office:value-type="float" office:value="0.8472">
                <text:p>0.8472</text:p>
              </table:table-cell>
              <table:table-cell office:value-type="float" office:value="0.0189">
                <text:p>0.0189</text:p>
              </table:table-cell>
              <table:table-cell office:value-type="float" office:value="0.1331">
                <text:p>0.1331</text:p>
              </table:table-cell>
              <table:table-cell office:value-type="float" office:value="0.010968">
                <text:p>0.010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2">
                <text:p>0.102</text:p>
              </table:table-cell>
              <table:table-cell office:value-type="float" office:value="0.0009">
                <text:p>0.0009</text:p>
              </table:table-cell>
              <table:table-cell office:value-type="float" office:value="0.848">
                <text:p>0.848</text:p>
              </table:table-cell>
              <table:table-cell office:value-type="float" office:value="0.016">
                <text:p>0.016</text:p>
              </table:table-cell>
              <table:table-cell office:value-type="float" office:value="0.1351">
                <text:p>0.1351</text:p>
              </table:table-cell>
              <table:table-cell office:value-type="float" office:value="0.011906">
                <text:p>0.011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3">
                <text:p>0.103</text:p>
              </table:table-cell>
              <table:table-cell office:value-type="float" office:value="0.0007">
                <text:p>0.0007</text:p>
              </table:table-cell>
              <table:table-cell office:value-type="float" office:value="0.8274">
                <text:p>0.8274</text:p>
              </table:table-cell>
              <table:table-cell office:value-type="float" office:value="0.0193">
                <text:p>0.0193</text:p>
              </table:table-cell>
              <table:table-cell office:value-type="float" office:value="0.1526">
                <text:p>0.1526</text:p>
              </table:table-cell>
              <table:table-cell office:value-type="float" office:value="0.012364">
                <text:p>0.012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4">
                <text:p>0.104</text:p>
              </table:table-cell>
              <table:table-cell office:value-type="float" office:value="0.0004">
                <text:p>0.0004</text:p>
              </table:table-cell>
              <table:table-cell office:value-type="float" office:value="0.826">
                <text:p>0.826</text:p>
              </table:table-cell>
              <table:table-cell office:value-type="float" office:value="0.021">
                <text:p>0.021</text:p>
              </table:table-cell>
              <table:table-cell office:value-type="float" office:value="0.1526">
                <text:p>0.1526</text:p>
              </table:table-cell>
              <table:table-cell office:value-type="float" office:value="0.012246">
                <text:p>0.012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5">
                <text:p>0.105</text:p>
              </table:table-cell>
              <table:table-cell office:value-type="float" office:value="0.0011">
                <text:p>0.0011</text:p>
              </table:table-cell>
              <table:table-cell office:value-type="float" office:value="0.8326">
                <text:p>0.8326</text:p>
              </table:table-cell>
              <table:table-cell office:value-type="float" office:value="0.0189">
                <text:p>0.0189</text:p>
              </table:table-cell>
              <table:table-cell office:value-type="float" office:value="0.1474">
                <text:p>0.1474</text:p>
              </table:table-cell>
              <table:table-cell office:value-type="float" office:value="0.012962">
                <text:p>0.0129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6">
                <text:p>0.106</text:p>
              </table:table-cell>
              <table:table-cell office:value-type="float" office:value="0.0012">
                <text:p>0.0012</text:p>
              </table:table-cell>
              <table:table-cell office:value-type="float" office:value="0.8216">
                <text:p>0.8216</text:p>
              </table:table-cell>
              <table:table-cell office:value-type="float" office:value="0.0183">
                <text:p>0.0183</text:p>
              </table:table-cell>
              <table:table-cell office:value-type="float" office:value="0.1589">
                <text:p>0.1589</text:p>
              </table:table-cell>
              <table:table-cell office:value-type="float" office:value="0.013566">
                <text:p>0.013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">
                <text:p>0.107</text:p>
              </table:table-cell>
              <table:table-cell office:value-type="float" office:value="0.001">
                <text:p>0.001</text:p>
              </table:table-cell>
              <table:table-cell office:value-type="float" office:value="0.8094">
                <text:p>0.8094</text:p>
              </table:table-cell>
              <table:table-cell office:value-type="float" office:value="0.0245">
                <text:p>0.0245</text:p>
              </table:table-cell>
              <table:table-cell office:value-type="float" office:value="0.1651">
                <text:p>0.1651</text:p>
              </table:table-cell>
              <table:table-cell office:value-type="float" office:value="0.013486">
                <text:p>0.013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8">
                <text:p>0.108</text:p>
              </table:table-cell>
              <table:table-cell office:value-type="float" office:value="0.0004">
                <text:p>0.0004</text:p>
              </table:table-cell>
              <table:table-cell office:value-type="float" office:value="0.8046">
                <text:p>0.8046</text:p>
              </table:table-cell>
              <table:table-cell office:value-type="float" office:value="0.0232">
                <text:p>0.0232</text:p>
              </table:table-cell>
              <table:table-cell office:value-type="float" office:value="0.1718">
                <text:p>0.1718</text:p>
              </table:table-cell>
              <table:table-cell office:value-type="float" office:value="0.013414">
                <text:p>0.0134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9">
                <text:p>0.109</text:p>
              </table:table-cell>
              <table:table-cell office:value-type="float" office:value="0.0005">
                <text:p>0.0005</text:p>
              </table:table-cell>
              <table:table-cell office:value-type="float" office:value="0.8152">
                <text:p>0.8152</text:p>
              </table:table-cell>
              <table:table-cell office:value-type="float" office:value="0.0229">
                <text:p>0.0229</text:p>
              </table:table-cell>
              <table:table-cell office:value-type="float" office:value="0.1614">
                <text:p>0.1614</text:p>
              </table:table-cell>
              <table:table-cell office:value-type="float" office:value="0.01434">
                <text:p>0.014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">
                <text:p>0.11</text:p>
              </table:table-cell>
              <table:table-cell office:value-type="float" office:value="0.0018">
                <text:p>0.0018</text:p>
              </table:table-cell>
              <table:table-cell office:value-type="float" office:value="0.7936">
                <text:p>0.7936</text:p>
              </table:table-cell>
              <table:table-cell office:value-type="float" office:value="0.0258">
                <text:p>0.0258</text:p>
              </table:table-cell>
              <table:table-cell office:value-type="float" office:value="0.1788">
                <text:p>0.1788</text:p>
              </table:table-cell>
              <table:table-cell office:value-type="float" office:value="0.015218">
                <text:p>0.0152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1">
                <text:p>0.111</text:p>
              </table:table-cell>
              <table:table-cell office:value-type="float" office:value="0.0011">
                <text:p>0.0011</text:p>
              </table:table-cell>
              <table:table-cell office:value-type="float" office:value="0.7966">
                <text:p>0.7966</text:p>
              </table:table-cell>
              <table:table-cell office:value-type="float" office:value="0.0241">
                <text:p>0.0241</text:p>
              </table:table-cell>
              <table:table-cell office:value-type="float" office:value="0.1782">
                <text:p>0.1782</text:p>
              </table:table-cell>
              <table:table-cell office:value-type="float" office:value="0.015522">
                <text:p>0.0155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2">
                <text:p>0.112</text:p>
              </table:table-cell>
              <table:table-cell office:value-type="float" office:value="0.002">
                <text:p>0.002</text:p>
              </table:table-cell>
              <table:table-cell office:value-type="float" office:value="0.79">
                <text:p>0.79</text:p>
              </table:table-cell>
              <table:table-cell office:value-type="float" office:value="0.0277">
                <text:p>0.0277</text:p>
              </table:table-cell>
              <table:table-cell office:value-type="float" office:value="0.1803">
                <text:p>0.1803</text:p>
              </table:table-cell>
              <table:table-cell office:value-type="float" office:value="0.015628">
                <text:p>0.015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">
                <text:p>0.113</text:p>
              </table:table-cell>
              <table:table-cell office:value-type="float" office:value="0.0014">
                <text:p>0.0014</text:p>
              </table:table-cell>
              <table:table-cell office:value-type="float" office:value="0.799">
                <text:p>0.799</text:p>
              </table:table-cell>
              <table:table-cell office:value-type="float" office:value="0.0227">
                <text:p>0.0227</text:p>
              </table:table-cell>
              <table:table-cell office:value-type="float" office:value="0.1769">
                <text:p>0.1769</text:p>
              </table:table-cell>
              <table:table-cell office:value-type="float" office:value="0.015584">
                <text:p>0.0155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4">
                <text:p>0.114</text:p>
              </table:table-cell>
              <table:table-cell office:value-type="float" office:value="0.0007">
                <text:p>0.0007</text:p>
              </table:table-cell>
              <table:table-cell office:value-type="float" office:value="0.785">
                <text:p>0.785</text:p>
              </table:table-cell>
              <table:table-cell office:value-type="float" office:value="0.026">
                <text:p>0.026</text:p>
              </table:table-cell>
              <table:table-cell office:value-type="float" office:value="0.1883">
                <text:p>0.1883</text:p>
              </table:table-cell>
              <table:table-cell office:value-type="float" office:value="0.016232">
                <text:p>0.0162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5">
                <text:p>0.115</text:p>
              </table:table-cell>
              <table:table-cell office:value-type="float" office:value="0.0019">
                <text:p>0.0019</text:p>
              </table:table-cell>
              <table:table-cell office:value-type="float" office:value="0.77">
                <text:p>0.77</text:p>
              </table:table-cell>
              <table:table-cell office:value-type="float" office:value="0.0291">
                <text:p>0.0291</text:p>
              </table:table-cell>
              <table:table-cell office:value-type="float" office:value="0.199">
                <text:p>0.199</text:p>
              </table:table-cell>
              <table:table-cell office:value-type="float" office:value="0.016604">
                <text:p>0.016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6">
                <text:p>0.116</text:p>
              </table:table-cell>
              <table:table-cell office:value-type="float" office:value="0.0019">
                <text:p>0.0019</text:p>
              </table:table-cell>
              <table:table-cell office:value-type="float" office:value="0.7712">
                <text:p>0.7712</text:p>
              </table:table-cell>
              <table:table-cell office:value-type="float" office:value="0.0282">
                <text:p>0.0282</text:p>
              </table:table-cell>
              <table:table-cell office:value-type="float" office:value="0.1987">
                <text:p>0.1987</text:p>
              </table:table-cell>
              <table:table-cell office:value-type="float" office:value="0.01782">
                <text:p>0.017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">
                <text:p>0.117</text:p>
              </table:table-cell>
              <table:table-cell office:value-type="float" office:value="0.0015">
                <text:p>0.0015</text:p>
              </table:table-cell>
              <table:table-cell office:value-type="float" office:value="0.783">
                <text:p>0.783</text:p>
              </table:table-cell>
              <table:table-cell office:value-type="float" office:value="0.0272">
                <text:p>0.0272</text:p>
              </table:table-cell>
              <table:table-cell office:value-type="float" office:value="0.1883">
                <text:p>0.1883</text:p>
              </table:table-cell>
              <table:table-cell office:value-type="float" office:value="0.017798">
                <text:p>0.0177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">
                <text:p>0.118</text:p>
              </table:table-cell>
              <table:table-cell office:value-type="float" office:value="0.0023">
                <text:p>0.0023</text:p>
              </table:table-cell>
              <table:table-cell office:value-type="float" office:value="0.7674">
                <text:p>0.7674</text:p>
              </table:table-cell>
              <table:table-cell office:value-type="float" office:value="0.031">
                <text:p>0.031</text:p>
              </table:table-cell>
              <table:table-cell office:value-type="float" office:value="0.1993">
                <text:p>0.1993</text:p>
              </table:table-cell>
              <table:table-cell office:value-type="float" office:value="0.018122">
                <text:p>0.018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9">
                <text:p>0.119</text:p>
              </table:table-cell>
              <table:table-cell office:value-type="float" office:value="0.0015">
                <text:p>0.0015</text:p>
              </table:table-cell>
              <table:table-cell office:value-type="float" office:value="0.7654">
                <text:p>0.7654</text:p>
              </table:table-cell>
              <table:table-cell office:value-type="float" office:value="0.0307">
                <text:p>0.0307</text:p>
              </table:table-cell>
              <table:table-cell office:value-type="float" office:value="0.2024">
                <text:p>0.2024</text:p>
              </table:table-cell>
              <table:table-cell office:value-type="float" office:value="0.018662">
                <text:p>0.018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">
                <text:p>0.12</text:p>
              </table:table-cell>
              <table:table-cell office:value-type="float" office:value="0.0023">
                <text:p>0.0023</text:p>
              </table:table-cell>
              <table:table-cell office:value-type="float" office:value="0.7578">
                <text:p>0.7578</text:p>
              </table:table-cell>
              <table:table-cell office:value-type="float" office:value="0.0333">
                <text:p>0.0333</text:p>
              </table:table-cell>
              <table:table-cell office:value-type="float" office:value="0.2066">
                <text:p>0.2066</text:p>
              </table:table-cell>
              <table:table-cell office:value-type="float" office:value="0.018776">
                <text:p>0.01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1">
                <text:p>0.121</text:p>
              </table:table-cell>
              <table:table-cell office:value-type="float" office:value="0.0012">
                <text:p>0.0012</text:p>
              </table:table-cell>
              <table:table-cell office:value-type="float" office:value="0.7688">
                <text:p>0.7688</text:p>
              </table:table-cell>
              <table:table-cell office:value-type="float" office:value="0.0306">
                <text:p>0.0306</text:p>
              </table:table-cell>
              <table:table-cell office:value-type="float" office:value="0.1994">
                <text:p>0.1994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2">
                <text:p>0.122</text:p>
              </table:table-cell>
              <table:table-cell office:value-type="float" office:value="0.0011">
                <text:p>0.0011</text:p>
              </table:table-cell>
              <table:table-cell office:value-type="float" office:value="0.7562">
                <text:p>0.7562</text:p>
              </table:table-cell>
              <table:table-cell office:value-type="float" office:value="0.0304">
                <text:p>0.0304</text:p>
              </table:table-cell>
              <table:table-cell office:value-type="float" office:value="0.2123">
                <text:p>0.2123</text:p>
              </table:table-cell>
              <table:table-cell office:value-type="float" office:value="0.01911">
                <text:p>0.019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3">
                <text:p>0.123</text:p>
              </table:table-cell>
              <table:table-cell office:value-type="float" office:value="0.0022">
                <text:p>0.0022</text:p>
              </table:table-cell>
              <table:table-cell office:value-type="float" office:value="0.7402">
                <text:p>0.7402</text:p>
              </table:table-cell>
              <table:table-cell office:value-type="float" office:value="0.0371">
                <text:p>0.0371</text:p>
              </table:table-cell>
              <table:table-cell office:value-type="float" office:value="0.2205">
                <text:p>0.2205</text:p>
              </table:table-cell>
              <table:table-cell office:value-type="float" office:value="0.021338">
                <text:p>0.0213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4">
                <text:p>0.124</text:p>
              </table:table-cell>
              <table:table-cell office:value-type="float" office:value="0.0022">
                <text:p>0.0022</text:p>
              </table:table-cell>
              <table:table-cell office:value-type="float" office:value="0.7348">
                <text:p>0.7348</text:p>
              </table:table-cell>
              <table:table-cell office:value-type="float" office:value="0.0376">
                <text:p>0.0376</text:p>
              </table:table-cell>
              <table:table-cell office:value-type="float" office:value="0.2254">
                <text:p>0.2254</text:p>
              </table:table-cell>
              <table:table-cell office:value-type="float" office:value="0.02098">
                <text:p>0.02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5">
                <text:p>0.125</text:p>
              </table:table-cell>
              <table:table-cell office:value-type="float" office:value="0.0021">
                <text:p>0.0021</text:p>
              </table:table-cell>
              <table:table-cell office:value-type="float" office:value="0.7268">
                <text:p>0.7268</text:p>
              </table:table-cell>
              <table:table-cell office:value-type="float" office:value="0.0396">
                <text:p>0.0396</text:p>
              </table:table-cell>
              <table:table-cell office:value-type="float" office:value="0.2315">
                <text:p>0.2315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6">
                <text:p>0.126</text:p>
              </table:table-cell>
              <table:table-cell office:value-type="float" office:value="0.0021">
                <text:p>0.0021</text:p>
              </table:table-cell>
              <table:table-cell office:value-type="float" office:value="0.7254">
                <text:p>0.7254</text:p>
              </table:table-cell>
              <table:table-cell office:value-type="float" office:value="0.0417">
                <text:p>0.0417</text:p>
              </table:table-cell>
              <table:table-cell office:value-type="float" office:value="0.2308">
                <text:p>0.2308</text:p>
              </table:table-cell>
              <table:table-cell office:value-type="float" office:value="0.021624">
                <text:p>0.0216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">
                <text:p>0.127</text:p>
              </table:table-cell>
              <table:table-cell office:value-type="float" office:value="0.0031">
                <text:p>0.0031</text:p>
              </table:table-cell>
              <table:table-cell office:value-type="float" office:value="0.7232">
                <text:p>0.7232</text:p>
              </table:table-cell>
              <table:table-cell office:value-type="float" office:value="0.0363">
                <text:p>0.0363</text:p>
              </table:table-cell>
              <table:table-cell office:value-type="float" office:value="0.2374">
                <text:p>0.2374</text:p>
              </table:table-cell>
              <table:table-cell office:value-type="float" office:value="0.022404">
                <text:p>0.0224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8">
                <text:p>0.128</text:p>
              </table:table-cell>
              <table:table-cell office:value-type="float" office:value="0.0021">
                <text:p>0.0021</text:p>
              </table:table-cell>
              <table:table-cell office:value-type="float" office:value="0.7132">
                <text:p>0.7132</text:p>
              </table:table-cell>
              <table:table-cell office:value-type="float" office:value="0.0381">
                <text:p>0.0381</text:p>
              </table:table-cell>
              <table:table-cell office:value-type="float" office:value="0.2466">
                <text:p>0.2466</text:p>
              </table:table-cell>
              <table:table-cell office:value-type="float" office:value="0.02289">
                <text:p>0.022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9">
                <text:p>0.129</text:p>
              </table:table-cell>
              <table:table-cell office:value-type="float" office:value="0.0044">
                <text:p>0.0044</text:p>
              </table:table-cell>
              <table:table-cell office:value-type="float" office:value="0.7114">
                <text:p>0.7114</text:p>
              </table:table-cell>
              <table:table-cell office:value-type="float" office:value="0.0429">
                <text:p>0.0429</text:p>
              </table:table-cell>
              <table:table-cell office:value-type="float" office:value="0.2413">
                <text:p>0.2413</text:p>
              </table:table-cell>
              <table:table-cell office:value-type="float" office:value="0.02226">
                <text:p>0.02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">
                <text:p>0.13</text:p>
              </table:table-cell>
              <table:table-cell office:value-type="float" office:value="0.0038">
                <text:p>0.0038</text:p>
              </table:table-cell>
              <table:table-cell office:value-type="float" office:value="0.7108">
                <text:p>0.7108</text:p>
              </table:table-cell>
              <table:table-cell office:value-type="float" office:value="0.0389">
                <text:p>0.0389</text:p>
              </table:table-cell>
              <table:table-cell office:value-type="float" office:value="0.2465">
                <text:p>0.2465</text:p>
              </table:table-cell>
              <table:table-cell office:value-type="float" office:value="0.02348">
                <text:p>0.02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1">
                <text:p>0.131</text:p>
              </table:table-cell>
              <table:table-cell office:value-type="float" office:value="0.0022">
                <text:p>0.0022</text:p>
              </table:table-cell>
              <table:table-cell office:value-type="float" office:value="0.72">
                <text:p>0.72</text:p>
              </table:table-cell>
              <table:table-cell office:value-type="float" office:value="0.0396">
                <text:p>0.0396</text:p>
              </table:table-cell>
              <table:table-cell office:value-type="float" office:value="0.2382">
                <text:p>0.2382</text:p>
              </table:table-cell>
              <table:table-cell office:value-type="float" office:value="0.022966">
                <text:p>0.0229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2">
                <text:p>0.132</text:p>
              </table:table-cell>
              <table:table-cell office:value-type="float" office:value="0.003">
                <text:p>0.003</text:p>
              </table:table-cell>
              <table:table-cell office:value-type="float" office:value="0.7062">
                <text:p>0.7062</text:p>
              </table:table-cell>
              <table:table-cell office:value-type="float" office:value="0.0412">
                <text:p>0.0412</text:p>
              </table:table-cell>
              <table:table-cell office:value-type="float" office:value="0.2496">
                <text:p>0.2496</text:p>
              </table:table-cell>
              <table:table-cell office:value-type="float" office:value="0.023862">
                <text:p>0.0238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3">
                <text:p>0.133</text:p>
              </table:table-cell>
              <table:table-cell office:value-type="float" office:value="0.0028">
                <text:p>0.0028</text:p>
              </table:table-cell>
              <table:table-cell office:value-type="float" office:value="0.714">
                <text:p>0.714</text:p>
              </table:table-cell>
              <table:table-cell office:value-type="float" office:value="0.0408">
                <text:p>0.0408</text:p>
              </table:table-cell>
              <table:table-cell office:value-type="float" office:value="0.2424">
                <text:p>0.2424</text:p>
              </table:table-cell>
              <table:table-cell office:value-type="float" office:value="0.024036">
                <text:p>0.024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4">
                <text:p>0.134</text:p>
              </table:table-cell>
              <table:table-cell office:value-type="float" office:value="0.005">
                <text:p>0.005</text:p>
              </table:table-cell>
              <table:table-cell office:value-type="float" office:value="0.7028">
                <text:p>0.7028</text:p>
              </table:table-cell>
              <table:table-cell office:value-type="float" office:value="0.0444">
                <text:p>0.0444</text:p>
              </table:table-cell>
              <table:table-cell office:value-type="float" office:value="0.2478">
                <text:p>0.2478</text:p>
              </table:table-cell>
              <table:table-cell office:value-type="float" office:value="0.025072">
                <text:p>0.0250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5">
                <text:p>0.135</text:p>
              </table:table-cell>
              <table:table-cell office:value-type="float" office:value="0.0031">
                <text:p>0.0031</text:p>
              </table:table-cell>
              <table:table-cell office:value-type="float" office:value="0.6976">
                <text:p>0.6976</text:p>
              </table:table-cell>
              <table:table-cell office:value-type="float" office:value="0.0409">
                <text:p>0.0409</text:p>
              </table:table-cell>
              <table:table-cell office:value-type="float" office:value="0.2584">
                <text:p>0.2584</text:p>
              </table:table-cell>
              <table:table-cell office:value-type="float" office:value="0.02554">
                <text:p>0.02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6">
                <text:p>0.136</text:p>
              </table:table-cell>
              <table:table-cell office:value-type="float" office:value="0.0033">
                <text:p>0.0033</text:p>
              </table:table-cell>
              <table:table-cell office:value-type="float" office:value="0.6834">
                <text:p>0.6834</text:p>
              </table:table-cell>
              <table:table-cell office:value-type="float" office:value="0.0427">
                <text:p>0.0427</text:p>
              </table:table-cell>
              <table:table-cell office:value-type="float" office:value="0.2706">
                <text:p>0.2706</text:p>
              </table:table-cell>
              <table:table-cell office:value-type="float" office:value="0.026006">
                <text:p>0.0260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7">
                <text:p>0.137</text:p>
              </table:table-cell>
              <table:table-cell office:value-type="float" office:value="0.0031">
                <text:p>0.0031</text:p>
              </table:table-cell>
              <table:table-cell office:value-type="float" office:value="0.6966">
                <text:p>0.6966</text:p>
              </table:table-cell>
              <table:table-cell office:value-type="float" office:value="0.0468">
                <text:p>0.0468</text:p>
              </table:table-cell>
              <table:table-cell office:value-type="float" office:value="0.2535">
                <text:p>0.2535</text:p>
              </table:table-cell>
              <table:table-cell office:value-type="float" office:value="0.02503">
                <text:p>0.025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8">
                <text:p>0.138</text:p>
              </table:table-cell>
              <table:table-cell office:value-type="float" office:value="0.0033">
                <text:p>0.0033</text:p>
              </table:table-cell>
              <table:table-cell office:value-type="float" office:value="0.686">
                <text:p>0.686</text:p>
              </table:table-cell>
              <table:table-cell office:value-type="float" office:value="0.0492">
                <text:p>0.0492</text:p>
              </table:table-cell>
              <table:table-cell office:value-type="float" office:value="0.2615">
                <text:p>0.2615</text:p>
              </table:table-cell>
              <table:table-cell office:value-type="float" office:value="0.026722">
                <text:p>0.0267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9">
                <text:p>0.139</text:p>
              </table:table-cell>
              <table:table-cell office:value-type="float" office:value="0.004">
                <text:p>0.004</text:p>
              </table:table-cell>
              <table:table-cell office:value-type="float" office:value="0.6864">
                <text:p>0.6864</text:p>
              </table:table-cell>
              <table:table-cell office:value-type="float" office:value="0.0464">
                <text:p>0.0464</text:p>
              </table:table-cell>
              <table:table-cell office:value-type="float" office:value="0.2632">
                <text:p>0.2632</text:p>
              </table:table-cell>
              <table:table-cell office:value-type="float" office:value="0.026762">
                <text:p>0.0267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0.0035">
                <text:p>0.0035</text:p>
              </table:table-cell>
              <table:table-cell office:value-type="float" office:value="0.6738">
                <text:p>0.6738</text:p>
              </table:table-cell>
              <table:table-cell office:value-type="float" office:value="0.049">
                <text:p>0.049</text:p>
              </table:table-cell>
              <table:table-cell office:value-type="float" office:value="0.2737">
                <text:p>0.2737</text:p>
              </table:table-cell>
              <table:table-cell office:value-type="float" office:value="0.027148">
                <text:p>0.027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1">
                <text:p>0.141</text:p>
              </table:table-cell>
              <table:table-cell office:value-type="float" office:value="0.0045">
                <text:p>0.0045</text:p>
              </table:table-cell>
              <table:table-cell office:value-type="float" office:value="0.6782">
                <text:p>0.6782</text:p>
              </table:table-cell>
              <table:table-cell office:value-type="float" office:value="0.0493">
                <text:p>0.0493</text:p>
              </table:table-cell>
              <table:table-cell office:value-type="float" office:value="0.268">
                <text:p>0.268</text:p>
              </table:table-cell>
              <table:table-cell office:value-type="float" office:value="0.028708">
                <text:p>0.028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">
                <text:p>0.142</text:p>
              </table:table-cell>
              <table:table-cell office:value-type="float" office:value="0.006">
                <text:p>0.006</text:p>
              </table:table-cell>
              <table:table-cell office:value-type="float" office:value="0.6672">
                <text:p>0.6672</text:p>
              </table:table-cell>
              <table:table-cell office:value-type="float" office:value="0.0486">
                <text:p>0.0486</text:p>
              </table:table-cell>
              <table:table-cell office:value-type="float" office:value="0.2782">
                <text:p>0.2782</text:p>
              </table:table-cell>
              <table:table-cell office:value-type="float" office:value="0.028806">
                <text:p>0.028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3">
                <text:p>0.143</text:p>
              </table:table-cell>
              <table:table-cell office:value-type="float" office:value="0.0042">
                <text:p>0.0042</text:p>
              </table:table-cell>
              <table:table-cell office:value-type="float" office:value="0.6614">
                <text:p>0.6614</text:p>
              </table:table-cell>
              <table:table-cell office:value-type="float" office:value="0.0509">
                <text:p>0.0509</text:p>
              </table:table-cell>
              <table:table-cell office:value-type="float" office:value="0.2835">
                <text:p>0.2835</text:p>
              </table:table-cell>
              <table:table-cell office:value-type="float" office:value="0.028158">
                <text:p>0.028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4">
                <text:p>0.144</text:p>
              </table:table-cell>
              <table:table-cell office:value-type="float" office:value="0.0048">
                <text:p>0.0048</text:p>
              </table:table-cell>
              <table:table-cell office:value-type="float" office:value="0.6536">
                <text:p>0.6536</text:p>
              </table:table-cell>
              <table:table-cell office:value-type="float" office:value="0.0521">
                <text:p>0.0521</text:p>
              </table:table-cell>
              <table:table-cell office:value-type="float" office:value="0.2895">
                <text:p>0.2895</text:p>
              </table:table-cell>
              <table:table-cell office:value-type="float" office:value="0.028708">
                <text:p>0.0287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5">
                <text:p>0.145</text:p>
              </table:table-cell>
              <table:table-cell office:value-type="float" office:value="0.0049">
                <text:p>0.0049</text:p>
              </table:table-cell>
              <table:table-cell office:value-type="float" office:value="0.6586">
                <text:p>0.6586</text:p>
              </table:table-cell>
              <table:table-cell office:value-type="float" office:value="0.0534">
                <text:p>0.0534</text:p>
              </table:table-cell>
              <table:table-cell office:value-type="float" office:value="0.2831">
                <text:p>0.2831</text:p>
              </table:table-cell>
              <table:table-cell office:value-type="float" office:value="0.028346">
                <text:p>0.028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6">
                <text:p>0.146</text:p>
              </table:table-cell>
              <table:table-cell office:value-type="float" office:value="0.0067">
                <text:p>0.0067</text:p>
              </table:table-cell>
              <table:table-cell office:value-type="float" office:value="0.6342">
                <text:p>0.6342</text:p>
              </table:table-cell>
              <table:table-cell office:value-type="float" office:value="0.0529">
                <text:p>0.0529</text:p>
              </table:table-cell>
              <table:table-cell office:value-type="float" office:value="0.3062">
                <text:p>0.3062</text:p>
              </table:table-cell>
              <table:table-cell office:value-type="float" office:value="0.030184">
                <text:p>0.030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7">
                <text:p>0.147</text:p>
              </table:table-cell>
              <table:table-cell office:value-type="float" office:value="0.0066">
                <text:p>0.0066</text:p>
              </table:table-cell>
              <table:table-cell office:value-type="float" office:value="0.6376">
                <text:p>0.6376</text:p>
              </table:table-cell>
              <table:table-cell office:value-type="float" office:value="0.0572">
                <text:p>0.0572</text:p>
              </table:table-cell>
              <table:table-cell office:value-type="float" office:value="0.2986">
                <text:p>0.2986</text:p>
              </table:table-cell>
              <table:table-cell office:value-type="float" office:value="0.030584">
                <text:p>0.0305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">
                <text:p>0.148</text:p>
              </table:table-cell>
              <table:table-cell office:value-type="float" office:value="0.0078">
                <text:p>0.0078</text:p>
              </table:table-cell>
              <table:table-cell office:value-type="float" office:value="0.6374">
                <text:p>0.6374</text:p>
              </table:table-cell>
              <table:table-cell office:value-type="float" office:value="0.0551">
                <text:p>0.0551</text:p>
              </table:table-cell>
              <table:table-cell office:value-type="float" office:value="0.2997">
                <text:p>0.2997</text:p>
              </table:table-cell>
              <table:table-cell office:value-type="float" office:value="0.031804">
                <text:p>0.031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9">
                <text:p>0.149</text:p>
              </table:table-cell>
              <table:table-cell office:value-type="float" office:value="0.0063">
                <text:p>0.0063</text:p>
              </table:table-cell>
              <table:table-cell office:value-type="float" office:value="0.641">
                <text:p>0.641</text:p>
              </table:table-cell>
              <table:table-cell office:value-type="float" office:value="0.0599">
                <text:p>0.0599</text:p>
              </table:table-cell>
              <table:table-cell office:value-type="float" office:value="0.2928">
                <text:p>0.2928</text:p>
              </table:table-cell>
              <table:table-cell office:value-type="float" office:value="0.031234">
                <text:p>0.0312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">
                <text:p>0.15</text:p>
              </table:table-cell>
              <table:table-cell office:value-type="float" office:value="0.0067">
                <text:p>0.0067</text:p>
              </table:table-cell>
              <table:table-cell office:value-type="float" office:value="0.6292">
                <text:p>0.6292</text:p>
              </table:table-cell>
              <table:table-cell office:value-type="float" office:value="0.0607">
                <text:p>0.0607</text:p>
              </table:table-cell>
              <table:table-cell office:value-type="float" office:value="0.3034">
                <text:p>0.3034</text:p>
              </table:table-cell>
              <table:table-cell office:value-type="float" office:value="0.032196">
                <text:p>0.032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1">
                <text:p>0.151</text:p>
              </table:table-cell>
              <table:table-cell office:value-type="float" office:value="0.0067">
                <text:p>0.0067</text:p>
              </table:table-cell>
              <table:table-cell office:value-type="float" office:value="0.6318">
                <text:p>0.6318</text:p>
              </table:table-cell>
              <table:table-cell office:value-type="float" office:value="0.0616">
                <text:p>0.0616</text:p>
              </table:table-cell>
              <table:table-cell office:value-type="float" office:value="0.2999">
                <text:p>0.2999</text:p>
              </table:table-cell>
              <table:table-cell office:value-type="float" office:value="0.031942">
                <text:p>0.0319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2">
                <text:p>0.152</text:p>
              </table:table-cell>
              <table:table-cell office:value-type="float" office:value="0.0062">
                <text:p>0.0062</text:p>
              </table:table-cell>
              <table:table-cell office:value-type="float" office:value="0.619">
                <text:p>0.619</text:p>
              </table:table-cell>
              <table:table-cell office:value-type="float" office:value="0.061">
                <text:p>0.061</text:p>
              </table:table-cell>
              <table:table-cell office:value-type="float" office:value="0.3138">
                <text:p>0.3138</text:p>
              </table:table-cell>
              <table:table-cell office:value-type="float" office:value="0.032392">
                <text:p>0.0323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3">
                <text:p>0.153</text:p>
              </table:table-cell>
              <table:table-cell office:value-type="float" office:value="0.0098">
                <text:p>0.0098</text:p>
              </table:table-cell>
              <table:table-cell office:value-type="float" office:value="0.5976">
                <text:p>0.5976</text:p>
              </table:table-cell>
              <table:table-cell office:value-type="float" office:value="0.0612">
                <text:p>0.0612</text:p>
              </table:table-cell>
              <table:table-cell office:value-type="float" office:value="0.3314">
                <text:p>0.3314</text:p>
              </table:table-cell>
              <table:table-cell office:value-type="float" office:value="0.032714">
                <text:p>0.0327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4">
                <text:p>0.154</text:p>
              </table:table-cell>
              <table:table-cell office:value-type="float" office:value="0.0052">
                <text:p>0.0052</text:p>
              </table:table-cell>
              <table:table-cell office:value-type="float" office:value="0.6172">
                <text:p>0.6172</text:p>
              </table:table-cell>
              <table:table-cell office:value-type="float" office:value="0.0628">
                <text:p>0.0628</text:p>
              </table:table-cell>
              <table:table-cell office:value-type="float" office:value="0.3148">
                <text:p>0.3148</text:p>
              </table:table-cell>
              <table:table-cell office:value-type="float" office:value="0.033174">
                <text:p>0.0331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5">
                <text:p>0.155</text:p>
              </table:table-cell>
              <table:table-cell office:value-type="float" office:value="0.0046">
                <text:p>0.0046</text:p>
              </table:table-cell>
              <table:table-cell office:value-type="float" office:value="0.6266">
                <text:p>0.6266</text:p>
              </table:table-cell>
              <table:table-cell office:value-type="float" office:value="0.0574">
                <text:p>0.0574</text:p>
              </table:table-cell>
              <table:table-cell office:value-type="float" office:value="0.3114">
                <text:p>0.3114</text:p>
              </table:table-cell>
              <table:table-cell office:value-type="float" office:value="0.032784">
                <text:p>0.0327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6">
                <text:p>0.156</text:p>
              </table:table-cell>
              <table:table-cell office:value-type="float" office:value="0.0075">
                <text:p>0.0075</text:p>
              </table:table-cell>
              <table:table-cell office:value-type="float" office:value="0.6094">
                <text:p>0.6094</text:p>
              </table:table-cell>
              <table:table-cell office:value-type="float" office:value="0.0634">
                <text:p>0.0634</text:p>
              </table:table-cell>
              <table:table-cell office:value-type="float" office:value="0.3197">
                <text:p>0.3197</text:p>
              </table:table-cell>
              <table:table-cell office:value-type="float" office:value="0.034656">
                <text:p>0.034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">
                <text:p>0.157</text:p>
              </table:table-cell>
              <table:table-cell office:value-type="float" office:value="0.0082">
                <text:p>0.0082</text:p>
              </table:table-cell>
              <table:table-cell office:value-type="float" office:value="0.6248">
                <text:p>0.6248</text:p>
              </table:table-cell>
              <table:table-cell office:value-type="float" office:value="0.0651">
                <text:p>0.0651</text:p>
              </table:table-cell>
              <table:table-cell office:value-type="float" office:value="0.3019">
                <text:p>0.3019</text:p>
              </table:table-cell>
              <table:table-cell office:value-type="float" office:value="0.033804">
                <text:p>0.033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8">
                <text:p>0.158</text:p>
              </table:table-cell>
              <table:table-cell office:value-type="float" office:value="0.0061">
                <text:p>0.0061</text:p>
              </table:table-cell>
              <table:table-cell office:value-type="float" office:value="0.6236">
                <text:p>0.6236</text:p>
              </table:table-cell>
              <table:table-cell office:value-type="float" office:value="0.0644">
                <text:p>0.0644</text:p>
              </table:table-cell>
              <table:table-cell office:value-type="float" office:value="0.3059">
                <text:p>0.3059</text:p>
              </table:table-cell>
              <table:table-cell office:value-type="float" office:value="0.034994">
                <text:p>0.034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9">
                <text:p>0.159</text:p>
              </table:table-cell>
              <table:table-cell office:value-type="float" office:value="0.0066">
                <text:p>0.0066</text:p>
              </table:table-cell>
              <table:table-cell office:value-type="float" office:value="0.6172">
                <text:p>0.6172</text:p>
              </table:table-cell>
              <table:table-cell office:value-type="float" office:value="0.0591">
                <text:p>0.0591</text:p>
              </table:table-cell>
              <table:table-cell office:value-type="float" office:value="0.3171">
                <text:p>0.3171</text:p>
              </table:table-cell>
              <table:table-cell office:value-type="float" office:value="0.035178">
                <text:p>0.0351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">
                <text:p>0.16</text:p>
              </table:table-cell>
              <table:table-cell office:value-type="float" office:value="0.0089">
                <text:p>0.0089</text:p>
              </table:table-cell>
              <table:table-cell office:value-type="float" office:value="0.5966">
                <text:p>0.5966</text:p>
              </table:table-cell>
              <table:table-cell office:value-type="float" office:value="0.0673">
                <text:p>0.0673</text:p>
              </table:table-cell>
              <table:table-cell office:value-type="float" office:value="0.3272">
                <text:p>0.3272</text:p>
              </table:table-cell>
              <table:table-cell office:value-type="float" office:value="0.036416">
                <text:p>0.0364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1">
                <text:p>0.161</text:p>
              </table:table-cell>
              <table:table-cell office:value-type="float" office:value="0.007">
                <text:p>0.007</text:p>
              </table:table-cell>
              <table:table-cell office:value-type="float" office:value="0.5918">
                <text:p>0.5918</text:p>
              </table:table-cell>
              <table:table-cell office:value-type="float" office:value="0.0655">
                <text:p>0.0655</text:p>
              </table:table-cell>
              <table:table-cell office:value-type="float" office:value="0.3357">
                <text:p>0.3357</text:p>
              </table:table-cell>
              <table:table-cell office:value-type="float" office:value="0.035534">
                <text:p>0.0355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2">
                <text:p>0.162</text:p>
              </table:table-cell>
              <table:table-cell office:value-type="float" office:value="0.0091">
                <text:p>0.0091</text:p>
              </table:table-cell>
              <table:table-cell office:value-type="float" office:value="0.597">
                <text:p>0.597</text:p>
              </table:table-cell>
              <table:table-cell office:value-type="float" office:value="0.0663">
                <text:p>0.0663</text:p>
              </table:table-cell>
              <table:table-cell office:value-type="float" office:value="0.3276">
                <text:p>0.3276</text:p>
              </table:table-cell>
              <table:table-cell office:value-type="float" office:value="0.036074">
                <text:p>0.036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3">
                <text:p>0.163</text:p>
              </table:table-cell>
              <table:table-cell office:value-type="float" office:value="0.0089">
                <text:p>0.0089</text:p>
              </table:table-cell>
              <table:table-cell office:value-type="float" office:value="0.6062">
                <text:p>0.6062</text:p>
              </table:table-cell>
              <table:table-cell office:value-type="float" office:value="0.0648">
                <text:p>0.0648</text:p>
              </table:table-cell>
              <table:table-cell office:value-type="float" office:value="0.3201">
                <text:p>0.3201</text:p>
              </table:table-cell>
              <table:table-cell office:value-type="float" office:value="0.036618">
                <text:p>0.036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4">
                <text:p>0.164</text:p>
              </table:table-cell>
              <table:table-cell office:value-type="float" office:value="0.0078">
                <text:p>0.0078</text:p>
              </table:table-cell>
              <table:table-cell office:value-type="float" office:value="0.595">
                <text:p>0.595</text:p>
              </table:table-cell>
              <table:table-cell office:value-type="float" office:value="0.0695">
                <text:p>0.0695</text:p>
              </table:table-cell>
              <table:table-cell office:value-type="float" office:value="0.3277">
                <text:p>0.3277</text:p>
              </table:table-cell>
              <table:table-cell office:value-type="float" office:value="0.03711">
                <text:p>0.037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">
                <text:p>0.165</text:p>
              </table:table-cell>
              <table:table-cell office:value-type="float" office:value="0.0079">
                <text:p>0.0079</text:p>
              </table:table-cell>
              <table:table-cell office:value-type="float" office:value="0.5884">
                <text:p>0.5884</text:p>
              </table:table-cell>
              <table:table-cell office:value-type="float" office:value="0.0691">
                <text:p>0.0691</text:p>
              </table:table-cell>
              <table:table-cell office:value-type="float" office:value="0.3346">
                <text:p>0.3346</text:p>
              </table:table-cell>
              <table:table-cell office:value-type="float" office:value="0.037626">
                <text:p>0.037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">
                <text:p>0.166</text:p>
              </table:table-cell>
              <table:table-cell office:value-type="float" office:value="0.0086">
                <text:p>0.0086</text:p>
              </table:table-cell>
              <table:table-cell office:value-type="float" office:value="0.5818">
                <text:p>0.5818</text:p>
              </table:table-cell>
              <table:table-cell office:value-type="float" office:value="0.0671">
                <text:p>0.0671</text:p>
              </table:table-cell>
              <table:table-cell office:value-type="float" office:value="0.3425">
                <text:p>0.3425</text:p>
              </table:table-cell>
              <table:table-cell office:value-type="float" office:value="0.037618">
                <text:p>0.0376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7">
                <text:p>0.167</text:p>
              </table:table-cell>
              <table:table-cell office:value-type="float" office:value="0.0103">
                <text:p>0.0103</text:p>
              </table:table-cell>
              <table:table-cell office:value-type="float" office:value="0.6002">
                <text:p>0.6002</text:p>
              </table:table-cell>
              <table:table-cell office:value-type="float" office:value="0.0702">
                <text:p>0.0702</text:p>
              </table:table-cell>
              <table:table-cell office:value-type="float" office:value="0.3193">
                <text:p>0.3193</text:p>
              </table:table-cell>
              <table:table-cell office:value-type="float" office:value="0.038938">
                <text:p>0.0389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8">
                <text:p>0.168</text:p>
              </table:table-cell>
              <table:table-cell office:value-type="float" office:value="0.0102">
                <text:p>0.0102</text:p>
              </table:table-cell>
              <table:table-cell office:value-type="float" office:value="0.5622">
                <text:p>0.5622</text:p>
              </table:table-cell>
              <table:table-cell office:value-type="float" office:value="0.0755">
                <text:p>0.0755</text:p>
              </table:table-cell>
              <table:table-cell office:value-type="float" office:value="0.3521">
                <text:p>0.3521</text:p>
              </table:table-cell>
              <table:table-cell office:value-type="float" office:value="0.039244">
                <text:p>0.0392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9">
                <text:p>0.169</text:p>
              </table:table-cell>
              <table:table-cell office:value-type="float" office:value="0.0112">
                <text:p>0.0112</text:p>
              </table:table-cell>
              <table:table-cell office:value-type="float" office:value="0.5634">
                <text:p>0.5634</text:p>
              </table:table-cell>
              <table:table-cell office:value-type="float" office:value="0.0742">
                <text:p>0.0742</text:p>
              </table:table-cell>
              <table:table-cell office:value-type="float" office:value="0.3512">
                <text:p>0.3512</text:p>
              </table:table-cell>
              <table:table-cell office:value-type="float" office:value="0.039738">
                <text:p>0.0397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">
                <text:p>0.17</text:p>
              </table:table-cell>
              <table:table-cell office:value-type="float" office:value="0.0102">
                <text:p>0.0102</text:p>
              </table:table-cell>
              <table:table-cell office:value-type="float" office:value="0.553">
                <text:p>0.553</text:p>
              </table:table-cell>
              <table:table-cell office:value-type="float" office:value="0.0755">
                <text:p>0.0755</text:p>
              </table:table-cell>
              <table:table-cell office:value-type="float" office:value="0.3613">
                <text:p>0.3613</text:p>
              </table:table-cell>
              <table:table-cell office:value-type="float" office:value="0.04008">
                <text:p>0.04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1">
                <text:p>0.171</text:p>
              </table:table-cell>
              <table:table-cell office:value-type="float" office:value="0.0129">
                <text:p>0.0129</text:p>
              </table:table-cell>
              <table:table-cell office:value-type="float" office:value="0.5614">
                <text:p>0.5614</text:p>
              </table:table-cell>
              <table:table-cell office:value-type="float" office:value="0.0787">
                <text:p>0.0787</text:p>
              </table:table-cell>
              <table:table-cell office:value-type="float" office:value="0.347">
                <text:p>0.347</text:p>
              </table:table-cell>
              <table:table-cell office:value-type="float" office:value="0.038796">
                <text:p>0.038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2">
                <text:p>0.172</text:p>
              </table:table-cell>
              <table:table-cell office:value-type="float" office:value="0.0102">
                <text:p>0.0102</text:p>
              </table:table-cell>
              <table:table-cell office:value-type="float" office:value="0.5664">
                <text:p>0.5664</text:p>
              </table:table-cell>
              <table:table-cell office:value-type="float" office:value="0.0708">
                <text:p>0.0708</text:p>
              </table:table-cell>
              <table:table-cell office:value-type="float" office:value="0.3526">
                <text:p>0.3526</text:p>
              </table:table-cell>
              <table:table-cell office:value-type="float" office:value="0.041554">
                <text:p>0.041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3">
                <text:p>0.173</text:p>
              </table:table-cell>
              <table:table-cell office:value-type="float" office:value="0.0119">
                <text:p>0.0119</text:p>
              </table:table-cell>
              <table:table-cell office:value-type="float" office:value="0.557">
                <text:p>0.557</text:p>
              </table:table-cell>
              <table:table-cell office:value-type="float" office:value="0.0698">
                <text:p>0.0698</text:p>
              </table:table-cell>
              <table:table-cell office:value-type="float" office:value="0.3613">
                <text:p>0.3613</text:p>
              </table:table-cell>
              <table:table-cell office:value-type="float" office:value="0.04097">
                <text:p>0.04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4">
                <text:p>0.174</text:p>
              </table:table-cell>
              <table:table-cell office:value-type="float" office:value="0.0139">
                <text:p>0.0139</text:p>
              </table:table-cell>
              <table:table-cell office:value-type="float" office:value="0.5448">
                <text:p>0.5448</text:p>
              </table:table-cell>
              <table:table-cell office:value-type="float" office:value="0.0784">
                <text:p>0.0784</text:p>
              </table:table-cell>
              <table:table-cell office:value-type="float" office:value="0.3629">
                <text:p>0.3629</text:p>
              </table:table-cell>
              <table:table-cell office:value-type="float" office:value="0.04199">
                <text:p>0.041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5">
                <text:p>0.175</text:p>
              </table:table-cell>
              <table:table-cell office:value-type="float" office:value="0.0137">
                <text:p>0.0137</text:p>
              </table:table-cell>
              <table:table-cell office:value-type="float" office:value="0.5464">
                <text:p>0.5464</text:p>
              </table:table-cell>
              <table:table-cell office:value-type="float" office:value="0.0782">
                <text:p>0.0782</text:p>
              </table:table-cell>
              <table:table-cell office:value-type="float" office:value="0.3617">
                <text:p>0.3617</text:p>
              </table:table-cell>
              <table:table-cell office:value-type="float" office:value="0.042012">
                <text:p>0.042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6">
                <text:p>0.176</text:p>
              </table:table-cell>
              <table:table-cell office:value-type="float" office:value="0.0135">
                <text:p>0.0135</text:p>
              </table:table-cell>
              <table:table-cell office:value-type="float" office:value="0.545">
                <text:p>0.545</text:p>
              </table:table-cell>
              <table:table-cell office:value-type="float" office:value="0.0779">
                <text:p>0.0779</text:p>
              </table:table-cell>
              <table:table-cell office:value-type="float" office:value="0.3636">
                <text:p>0.3636</text:p>
              </table:table-cell>
              <table:table-cell office:value-type="float" office:value="0.042108">
                <text:p>0.0421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7">
                <text:p>0.177</text:p>
              </table:table-cell>
              <table:table-cell office:value-type="float" office:value="0.0144">
                <text:p>0.0144</text:p>
              </table:table-cell>
              <table:table-cell office:value-type="float" office:value="0.5454">
                <text:p>0.5454</text:p>
              </table:table-cell>
              <table:table-cell office:value-type="float" office:value="0.0805">
                <text:p>0.0805</text:p>
              </table:table-cell>
              <table:table-cell office:value-type="float" office:value="0.3597">
                <text:p>0.3597</text:p>
              </table:table-cell>
              <table:table-cell office:value-type="float" office:value="0.042836">
                <text:p>0.042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8">
                <text:p>0.178</text:p>
              </table:table-cell>
              <table:table-cell office:value-type="float" office:value="0.0156">
                <text:p>0.0156</text:p>
              </table:table-cell>
              <table:table-cell office:value-type="float" office:value="0.5408">
                <text:p>0.5408</text:p>
              </table:table-cell>
              <table:table-cell office:value-type="float" office:value="0.0822">
                <text:p>0.0822</text:p>
              </table:table-cell>
              <table:table-cell office:value-type="float" office:value="0.3614">
                <text:p>0.3614</text:p>
              </table:table-cell>
              <table:table-cell office:value-type="float" office:value="0.042754">
                <text:p>0.0427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9">
                <text:p>0.179</text:p>
              </table:table-cell>
              <table:table-cell office:value-type="float" office:value="0.0129">
                <text:p>0.0129</text:p>
              </table:table-cell>
              <table:table-cell office:value-type="float" office:value="0.53">
                <text:p>0.53</text:p>
              </table:table-cell>
              <table:table-cell office:value-type="float" office:value="0.0837">
                <text:p>0.0837</text:p>
              </table:table-cell>
              <table:table-cell office:value-type="float" office:value="0.3734">
                <text:p>0.3734</text:p>
              </table:table-cell>
              <table:table-cell office:value-type="float" office:value="0.04388">
                <text:p>0.043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">
                <text:p>0.18</text:p>
              </table:table-cell>
              <table:table-cell office:value-type="float" office:value="0.0153">
                <text:p>0.0153</text:p>
              </table:table-cell>
              <table:table-cell office:value-type="float" office:value="0.5288">
                <text:p>0.5288</text:p>
              </table:table-cell>
              <table:table-cell office:value-type="float" office:value="0.0848">
                <text:p>0.0848</text:p>
              </table:table-cell>
              <table:table-cell office:value-type="float" office:value="0.3711">
                <text:p>0.3711</text:p>
              </table:table-cell>
              <table:table-cell office:value-type="float" office:value="0.042978">
                <text:p>0.0429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1">
                <text:p>0.181</text:p>
              </table:table-cell>
              <table:table-cell office:value-type="float" office:value="0.0118">
                <text:p>0.0118</text:p>
              </table:table-cell>
              <table:table-cell office:value-type="float" office:value="0.541">
                <text:p>0.541</text:p>
              </table:table-cell>
              <table:table-cell office:value-type="float" office:value="0.0767">
                <text:p>0.0767</text:p>
              </table:table-cell>
              <table:table-cell office:value-type="float" office:value="0.3705">
                <text:p>0.3705</text:p>
              </table:table-cell>
              <table:table-cell office:value-type="float" office:value="0.043832">
                <text:p>0.0438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2">
                <text:p>0.182</text:p>
              </table:table-cell>
              <table:table-cell office:value-type="float" office:value="0.0148">
                <text:p>0.0148</text:p>
              </table:table-cell>
              <table:table-cell office:value-type="float" office:value="0.5338">
                <text:p>0.5338</text:p>
              </table:table-cell>
              <table:table-cell office:value-type="float" office:value="0.0816">
                <text:p>0.0816</text:p>
              </table:table-cell>
              <table:table-cell office:value-type="float" office:value="0.3698">
                <text:p>0.3698</text:p>
              </table:table-cell>
              <table:table-cell office:value-type="float" office:value="0.044496">
                <text:p>0.0444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3">
                <text:p>0.183</text:p>
              </table:table-cell>
              <table:table-cell office:value-type="float" office:value="0.0149">
                <text:p>0.0149</text:p>
              </table:table-cell>
              <table:table-cell office:value-type="float" office:value="0.5352">
                <text:p>0.5352</text:p>
              </table:table-cell>
              <table:table-cell office:value-type="float" office:value="0.0807">
                <text:p>0.0807</text:p>
              </table:table-cell>
              <table:table-cell office:value-type="float" office:value="0.3692">
                <text:p>0.3692</text:p>
              </table:table-cell>
              <table:table-cell office:value-type="float" office:value="0.044636">
                <text:p>0.044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4">
                <text:p>0.184</text:p>
              </table:table-cell>
              <table:table-cell office:value-type="float" office:value="0.0118">
                <text:p>0.0118</text:p>
              </table:table-cell>
              <table:table-cell office:value-type="float" office:value="0.5284">
                <text:p>0.5284</text:p>
              </table:table-cell>
              <table:table-cell office:value-type="float" office:value="0.0838">
                <text:p>0.0838</text:p>
              </table:table-cell>
              <table:table-cell office:value-type="float" office:value="0.376">
                <text:p>0.376</text:p>
              </table:table-cell>
              <table:table-cell office:value-type="float" office:value="0.046028">
                <text:p>0.046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5">
                <text:p>0.185</text:p>
              </table:table-cell>
              <table:table-cell office:value-type="float" office:value="0.0159">
                <text:p>0.0159</text:p>
              </table:table-cell>
              <table:table-cell office:value-type="float" office:value="0.5112">
                <text:p>0.5112</text:p>
              </table:table-cell>
              <table:table-cell office:value-type="float" office:value="0.089">
                <text:p>0.089</text:p>
              </table:table-cell>
              <table:table-cell office:value-type="float" office:value="0.3839">
                <text:p>0.3839</text:p>
              </table:table-cell>
              <table:table-cell office:value-type="float" office:value="0.044838">
                <text:p>0.0448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6">
                <text:p>0.186</text:p>
              </table:table-cell>
              <table:table-cell office:value-type="float" office:value="0.0182">
                <text:p>0.0182</text:p>
              </table:table-cell>
              <table:table-cell office:value-type="float" office:value="0.504">
                <text:p>0.504</text:p>
              </table:table-cell>
              <table:table-cell office:value-type="float" office:value="0.091">
                <text:p>0.091</text:p>
              </table:table-cell>
              <table:table-cell office:value-type="float" office:value="0.3868">
                <text:p>0.3868</text:p>
              </table:table-cell>
              <table:table-cell office:value-type="float" office:value="0.04691">
                <text:p>0.046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7">
                <text:p>0.187</text:p>
              </table:table-cell>
              <table:table-cell office:value-type="float" office:value="0.0186">
                <text:p>0.0186</text:p>
              </table:table-cell>
              <table:table-cell office:value-type="float" office:value="0.5014">
                <text:p>0.5014</text:p>
              </table:table-cell>
              <table:table-cell office:value-type="float" office:value="0.0847">
                <text:p>0.0847</text:p>
              </table:table-cell>
              <table:table-cell office:value-type="float" office:value="0.3953">
                <text:p>0.3953</text:p>
              </table:table-cell>
              <table:table-cell office:value-type="float" office:value="0.046412">
                <text:p>0.0464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8">
                <text:p>0.188</text:p>
              </table:table-cell>
              <table:table-cell office:value-type="float" office:value="0.0141">
                <text:p>0.0141</text:p>
              </table:table-cell>
              <table:table-cell office:value-type="float" office:value="0.5216">
                <text:p>0.5216</text:p>
              </table:table-cell>
              <table:table-cell office:value-type="float" office:value="0.0875">
                <text:p>0.0875</text:p>
              </table:table-cell>
              <table:table-cell office:value-type="float" office:value="0.3768">
                <text:p>0.3768</text:p>
              </table:table-cell>
              <table:table-cell office:value-type="float" office:value="0.046066">
                <text:p>0.0460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">
                <text:p>0.189</text:p>
              </table:table-cell>
              <table:table-cell office:value-type="float" office:value="0.019">
                <text:p>0.019</text:p>
              </table:table-cell>
              <table:table-cell office:value-type="float" office:value="0.4878">
                <text:p>0.4878</text:p>
              </table:table-cell>
              <table:table-cell office:value-type="float" office:value="0.0983">
                <text:p>0.0983</text:p>
              </table:table-cell>
              <table:table-cell office:value-type="float" office:value="0.3949">
                <text:p>0.3949</text:p>
              </table:table-cell>
              <table:table-cell office:value-type="float" office:value="0.04648">
                <text:p>0.046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">
                <text:p>0.19</text:p>
              </table:table-cell>
              <table:table-cell office:value-type="float" office:value="0.017">
                <text:p>0.017</text:p>
              </table:table-cell>
              <table:table-cell office:value-type="float" office:value="0.5114">
                <text:p>0.5114</text:p>
              </table:table-cell>
              <table:table-cell office:value-type="float" office:value="0.0905">
                <text:p>0.0905</text:p>
              </table:table-cell>
              <table:table-cell office:value-type="float" office:value="0.3811">
                <text:p>0.3811</text:p>
              </table:table-cell>
              <table:table-cell office:value-type="float" office:value="0.047514">
                <text:p>0.047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1">
                <text:p>0.191</text:p>
              </table:table-cell>
              <table:table-cell office:value-type="float" office:value="0.0195">
                <text:p>0.0195</text:p>
              </table:table-cell>
              <table:table-cell office:value-type="float" office:value="0.4934">
                <text:p>0.4934</text:p>
              </table:table-cell>
              <table:table-cell office:value-type="float" office:value="0.0928">
                <text:p>0.0928</text:p>
              </table:table-cell>
              <table:table-cell office:value-type="float" office:value="0.3943">
                <text:p>0.3943</text:p>
              </table:table-cell>
              <table:table-cell office:value-type="float" office:value="0.04811">
                <text:p>0.04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2">
                <text:p>0.192</text:p>
              </table:table-cell>
              <table:table-cell office:value-type="float" office:value="0.0167">
                <text:p>0.0167</text:p>
              </table:table-cell>
              <table:table-cell office:value-type="float" office:value="0.5028">
                <text:p>0.5028</text:p>
              </table:table-cell>
              <table:table-cell office:value-type="float" office:value="0.0904">
                <text:p>0.0904</text:p>
              </table:table-cell>
              <table:table-cell office:value-type="float" office:value="0.3901">
                <text:p>0.3901</text:p>
              </table:table-cell>
              <table:table-cell office:value-type="float" office:value="0.047318">
                <text:p>0.0473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3">
                <text:p>0.193</text:p>
              </table:table-cell>
              <table:table-cell office:value-type="float" office:value="0.0185">
                <text:p>0.0185</text:p>
              </table:table-cell>
              <table:table-cell office:value-type="float" office:value="0.4906">
                <text:p>0.4906</text:p>
              </table:table-cell>
              <table:table-cell office:value-type="float" office:value="0.0907">
                <text:p>0.0907</text:p>
              </table:table-cell>
              <table:table-cell office:value-type="float" office:value="0.4002">
                <text:p>0.4002</text:p>
              </table:table-cell>
              <table:table-cell office:value-type="float" office:value="0.04905">
                <text:p>0.04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4">
                <text:p>0.194</text:p>
              </table:table-cell>
              <table:table-cell office:value-type="float" office:value="0.0198">
                <text:p>0.0198</text:p>
              </table:table-cell>
              <table:table-cell office:value-type="float" office:value="0.4986">
                <text:p>0.4986</text:p>
              </table:table-cell>
              <table:table-cell office:value-type="float" office:value="0.0979">
                <text:p>0.0979</text:p>
              </table:table-cell>
              <table:table-cell office:value-type="float" office:value="0.3837">
                <text:p>0.3837</text:p>
              </table:table-cell>
              <table:table-cell office:value-type="float" office:value="0.049366">
                <text:p>0.0493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5">
                <text:p>0.195</text:p>
              </table:table-cell>
              <table:table-cell office:value-type="float" office:value="0.0221">
                <text:p>0.0221</text:p>
              </table:table-cell>
              <table:table-cell office:value-type="float" office:value="0.4876">
                <text:p>0.4876</text:p>
              </table:table-cell>
              <table:table-cell office:value-type="float" office:value="0.0958">
                <text:p>0.0958</text:p>
              </table:table-cell>
              <table:table-cell office:value-type="float" office:value="0.3945">
                <text:p>0.3945</text:p>
              </table:table-cell>
              <table:table-cell office:value-type="float" office:value="0.049144">
                <text:p>0.0491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6">
                <text:p>0.196</text:p>
              </table:table-cell>
              <table:table-cell office:value-type="float" office:value="0.0279">
                <text:p>0.0279</text:p>
              </table:table-cell>
              <table:table-cell office:value-type="float" office:value="0.4812">
                <text:p>0.4812</text:p>
              </table:table-cell>
              <table:table-cell office:value-type="float" office:value="0.0987">
                <text:p>0.0987</text:p>
              </table:table-cell>
              <table:table-cell office:value-type="float" office:value="0.3922">
                <text:p>0.3922</text:p>
              </table:table-cell>
              <table:table-cell office:value-type="float" office:value="0.049158">
                <text:p>0.0491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7">
                <text:p>0.197</text:p>
              </table:table-cell>
              <table:table-cell office:value-type="float" office:value="0.024">
                <text:p>0.024</text:p>
              </table:table-cell>
              <table:table-cell office:value-type="float" office:value="0.4782">
                <text:p>0.4782</text:p>
              </table:table-cell>
              <table:table-cell office:value-type="float" office:value="0.0972">
                <text:p>0.0972</text:p>
              </table:table-cell>
              <table:table-cell office:value-type="float" office:value="0.4006">
                <text:p>0.4006</text:p>
              </table:table-cell>
              <table:table-cell office:value-type="float" office:value="0.049718">
                <text:p>0.0497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8">
                <text:p>0.198</text:p>
              </table:table-cell>
              <table:table-cell office:value-type="float" office:value="0.0243">
                <text:p>0.0243</text:p>
              </table:table-cell>
              <table:table-cell office:value-type="float" office:value="0.4704">
                <text:p>0.4704</text:p>
              </table:table-cell>
              <table:table-cell office:value-type="float" office:value="0.1011">
                <text:p>0.1011</text:p>
              </table:table-cell>
              <table:table-cell office:value-type="float" office:value="0.4042">
                <text:p>0.4042</text:p>
              </table:table-cell>
              <table:table-cell office:value-type="float" office:value="0.050712">
                <text:p>0.050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9">
                <text:p>0.199</text:p>
              </table:table-cell>
              <table:table-cell office:value-type="float" office:value="0.0244">
                <text:p>0.0244</text:p>
              </table:table-cell>
              <table:table-cell office:value-type="float" office:value="0.463">
                <text:p>0.463</text:p>
              </table:table-cell>
              <table:table-cell office:value-type="float" office:value="0.0966">
                <text:p>0.0966</text:p>
              </table:table-cell>
              <table:table-cell office:value-type="float" office:value="0.416">
                <text:p>0.416</text:p>
              </table:table-cell>
              <table:table-cell office:value-type="float" office:value="0.050034">
                <text:p>0.0500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0.0301">
                <text:p>0.0301</text:p>
              </table:table-cell>
              <table:table-cell office:value-type="float" office:value="0.4582">
                <text:p>0.4582</text:p>
              </table:table-cell>
              <table:table-cell office:value-type="float" office:value="0.0977">
                <text:p>0.0977</text:p>
              </table:table-cell>
              <table:table-cell office:value-type="float" office:value="0.414">
                <text:p>0.414</text:p>
              </table:table-cell>
              <table:table-cell office:value-type="float" office:value="0.050732">
                <text:p>0.0507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1">
                <text:p>0.201</text:p>
              </table:table-cell>
              <table:table-cell office:value-type="float" office:value="0.0204">
                <text:p>0.0204</text:p>
              </table:table-cell>
              <table:table-cell office:value-type="float" office:value="0.4792">
                <text:p>0.4792</text:p>
              </table:table-cell>
              <table:table-cell office:value-type="float" office:value="0.0976">
                <text:p>0.0976</text:p>
              </table:table-cell>
              <table:table-cell office:value-type="float" office:value="0.4028">
                <text:p>0.4028</text:p>
              </table:table-cell>
              <table:table-cell office:value-type="float" office:value="0.051038">
                <text:p>0.0510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2">
                <text:p>0.202</text:p>
              </table:table-cell>
              <table:table-cell office:value-type="float" office:value="0.0244">
                <text:p>0.0244</text:p>
              </table:table-cell>
              <table:table-cell office:value-type="float" office:value="0.4692">
                <text:p>0.4692</text:p>
              </table:table-cell>
              <table:table-cell office:value-type="float" office:value="0.0953">
                <text:p>0.0953</text:p>
              </table:table-cell>
              <table:table-cell office:value-type="float" office:value="0.4111">
                <text:p>0.4111</text:p>
              </table:table-cell>
              <table:table-cell office:value-type="float" office:value="0.051446">
                <text:p>0.0514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3">
                <text:p>0.203</text:p>
              </table:table-cell>
              <table:table-cell office:value-type="float" office:value="0.0231">
                <text:p>0.0231</text:p>
              </table:table-cell>
              <table:table-cell office:value-type="float" office:value="0.4854">
                <text:p>0.4854</text:p>
              </table:table-cell>
              <table:table-cell office:value-type="float" office:value="0.093">
                <text:p>0.093</text:p>
              </table:table-cell>
              <table:table-cell office:value-type="float" office:value="0.3985">
                <text:p>0.3985</text:p>
              </table:table-cell>
              <table:table-cell office:value-type="float" office:value="0.051906">
                <text:p>0.051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">
                <text:p>0.204</text:p>
              </table:table-cell>
              <table:table-cell office:value-type="float" office:value="0.0257">
                <text:p>0.0257</text:p>
              </table:table-cell>
              <table:table-cell office:value-type="float" office:value="0.459">
                <text:p>0.459</text:p>
              </table:table-cell>
              <table:table-cell office:value-type="float" office:value="0.0989">
                <text:p>0.0989</text:p>
              </table:table-cell>
              <table:table-cell office:value-type="float" office:value="0.4164">
                <text:p>0.4164</text:p>
              </table:table-cell>
              <table:table-cell office:value-type="float" office:value="0.052128">
                <text:p>0.052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5">
                <text:p>0.205</text:p>
              </table:table-cell>
              <table:table-cell office:value-type="float" office:value="0.0279">
                <text:p>0.0279</text:p>
              </table:table-cell>
              <table:table-cell office:value-type="float" office:value="0.4432">
                <text:p>0.4432</text:p>
              </table:table-cell>
              <table:table-cell office:value-type="float" office:value="0.1071">
                <text:p>0.1071</text:p>
              </table:table-cell>
              <table:table-cell office:value-type="float" office:value="0.4218">
                <text:p>0.4218</text:p>
              </table:table-cell>
              <table:table-cell office:value-type="float" office:value="0.052696">
                <text:p>0.0526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6">
                <text:p>0.206</text:p>
              </table:table-cell>
              <table:table-cell office:value-type="float" office:value="0.0326">
                <text:p>0.0326</text:p>
              </table:table-cell>
              <table:table-cell office:value-type="float" office:value="0.441">
                <text:p>0.441</text:p>
              </table:table-cell>
              <table:table-cell office:value-type="float" office:value="0.1016">
                <text:p>0.1016</text:p>
              </table:table-cell>
              <table:table-cell office:value-type="float" office:value="0.4248">
                <text:p>0.4248</text:p>
              </table:table-cell>
              <table:table-cell office:value-type="float" office:value="0.05297">
                <text:p>0.052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7">
                <text:p>0.207</text:p>
              </table:table-cell>
              <table:table-cell office:value-type="float" office:value="0.0338">
                <text:p>0.0338</text:p>
              </table:table-cell>
              <table:table-cell office:value-type="float" office:value="0.445">
                <text:p>0.445</text:p>
              </table:table-cell>
              <table:table-cell office:value-type="float" office:value="0.108">
                <text:p>0.108</text:p>
              </table:table-cell>
              <table:table-cell office:value-type="float" office:value="0.4132">
                <text:p>0.4132</text:p>
              </table:table-cell>
              <table:table-cell office:value-type="float" office:value="0.053278">
                <text:p>0.0532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8">
                <text:p>0.208</text:p>
              </table:table-cell>
              <table:table-cell office:value-type="float" office:value="0.0321">
                <text:p>0.0321</text:p>
              </table:table-cell>
              <table:table-cell office:value-type="float" office:value="0.4322">
                <text:p>0.4322</text:p>
              </table:table-cell>
              <table:table-cell office:value-type="float" office:value="0.1041">
                <text:p>0.1041</text:p>
              </table:table-cell>
              <table:table-cell office:value-type="float" office:value="0.4316">
                <text:p>0.4316</text:p>
              </table:table-cell>
              <table:table-cell office:value-type="float" office:value="0.053246">
                <text:p>0.0532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9">
                <text:p>0.209</text:p>
              </table:table-cell>
              <table:table-cell office:value-type="float" office:value="0.0306">
                <text:p>0.0306</text:p>
              </table:table-cell>
              <table:table-cell office:value-type="float" office:value="0.4552">
                <text:p>0.4552</text:p>
              </table:table-cell>
              <table:table-cell office:value-type="float" office:value="0.1038">
                <text:p>0.1038</text:p>
              </table:table-cell>
              <table:table-cell office:value-type="float" office:value="0.4104">
                <text:p>0.4104</text:p>
              </table:table-cell>
              <table:table-cell office:value-type="float" office:value="0.05371">
                <text:p>0.053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">
                <text:p>0.21</text:p>
              </table:table-cell>
              <table:table-cell office:value-type="float" office:value="0.0353">
                <text:p>0.0353</text:p>
              </table:table-cell>
              <table:table-cell office:value-type="float" office:value="0.4408">
                <text:p>0.4408</text:p>
              </table:table-cell>
              <table:table-cell office:value-type="float" office:value="0.1057">
                <text:p>0.1057</text:p>
              </table:table-cell>
              <table:table-cell office:value-type="float" office:value="0.4182">
                <text:p>0.4182</text:p>
              </table:table-cell>
              <table:table-cell office:value-type="float" office:value="0.05436">
                <text:p>0.054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1">
                <text:p>0.211</text:p>
              </table:table-cell>
              <table:table-cell office:value-type="float" office:value="0.0286">
                <text:p>0.0286</text:p>
              </table:table-cell>
              <table:table-cell office:value-type="float" office:value="0.459">
                <text:p>0.459</text:p>
              </table:table-cell>
              <table:table-cell office:value-type="float" office:value="0.1031">
                <text:p>0.1031</text:p>
              </table:table-cell>
              <table:table-cell office:value-type="float" office:value="0.4093">
                <text:p>0.4093</text:p>
              </table:table-cell>
              <table:table-cell office:value-type="float" office:value="0.053894">
                <text:p>0.0538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2">
                <text:p>0.212</text:p>
              </table:table-cell>
              <table:table-cell office:value-type="float" office:value="0.0394">
                <text:p>0.0394</text:p>
              </table:table-cell>
              <table:table-cell office:value-type="float" office:value="0.4444">
                <text:p>0.4444</text:p>
              </table:table-cell>
              <table:table-cell office:value-type="float" office:value="0.1072">
                <text:p>0.1072</text:p>
              </table:table-cell>
              <table:table-cell office:value-type="float" office:value="0.409">
                <text:p>0.409</text:p>
              </table:table-cell>
              <table:table-cell office:value-type="float" office:value="0.054382">
                <text:p>0.0543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3">
                <text:p>0.213</text:p>
              </table:table-cell>
              <table:table-cell office:value-type="float" office:value="0.0361">
                <text:p>0.0361</text:p>
              </table:table-cell>
              <table:table-cell office:value-type="float" office:value="0.4384">
                <text:p>0.4384</text:p>
              </table:table-cell>
              <table:table-cell office:value-type="float" office:value="0.1071">
                <text:p>0.1071</text:p>
              </table:table-cell>
              <table:table-cell office:value-type="float" office:value="0.4184">
                <text:p>0.4184</text:p>
              </table:table-cell>
              <table:table-cell office:value-type="float" office:value="0.054428">
                <text:p>0.0544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4">
                <text:p>0.214</text:p>
              </table:table-cell>
              <table:table-cell office:value-type="float" office:value="0.0389">
                <text:p>0.0389</text:p>
              </table:table-cell>
              <table:table-cell office:value-type="float" office:value="0.4178">
                <text:p>0.4178</text:p>
              </table:table-cell>
              <table:table-cell office:value-type="float" office:value="0.1125">
                <text:p>0.1125</text:p>
              </table:table-cell>
              <table:table-cell office:value-type="float" office:value="0.4308">
                <text:p>0.4308</text:p>
              </table:table-cell>
              <table:table-cell office:value-type="float" office:value="0.055172">
                <text:p>0.0551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5">
                <text:p>0.215</text:p>
              </table:table-cell>
              <table:table-cell office:value-type="float" office:value="0.0336">
                <text:p>0.0336</text:p>
              </table:table-cell>
              <table:table-cell office:value-type="float" office:value="0.428">
                <text:p>0.428</text:p>
              </table:table-cell>
              <table:table-cell office:value-type="float" office:value="0.1062">
                <text:p>0.1062</text:p>
              </table:table-cell>
              <table:table-cell office:value-type="float" office:value="0.4322">
                <text:p>0.4322</text:p>
              </table:table-cell>
              <table:table-cell office:value-type="float" office:value="0.05473">
                <text:p>0.054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6">
                <text:p>0.216</text:p>
              </table:table-cell>
              <table:table-cell office:value-type="float" office:value="0.0369">
                <text:p>0.0369</text:p>
              </table:table-cell>
              <table:table-cell office:value-type="float" office:value="0.4376">
                <text:p>0.4376</text:p>
              </table:table-cell>
              <table:table-cell office:value-type="float" office:value="0.1102">
                <text:p>0.1102</text:p>
              </table:table-cell>
              <table:table-cell office:value-type="float" office:value="0.4153">
                <text:p>0.4153</text:p>
              </table:table-cell>
              <table:table-cell office:value-type="float" office:value="0.055726">
                <text:p>0.055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7">
                <text:p>0.217</text:p>
              </table:table-cell>
              <table:table-cell office:value-type="float" office:value="0.0414">
                <text:p>0.0414</text:p>
              </table:table-cell>
              <table:table-cell office:value-type="float" office:value="0.4128">
                <text:p>0.4128</text:p>
              </table:table-cell>
              <table:table-cell office:value-type="float" office:value="0.1134">
                <text:p>0.1134</text:p>
              </table:table-cell>
              <table:table-cell office:value-type="float" office:value="0.4324">
                <text:p>0.4324</text:p>
              </table:table-cell>
              <table:table-cell office:value-type="float" office:value="0.055558">
                <text:p>0.0555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8">
                <text:p>0.218</text:p>
              </table:table-cell>
              <table:table-cell office:value-type="float" office:value="0.0442">
                <text:p>0.0442</text:p>
              </table:table-cell>
              <table:table-cell office:value-type="float" office:value="0.4184">
                <text:p>0.4184</text:p>
              </table:table-cell>
              <table:table-cell office:value-type="float" office:value="0.1136">
                <text:p>0.1136</text:p>
              </table:table-cell>
              <table:table-cell office:value-type="float" office:value="0.4238">
                <text:p>0.4238</text:p>
              </table:table-cell>
              <table:table-cell office:value-type="float" office:value="0.056276">
                <text:p>0.0562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9">
                <text:p>0.219</text:p>
              </table:table-cell>
              <table:table-cell office:value-type="float" office:value="0.0409">
                <text:p>0.0409</text:p>
              </table:table-cell>
              <table:table-cell office:value-type="float" office:value="0.4218">
                <text:p>0.4218</text:p>
              </table:table-cell>
              <table:table-cell office:value-type="float" office:value="0.1139">
                <text:p>0.1139</text:p>
              </table:table-cell>
              <table:table-cell office:value-type="float" office:value="0.4234">
                <text:p>0.4234</text:p>
              </table:table-cell>
              <table:table-cell office:value-type="float" office:value="0.056334">
                <text:p>0.0563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">
                <text:p>0.22</text:p>
              </table:table-cell>
              <table:table-cell office:value-type="float" office:value="0.045">
                <text:p>0.045</text:p>
              </table:table-cell>
              <table:table-cell office:value-type="float" office:value="0.4072">
                <text:p>0.4072</text:p>
              </table:table-cell>
              <table:table-cell office:value-type="float" office:value="0.111">
                <text:p>0.111</text:p>
              </table:table-cell>
              <table:table-cell office:value-type="float" office:value="0.4368">
                <text:p>0.4368</text:p>
              </table:table-cell>
              <table:table-cell office:value-type="float" office:value="0.057172">
                <text:p>0.0571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1">
                <text:p>0.221</text:p>
              </table:table-cell>
              <table:table-cell office:value-type="float" office:value="0.041">
                <text:p>0.041</text:p>
              </table:table-cell>
              <table:table-cell office:value-type="float" office:value="0.4224">
                <text:p>0.4224</text:p>
              </table:table-cell>
              <table:table-cell office:value-type="float" office:value="0.1136">
                <text:p>0.1136</text:p>
              </table:table-cell>
              <table:table-cell office:value-type="float" office:value="0.423">
                <text:p>0.423</text:p>
              </table:table-cell>
              <table:table-cell office:value-type="float" office:value="0.056406">
                <text:p>0.0564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">
                <text:p>0.222</text:p>
              </table:table-cell>
              <table:table-cell office:value-type="float" office:value="0.0528">
                <text:p>0.0528</text:p>
              </table:table-cell>
              <table:table-cell office:value-type="float" office:value="0.3946">
                <text:p>0.3946</text:p>
              </table:table-cell>
              <table:table-cell office:value-type="float" office:value="0.1155">
                <text:p>0.1155</text:p>
              </table:table-cell>
              <table:table-cell office:value-type="float" office:value="0.4371">
                <text:p>0.4371</text:p>
              </table:table-cell>
              <table:table-cell office:value-type="float" office:value="0.057186">
                <text:p>0.057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3">
                <text:p>0.223</text:p>
              </table:table-cell>
              <table:table-cell office:value-type="float" office:value="0.0494">
                <text:p>0.0494</text:p>
              </table:table-cell>
              <table:table-cell office:value-type="float" office:value="0.3994">
                <text:p>0.3994</text:p>
              </table:table-cell>
              <table:table-cell office:value-type="float" office:value="0.1142">
                <text:p>0.1142</text:p>
              </table:table-cell>
              <table:table-cell office:value-type="float" office:value="0.437">
                <text:p>0.437</text:p>
              </table:table-cell>
              <table:table-cell office:value-type="float" office:value="0.057058">
                <text:p>0.0570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4">
                <text:p>0.224</text:p>
              </table:table-cell>
              <table:table-cell office:value-type="float" office:value="0.0518">
                <text:p>0.0518</text:p>
              </table:table-cell>
              <table:table-cell office:value-type="float" office:value="0.3918">
                <text:p>0.3918</text:p>
              </table:table-cell>
              <table:table-cell office:value-type="float" office:value="0.1145">
                <text:p>0.1145</text:p>
              </table:table-cell>
              <table:table-cell office:value-type="float" office:value="0.4419">
                <text:p>0.4419</text:p>
              </table:table-cell>
              <table:table-cell office:value-type="float" office:value="0.05845">
                <text:p>0.058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5">
                <text:p>0.225</text:p>
              </table:table-cell>
              <table:table-cell office:value-type="float" office:value="0.0485">
                <text:p>0.0485</text:p>
              </table:table-cell>
              <table:table-cell office:value-type="float" office:value="0.3918">
                <text:p>0.3918</text:p>
              </table:table-cell>
              <table:table-cell office:value-type="float" office:value="0.1209">
                <text:p>0.1209</text:p>
              </table:table-cell>
              <table:table-cell office:value-type="float" office:value="0.4388">
                <text:p>0.4388</text:p>
              </table:table-cell>
              <table:table-cell office:value-type="float" office:value="0.057642">
                <text:p>0.057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6">
                <text:p>0.226</text:p>
              </table:table-cell>
              <table:table-cell office:value-type="float" office:value="0.0493">
                <text:p>0.0493</text:p>
              </table:table-cell>
              <table:table-cell office:value-type="float" office:value="0.3966">
                <text:p>0.3966</text:p>
              </table:table-cell>
              <table:table-cell office:value-type="float" office:value="0.1156">
                <text:p>0.1156</text:p>
              </table:table-cell>
              <table:table-cell office:value-type="float" office:value="0.4385">
                <text:p>0.4385</text:p>
              </table:table-cell>
              <table:table-cell office:value-type="float" office:value="0.058058">
                <text:p>0.0580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7">
                <text:p>0.227</text:p>
              </table:table-cell>
              <table:table-cell office:value-type="float" office:value="0.0536">
                <text:p>0.0536</text:p>
              </table:table-cell>
              <table:table-cell office:value-type="float" office:value="0.3876">
                <text:p>0.3876</text:p>
              </table:table-cell>
              <table:table-cell office:value-type="float" office:value="0.1198">
                <text:p>0.1198</text:p>
              </table:table-cell>
              <table:table-cell office:value-type="float" office:value="0.439">
                <text:p>0.439</text:p>
              </table:table-cell>
              <table:table-cell office:value-type="float" office:value="0.05803">
                <text:p>0.05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8">
                <text:p>0.228</text:p>
              </table:table-cell>
              <table:table-cell office:value-type="float" office:value="0.058">
                <text:p>0.058</text:p>
              </table:table-cell>
              <table:table-cell office:value-type="float" office:value="0.3922">
                <text:p>0.3922</text:p>
              </table:table-cell>
              <table:table-cell office:value-type="float" office:value="0.1188">
                <text:p>0.1188</text:p>
              </table:table-cell>
              <table:table-cell office:value-type="float" office:value="0.431">
                <text:p>0.431</text:p>
              </table:table-cell>
              <table:table-cell office:value-type="float" office:value="0.058626">
                <text:p>0.0586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9">
                <text:p>0.229</text:p>
              </table:table-cell>
              <table:table-cell office:value-type="float" office:value="0.0593">
                <text:p>0.0593</text:p>
              </table:table-cell>
              <table:table-cell office:value-type="float" office:value="0.3842">
                <text:p>0.3842</text:p>
              </table:table-cell>
              <table:table-cell office:value-type="float" office:value="0.1167">
                <text:p>0.1167</text:p>
              </table:table-cell>
              <table:table-cell office:value-type="float" office:value="0.4398">
                <text:p>0.4398</text:p>
              </table:table-cell>
              <table:table-cell office:value-type="float" office:value="0.058698">
                <text:p>0.0586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">
                <text:p>0.23</text:p>
              </table:table-cell>
              <table:table-cell office:value-type="float" office:value="0.0573">
                <text:p>0.0573</text:p>
              </table:table-cell>
              <table:table-cell office:value-type="float" office:value="0.3802">
                <text:p>0.3802</text:p>
              </table:table-cell>
              <table:table-cell office:value-type="float" office:value="0.1193">
                <text:p>0.1193</text:p>
              </table:table-cell>
              <table:table-cell office:value-type="float" office:value="0.4432">
                <text:p>0.4432</text:p>
              </table:table-cell>
              <table:table-cell office:value-type="float" office:value="0.05967">
                <text:p>0.059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">
                <text:p>0.231</text:p>
              </table:table-cell>
              <table:table-cell office:value-type="float" office:value="0.064">
                <text:p>0.064</text:p>
              </table:table-cell>
              <table:table-cell office:value-type="float" office:value="0.3666">
                <text:p>0.3666</text:p>
              </table:table-cell>
              <table:table-cell office:value-type="float" office:value="0.124">
                <text:p>0.124</text:p>
              </table:table-cell>
              <table:table-cell office:value-type="float" office:value="0.4454">
                <text:p>0.4454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2">
                <text:p>0.232</text:p>
              </table:table-cell>
              <table:table-cell office:value-type="float" office:value="0.0647">
                <text:p>0.0647</text:p>
              </table:table-cell>
              <table:table-cell office:value-type="float" office:value="0.3714">
                <text:p>0.3714</text:p>
              </table:table-cell>
              <table:table-cell office:value-type="float" office:value="0.1216">
                <text:p>0.1216</text:p>
              </table:table-cell>
              <table:table-cell office:value-type="float" office:value="0.4423">
                <text:p>0.4423</text:p>
              </table:table-cell>
              <table:table-cell office:value-type="float" office:value="0.059078">
                <text:p>0.0590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3">
                <text:p>0.233</text:p>
              </table:table-cell>
              <table:table-cell office:value-type="float" office:value="0.0619">
                <text:p>0.0619</text:p>
              </table:table-cell>
              <table:table-cell office:value-type="float" office:value="0.3678">
                <text:p>0.3678</text:p>
              </table:table-cell>
              <table:table-cell office:value-type="float" office:value="0.1242">
                <text:p>0.1242</text:p>
              </table:table-cell>
              <table:table-cell office:value-type="float" office:value="0.4461">
                <text:p>0.4461</text:p>
              </table:table-cell>
              <table:table-cell office:value-type="float" office:value="0.05944">
                <text:p>0.059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4">
                <text:p>0.234</text:p>
              </table:table-cell>
              <table:table-cell office:value-type="float" office:value="0.0648">
                <text:p>0.0648</text:p>
              </table:table-cell>
              <table:table-cell office:value-type="float" office:value="0.378">
                <text:p>0.378</text:p>
              </table:table-cell>
              <table:table-cell office:value-type="float" office:value="0.123">
                <text:p>0.123</text:p>
              </table:table-cell>
              <table:table-cell office:value-type="float" office:value="0.4342">
                <text:p>0.4342</text:p>
              </table:table-cell>
              <table:table-cell office:value-type="float" office:value="0.059766">
                <text:p>0.0597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5">
                <text:p>0.235</text:p>
              </table:table-cell>
              <table:table-cell office:value-type="float" office:value="0.0714">
                <text:p>0.0714</text:p>
              </table:table-cell>
              <table:table-cell office:value-type="float" office:value="0.3628">
                <text:p>0.3628</text:p>
              </table:table-cell>
              <table:table-cell office:value-type="float" office:value="0.1182">
                <text:p>0.1182</text:p>
              </table:table-cell>
              <table:table-cell office:value-type="float" office:value="0.4476">
                <text:p>0.4476</text:p>
              </table:table-cell>
              <table:table-cell office:value-type="float" office:value="0.060212">
                <text:p>0.0602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6">
                <text:p>0.236</text:p>
              </table:table-cell>
              <table:table-cell office:value-type="float" office:value="0.0681">
                <text:p>0.0681</text:p>
              </table:table-cell>
              <table:table-cell office:value-type="float" office:value="0.3596">
                <text:p>0.3596</text:p>
              </table:table-cell>
              <table:table-cell office:value-type="float" office:value="0.1247">
                <text:p>0.1247</text:p>
              </table:table-cell>
              <table:table-cell office:value-type="float" office:value="0.4476">
                <text:p>0.4476</text:p>
              </table:table-cell>
              <table:table-cell office:value-type="float" office:value="0.060018">
                <text:p>0.0600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7">
                <text:p>0.237</text:p>
              </table:table-cell>
              <table:table-cell office:value-type="float" office:value="0.0867">
                <text:p>0.0867</text:p>
              </table:table-cell>
              <table:table-cell office:value-type="float" office:value="0.3418">
                <text:p>0.3418</text:p>
              </table:table-cell>
              <table:table-cell office:value-type="float" office:value="0.1318">
                <text:p>0.1318</text:p>
              </table:table-cell>
              <table:table-cell office:value-type="float" office:value="0.4397">
                <text:p>0.4397</text:p>
              </table:table-cell>
              <table:table-cell office:value-type="float" office:value="0.059914">
                <text:p>0.0599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8">
                <text:p>0.238</text:p>
              </table:table-cell>
              <table:table-cell office:value-type="float" office:value="0.0819">
                <text:p>0.0819</text:p>
              </table:table-cell>
              <table:table-cell office:value-type="float" office:value="0.359">
                <text:p>0.359</text:p>
              </table:table-cell>
              <table:table-cell office:value-type="float" office:value="0.1288">
                <text:p>0.1288</text:p>
              </table:table-cell>
              <table:table-cell office:value-type="float" office:value="0.4303">
                <text:p>0.4303</text:p>
              </table:table-cell>
              <table:table-cell office:value-type="float" office:value="0.059958">
                <text:p>0.0599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9">
                <text:p>0.239</text:p>
              </table:table-cell>
              <table:table-cell office:value-type="float" office:value="0.0821">
                <text:p>0.0821</text:p>
              </table:table-cell>
              <table:table-cell office:value-type="float" office:value="0.3514">
                <text:p>0.3514</text:p>
              </table:table-cell>
              <table:table-cell office:value-type="float" office:value="0.1191">
                <text:p>0.1191</text:p>
              </table:table-cell>
              <table:table-cell office:value-type="float" office:value="0.4474">
                <text:p>0.4474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">
                <text:p>0.24</text:p>
              </table:table-cell>
              <table:table-cell office:value-type="float" office:value="0.1049">
                <text:p>0.1049</text:p>
              </table:table-cell>
              <table:table-cell office:value-type="float" office:value="0.3352">
                <text:p>0.3352</text:p>
              </table:table-cell>
              <table:table-cell office:value-type="float" office:value="0.1317">
                <text:p>0.1317</text:p>
              </table:table-cell>
              <table:table-cell office:value-type="float" office:value="0.4282">
                <text:p>0.4282</text:p>
              </table:table-cell>
              <table:table-cell office:value-type="float" office:value="0.059532">
                <text:p>0.0595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1">
                <text:p>0.241</text:p>
              </table:table-cell>
              <table:table-cell office:value-type="float" office:value="0.0759">
                <text:p>0.0759</text:p>
              </table:table-cell>
              <table:table-cell office:value-type="float" office:value="0.3466">
                <text:p>0.3466</text:p>
              </table:table-cell>
              <table:table-cell office:value-type="float" office:value="0.1278">
                <text:p>0.1278</text:p>
              </table:table-cell>
              <table:table-cell office:value-type="float" office:value="0.4497">
                <text:p>0.4497</text:p>
              </table:table-cell>
              <table:table-cell office:value-type="float" office:value="0.061306">
                <text:p>0.061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2">
                <text:p>0.242</text:p>
              </table:table-cell>
              <table:table-cell office:value-type="float" office:value="0.0947">
                <text:p>0.0947</text:p>
              </table:table-cell>
              <table:table-cell office:value-type="float" office:value="0.339">
                <text:p>0.339</text:p>
              </table:table-cell>
              <table:table-cell office:value-type="float" office:value="0.125">
                <text:p>0.125</text:p>
              </table:table-cell>
              <table:table-cell office:value-type="float" office:value="0.4413">
                <text:p>0.4413</text:p>
              </table:table-cell>
              <table:table-cell office:value-type="float" office:value="0.058882">
                <text:p>0.0588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3">
                <text:p>0.243</text:p>
              </table:table-cell>
              <table:table-cell office:value-type="float" office:value="0.1087">
                <text:p>0.1087</text:p>
              </table:table-cell>
              <table:table-cell office:value-type="float" office:value="0.3274">
                <text:p>0.3274</text:p>
              </table:table-cell>
              <table:table-cell office:value-type="float" office:value="0.1261">
                <text:p>0.1261</text:p>
              </table:table-cell>
              <table:table-cell office:value-type="float" office:value="0.4378">
                <text:p>0.4378</text:p>
              </table:table-cell>
              <table:table-cell office:value-type="float" office:value="0.058866">
                <text:p>0.0588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4">
                <text:p>0.244</text:p>
              </table:table-cell>
              <table:table-cell office:value-type="float" office:value="0.1184">
                <text:p>0.1184</text:p>
              </table:table-cell>
              <table:table-cell office:value-type="float" office:value="0.3096">
                <text:p>0.3096</text:p>
              </table:table-cell>
              <table:table-cell office:value-type="float" office:value="0.1314">
                <text:p>0.1314</text:p>
              </table:table-cell>
              <table:table-cell office:value-type="float" office:value="0.4406">
                <text:p>0.4406</text:p>
              </table:table-cell>
              <table:table-cell office:value-type="float" office:value="0.059562">
                <text:p>0.0595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">
                <text:p>0.245</text:p>
              </table:table-cell>
              <table:table-cell office:value-type="float" office:value="0.1209">
                <text:p>0.1209</text:p>
              </table:table-cell>
              <table:table-cell office:value-type="float" office:value="0.3192">
                <text:p>0.3192</text:p>
              </table:table-cell>
              <table:table-cell office:value-type="float" office:value="0.1319">
                <text:p>0.1319</text:p>
              </table:table-cell>
              <table:table-cell office:value-type="float" office:value="0.428">
                <text:p>0.428</text:p>
              </table:table-cell>
              <table:table-cell office:value-type="float" office:value="0.059576">
                <text:p>0.0595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6">
                <text:p>0.246</text:p>
              </table:table-cell>
              <table:table-cell office:value-type="float" office:value="0.1223">
                <text:p>0.1223</text:p>
              </table:table-cell>
              <table:table-cell office:value-type="float" office:value="0.3068">
                <text:p>0.3068</text:p>
              </table:table-cell>
              <table:table-cell office:value-type="float" office:value="0.128">
                <text:p>0.128</text:p>
              </table:table-cell>
              <table:table-cell office:value-type="float" office:value="0.4429">
                <text:p>0.4429</text:p>
              </table:table-cell>
              <table:table-cell office:value-type="float" office:value="0.058622">
                <text:p>0.0586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7">
                <text:p>0.247</text:p>
              </table:table-cell>
              <table:table-cell office:value-type="float" office:value="0.1708">
                <text:p>0.1708</text:p>
              </table:table-cell>
              <table:table-cell office:value-type="float" office:value="0.2862">
                <text:p>0.2862</text:p>
              </table:table-cell>
              <table:table-cell office:value-type="float" office:value="0.1329">
                <text:p>0.1329</text:p>
              </table:table-cell>
              <table:table-cell office:value-type="float" office:value="0.4101">
                <text:p>0.4101</text:p>
              </table:table-cell>
              <table:table-cell office:value-type="float" office:value="0.055962">
                <text:p>0.0559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8">
                <text:p>0.248</text:p>
              </table:table-cell>
              <table:table-cell office:value-type="float" office:value="0.8887">
                <text:p>0.8887</text:p>
              </table:table-cell>
              <table:table-cell office:value-type="float" office:value="0.0146">
                <text:p>0.0146</text:p>
              </table:table-cell>
              <table:table-cell office:value-type="float" office:value="0.0967">
                <text:p>0.0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9">
                <text:p>0.249</text:p>
              </table:table-cell>
              <table:table-cell office:value-type="float" office:value="0.8837">
                <text:p>0.8837</text:p>
              </table:table-cell>
              <table:table-cell office:value-type="float" office:value="0.0152">
                <text:p>0.0152</text:p>
              </table:table-cell>
              <table:table-cell office:value-type="float" office:value="0.1011">
                <text:p>0.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">
                <text:p>0.25</text:p>
              </table:table-cell>
              <table:table-cell office:value-type="float" office:value="0.8803">
                <text:p>0.8803</text:p>
              </table:table-cell>
              <table:table-cell office:value-type="float" office:value="0.0136">
                <text:p>0.0136</text:p>
              </table:table-cell>
              <table:table-cell office:value-type="float" office:value="0.1061">
                <text:p>0.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1">
                <text:p>0.251</text:p>
              </table:table-cell>
              <table:table-cell office:value-type="float" office:value="0.88">
                <text:p>0.88</text:p>
              </table:table-cell>
              <table:table-cell office:value-type="float" office:value="0.0162">
                <text:p>0.0162</text:p>
              </table:table-cell>
              <table:table-cell office:value-type="float" office:value="0.1038">
                <text:p>0.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2">
                <text:p>0.252</text:p>
              </table:table-cell>
              <table:table-cell office:value-type="float" office:value="0.8746">
                <text:p>0.8746</text:p>
              </table:table-cell>
              <table:table-cell office:value-type="float" office:value="0.0176">
                <text:p>0.0176</text:p>
              </table:table-cell>
              <table:table-cell office:value-type="float" office:value="0.1078">
                <text:p>0.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3">
                <text:p>0.253</text:p>
              </table:table-cell>
              <table:table-cell office:value-type="float" office:value="0.8399">
                <text:p>0.8399</text:p>
              </table:table-cell>
              <table:table-cell office:value-type="float" office:value="0.0298">
                <text:p>0.0298</text:p>
              </table:table-cell>
              <table:table-cell office:value-type="float" office:value="0.1108">
                <text:p>0.1108</text:p>
              </table:table-cell>
              <table:table-cell office:value-type="float" office:value="0.0195">
                <text:p>0.0195</text:p>
              </table:table-cell>
              <table:table-cell office:value-type="float" office:value="0.002918">
                <text:p>0.0029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4">
                <text:p>0.254</text:p>
              </table:table-cell>
              <table:table-cell office:value-type="float" office:value="0.878">
                <text:p>0.878</text:p>
              </table:table-cell>
              <table:table-cell office:value-type="float" office:value="0.0154">
                <text:p>0.0154</text:p>
              </table:table-cell>
              <table:table-cell office:value-type="float" office:value="0.1066">
                <text:p>0.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5">
                <text:p>0.255</text:p>
              </table:table-cell>
              <table:table-cell office:value-type="float" office:value="0.8746">
                <text:p>0.8746</text:p>
              </table:table-cell>
              <table:table-cell office:value-type="float" office:value="0.0168">
                <text:p>0.0168</text:p>
              </table:table-cell>
              <table:table-cell office:value-type="float" office:value="0.1086">
                <text:p>0.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6">
                <text:p>0.256</text:p>
              </table:table-cell>
              <table:table-cell office:value-type="float" office:value="0.8714">
                <text:p>0.8714</text:p>
              </table:table-cell>
              <table:table-cell office:value-type="float" office:value="0.0174">
                <text:p>0.0174</text:p>
              </table:table-cell>
              <table:table-cell office:value-type="float" office:value="0.1112">
                <text:p>0.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7">
                <text:p>0.257</text:p>
              </table:table-cell>
              <table:table-cell office:value-type="float" office:value="0.868">
                <text:p>0.868</text:p>
              </table:table-cell>
              <table:table-cell office:value-type="float" office:value="0.0192">
                <text:p>0.0192</text:p>
              </table:table-cell>
              <table:table-cell office:value-type="float" office:value="0.1128">
                <text:p>0.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8">
                <text:p>0.258</text:p>
              </table:table-cell>
              <table:table-cell office:value-type="float" office:value="0.8736">
                <text:p>0.8736</text:p>
              </table:table-cell>
              <table:table-cell office:value-type="float" office:value="0.0166">
                <text:p>0.0166</text:p>
              </table:table-cell>
              <table:table-cell office:value-type="float" office:value="0.1098">
                <text:p>0.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9">
                <text:p>0.259</text:p>
              </table:table-cell>
              <table:table-cell office:value-type="float" office:value="0.8663">
                <text:p>0.8663</text:p>
              </table:table-cell>
              <table:table-cell office:value-type="float" office:value="0.0176">
                <text:p>0.0176</text:p>
              </table:table-cell>
              <table:table-cell office:value-type="float" office:value="0.1161">
                <text:p>0.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">
                <text:p>0.26</text:p>
              </table:table-cell>
              <table:table-cell office:value-type="float" office:value="0.8758">
                <text:p>0.8758</text:p>
              </table:table-cell>
              <table:table-cell office:value-type="float" office:value="0.0172">
                <text:p>0.0172</text:p>
              </table:table-cell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1">
                <text:p>0.261</text:p>
              </table:table-cell>
              <table:table-cell office:value-type="float" office:value="0.864">
                <text:p>0.864</text:p>
              </table:table-cell>
              <table:table-cell office:value-type="float" office:value="0.0198">
                <text:p>0.0198</text:p>
              </table:table-cell>
              <table:table-cell office:value-type="float" office:value="0.1162">
                <text:p>0.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2">
                <text:p>0.262</text:p>
              </table:table-cell>
              <table:table-cell office:value-type="float" office:value="0.8698">
                <text:p>0.8698</text:p>
              </table:table-cell>
              <table:table-cell office:value-type="float" office:value="0.0194">
                <text:p>0.0194</text:p>
              </table:table-cell>
              <table:table-cell office:value-type="float" office:value="0.1108">
                <text:p>0.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3">
                <text:p>0.263</text:p>
              </table:table-cell>
              <table:table-cell office:value-type="float" office:value="0.8626">
                <text:p>0.8626</text:p>
              </table:table-cell>
              <table:table-cell office:value-type="float" office:value="0.0208">
                <text:p>0.0208</text:p>
              </table:table-cell>
              <table:table-cell office:value-type="float" office:value="0.1166">
                <text:p>0.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4">
                <text:p>0.264</text:p>
              </table:table-cell>
              <table:table-cell office:value-type="float" office:value="0.871">
                <text:p>0.871</text:p>
              </table:table-cell>
              <table:table-cell office:value-type="float" office:value="0.018">
                <text:p>0.018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">
                <text:p>0.265</text:p>
              </table:table-cell>
              <table:table-cell office:value-type="float" office:value="0.8712">
                <text:p>0.8712</text:p>
              </table:table-cell>
              <table:table-cell office:value-type="float" office:value="0.019">
                <text:p>0.019</text:p>
              </table:table-cell>
              <table:table-cell office:value-type="float" office:value="0.1098">
                <text:p>0.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6">
                <text:p>0.266</text:p>
              </table:table-cell>
              <table:table-cell office:value-type="float" office:value="0.8633">
                <text:p>0.8633</text:p>
              </table:table-cell>
              <table:table-cell office:value-type="float" office:value="0.0216">
                <text:p>0.0216</text:p>
              </table:table-cell>
              <table:table-cell office:value-type="float" office:value="0.1151">
                <text:p>0.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7">
                <text:p>0.267</text:p>
              </table:table-cell>
              <table:table-cell office:value-type="float" office:value="0.8622">
                <text:p>0.8622</text:p>
              </table:table-cell>
              <table:table-cell office:value-type="float" office:value="0.02">
                <text:p>0.02</text:p>
              </table:table-cell>
              <table:table-cell office:value-type="float" office:value="0.1178">
                <text:p>0.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8">
                <text:p>0.268</text:p>
              </table:table-cell>
              <table:table-cell office:value-type="float" office:value="0.8599">
                <text:p>0.8599</text:p>
              </table:table-cell>
              <table:table-cell office:value-type="float" office:value="0.021">
                <text:p>0.021</text:p>
              </table:table-cell>
              <table:table-cell office:value-type="float" office:value="0.1191">
                <text:p>0.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9">
                <text:p>0.269</text:p>
              </table:table-cell>
              <table:table-cell office:value-type="float" office:value="0.8605">
                <text:p>0.8605</text:p>
              </table:table-cell>
              <table:table-cell office:value-type="float" office:value="0.0196">
                <text:p>0.0196</text:p>
              </table:table-cell>
              <table:table-cell office:value-type="float" office:value="0.1199">
                <text:p>0.1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7">
                <text:p>0.27</text:p>
              </table:table-cell>
              <table:table-cell office:value-type="float" office:value="0.8587">
                <text:p>0.8587</text:p>
              </table:table-cell>
              <table:table-cell office:value-type="float" office:value="0.022">
                <text:p>0.022</text:p>
              </table:table-cell>
              <table:table-cell office:value-type="float" office:value="0.1193">
                <text:p>0.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1">
                <text:p>0.271</text:p>
              </table:table-cell>
              <table:table-cell office:value-type="float" office:value="0.867">
                <text:p>0.867</text:p>
              </table:table-cell>
              <table:table-cell office:value-type="float" office:value="0.0188">
                <text:p>0.0188</text:p>
              </table:table-cell>
              <table:table-cell office:value-type="float" office:value="0.1142">
                <text:p>0.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2">
                <text:p>0.272</text:p>
              </table:table-cell>
              <table:table-cell office:value-type="float" office:value="0.8597">
                <text:p>0.8597</text:p>
              </table:table-cell>
              <table:table-cell office:value-type="float" office:value="0.0196">
                <text:p>0.0196</text:p>
              </table:table-cell>
              <table:table-cell office:value-type="float" office:value="0.1207">
                <text:p>0.1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3">
                <text:p>0.273</text:p>
              </table:table-cell>
              <table:table-cell office:value-type="float" office:value="0.8639">
                <text:p>0.8639</text:p>
              </table:table-cell>
              <table:table-cell office:value-type="float" office:value="0.0206">
                <text:p>0.0206</text:p>
              </table:table-cell>
              <table:table-cell office:value-type="float" office:value="0.1155">
                <text:p>0.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4">
                <text:p>0.274</text:p>
              </table:table-cell>
              <table:table-cell office:value-type="float" office:value="0.8574">
                <text:p>0.8574</text:p>
              </table:table-cell>
              <table:table-cell office:value-type="float" office:value="0.022">
                <text:p>0.022</text:p>
              </table:table-cell>
              <table:table-cell office:value-type="float" office:value="0.1206">
                <text:p>0.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5">
                <text:p>0.275</text:p>
              </table:table-cell>
              <table:table-cell office:value-type="float" office:value="0.8534">
                <text:p>0.8534</text:p>
              </table:table-cell>
              <table:table-cell office:value-type="float" office:value="0.0224">
                <text:p>0.0224</text:p>
              </table:table-cell>
              <table:table-cell office:value-type="float" office:value="0.1242">
                <text:p>0.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6">
                <text:p>0.276</text:p>
              </table:table-cell>
              <table:table-cell office:value-type="float" office:value="0.8595">
                <text:p>0.8595</text:p>
              </table:table-cell>
              <table:table-cell office:value-type="float" office:value="0.0204">
                <text:p>0.0204</text:p>
              </table:table-cell>
              <table:table-cell office:value-type="float" office:value="0.1201">
                <text:p>0.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7">
                <text:p>0.277</text:p>
              </table:table-cell>
              <table:table-cell office:value-type="float" office:value="0.8556">
                <text:p>0.8556</text:p>
              </table:table-cell>
              <table:table-cell office:value-type="float" office:value="0.023">
                <text:p>0.023</text:p>
              </table:table-cell>
              <table:table-cell office:value-type="float" office:value="0.1214">
                <text:p>0.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8">
                <text:p>0.278</text:p>
              </table:table-cell>
              <table:table-cell office:value-type="float" office:value="0.8588">
                <text:p>0.8588</text:p>
              </table:table-cell>
              <table:table-cell office:value-type="float" office:value="0.0224">
                <text:p>0.0224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9">
                <text:p>0.279</text:p>
              </table:table-cell>
              <table:table-cell office:value-type="float" office:value="0.8547">
                <text:p>0.8547</text:p>
              </table:table-cell>
              <table:table-cell office:value-type="float" office:value="0.0228">
                <text:p>0.0228</text:p>
              </table:table-cell>
              <table:table-cell office:value-type="float" office:value="0.1225">
                <text:p>0.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">
                <text:p>0.28</text:p>
              </table:table-cell>
              <table:table-cell office:value-type="float" office:value="0.8633">
                <text:p>0.8633</text:p>
              </table:table-cell>
              <table:table-cell office:value-type="float" office:value="0.0214">
                <text:p>0.0214</text:p>
              </table:table-cell>
              <table:table-cell office:value-type="float" office:value="0.1153">
                <text:p>0.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1">
                <text:p>0.281</text:p>
              </table:table-cell>
              <table:table-cell office:value-type="float" office:value="0.857">
                <text:p>0.857</text:p>
              </table:table-cell>
              <table:table-cell office:value-type="float" office:value="0.0196">
                <text:p>0.0196</text:p>
              </table:table-cell>
              <table:table-cell office:value-type="float" office:value="0.1234">
                <text:p>0.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2">
                <text:p>0.282</text:p>
              </table:table-cell>
              <table:table-cell office:value-type="float" office:value="0.8547">
                <text:p>0.8547</text:p>
              </table:table-cell>
              <table:table-cell office:value-type="float" office:value="0.021">
                <text:p>0.021</text:p>
              </table:table-cell>
              <table:table-cell office:value-type="float" office:value="0.1243">
                <text:p>0.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3">
                <text:p>0.283</text:p>
              </table:table-cell>
              <table:table-cell office:value-type="float" office:value="0.8635">
                <text:p>0.8635</text:p>
              </table:table-cell>
              <table:table-cell office:value-type="float" office:value="0.0194">
                <text:p>0.0194</text:p>
              </table:table-cell>
              <table:table-cell office:value-type="float" office:value="0.1171">
                <text:p>0.1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4">
                <text:p>0.284</text:p>
              </table:table-cell>
              <table:table-cell office:value-type="float" office:value="0.8537">
                <text:p>0.8537</text:p>
              </table:table-cell>
              <table:table-cell office:value-type="float" office:value="0.0236">
                <text:p>0.0236</text:p>
              </table:table-cell>
              <table:table-cell office:value-type="float" office:value="0.1227">
                <text:p>0.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5">
                <text:p>0.285</text:p>
              </table:table-cell>
              <table:table-cell office:value-type="float" office:value="0.8576">
                <text:p>0.8576</text:p>
              </table:table-cell>
              <table:table-cell office:value-type="float" office:value="0.0212">
                <text:p>0.0212</text:p>
              </table:table-cell>
              <table:table-cell office:value-type="float" office:value="0.1212">
                <text:p>0.1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6">
                <text:p>0.286</text:p>
              </table:table-cell>
              <table:table-cell office:value-type="float" office:value="0.8594">
                <text:p>0.8594</text:p>
              </table:table-cell>
              <table:table-cell office:value-type="float" office:value="0.0218">
                <text:p>0.0218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7">
                <text:p>0.287</text:p>
              </table:table-cell>
              <table:table-cell office:value-type="float" office:value="0.8563">
                <text:p>0.8563</text:p>
              </table:table-cell>
              <table:table-cell office:value-type="float" office:value="0.0222">
                <text:p>0.0222</text:p>
              </table:table-cell>
              <table:table-cell office:value-type="float" office:value="0.1215">
                <text:p>0.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8">
                <text:p>0.288</text:p>
              </table:table-cell>
              <table:table-cell office:value-type="float" office:value="0.849">
                <text:p>0.849</text:p>
              </table:table-cell>
              <table:table-cell office:value-type="float" office:value="0.0252">
                <text:p>0.0252</text:p>
              </table:table-cell>
              <table:table-cell office:value-type="float" office:value="0.1258">
                <text:p>0.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">
                <text:p>0.289</text:p>
              </table:table-cell>
              <table:table-cell office:value-type="float" office:value="0.8533">
                <text:p>0.8533</text:p>
              </table:table-cell>
              <table:table-cell office:value-type="float" office:value="0.0224">
                <text:p>0.0224</text:p>
              </table:table-cell>
              <table:table-cell office:value-type="float" office:value="0.1243">
                <text:p>0.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">
                <text:p>0.29</text:p>
              </table:table-cell>
              <table:table-cell office:value-type="float" office:value="0.8599">
                <text:p>0.8599</text:p>
              </table:table-cell>
              <table:table-cell office:value-type="float" office:value="0.0208">
                <text:p>0.0208</text:p>
              </table:table-cell>
              <table:table-cell office:value-type="float" office:value="0.1193">
                <text:p>0.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1">
                <text:p>0.291</text:p>
              </table:table-cell>
              <table:table-cell office:value-type="float" office:value="0.8541">
                <text:p>0.8541</text:p>
              </table:table-cell>
              <table:table-cell office:value-type="float" office:value="0.023">
                <text:p>0.023</text:p>
              </table:table-cell>
              <table:table-cell office:value-type="float" office:value="0.1229">
                <text:p>0.1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2">
                <text:p>0.292</text:p>
              </table:table-cell>
              <table:table-cell office:value-type="float" office:value="0.8584">
                <text:p>0.8584</text:p>
              </table:table-cell>
              <table:table-cell office:value-type="float" office:value="0.0216">
                <text:p>0.0216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3">
                <text:p>0.293</text:p>
              </table:table-cell>
              <table:table-cell office:value-type="float" office:value="0.849">
                <text:p>0.849</text:p>
              </table:table-cell>
              <table:table-cell office:value-type="float" office:value="0.0232">
                <text:p>0.0232</text:p>
              </table:table-cell>
              <table:table-cell office:value-type="float" office:value="0.1278">
                <text:p>0.1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4">
                <text:p>0.294</text:p>
              </table:table-cell>
              <table:table-cell office:value-type="float" office:value="0.855">
                <text:p>0.855</text:p>
              </table:table-cell>
              <table:table-cell office:value-type="float" office:value="0.0232">
                <text:p>0.0232</text:p>
              </table:table-cell>
              <table:table-cell office:value-type="float" office:value="0.1218">
                <text:p>0.1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5">
                <text:p>0.295</text:p>
              </table:table-cell>
              <table:table-cell office:value-type="float" office:value="0.8512">
                <text:p>0.8512</text:p>
              </table:table-cell>
              <table:table-cell office:value-type="float" office:value="0.0226">
                <text:p>0.0226</text:p>
              </table:table-cell>
              <table:table-cell office:value-type="float" office:value="0.1262">
                <text:p>0.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6">
                <text:p>0.296</text:p>
              </table:table-cell>
              <table:table-cell office:value-type="float" office:value="0.8561">
                <text:p>0.8561</text:p>
              </table:table-cell>
              <table:table-cell office:value-type="float" office:value="0.023">
                <text:p>0.023</text:p>
              </table:table-cell>
              <table:table-cell office:value-type="float" office:value="0.1209">
                <text:p>0.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7">
                <text:p>0.297</text:p>
              </table:table-cell>
              <table:table-cell office:value-type="float" office:value="0.8493">
                <text:p>0.8493</text:p>
              </table:table-cell>
              <table:table-cell office:value-type="float" office:value="0.0248">
                <text:p>0.0248</text:p>
              </table:table-cell>
              <table:table-cell office:value-type="float" office:value="0.1259">
                <text:p>0.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8">
                <text:p>0.298</text:p>
              </table:table-cell>
              <table:table-cell office:value-type="float" office:value="0.8524">
                <text:p>0.8524</text:p>
              </table:table-cell>
              <table:table-cell office:value-type="float" office:value="0.0232">
                <text:p>0.0232</text:p>
              </table:table-cell>
              <table:table-cell office:value-type="float" office:value="0.1244">
                <text:p>0.1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">
                <text:p>0.299</text:p>
              </table:table-cell>
              <table:table-cell office:value-type="float" office:value="0.8491">
                <text:p>0.8491</text:p>
              </table:table-cell>
              <table:table-cell office:value-type="float" office:value="0.0224">
                <text:p>0.0224</text:p>
              </table:table-cell>
              <table:table-cell office:value-type="float" office:value="0.1285">
                <text:p>0.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0.8489">
                <text:p>0.8489</text:p>
              </table:table-cell>
              <table:table-cell office:value-type="float" office:value="0.022">
                <text:p>0.022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1">
                <text:p>0.301</text:p>
              </table:table-cell>
              <table:table-cell office:value-type="float" office:value="0.8492">
                <text:p>0.8492</text:p>
              </table:table-cell>
              <table:table-cell office:value-type="float" office:value="0.0242">
                <text:p>0.0242</text:p>
              </table:table-cell>
              <table:table-cell office:value-type="float" office:value="0.1266">
                <text:p>0.1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2">
                <text:p>0.302</text:p>
              </table:table-cell>
              <table:table-cell office:value-type="float" office:value="0.8522">
                <text:p>0.8522</text:p>
              </table:table-cell>
              <table:table-cell office:value-type="float" office:value="0.023">
                <text:p>0.023</text:p>
              </table:table-cell>
              <table:table-cell office:value-type="float" office:value="0.1248">
                <text:p>0.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3">
                <text:p>0.303</text:p>
              </table:table-cell>
              <table:table-cell office:value-type="float" office:value="0.8482">
                <text:p>0.8482</text:p>
              </table:table-cell>
              <table:table-cell office:value-type="float" office:value="0.0234">
                <text:p>0.0234</text:p>
              </table:table-cell>
              <table:table-cell office:value-type="float" office:value="0.1284">
                <text:p>0.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4">
                <text:p>0.304</text:p>
              </table:table-cell>
              <table:table-cell office:value-type="float" office:value="0.8459">
                <text:p>0.8459</text:p>
              </table:table-cell>
              <table:table-cell office:value-type="float" office:value="0.0254">
                <text:p>0.0254</text:p>
              </table:table-cell>
              <table:table-cell office:value-type="float" office:value="0.1287">
                <text:p>0.1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5">
                <text:p>0.305</text:p>
              </table:table-cell>
              <table:table-cell office:value-type="float" office:value="0.8456">
                <text:p>0.8456</text:p>
              </table:table-cell>
              <table:table-cell office:value-type="float" office:value="0.0232">
                <text:p>0.0232</text:p>
              </table:table-cell>
              <table:table-cell office:value-type="float" office:value="0.1312">
                <text:p>0.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6">
                <text:p>0.306</text:p>
              </table:table-cell>
              <table:table-cell office:value-type="float" office:value="0.8463">
                <text:p>0.8463</text:p>
              </table:table-cell>
              <table:table-cell office:value-type="float" office:value="0.024">
                <text:p>0.024</text:p>
              </table:table-cell>
              <table:table-cell office:value-type="float" office:value="0.1297">
                <text:p>0.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7">
                <text:p>0.307</text:p>
              </table:table-cell>
              <table:table-cell office:value-type="float" office:value="0.8565">
                <text:p>0.8565</text:p>
              </table:table-cell>
              <table:table-cell office:value-type="float" office:value="0.0212">
                <text:p>0.0212</text:p>
              </table:table-cell>
              <table:table-cell office:value-type="float" office:value="0.1223">
                <text:p>0.1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8">
                <text:p>0.308</text:p>
              </table:table-cell>
              <table:table-cell office:value-type="float" office:value="0.8494">
                <text:p>0.8494</text:p>
              </table:table-cell>
              <table:table-cell office:value-type="float" office:value="0.024">
                <text:p>0.024</text:p>
              </table:table-cell>
              <table:table-cell office:value-type="float" office:value="0.1266">
                <text:p>0.1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9">
                <text:p>0.309</text:p>
              </table:table-cell>
              <table:table-cell office:value-type="float" office:value="0.8471">
                <text:p>0.8471</text:p>
              </table:table-cell>
              <table:table-cell office:value-type="float" office:value="0.0234">
                <text:p>0.0234</text:p>
              </table:table-cell>
              <table:table-cell office:value-type="float" office:value="0.1295">
                <text:p>0.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">
                <text:p>0.31</text:p>
              </table:table-cell>
              <table:table-cell office:value-type="float" office:value="0.8523">
                <text:p>0.8523</text:p>
              </table:table-cell>
              <table:table-cell office:value-type="float" office:value="0.0218">
                <text:p>0.0218</text:p>
              </table:table-cell>
              <table:table-cell office:value-type="float" office:value="0.1259">
                <text:p>0.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1">
                <text:p>0.311</text:p>
              </table:table-cell>
              <table:table-cell office:value-type="float" office:value="0.8479">
                <text:p>0.8479</text:p>
              </table:table-cell>
              <table:table-cell office:value-type="float" office:value="0.023">
                <text:p>0.023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2">
                <text:p>0.312</text:p>
              </table:table-cell>
              <table:table-cell office:value-type="float" office:value="0.8503">
                <text:p>0.8503</text:p>
              </table:table-cell>
              <table:table-cell office:value-type="float" office:value="0.0244">
                <text:p>0.0244</text:p>
              </table:table-cell>
              <table:table-cell office:value-type="float" office:value="0.1253">
                <text:p>0.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3">
                <text:p>0.313</text:p>
              </table:table-cell>
              <table:table-cell office:value-type="float" office:value="0.8516">
                <text:p>0.8516</text:p>
              </table:table-cell>
              <table:table-cell office:value-type="float" office:value="0.0238">
                <text:p>0.0238</text:p>
              </table:table-cell>
              <table:table-cell office:value-type="float" office:value="0.1246">
                <text:p>0.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4">
                <text:p>0.314</text:p>
              </table:table-cell>
              <table:table-cell office:value-type="float" office:value="0.8475">
                <text:p>0.8475</text:p>
              </table:table-cell>
              <table:table-cell office:value-type="float" office:value="0.0238">
                <text:p>0.0238</text:p>
              </table:table-cell>
              <table:table-cell office:value-type="float" office:value="0.1287">
                <text:p>0.1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5">
                <text:p>0.315</text:p>
              </table:table-cell>
              <table:table-cell office:value-type="float" office:value="0.8427">
                <text:p>0.8427</text:p>
              </table:table-cell>
              <table:table-cell office:value-type="float" office:value="0.0258">
                <text:p>0.0258</text:p>
              </table:table-cell>
              <table:table-cell office:value-type="float" office:value="0.1315">
                <text:p>0.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999">
                <text:p>0.315999</text:p>
              </table:table-cell>
              <table:table-cell office:value-type="float" office:value="0.8438">
                <text:p>0.8438</text:p>
              </table:table-cell>
              <table:table-cell office:value-type="float" office:value="0.0248">
                <text:p>0.0248</text:p>
              </table:table-cell>
              <table:table-cell office:value-type="float" office:value="0.1314">
                <text:p>0.1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999">
                <text:p>0.316999</text:p>
              </table:table-cell>
              <table:table-cell office:value-type="float" office:value="0.8453">
                <text:p>0.8453</text:p>
              </table:table-cell>
              <table:table-cell office:value-type="float" office:value="0.0248">
                <text:p>0.0248</text:p>
              </table:table-cell>
              <table:table-cell office:value-type="float" office:value="0.1299">
                <text:p>0.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999">
                <text:p>0.317999</text:p>
              </table:table-cell>
              <table:table-cell office:value-type="float" office:value="0.8429">
                <text:p>0.8429</text:p>
              </table:table-cell>
              <table:table-cell office:value-type="float" office:value="0.0258">
                <text:p>0.0258</text:p>
              </table:table-cell>
              <table:table-cell office:value-type="float" office:value="0.1313">
                <text:p>0.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999">
                <text:p>0.318999</text:p>
              </table:table-cell>
              <table:table-cell office:value-type="float" office:value="0.841">
                <text:p>0.841</text:p>
              </table:table-cell>
              <table:table-cell office:value-type="float" office:value="0.0262">
                <text:p>0.0262</text:p>
              </table:table-cell>
              <table:table-cell office:value-type="float" office:value="0.1328">
                <text:p>0.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999">
                <text:p>0.319999</text:p>
              </table:table-cell>
              <table:table-cell office:value-type="float" office:value="0.8475">
                <text:p>0.8475</text:p>
              </table:table-cell>
              <table:table-cell office:value-type="float" office:value="0.023">
                <text:p>0.023</text:p>
              </table:table-cell>
              <table:table-cell office:value-type="float" office:value="0.1295">
                <text:p>0.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0999">
                <text:p>0.320999</text:p>
              </table:table-cell>
              <table:table-cell office:value-type="float" office:value="0.8511">
                <text:p>0.8511</text:p>
              </table:table-cell>
              <table:table-cell office:value-type="float" office:value="0.0234">
                <text:p>0.0234</text:p>
              </table:table-cell>
              <table:table-cell office:value-type="float" office:value="0.1255">
                <text:p>0.1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999">
                <text:p>0.321999</text:p>
              </table:table-cell>
              <table:table-cell office:value-type="float" office:value="0.8427">
                <text:p>0.8427</text:p>
              </table:table-cell>
              <table:table-cell office:value-type="float" office:value="0.0274">
                <text:p>0.0274</text:p>
              </table:table-cell>
              <table:table-cell office:value-type="float" office:value="0.1299">
                <text:p>0.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999">
                <text:p>0.322999</text:p>
              </table:table-cell>
              <table:table-cell office:value-type="float" office:value="0.849">
                <text:p>0.849</text:p>
              </table:table-cell>
              <table:table-cell office:value-type="float" office:value="0.023">
                <text:p>0.023</text:p>
              </table:table-cell>
              <table:table-cell office:value-type="float" office:value="0.128">
                <text:p>0.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999">
                <text:p>0.323999</text:p>
              </table:table-cell>
              <table:table-cell office:value-type="float" office:value="0.8498">
                <text:p>0.8498</text:p>
              </table:table-cell>
              <table:table-cell office:value-type="float" office:value="0.0234">
                <text:p>0.0234</text:p>
              </table:table-cell>
              <table:table-cell office:value-type="float" office:value="0.1268">
                <text:p>0.1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999">
                <text:p>0.324999</text:p>
              </table:table-cell>
              <table:table-cell office:value-type="float" office:value="0.8469">
                <text:p>0.8469</text:p>
              </table:table-cell>
              <table:table-cell office:value-type="float" office:value="0.0232">
                <text:p>0.0232</text:p>
              </table:table-cell>
              <table:table-cell office:value-type="float" office:value="0.1299">
                <text:p>0.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999">
                <text:p>0.325999</text:p>
              </table:table-cell>
              <table:table-cell office:value-type="float" office:value="0.8423">
                <text:p>0.8423</text:p>
              </table:table-cell>
              <table:table-cell office:value-type="float" office:value="0.0262">
                <text:p>0.0262</text:p>
              </table:table-cell>
              <table:table-cell office:value-type="float" office:value="0.1315">
                <text:p>0.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999">
                <text:p>0.326999</text:p>
              </table:table-cell>
              <table:table-cell office:value-type="float" office:value="0.8429">
                <text:p>0.8429</text:p>
              </table:table-cell>
              <table:table-cell office:value-type="float" office:value="0.0236">
                <text:p>0.0236</text:p>
              </table:table-cell>
              <table:table-cell office:value-type="float" office:value="0.1335">
                <text:p>0.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999">
                <text:p>0.327999</text:p>
              </table:table-cell>
              <table:table-cell office:value-type="float" office:value="0.8448">
                <text:p>0.8448</text:p>
              </table:table-cell>
              <table:table-cell office:value-type="float" office:value="0.025">
                <text:p>0.025</text:p>
              </table:table-cell>
              <table:table-cell office:value-type="float" office:value="0.1302">
                <text:p>0.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999">
                <text:p>0.328999</text:p>
              </table:table-cell>
              <table:table-cell office:value-type="float" office:value="0.8454">
                <text:p>0.8454</text:p>
              </table:table-cell>
              <table:table-cell office:value-type="float" office:value="0.024">
                <text:p>0.024</text:p>
              </table:table-cell>
              <table:table-cell office:value-type="float" office:value="0.1306">
                <text:p>0.1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999">
                <text:p>0.329999</text:p>
              </table:table-cell>
              <table:table-cell office:value-type="float" office:value="0.8449">
                <text:p>0.8449</text:p>
              </table:table-cell>
              <table:table-cell office:value-type="float" office:value="0.0236">
                <text:p>0.0236</text:p>
              </table:table-cell>
              <table:table-cell office:value-type="float" office:value="0.1315">
                <text:p>0.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0999">
                <text:p>0.330999</text:p>
              </table:table-cell>
              <table:table-cell office:value-type="float" office:value="0.8483">
                <text:p>0.8483</text:p>
              </table:table-cell>
              <table:table-cell office:value-type="float" office:value="0.025">
                <text:p>0.025</text:p>
              </table:table-cell>
              <table:table-cell office:value-type="float" office:value="0.1267">
                <text:p>0.1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999">
                <text:p>0.331999</text:p>
              </table:table-cell>
              <table:table-cell office:value-type="float" office:value="0.8443">
                <text:p>0.8443</text:p>
              </table:table-cell>
              <table:table-cell office:value-type="float" office:value="0.024">
                <text:p>0.024</text:p>
              </table:table-cell>
              <table:table-cell office:value-type="float" office:value="0.1317">
                <text:p>0.1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999">
                <text:p>0.332999</text:p>
              </table:table-cell>
              <table:table-cell office:value-type="float" office:value="0.8398">
                <text:p>0.8398</text:p>
              </table:table-cell>
              <table:table-cell office:value-type="float" office:value="0.0266">
                <text:p>0.0266</text:p>
              </table:table-cell>
              <table:table-cell office:value-type="float" office:value="0.1336">
                <text:p>0.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999">
                <text:p>0.333999</text:p>
              </table:table-cell>
              <table:table-cell office:value-type="float" office:value="0.8477">
                <text:p>0.8477</text:p>
              </table:table-cell>
              <table:table-cell office:value-type="float" office:value="0.0242">
                <text:p>0.0242</text:p>
              </table:table-cell>
              <table:table-cell office:value-type="float" office:value="0.1281">
                <text:p>0.1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999">
                <text:p>0.334999</text:p>
              </table:table-cell>
              <table:table-cell office:value-type="float" office:value="0.8458">
                <text:p>0.8458</text:p>
              </table:table-cell>
              <table:table-cell office:value-type="float" office:value="0.025">
                <text:p>0.025</text:p>
              </table:table-cell>
              <table:table-cell office:value-type="float" office:value="0.1292">
                <text:p>0.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999">
                <text:p>0.335999</text:p>
              </table:table-cell>
              <table:table-cell office:value-type="float" office:value="0.8465">
                <text:p>0.8465</text:p>
              </table:table-cell>
              <table:table-cell office:value-type="float" office:value="0.0258">
                <text:p>0.0258</text:p>
              </table:table-cell>
              <table:table-cell office:value-type="float" office:value="0.1277">
                <text:p>0.1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999">
                <text:p>0.336999</text:p>
              </table:table-cell>
              <table:table-cell office:value-type="float" office:value="0.8491">
                <text:p>0.8491</text:p>
              </table:table-cell>
              <table:table-cell office:value-type="float" office:value="0.023">
                <text:p>0.023</text:p>
              </table:table-cell>
              <table:table-cell office:value-type="float" office:value="0.1279">
                <text:p>0.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999">
                <text:p>0.337999</text:p>
              </table:table-cell>
              <table:table-cell office:value-type="float" office:value="0.8471">
                <text:p>0.8471</text:p>
              </table:table-cell>
              <table:table-cell office:value-type="float" office:value="0.0246">
                <text:p>0.0246</text:p>
              </table:table-cell>
              <table:table-cell office:value-type="float" office:value="0.1283">
                <text:p>0.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999">
                <text:p>0.338999</text:p>
              </table:table-cell>
              <table:table-cell office:value-type="float" office:value="0.8495">
                <text:p>0.8495</text:p>
              </table:table-cell>
              <table:table-cell office:value-type="float" office:value="0.0232">
                <text:p>0.0232</text:p>
              </table:table-cell>
              <table:table-cell office:value-type="float" office:value="0.1273">
                <text:p>0.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999">
                <text:p>0.339999</text:p>
              </table:table-cell>
              <table:table-cell office:value-type="float" office:value="0.8458">
                <text:p>0.8458</text:p>
              </table:table-cell>
              <table:table-cell office:value-type="float" office:value="0.0254">
                <text:p>0.0254</text:p>
              </table:table-cell>
              <table:table-cell office:value-type="float" office:value="0.1288">
                <text:p>0.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0999">
                <text:p>0.340999</text:p>
              </table:table-cell>
              <table:table-cell office:value-type="float" office:value="0.845">
                <text:p>0.845</text:p>
              </table:table-cell>
              <table:table-cell office:value-type="float" office:value="0.0262">
                <text:p>0.0262</text:p>
              </table:table-cell>
              <table:table-cell office:value-type="float" office:value="0.1288">
                <text:p>0.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999">
                <text:p>0.341999</text:p>
              </table:table-cell>
              <table:table-cell office:value-type="float" office:value="0.8402">
                <text:p>0.8402</text:p>
              </table:table-cell>
              <table:table-cell office:value-type="float" office:value="0.0254">
                <text:p>0.0254</text:p>
              </table:table-cell>
              <table:table-cell office:value-type="float" office:value="0.1344">
                <text:p>0.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999">
                <text:p>0.342999</text:p>
              </table:table-cell>
              <table:table-cell office:value-type="float" office:value="0.8424">
                <text:p>0.8424</text:p>
              </table:table-cell>
              <table:table-cell office:value-type="float" office:value="0.0248">
                <text:p>0.0248</text:p>
              </table:table-cell>
              <table:table-cell office:value-type="float" office:value="0.1328">
                <text:p>0.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999">
                <text:p>0.343999</text:p>
              </table:table-cell>
              <table:table-cell office:value-type="float" office:value="0.8432">
                <text:p>0.8432</text:p>
              </table:table-cell>
              <table:table-cell office:value-type="float" office:value="0.0242">
                <text:p>0.0242</text:p>
              </table:table-cell>
              <table:table-cell office:value-type="float" office:value="0.1326">
                <text:p>0.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999">
                <text:p>0.344999</text:p>
              </table:table-cell>
              <table:table-cell office:value-type="float" office:value="0.8396">
                <text:p>0.8396</text:p>
              </table:table-cell>
              <table:table-cell office:value-type="float" office:value="0.025">
                <text:p>0.025</text:p>
              </table:table-cell>
              <table:table-cell office:value-type="float" office:value="0.1354">
                <text:p>0.1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999">
                <text:p>0.345999</text:p>
              </table:table-cell>
              <table:table-cell office:value-type="float" office:value="0.8439">
                <text:p>0.8439</text:p>
              </table:table-cell>
              <table:table-cell office:value-type="float" office:value="0.025">
                <text:p>0.025</text:p>
              </table:table-cell>
              <table:table-cell office:value-type="float" office:value="0.1311">
                <text:p>0.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999">
                <text:p>0.346999</text:p>
              </table:table-cell>
              <table:table-cell office:value-type="float" office:value="0.8392">
                <text:p>0.8392</text:p>
              </table:table-cell>
              <table:table-cell office:value-type="float" office:value="0.0264">
                <text:p>0.0264</text:p>
              </table:table-cell>
              <table:table-cell office:value-type="float" office:value="0.1344">
                <text:p>0.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999">
                <text:p>0.347999</text:p>
              </table:table-cell>
              <table:table-cell office:value-type="float" office:value="0.8454">
                <text:p>0.8454</text:p>
              </table:table-cell>
              <table:table-cell office:value-type="float" office:value="0.0268">
                <text:p>0.0268</text:p>
              </table:table-cell>
              <table:table-cell office:value-type="float" office:value="0.1278">
                <text:p>0.1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999">
                <text:p>0.348999</text:p>
              </table:table-cell>
              <table:table-cell office:value-type="float" office:value="0.8419">
                <text:p>0.8419</text:p>
              </table:table-cell>
              <table:table-cell office:value-type="float" office:value="0.027">
                <text:p>0.027</text:p>
              </table:table-cell>
              <table:table-cell office:value-type="float" office:value="0.1311">
                <text:p>0.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999">
                <text:p>0.349999</text:p>
              </table:table-cell>
              <table:table-cell office:value-type="float" office:value="0.8431">
                <text:p>0.8431</text:p>
              </table:table-cell>
              <table:table-cell office:value-type="float" office:value="0.0256">
                <text:p>0.0256</text:p>
              </table:table-cell>
              <table:table-cell office:value-type="float" office:value="0.1313">
                <text:p>0.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0999">
                <text:p>0.350999</text:p>
              </table:table-cell>
              <table:table-cell office:value-type="float" office:value="0.8414">
                <text:p>0.8414</text:p>
              </table:table-cell>
              <table:table-cell office:value-type="float" office:value="0.0274">
                <text:p>0.0274</text:p>
              </table:table-cell>
              <table:table-cell office:value-type="float" office:value="0.1312">
                <text:p>0.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999">
                <text:p>0.351999</text:p>
              </table:table-cell>
              <table:table-cell office:value-type="float" office:value="0.8437">
                <text:p>0.8437</text:p>
              </table:table-cell>
              <table:table-cell office:value-type="float" office:value="0.0264">
                <text:p>0.0264</text:p>
              </table:table-cell>
              <table:table-cell office:value-type="float" office:value="0.1299">
                <text:p>0.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999">
                <text:p>0.352999</text:p>
              </table:table-cell>
              <table:table-cell office:value-type="float" office:value="0.8423">
                <text:p>0.8423</text:p>
              </table:table-cell>
              <table:table-cell office:value-type="float" office:value="0.0258">
                <text:p>0.0258</text:p>
              </table:table-cell>
              <table:table-cell office:value-type="float" office:value="0.1319">
                <text:p>0.1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999">
                <text:p>0.353999</text:p>
              </table:table-cell>
              <table:table-cell office:value-type="float" office:value="0.8419">
                <text:p>0.8419</text:p>
              </table:table-cell>
              <table:table-cell office:value-type="float" office:value="0.0248">
                <text:p>0.0248</text:p>
              </table:table-cell>
              <table:table-cell office:value-type="float" office:value="0.1333">
                <text:p>0.1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999">
                <text:p>0.354999</text:p>
              </table:table-cell>
              <table:table-cell office:value-type="float" office:value="0.8456">
                <text:p>0.8456</text:p>
              </table:table-cell>
              <table:table-cell office:value-type="float" office:value="0.0238">
                <text:p>0.0238</text:p>
              </table:table-cell>
              <table:table-cell office:value-type="float" office:value="0.1306">
                <text:p>0.1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999">
                <text:p>0.355999</text:p>
              </table:table-cell>
              <table:table-cell office:value-type="float" office:value="0.8412">
                <text:p>0.8412</text:p>
              </table:table-cell>
              <table:table-cell office:value-type="float" office:value="0.0282">
                <text:p>0.0282</text:p>
              </table:table-cell>
              <table:table-cell office:value-type="float" office:value="0.1306">
                <text:p>0.1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999">
                <text:p>0.356999</text:p>
              </table:table-cell>
              <table:table-cell office:value-type="float" office:value="0.8402">
                <text:p>0.8402</text:p>
              </table:table-cell>
              <table:table-cell office:value-type="float" office:value="0.025">
                <text:p>0.025</text:p>
              </table:table-cell>
              <table:table-cell office:value-type="float" office:value="0.1348">
                <text:p>0.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999">
                <text:p>0.357999</text:p>
              </table:table-cell>
              <table:table-cell office:value-type="float" office:value="0.8408">
                <text:p>0.8408</text:p>
              </table:table-cell>
              <table:table-cell office:value-type="float" office:value="0.0284">
                <text:p>0.0284</text:p>
              </table:table-cell>
              <table:table-cell office:value-type="float" office:value="0.1308">
                <text:p>0.1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999">
                <text:p>0.358999</text:p>
              </table:table-cell>
              <table:table-cell office:value-type="float" office:value="0.8442">
                <text:p>0.8442</text:p>
              </table:table-cell>
              <table:table-cell office:value-type="float" office:value="0.0232">
                <text:p>0.0232</text:p>
              </table:table-cell>
              <table:table-cell office:value-type="float" office:value="0.1326">
                <text:p>0.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999">
                <text:p>0.359999</text:p>
              </table:table-cell>
              <table:table-cell office:value-type="float" office:value="0.8388">
                <text:p>0.8388</text:p>
              </table:table-cell>
              <table:table-cell office:value-type="float" office:value="0.0274">
                <text:p>0.0274</text:p>
              </table:table-cell>
              <table:table-cell office:value-type="float" office:value="0.1338">
                <text:p>0.1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0999">
                <text:p>0.360999</text:p>
              </table:table-cell>
              <table:table-cell office:value-type="float" office:value="0.8421">
                <text:p>0.8421</text:p>
              </table:table-cell>
              <table:table-cell office:value-type="float" office:value="0.0244">
                <text:p>0.0244</text:p>
              </table:table-cell>
              <table:table-cell office:value-type="float" office:value="0.1335">
                <text:p>0.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999">
                <text:p>0.361999</text:p>
              </table:table-cell>
              <table:table-cell office:value-type="float" office:value="0.8478">
                <text:p>0.8478</text:p>
              </table:table-cell>
              <table:table-cell office:value-type="float" office:value="0.0226">
                <text:p>0.0226</text:p>
              </table:table-cell>
              <table:table-cell office:value-type="float" office:value="0.1296">
                <text:p>0.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999">
                <text:p>0.362999</text:p>
              </table:table-cell>
              <table:table-cell office:value-type="float" office:value="0.84">
                <text:p>0.84</text:p>
              </table:table-cell>
              <table:table-cell office:value-type="float" office:value="0.0268">
                <text:p>0.0268</text:p>
              </table:table-cell>
              <table:table-cell office:value-type="float" office:value="0.1332">
                <text:p>0.1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999">
                <text:p>0.363999</text:p>
              </table:table-cell>
              <table:table-cell office:value-type="float" office:value="0.8356">
                <text:p>0.8356</text:p>
              </table:table-cell>
              <table:table-cell office:value-type="float" office:value="0.0274">
                <text:p>0.0274</text:p>
              </table:table-cell>
              <table:table-cell office:value-type="float" office:value="0.137">
                <text:p>0.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999">
                <text:p>0.364999</text:p>
              </table:table-cell>
              <table:table-cell office:value-type="float" office:value="0.8375">
                <text:p>0.8375</text:p>
              </table:table-cell>
              <table:table-cell office:value-type="float" office:value="0.0262">
                <text:p>0.0262</text:p>
              </table:table-cell>
              <table:table-cell office:value-type="float" office:value="0.1363">
                <text:p>0.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999">
                <text:p>0.365999</text:p>
              </table:table-cell>
              <table:table-cell office:value-type="float" office:value="0.8437">
                <text:p>0.8437</text:p>
              </table:table-cell>
              <table:table-cell office:value-type="float" office:value="0.0262">
                <text:p>0.0262</text:p>
              </table:table-cell>
              <table:table-cell office:value-type="float" office:value="0.1301">
                <text:p>0.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999">
                <text:p>0.366999</text:p>
              </table:table-cell>
              <table:table-cell office:value-type="float" office:value="0.8388">
                <text:p>0.8388</text:p>
              </table:table-cell>
              <table:table-cell office:value-type="float" office:value="0.027">
                <text:p>0.027</text:p>
              </table:table-cell>
              <table:table-cell office:value-type="float" office:value="0.1342">
                <text:p>0.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999">
                <text:p>0.367999</text:p>
              </table:table-cell>
              <table:table-cell office:value-type="float" office:value="0.8441">
                <text:p>0.8441</text:p>
              </table:table-cell>
              <table:table-cell office:value-type="float" office:value="0.0244">
                <text:p>0.0244</text:p>
              </table:table-cell>
              <table:table-cell office:value-type="float" office:value="0.1315">
                <text:p>0.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999">
                <text:p>0.368999</text:p>
              </table:table-cell>
              <table:table-cell office:value-type="float" office:value="0.845">
                <text:p>0.845</text:p>
              </table:table-cell>
              <table:table-cell office:value-type="float" office:value="0.0232">
                <text:p>0.0232</text:p>
              </table:table-cell>
              <table:table-cell office:value-type="float" office:value="0.1318">
                <text:p>0.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999">
                <text:p>0.369999</text:p>
              </table:table-cell>
              <table:table-cell office:value-type="float" office:value="0.8416">
                <text:p>0.8416</text:p>
              </table:table-cell>
              <table:table-cell office:value-type="float" office:value="0.024">
                <text:p>0.024</text:p>
              </table:table-cell>
              <table:table-cell office:value-type="float" office:value="0.1344">
                <text:p>0.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0999">
                <text:p>0.370999</text:p>
              </table:table-cell>
              <table:table-cell office:value-type="float" office:value="0.8352">
                <text:p>0.8352</text:p>
              </table:table-cell>
              <table:table-cell office:value-type="float" office:value="0.0306">
                <text:p>0.0306</text:p>
              </table:table-cell>
              <table:table-cell office:value-type="float" office:value="0.1342">
                <text:p>0.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999">
                <text:p>0.371999</text:p>
              </table:table-cell>
              <table:table-cell office:value-type="float" office:value="0.8387">
                <text:p>0.8387</text:p>
              </table:table-cell>
              <table:table-cell office:value-type="float" office:value="0.0268">
                <text:p>0.0268</text:p>
              </table:table-cell>
              <table:table-cell office:value-type="float" office:value="0.1345">
                <text:p>0.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999">
                <text:p>0.372999</text:p>
              </table:table-cell>
              <table:table-cell office:value-type="float" office:value="0.8425">
                <text:p>0.8425</text:p>
              </table:table-cell>
              <table:table-cell office:value-type="float" office:value="0.025">
                <text:p>0.025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999">
                <text:p>0.373999</text:p>
              </table:table-cell>
              <table:table-cell office:value-type="float" office:value="0.8456">
                <text:p>0.8456</text:p>
              </table:table-cell>
              <table:table-cell office:value-type="float" office:value="0.0226">
                <text:p>0.0226</text:p>
              </table:table-cell>
              <table:table-cell office:value-type="float" office:value="0.1318">
                <text:p>0.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999">
                <text:p>0.374999</text:p>
              </table:table-cell>
              <table:table-cell office:value-type="float" office:value="0.8395">
                <text:p>0.8395</text:p>
              </table:table-cell>
              <table:table-cell office:value-type="float" office:value="0.0278">
                <text:p>0.0278</text:p>
              </table:table-cell>
              <table:table-cell office:value-type="float" office:value="0.1327">
                <text:p>0.1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999">
                <text:p>0.375999</text:p>
              </table:table-cell>
              <table:table-cell office:value-type="float" office:value="0.8405">
                <text:p>0.8405</text:p>
              </table:table-cell>
              <table:table-cell office:value-type="float" office:value="0.0252">
                <text:p>0.0252</text:p>
              </table:table-cell>
              <table:table-cell office:value-type="float" office:value="0.1343">
                <text:p>0.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999">
                <text:p>0.376999</text:p>
              </table:table-cell>
              <table:table-cell office:value-type="float" office:value="0.8381">
                <text:p>0.8381</text:p>
              </table:table-cell>
              <table:table-cell office:value-type="float" office:value="0.0272">
                <text:p>0.0272</text:p>
              </table:table-cell>
              <table:table-cell office:value-type="float" office:value="0.1347">
                <text:p>0.1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999">
                <text:p>0.377999</text:p>
              </table:table-cell>
              <table:table-cell office:value-type="float" office:value="0.8335">
                <text:p>0.8335</text:p>
              </table:table-cell>
              <table:table-cell office:value-type="float" office:value="0.0278">
                <text:p>0.0278</text:p>
              </table:table-cell>
              <table:table-cell office:value-type="float" office:value="0.1387">
                <text:p>0.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999">
                <text:p>0.378999</text:p>
              </table:table-cell>
              <table:table-cell office:value-type="float" office:value="0.8477">
                <text:p>0.8477</text:p>
              </table:table-cell>
              <table:table-cell office:value-type="float" office:value="0.0238">
                <text:p>0.0238</text:p>
              </table:table-cell>
              <table:table-cell office:value-type="float" office:value="0.1285">
                <text:p>0.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999">
                <text:p>0.379999</text:p>
              </table:table-cell>
              <table:table-cell office:value-type="float" office:value="0.8388">
                <text:p>0.8388</text:p>
              </table:table-cell>
              <table:table-cell office:value-type="float" office:value="0.0272">
                <text:p>0.0272</text:p>
              </table:table-cell>
              <table:table-cell office:value-type="float" office:value="0.134">
                <text:p>0.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0999">
                <text:p>0.380999</text:p>
              </table:table-cell>
              <table:table-cell office:value-type="float" office:value="0.8354">
                <text:p>0.8354</text:p>
              </table:table-cell>
              <table:table-cell office:value-type="float" office:value="0.0274">
                <text:p>0.0274</text:p>
              </table:table-cell>
              <table:table-cell office:value-type="float" office:value="0.1372">
                <text:p>0.1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999">
                <text:p>0.381999</text:p>
              </table:table-cell>
              <table:table-cell office:value-type="float" office:value="0.8397">
                <text:p>0.8397</text:p>
              </table:table-cell>
              <table:table-cell office:value-type="float" office:value="0.026">
                <text:p>0.026</text:p>
              </table:table-cell>
              <table:table-cell office:value-type="float" office:value="0.1343">
                <text:p>0.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999">
                <text:p>0.382999</text:p>
              </table:table-cell>
              <table:table-cell office:value-type="float" office:value="0.8367">
                <text:p>0.8367</text:p>
              </table:table-cell>
              <table:table-cell office:value-type="float" office:value="0.0282">
                <text:p>0.0282</text:p>
              </table:table-cell>
              <table:table-cell office:value-type="float" office:value="0.1351">
                <text:p>0.1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999">
                <text:p>0.383999</text:p>
              </table:table-cell>
              <table:table-cell office:value-type="float" office:value="0.8376">
                <text:p>0.8376</text:p>
              </table:table-cell>
              <table:table-cell office:value-type="float" office:value="0.027">
                <text:p>0.027</text:p>
              </table:table-cell>
              <table:table-cell office:value-type="float" office:value="0.1354">
                <text:p>0.1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999">
                <text:p>0.384999</text:p>
              </table:table-cell>
              <table:table-cell office:value-type="float" office:value="0.841">
                <text:p>0.841</text:p>
              </table:table-cell>
              <table:table-cell office:value-type="float" office:value="0.0276">
                <text:p>0.0276</text:p>
              </table:table-cell>
              <table:table-cell office:value-type="float" office:value="0.1314">
                <text:p>0.1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999">
                <text:p>0.385999</text:p>
              </table:table-cell>
              <table:table-cell office:value-type="float" office:value="0.8372">
                <text:p>0.8372</text:p>
              </table:table-cell>
              <table:table-cell office:value-type="float" office:value="0.0272">
                <text:p>0.0272</text:p>
              </table:table-cell>
              <table:table-cell office:value-type="float" office:value="0.1356">
                <text:p>0.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999">
                <text:p>0.386999</text:p>
              </table:table-cell>
              <table:table-cell office:value-type="float" office:value="0.8403">
                <text:p>0.8403</text:p>
              </table:table-cell>
              <table:table-cell office:value-type="float" office:value="0.0254">
                <text:p>0.0254</text:p>
              </table:table-cell>
              <table:table-cell office:value-type="float" office:value="0.1343">
                <text:p>0.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999">
                <text:p>0.387999</text:p>
              </table:table-cell>
              <table:table-cell office:value-type="float" office:value="0.842">
                <text:p>0.842</text:p>
              </table:table-cell>
              <table:table-cell office:value-type="float" office:value="0.0244">
                <text:p>0.0244</text:p>
              </table:table-cell>
              <table:table-cell office:value-type="float" office:value="0.1336">
                <text:p>0.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999">
                <text:p>0.388999</text:p>
              </table:table-cell>
              <table:table-cell office:value-type="float" office:value="0.8466">
                <text:p>0.8466</text:p>
              </table:table-cell>
              <table:table-cell office:value-type="float" office:value="0.0234">
                <text:p>0.023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999">
                <text:p>0.389999</text:p>
              </table:table-cell>
              <table:table-cell office:value-type="float" office:value="0.8372">
                <text:p>0.8372</text:p>
              </table:table-cell>
              <table:table-cell office:value-type="float" office:value="0.0268">
                <text:p>0.0268</text:p>
              </table:table-cell>
              <table:table-cell office:value-type="float" office:value="0.136">
                <text:p>0.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0999">
                <text:p>0.390999</text:p>
              </table:table-cell>
              <table:table-cell office:value-type="float" office:value="0.8405">
                <text:p>0.8405</text:p>
              </table:table-cell>
              <table:table-cell office:value-type="float" office:value="0.0282">
                <text:p>0.0282</text:p>
              </table:table-cell>
              <table:table-cell office:value-type="float" office:value="0.1313">
                <text:p>0.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999">
                <text:p>0.391999</text:p>
              </table:table-cell>
              <table:table-cell office:value-type="float" office:value="0.8381">
                <text:p>0.8381</text:p>
              </table:table-cell>
              <table:table-cell office:value-type="float" office:value="0.0284">
                <text:p>0.0284</text:p>
              </table:table-cell>
              <table:table-cell office:value-type="float" office:value="0.1335">
                <text:p>0.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998">
                <text:p>0.392998</text:p>
              </table:table-cell>
              <table:table-cell office:value-type="float" office:value="0.8417">
                <text:p>0.8417</text:p>
              </table:table-cell>
              <table:table-cell office:value-type="float" office:value="0.0246">
                <text:p>0.0246</text:p>
              </table:table-cell>
              <table:table-cell office:value-type="float" office:value="0.1337">
                <text:p>0.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998">
                <text:p>0.393998</text:p>
              </table:table-cell>
              <table:table-cell office:value-type="float" office:value="0.8426">
                <text:p>0.8426</text:p>
              </table:table-cell>
              <table:table-cell office:value-type="float" office:value="0.0256">
                <text:p>0.0256</text:p>
              </table:table-cell>
              <table:table-cell office:value-type="float" office:value="0.1318">
                <text:p>0.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998">
                <text:p>0.394998</text:p>
              </table:table-cell>
              <table:table-cell office:value-type="float" office:value="0.8388">
                <text:p>0.8388</text:p>
              </table:table-cell>
              <table:table-cell office:value-type="float" office:value="0.0262">
                <text:p>0.0262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998">
                <text:p>0.395998</text:p>
              </table:table-cell>
              <table:table-cell office:value-type="float" office:value="0.8441">
                <text:p>0.8441</text:p>
              </table:table-cell>
              <table:table-cell office:value-type="float" office:value="0.0268">
                <text:p>0.0268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998">
                <text:p>0.396998</text:p>
              </table:table-cell>
              <table:table-cell office:value-type="float" office:value="0.8392">
                <text:p>0.8392</text:p>
              </table:table-cell>
              <table:table-cell office:value-type="float" office:value="0.0276">
                <text:p>0.0276</text:p>
              </table:table-cell>
              <table:table-cell office:value-type="float" office:value="0.1332">
                <text:p>0.1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998">
                <text:p>0.397998</text:p>
              </table:table-cell>
              <table:table-cell office:value-type="float" office:value="0.8453">
                <text:p>0.8453</text:p>
              </table:table-cell>
              <table:table-cell office:value-type="float" office:value="0.0262">
                <text:p>0.0262</text:p>
              </table:table-cell>
              <table:table-cell office:value-type="float" office:value="0.1285">
                <text:p>0.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998">
                <text:p>0.398998</text:p>
              </table:table-cell>
              <table:table-cell office:value-type="float" office:value="0.8361">
                <text:p>0.8361</text:p>
              </table:table-cell>
              <table:table-cell office:value-type="float" office:value="0.0276">
                <text:p>0.0276</text:p>
              </table:table-cell>
              <table:table-cell office:value-type="float" office:value="0.1363">
                <text:p>0.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998">
                <text:p>0.399998</text:p>
              </table:table-cell>
              <table:table-cell office:value-type="float" office:value="0.8417">
                <text:p>0.8417</text:p>
              </table:table-cell>
              <table:table-cell office:value-type="float" office:value="0.0246">
                <text:p>0.0246</text:p>
              </table:table-cell>
              <table:table-cell office:value-type="float" office:value="0.1337">
                <text:p>0.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00998">
                <text:p>0.400998</text:p>
              </table:table-cell>
              <table:table-cell office:value-type="float" office:value="0.8426">
                <text:p>0.8426</text:p>
              </table:table-cell>
              <table:table-cell office:value-type="float" office:value="0.0256">
                <text:p>0.0256</text:p>
              </table:table-cell>
              <table:table-cell office:value-type="float" office:value="0.1318">
                <text:p>0.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998">
                <text:p>0.401998</text:p>
              </table:table-cell>
              <table:table-cell office:value-type="float" office:value="0.8403">
                <text:p>0.8403</text:p>
              </table:table-cell>
              <table:table-cell office:value-type="float" office:value="0.027">
                <text:p>0.027</text:p>
              </table:table-cell>
              <table:table-cell office:value-type="float" office:value="0.1327">
                <text:p>0.1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998">
                <text:p>0.402998</text:p>
              </table:table-cell>
              <table:table-cell office:value-type="float" office:value="0.8434">
                <text:p>0.8434</text:p>
              </table:table-cell>
              <table:table-cell office:value-type="float" office:value="0.024">
                <text:p>0.024</text:p>
              </table:table-cell>
              <table:table-cell office:value-type="float" office:value="0.1326">
                <text:p>0.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998">
                <text:p>0.403998</text:p>
              </table:table-cell>
              <table:table-cell office:value-type="float" office:value="0.8395">
                <text:p>0.8395</text:p>
              </table:table-cell>
              <table:table-cell office:value-type="float" office:value="0.0268">
                <text:p>0.0268</text:p>
              </table:table-cell>
              <table:table-cell office:value-type="float" office:value="0.1337">
                <text:p>0.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998">
                <text:p>0.404998</text:p>
              </table:table-cell>
              <table:table-cell office:value-type="float" office:value="0.8384">
                <text:p>0.8384</text:p>
              </table:table-cell>
              <table:table-cell office:value-type="float" office:value="0.0272">
                <text:p>0.0272</text:p>
              </table:table-cell>
              <table:table-cell office:value-type="float" office:value="0.1344">
                <text:p>0.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998">
                <text:p>0.405998</text:p>
              </table:table-cell>
              <table:table-cell office:value-type="float" office:value="0.8424">
                <text:p>0.8424</text:p>
              </table:table-cell>
              <table:table-cell office:value-type="float" office:value="0.024">
                <text:p>0.024</text:p>
              </table:table-cell>
              <table:table-cell office:value-type="float" office:value="0.1336">
                <text:p>0.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998">
                <text:p>0.406998</text:p>
              </table:table-cell>
              <table:table-cell office:value-type="float" office:value="0.8423">
                <text:p>0.8423</text:p>
              </table:table-cell>
              <table:table-cell office:value-type="float" office:value="0.0256">
                <text:p>0.0256</text:p>
              </table:table-cell>
              <table:table-cell office:value-type="float" office:value="0.1321">
                <text:p>0.1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998">
                <text:p>0.407998</text:p>
              </table:table-cell>
              <table:table-cell office:value-type="float" office:value="0.8405">
                <text:p>0.8405</text:p>
              </table:table-cell>
              <table:table-cell office:value-type="float" office:value="0.027">
                <text:p>0.027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998">
                <text:p>0.408998</text:p>
              </table:table-cell>
              <table:table-cell office:value-type="float" office:value="0.8438">
                <text:p>0.8438</text:p>
              </table:table-cell>
              <table:table-cell office:value-type="float" office:value="0.0262">
                <text:p>0.0262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998">
                <text:p>0.409998</text:p>
              </table:table-cell>
              <table:table-cell office:value-type="float" office:value="0.8446">
                <text:p>0.8446</text:p>
              </table:table-cell>
              <table:table-cell office:value-type="float" office:value="0.0248">
                <text:p>0.0248</text:p>
              </table:table-cell>
              <table:table-cell office:value-type="float" office:value="0.1306">
                <text:p>0.1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0998">
                <text:p>0.410998</text:p>
              </table:table-cell>
              <table:table-cell office:value-type="float" office:value="0.8372">
                <text:p>0.8372</text:p>
              </table:table-cell>
              <table:table-cell office:value-type="float" office:value="0.027">
                <text:p>0.027</text:p>
              </table:table-cell>
              <table:table-cell office:value-type="float" office:value="0.1358">
                <text:p>0.1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998">
                <text:p>0.411998</text:p>
              </table:table-cell>
              <table:table-cell office:value-type="float" office:value="0.8349">
                <text:p>0.8349</text:p>
              </table:table-cell>
              <table:table-cell office:value-type="float" office:value="0.029">
                <text:p>0.029</text:p>
              </table:table-cell>
              <table:table-cell office:value-type="float" office:value="0.1361">
                <text:p>0.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998">
                <text:p>0.412998</text:p>
              </table:table-cell>
              <table:table-cell office:value-type="float" office:value="0.841">
                <text:p>0.841</text:p>
              </table:table-cell>
              <table:table-cell office:value-type="float" office:value="0.0244">
                <text:p>0.0244</text:p>
              </table:table-cell>
              <table:table-cell office:value-type="float" office:value="0.1346">
                <text:p>0.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998">
                <text:p>0.413998</text:p>
              </table:table-cell>
              <table:table-cell office:value-type="float" office:value="0.8372">
                <text:p>0.8372</text:p>
              </table:table-cell>
              <table:table-cell office:value-type="float" office:value="0.0276">
                <text:p>0.0276</text:p>
              </table:table-cell>
              <table:table-cell office:value-type="float" office:value="0.1352">
                <text:p>0.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998">
                <text:p>0.414998</text:p>
              </table:table-cell>
              <table:table-cell office:value-type="float" office:value="0.8413">
                <text:p>0.8413</text:p>
              </table:table-cell>
              <table:table-cell office:value-type="float" office:value="0.025">
                <text:p>0.025</text:p>
              </table:table-cell>
              <table:table-cell office:value-type="float" office:value="0.1337">
                <text:p>0.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998">
                <text:p>0.415998</text:p>
              </table:table-cell>
              <table:table-cell office:value-type="float" office:value="0.8399">
                <text:p>0.8399</text:p>
              </table:table-cell>
              <table:table-cell office:value-type="float" office:value="0.0252">
                <text:p>0.0252</text:p>
              </table:table-cell>
              <table:table-cell office:value-type="float" office:value="0.1349">
                <text:p>0.1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998">
                <text:p>0.416998</text:p>
              </table:table-cell>
              <table:table-cell office:value-type="float" office:value="0.8376">
                <text:p>0.8376</text:p>
              </table:table-cell>
              <table:table-cell office:value-type="float" office:value="0.0284">
                <text:p>0.0284</text:p>
              </table:table-cell>
              <table:table-cell office:value-type="float" office:value="0.134">
                <text:p>0.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998">
                <text:p>0.417998</text:p>
              </table:table-cell>
              <table:table-cell office:value-type="float" office:value="0.836">
                <text:p>0.836</text:p>
              </table:table-cell>
              <table:table-cell office:value-type="float" office:value="0.0262">
                <text:p>0.0262</text:p>
              </table:table-cell>
              <table:table-cell office:value-type="float" office:value="0.1378">
                <text:p>0.1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998">
                <text:p>0.418998</text:p>
              </table:table-cell>
              <table:table-cell office:value-type="float" office:value="0.8425">
                <text:p>0.8425</text:p>
              </table:table-cell>
              <table:table-cell office:value-type="float" office:value="0.026">
                <text:p>0.026</text:p>
              </table:table-cell>
              <table:table-cell office:value-type="float" office:value="0.1315">
                <text:p>0.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998">
                <text:p>0.419998</text:p>
              </table:table-cell>
              <table:table-cell office:value-type="float" office:value="0.8409">
                <text:p>0.8409</text:p>
              </table:table-cell>
              <table:table-cell office:value-type="float" office:value="0.0266">
                <text:p>0.0266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0998">
                <text:p>0.420998</text:p>
              </table:table-cell>
              <table:table-cell office:value-type="float" office:value="0.8413">
                <text:p>0.8413</text:p>
              </table:table-cell>
              <table:table-cell office:value-type="float" office:value="0.0252">
                <text:p>0.0252</text:p>
              </table:table-cell>
              <table:table-cell office:value-type="float" office:value="0.1335">
                <text:p>0.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998">
                <text:p>0.421998</text:p>
              </table:table-cell>
              <table:table-cell office:value-type="float" office:value="0.8455">
                <text:p>0.8455</text:p>
              </table:table-cell>
              <table:table-cell office:value-type="float" office:value="0.025">
                <text:p>0.025</text:p>
              </table:table-cell>
              <table:table-cell office:value-type="float" office:value="0.1295">
                <text:p>0.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998">
                <text:p>0.422998</text:p>
              </table:table-cell>
              <table:table-cell office:value-type="float" office:value="0.8365">
                <text:p>0.8365</text:p>
              </table:table-cell>
              <table:table-cell office:value-type="float" office:value="0.0272">
                <text:p>0.0272</text:p>
              </table:table-cell>
              <table:table-cell office:value-type="float" office:value="0.1363">
                <text:p>0.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998">
                <text:p>0.423998</text:p>
              </table:table-cell>
              <table:table-cell office:value-type="float" office:value="0.8409">
                <text:p>0.8409</text:p>
              </table:table-cell>
              <table:table-cell office:value-type="float" office:value="0.0248">
                <text:p>0.0248</text:p>
              </table:table-cell>
              <table:table-cell office:value-type="float" office:value="0.1343">
                <text:p>0.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998">
                <text:p>0.424998</text:p>
              </table:table-cell>
              <table:table-cell office:value-type="float" office:value="0.8422">
                <text:p>0.8422</text:p>
              </table:table-cell>
              <table:table-cell office:value-type="float" office:value="0.0254">
                <text:p>0.0254</text:p>
              </table:table-cell>
              <table:table-cell office:value-type="float" office:value="0.1324">
                <text:p>0.1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998">
                <text:p>0.425998</text:p>
              </table:table-cell>
              <table:table-cell office:value-type="float" office:value="0.8381">
                <text:p>0.8381</text:p>
              </table:table-cell>
              <table:table-cell office:value-type="float" office:value="0.0276">
                <text:p>0.0276</text:p>
              </table:table-cell>
              <table:table-cell office:value-type="float" office:value="0.1343">
                <text:p>0.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998">
                <text:p>0.426998</text:p>
              </table:table-cell>
              <table:table-cell office:value-type="float" office:value="0.8424">
                <text:p>0.8424</text:p>
              </table:table-cell>
              <table:table-cell office:value-type="float" office:value="0.0284">
                <text:p>0.0284</text:p>
              </table:table-cell>
              <table:table-cell office:value-type="float" office:value="0.1292">
                <text:p>0.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998">
                <text:p>0.427998</text:p>
              </table:table-cell>
              <table:table-cell office:value-type="float" office:value="0.8406">
                <text:p>0.8406</text:p>
              </table:table-cell>
              <table:table-cell office:value-type="float" office:value="0.026">
                <text:p>0.026</text:p>
              </table:table-cell>
              <table:table-cell office:value-type="float" office:value="0.1334">
                <text:p>0.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998">
                <text:p>0.428998</text:p>
              </table:table-cell>
              <table:table-cell office:value-type="float" office:value="0.8368">
                <text:p>0.8368</text:p>
              </table:table-cell>
              <table:table-cell office:value-type="float" office:value="0.0292">
                <text:p>0.0292</text:p>
              </table:table-cell>
              <table:table-cell office:value-type="float" office:value="0.134">
                <text:p>0.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998">
                <text:p>0.429998</text:p>
              </table:table-cell>
              <table:table-cell office:value-type="float" office:value="0.8387">
                <text:p>0.8387</text:p>
              </table:table-cell>
              <table:table-cell office:value-type="float" office:value="0.0258">
                <text:p>0.0258</text:p>
              </table:table-cell>
              <table:table-cell office:value-type="float" office:value="0.1355">
                <text:p>0.1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0998">
                <text:p>0.430998</text:p>
              </table:table-cell>
              <table:table-cell office:value-type="float" office:value="0.8374">
                <text:p>0.8374</text:p>
              </table:table-cell>
              <table:table-cell office:value-type="float" office:value="0.026">
                <text:p>0.026</text:p>
              </table:table-cell>
              <table:table-cell office:value-type="float" office:value="0.1366">
                <text:p>0.1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998">
                <text:p>0.431998</text:p>
              </table:table-cell>
              <table:table-cell office:value-type="float" office:value="0.8409">
                <text:p>0.8409</text:p>
              </table:table-cell>
              <table:table-cell office:value-type="float" office:value="0.027">
                <text:p>0.027</text:p>
              </table:table-cell>
              <table:table-cell office:value-type="float" office:value="0.1321">
                <text:p>0.1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998">
                <text:p>0.432998</text:p>
              </table:table-cell>
              <table:table-cell office:value-type="float" office:value="0.8384">
                <text:p>0.8384</text:p>
              </table:table-cell>
              <table:table-cell office:value-type="float" office:value="0.027">
                <text:p>0.027</text:p>
              </table:table-cell>
              <table:table-cell office:value-type="float" office:value="0.1346">
                <text:p>0.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998">
                <text:p>0.433998</text:p>
              </table:table-cell>
              <table:table-cell office:value-type="float" office:value="0.84">
                <text:p>0.84</text:p>
              </table:table-cell>
              <table:table-cell office:value-type="float" office:value="0.0272">
                <text:p>0.0272</text:p>
              </table:table-cell>
              <table:table-cell office:value-type="float" office:value="0.1328">
                <text:p>0.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998">
                <text:p>0.434998</text:p>
              </table:table-cell>
              <table:table-cell office:value-type="float" office:value="0.8427">
                <text:p>0.8427</text:p>
              </table:table-cell>
              <table:table-cell office:value-type="float" office:value="0.025">
                <text:p>0.025</text:p>
              </table:table-cell>
              <table:table-cell office:value-type="float" office:value="0.1323">
                <text:p>0.1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998">
                <text:p>0.435998</text:p>
              </table:table-cell>
              <table:table-cell office:value-type="float" office:value="0.8345">
                <text:p>0.8345</text:p>
              </table:table-cell>
              <table:table-cell office:value-type="float" office:value="0.028">
                <text:p>0.028</text:p>
              </table:table-cell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998">
                <text:p>0.436998</text:p>
              </table:table-cell>
              <table:table-cell office:value-type="float" office:value="0.8485">
                <text:p>0.8485</text:p>
              </table:table-cell>
              <table:table-cell office:value-type="float" office:value="0.0262">
                <text:p>0.0262</text:p>
              </table:table-cell>
              <table:table-cell office:value-type="float" office:value="0.1253">
                <text:p>0.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998">
                <text:p>0.437998</text:p>
              </table:table-cell>
              <table:table-cell office:value-type="float" office:value="0.8417">
                <text:p>0.8417</text:p>
              </table:table-cell>
              <table:table-cell office:value-type="float" office:value="0.0254">
                <text:p>0.0254</text:p>
              </table:table-cell>
              <table:table-cell office:value-type="float" office:value="0.1329">
                <text:p>0.1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998">
                <text:p>0.438998</text:p>
              </table:table-cell>
              <table:table-cell office:value-type="float" office:value="0.8381">
                <text:p>0.8381</text:p>
              </table:table-cell>
              <table:table-cell office:value-type="float" office:value="0.026">
                <text:p>0.026</text:p>
              </table:table-cell>
              <table:table-cell office:value-type="float" office:value="0.1359">
                <text:p>0.1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998">
                <text:p>0.439998</text:p>
              </table:table-cell>
              <table:table-cell office:value-type="float" office:value="0.836">
                <text:p>0.836</text:p>
              </table:table-cell>
              <table:table-cell office:value-type="float" office:value="0.0268">
                <text:p>0.0268</text:p>
              </table:table-cell>
              <table:table-cell office:value-type="float" office:value="0.1372">
                <text:p>0.1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0998">
                <text:p>0.440998</text:p>
              </table:table-cell>
              <table:table-cell office:value-type="float" office:value="0.844">
                <text:p>0.844</text:p>
              </table:table-cell>
              <table:table-cell office:value-type="float" office:value="0.0244">
                <text:p>0.0244</text:p>
              </table:table-cell>
              <table:table-cell office:value-type="float" office:value="0.1316">
                <text:p>0.1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998">
                <text:p>0.441998</text:p>
              </table:table-cell>
              <table:table-cell office:value-type="float" office:value="0.8386">
                <text:p>0.8386</text:p>
              </table:table-cell>
              <table:table-cell office:value-type="float" office:value="0.0258">
                <text:p>0.0258</text:p>
              </table:table-cell>
              <table:table-cell office:value-type="float" office:value="0.1356">
                <text:p>0.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998">
                <text:p>0.442998</text:p>
              </table:table-cell>
              <table:table-cell office:value-type="float" office:value="0.8411">
                <text:p>0.8411</text:p>
              </table:table-cell>
              <table:table-cell office:value-type="float" office:value="0.0244">
                <text:p>0.0244</text:p>
              </table:table-cell>
              <table:table-cell office:value-type="float" office:value="0.1345">
                <text:p>0.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998">
                <text:p>0.443998</text:p>
              </table:table-cell>
              <table:table-cell office:value-type="float" office:value="0.8402">
                <text:p>0.8402</text:p>
              </table:table-cell>
              <table:table-cell office:value-type="float" office:value="0.0254">
                <text:p>0.0254</text:p>
              </table:table-cell>
              <table:table-cell office:value-type="float" office:value="0.1344">
                <text:p>0.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998">
                <text:p>0.444998</text:p>
              </table:table-cell>
              <table:table-cell office:value-type="float" office:value="0.8426">
                <text:p>0.8426</text:p>
              </table:table-cell>
              <table:table-cell office:value-type="float" office:value="0.0246">
                <text:p>0.0246</text:p>
              </table:table-cell>
              <table:table-cell office:value-type="float" office:value="0.1328">
                <text:p>0.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998">
                <text:p>0.445998</text:p>
              </table:table-cell>
              <table:table-cell office:value-type="float" office:value="0.8391">
                <text:p>0.8391</text:p>
              </table:table-cell>
              <table:table-cell office:value-type="float" office:value="0.0274">
                <text:p>0.0274</text:p>
              </table:table-cell>
              <table:table-cell office:value-type="float" office:value="0.1335">
                <text:p>0.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998">
                <text:p>0.446998</text:p>
              </table:table-cell>
              <table:table-cell office:value-type="float" office:value="0.8385">
                <text:p>0.8385</text:p>
              </table:table-cell>
              <table:table-cell office:value-type="float" office:value="0.0272">
                <text:p>0.0272</text:p>
              </table:table-cell>
              <table:table-cell office:value-type="float" office:value="0.1343">
                <text:p>0.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998">
                <text:p>0.447998</text:p>
              </table:table-cell>
              <table:table-cell office:value-type="float" office:value="0.843">
                <text:p>0.843</text:p>
              </table:table-cell>
              <table:table-cell office:value-type="float" office:value="0.0268">
                <text:p>0.0268</text:p>
              </table:table-cell>
              <table:table-cell office:value-type="float" office:value="0.1302">
                <text:p>0.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998">
                <text:p>0.448998</text:p>
              </table:table-cell>
              <table:table-cell office:value-type="float" office:value="0.8473">
                <text:p>0.8473</text:p>
              </table:table-cell>
              <table:table-cell office:value-type="float" office:value="0.0236">
                <text:p>0.0236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998">
                <text:p>0.449998</text:p>
              </table:table-cell>
              <table:table-cell office:value-type="float" office:value="0.8399">
                <text:p>0.8399</text:p>
              </table:table-cell>
              <table:table-cell office:value-type="float" office:value="0.027">
                <text:p>0.027</text:p>
              </table:table-cell>
              <table:table-cell office:value-type="float" office:value="0.1331">
                <text:p>0.1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0998">
                <text:p>0.450998</text:p>
              </table:table-cell>
              <table:table-cell office:value-type="float" office:value="0.8432">
                <text:p>0.8432</text:p>
              </table:table-cell>
              <table:table-cell office:value-type="float" office:value="0.0256">
                <text:p>0.0256</text:p>
              </table:table-cell>
              <table:table-cell office:value-type="float" office:value="0.1312">
                <text:p>0.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998">
                <text:p>0.451998</text:p>
              </table:table-cell>
              <table:table-cell office:value-type="float" office:value="0.8399">
                <text:p>0.8399</text:p>
              </table:table-cell>
              <table:table-cell office:value-type="float" office:value="0.0284">
                <text:p>0.0284</text:p>
              </table:table-cell>
              <table:table-cell office:value-type="float" office:value="0.1317">
                <text:p>0.1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998">
                <text:p>0.452998</text:p>
              </table:table-cell>
              <table:table-cell office:value-type="float" office:value="0.8476">
                <text:p>0.8476</text:p>
              </table:table-cell>
              <table:table-cell office:value-type="float" office:value="0.023">
                <text:p>0.023</text:p>
              </table:table-cell>
              <table:table-cell office:value-type="float" office:value="0.1294">
                <text:p>0.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998">
                <text:p>0.453998</text:p>
              </table:table-cell>
              <table:table-cell office:value-type="float" office:value="0.848">
                <text:p>0.848</text:p>
              </table:table-cell>
              <table:table-cell office:value-type="float" office:value="0.0262">
                <text:p>0.0262</text:p>
              </table:table-cell>
              <table:table-cell office:value-type="float" office:value="0.1258">
                <text:p>0.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998">
                <text:p>0.454998</text:p>
              </table:table-cell>
              <table:table-cell office:value-type="float" office:value="0.843">
                <text:p>0.843</text:p>
              </table:table-cell>
              <table:table-cell office:value-type="float" office:value="0.0268">
                <text:p>0.0268</text:p>
              </table:table-cell>
              <table:table-cell office:value-type="float" office:value="0.1302">
                <text:p>0.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998">
                <text:p>0.455998</text:p>
              </table:table-cell>
              <table:table-cell office:value-type="float" office:value="0.8405">
                <text:p>0.8405</text:p>
              </table:table-cell>
              <table:table-cell office:value-type="float" office:value="0.0252">
                <text:p>0.0252</text:p>
              </table:table-cell>
              <table:table-cell office:value-type="float" office:value="0.1343">
                <text:p>0.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998">
                <text:p>0.456998</text:p>
              </table:table-cell>
              <table:table-cell office:value-type="float" office:value="0.8407">
                <text:p>0.8407</text:p>
              </table:table-cell>
              <table:table-cell office:value-type="float" office:value="0.0256">
                <text:p>0.0256</text:p>
              </table:table-cell>
              <table:table-cell office:value-type="float" office:value="0.1337">
                <text:p>0.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998">
                <text:p>0.457998</text:p>
              </table:table-cell>
              <table:table-cell office:value-type="float" office:value="0.8431">
                <text:p>0.8431</text:p>
              </table:table-cell>
              <table:table-cell office:value-type="float" office:value="0.0272">
                <text:p>0.0272</text:p>
              </table:table-cell>
              <table:table-cell office:value-type="float" office:value="0.1297">
                <text:p>0.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998">
                <text:p>0.458998</text:p>
              </table:table-cell>
              <table:table-cell office:value-type="float" office:value="0.8403">
                <text:p>0.8403</text:p>
              </table:table-cell>
              <table:table-cell office:value-type="float" office:value="0.0268">
                <text:p>0.0268</text:p>
              </table:table-cell>
              <table:table-cell office:value-type="float" office:value="0.1329">
                <text:p>0.1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998">
                <text:p>0.459998</text:p>
              </table:table-cell>
              <table:table-cell office:value-type="float" office:value="0.8485">
                <text:p>0.8485</text:p>
              </table:table-cell>
              <table:table-cell office:value-type="float" office:value="0.0236">
                <text:p>0.0236</text:p>
              </table:table-cell>
              <table:table-cell office:value-type="float" office:value="0.1279">
                <text:p>0.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0998">
                <text:p>0.460998</text:p>
              </table:table-cell>
              <table:table-cell office:value-type="float" office:value="0.8428">
                <text:p>0.8428</text:p>
              </table:table-cell>
              <table:table-cell office:value-type="float" office:value="0.0254">
                <text:p>0.0254</text:p>
              </table:table-cell>
              <table:table-cell office:value-type="float" office:value="0.1318">
                <text:p>0.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998">
                <text:p>0.461998</text:p>
              </table:table-cell>
              <table:table-cell office:value-type="float" office:value="0.8431">
                <text:p>0.8431</text:p>
              </table:table-cell>
              <table:table-cell office:value-type="float" office:value="0.0288">
                <text:p>0.0288</text:p>
              </table:table-cell>
              <table:table-cell office:value-type="float" office:value="0.1281">
                <text:p>0.1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998">
                <text:p>0.462998</text:p>
              </table:table-cell>
              <table:table-cell office:value-type="float" office:value="0.8416">
                <text:p>0.8416</text:p>
              </table:table-cell>
              <table:table-cell office:value-type="float" office:value="0.0264">
                <text:p>0.0264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998">
                <text:p>0.463998</text:p>
              </table:table-cell>
              <table:table-cell office:value-type="float" office:value="0.8482">
                <text:p>0.8482</text:p>
              </table:table-cell>
              <table:table-cell office:value-type="float" office:value="0.0242">
                <text:p>0.0242</text:p>
              </table:table-cell>
              <table:table-cell office:value-type="float" office:value="0.1276">
                <text:p>0.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998">
                <text:p>0.464998</text:p>
              </table:table-cell>
              <table:table-cell office:value-type="float" office:value="0.8435">
                <text:p>0.8435</text:p>
              </table:table-cell>
              <table:table-cell office:value-type="float" office:value="0.0268">
                <text:p>0.0268</text:p>
              </table:table-cell>
              <table:table-cell office:value-type="float" office:value="0.1297">
                <text:p>0.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998">
                <text:p>0.465998</text:p>
              </table:table-cell>
              <table:table-cell office:value-type="float" office:value="0.8435">
                <text:p>0.8435</text:p>
              </table:table-cell>
              <table:table-cell office:value-type="float" office:value="0.0254">
                <text:p>0.0254</text:p>
              </table:table-cell>
              <table:table-cell office:value-type="float" office:value="0.1311">
                <text:p>0.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998">
                <text:p>0.466998</text:p>
              </table:table-cell>
              <table:table-cell office:value-type="float" office:value="0.839">
                <text:p>0.839</text:p>
              </table:table-cell>
              <table:table-cell office:value-type="float" office:value="0.0276">
                <text:p>0.0276</text:p>
              </table:table-cell>
              <table:table-cell office:value-type="float" office:value="0.1334">
                <text:p>0.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998">
                <text:p>0.467998</text:p>
              </table:table-cell>
              <table:table-cell office:value-type="float" office:value="0.8448">
                <text:p>0.8448</text:p>
              </table:table-cell>
              <table:table-cell office:value-type="float" office:value="0.0236">
                <text:p>0.0236</text:p>
              </table:table-cell>
              <table:table-cell office:value-type="float" office:value="0.1316">
                <text:p>0.1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998">
                <text:p>0.468998</text:p>
              </table:table-cell>
              <table:table-cell office:value-type="float" office:value="0.842">
                <text:p>0.842</text:p>
              </table:table-cell>
              <table:table-cell office:value-type="float" office:value="0.0276">
                <text:p>0.0276</text:p>
              </table:table-cell>
              <table:table-cell office:value-type="float" office:value="0.1304">
                <text:p>0.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998">
                <text:p>0.469998</text:p>
              </table:table-cell>
              <table:table-cell office:value-type="float" office:value="0.8386">
                <text:p>0.8386</text:p>
              </table:table-cell>
              <table:table-cell office:value-type="float" office:value="0.0264">
                <text:p>0.0264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0997">
                <text:p>0.470997</text:p>
              </table:table-cell>
              <table:table-cell office:value-type="float" office:value="0.8429">
                <text:p>0.8429</text:p>
              </table:table-cell>
              <table:table-cell office:value-type="float" office:value="0.025">
                <text:p>0.025</text:p>
              </table:table-cell>
              <table:table-cell office:value-type="float" office:value="0.1321">
                <text:p>0.1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997">
                <text:p>0.471997</text:p>
              </table:table-cell>
              <table:table-cell office:value-type="float" office:value="0.8491">
                <text:p>0.8491</text:p>
              </table:table-cell>
              <table:table-cell office:value-type="float" office:value="0.027">
                <text:p>0.027</text:p>
              </table:table-cell>
              <table:table-cell office:value-type="float" office:value="0.1239">
                <text:p>0.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997">
                <text:p>0.472997</text:p>
              </table:table-cell>
              <table:table-cell office:value-type="float" office:value="0.8433">
                <text:p>0.8433</text:p>
              </table:table-cell>
              <table:table-cell office:value-type="float" office:value="0.0276">
                <text:p>0.0276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997">
                <text:p>0.473997</text:p>
              </table:table-cell>
              <table:table-cell office:value-type="float" office:value="0.846">
                <text:p>0.846</text:p>
              </table:table-cell>
              <table:table-cell office:value-type="float" office:value="0.0276">
                <text:p>0.0276</text:p>
              </table:table-cell>
              <table:table-cell office:value-type="float" office:value="0.1264">
                <text:p>0.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997">
                <text:p>0.474997</text:p>
              </table:table-cell>
              <table:table-cell office:value-type="float" office:value="0.8386">
                <text:p>0.8386</text:p>
              </table:table-cell>
              <table:table-cell office:value-type="float" office:value="0.0294">
                <text:p>0.0294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997">
                <text:p>0.475997</text:p>
              </table:table-cell>
              <table:table-cell office:value-type="float" office:value="0.8382">
                <text:p>0.8382</text:p>
              </table:table-cell>
              <table:table-cell office:value-type="float" office:value="0.0284">
                <text:p>0.0284</text:p>
              </table:table-cell>
              <table:table-cell office:value-type="float" office:value="0.1334">
                <text:p>0.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997">
                <text:p>0.476997</text:p>
              </table:table-cell>
              <table:table-cell office:value-type="float" office:value="0.8446">
                <text:p>0.8446</text:p>
              </table:table-cell>
              <table:table-cell office:value-type="float" office:value="0.0252">
                <text:p>0.0252</text:p>
              </table:table-cell>
              <table:table-cell office:value-type="float" office:value="0.1302">
                <text:p>0.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997">
                <text:p>0.477997</text:p>
              </table:table-cell>
              <table:table-cell office:value-type="float" office:value="0.8417">
                <text:p>0.8417</text:p>
              </table:table-cell>
              <table:table-cell office:value-type="float" office:value="0.0274">
                <text:p>0.0274</text:p>
              </table:table-cell>
              <table:table-cell office:value-type="float" office:value="0.1309">
                <text:p>0.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997">
                <text:p>0.478997</text:p>
              </table:table-cell>
              <table:table-cell office:value-type="float" office:value="0.8399">
                <text:p>0.8399</text:p>
              </table:table-cell>
              <table:table-cell office:value-type="float" office:value="0.0276">
                <text:p>0.0276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997">
                <text:p>0.479997</text:p>
              </table:table-cell>
              <table:table-cell office:value-type="float" office:value="0.8441">
                <text:p>0.8441</text:p>
              </table:table-cell>
              <table:table-cell office:value-type="float" office:value="0.028">
                <text:p>0.028</text:p>
              </table:table-cell>
              <table:table-cell office:value-type="float" office:value="0.1279">
                <text:p>0.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0997">
                <text:p>0.480997</text:p>
              </table:table-cell>
              <table:table-cell office:value-type="float" office:value="0.8426">
                <text:p>0.8426</text:p>
              </table:table-cell>
              <table:table-cell office:value-type="float" office:value="0.0264">
                <text:p>0.0264</text:p>
              </table:table-cell>
              <table:table-cell office:value-type="float" office:value="0.131">
                <text:p>0.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997">
                <text:p>0.481997</text:p>
              </table:table-cell>
              <table:table-cell office:value-type="float" office:value="0.8441">
                <text:p>0.8441</text:p>
              </table:table-cell>
              <table:table-cell office:value-type="float" office:value="0.0268">
                <text:p>0.0268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997">
                <text:p>0.482997</text:p>
              </table:table-cell>
              <table:table-cell office:value-type="float" office:value="0.8455">
                <text:p>0.8455</text:p>
              </table:table-cell>
              <table:table-cell office:value-type="float" office:value="0.0254">
                <text:p>0.0254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997">
                <text:p>0.483997</text:p>
              </table:table-cell>
              <table:table-cell office:value-type="float" office:value="0.8434">
                <text:p>0.8434</text:p>
              </table:table-cell>
              <table:table-cell office:value-type="float" office:value="0.0274">
                <text:p>0.0274</text:p>
              </table:table-cell>
              <table:table-cell office:value-type="float" office:value="0.1292">
                <text:p>0.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997">
                <text:p>0.484997</text:p>
              </table:table-cell>
              <table:table-cell office:value-type="float" office:value="0.8429">
                <text:p>0.8429</text:p>
              </table:table-cell>
              <table:table-cell office:value-type="float" office:value="0.0254">
                <text:p>0.0254</text:p>
              </table:table-cell>
              <table:table-cell office:value-type="float" office:value="0.1317">
                <text:p>0.1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997">
                <text:p>0.485997</text:p>
              </table:table-cell>
              <table:table-cell office:value-type="float" office:value="0.8481">
                <text:p>0.8481</text:p>
              </table:table-cell>
              <table:table-cell office:value-type="float" office:value="0.0252">
                <text:p>0.0252</text:p>
              </table:table-cell>
              <table:table-cell office:value-type="float" office:value="0.1267">
                <text:p>0.1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997">
                <text:p>0.486997</text:p>
              </table:table-cell>
              <table:table-cell office:value-type="float" office:value="0.8449">
                <text:p>0.8449</text:p>
              </table:table-cell>
              <table:table-cell office:value-type="float" office:value="0.0246">
                <text:p>0.0246</text:p>
              </table:table-cell>
              <table:table-cell office:value-type="float" office:value="0.1305">
                <text:p>0.1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997">
                <text:p>0.487997</text:p>
              </table:table-cell>
              <table:table-cell office:value-type="float" office:value="0.8442">
                <text:p>0.8442</text:p>
              </table:table-cell>
              <table:table-cell office:value-type="float" office:value="0.0256">
                <text:p>0.0256</text:p>
              </table:table-cell>
              <table:table-cell office:value-type="float" office:value="0.1302">
                <text:p>0.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997">
                <text:p>0.488997</text:p>
              </table:table-cell>
              <table:table-cell office:value-type="float" office:value="0.8442">
                <text:p>0.8442</text:p>
              </table:table-cell>
              <table:table-cell office:value-type="float" office:value="0.0282">
                <text:p>0.0282</text:p>
              </table:table-cell>
              <table:table-cell office:value-type="float" office:value="0.1276">
                <text:p>0.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997">
                <text:p>0.489997</text:p>
              </table:table-cell>
              <table:table-cell office:value-type="float" office:value="0.8419">
                <text:p>0.8419</text:p>
              </table:table-cell>
              <table:table-cell office:value-type="float" office:value="0.027">
                <text:p>0.027</text:p>
              </table:table-cell>
              <table:table-cell office:value-type="float" office:value="0.1311">
                <text:p>0.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0997">
                <text:p>0.490997</text:p>
              </table:table-cell>
              <table:table-cell office:value-type="float" office:value="0.8422">
                <text:p>0.8422</text:p>
              </table:table-cell>
              <table:table-cell office:value-type="float" office:value="0.0262">
                <text:p>0.0262</text:p>
              </table:table-cell>
              <table:table-cell office:value-type="float" office:value="0.1316">
                <text:p>0.1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997">
                <text:p>0.491997</text:p>
              </table:table-cell>
              <table:table-cell office:value-type="float" office:value="0.8457">
                <text:p>0.8457</text:p>
              </table:table-cell>
              <table:table-cell office:value-type="float" office:value="0.0268">
                <text:p>0.0268</text:p>
              </table:table-cell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997">
                <text:p>0.492997</text:p>
              </table:table-cell>
              <table:table-cell office:value-type="float" office:value="0.8399">
                <text:p>0.8399</text:p>
              </table:table-cell>
              <table:table-cell office:value-type="float" office:value="0.0272">
                <text:p>0.0272</text:p>
              </table:table-cell>
              <table:table-cell office:value-type="float" office:value="0.1329">
                <text:p>0.1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997">
                <text:p>0.493997</text:p>
              </table:table-cell>
              <table:table-cell office:value-type="float" office:value="0.846">
                <text:p>0.846</text:p>
              </table:table-cell>
              <table:table-cell office:value-type="float" office:value="0.0278">
                <text:p>0.0278</text:p>
              </table:table-cell>
              <table:table-cell office:value-type="float" office:value="0.1262">
                <text:p>0.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997">
                <text:p>0.494997</text:p>
              </table:table-cell>
              <table:table-cell office:value-type="float" office:value="0.8445">
                <text:p>0.8445</text:p>
              </table:table-cell>
              <table:table-cell office:value-type="float" office:value="0.0246">
                <text:p>0.0246</text:p>
              </table:table-cell>
              <table:table-cell office:value-type="float" office:value="0.1309">
                <text:p>0.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997">
                <text:p>0.495997</text:p>
              </table:table-cell>
              <table:table-cell office:value-type="float" office:value="0.8493">
                <text:p>0.8493</text:p>
              </table:table-cell>
              <table:table-cell office:value-type="float" office:value="0.0252">
                <text:p>0.0252</text:p>
              </table:table-cell>
              <table:table-cell office:value-type="float" office:value="0.1255">
                <text:p>0.1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997">
                <text:p>0.496997</text:p>
              </table:table-cell>
              <table:table-cell office:value-type="float" office:value="0.8456">
                <text:p>0.8456</text:p>
              </table:table-cell>
              <table:table-cell office:value-type="float" office:value="0.0268">
                <text:p>0.0268</text:p>
              </table:table-cell>
              <table:table-cell office:value-type="float" office:value="0.1276">
                <text:p>0.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997">
                <text:p>0.497997</text:p>
              </table:table-cell>
              <table:table-cell office:value-type="float" office:value="0.845">
                <text:p>0.845</text:p>
              </table:table-cell>
              <table:table-cell office:value-type="float" office:value="0.0256">
                <text:p>0.0256</text:p>
              </table:table-cell>
              <table:table-cell office:value-type="float" office:value="0.1294">
                <text:p>0.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997">
                <text:p>0.498997</text:p>
              </table:table-cell>
              <table:table-cell office:value-type="float" office:value="0.8378">
                <text:p>0.8378</text:p>
              </table:table-cell>
              <table:table-cell office:value-type="float" office:value="0.0278">
                <text:p>0.0278</text:p>
              </table:table-cell>
              <table:table-cell office:value-type="float" office:value="0.1344">
                <text:p>0.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997">
                <text:p>0.499997</text:p>
              </table:table-cell>
              <table:table-cell office:value-type="float" office:value="0.8403">
                <text:p>0.8403</text:p>
              </table:table-cell>
              <table:table-cell office:value-type="float" office:value="0.0266">
                <text:p>0.0266</text:p>
              </table:table-cell>
              <table:table-cell office:value-type="float" office:value="0.1331">
                <text:p>0.1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00997">
                <text:p>0.500997</text:p>
              </table:table-cell>
              <table:table-cell office:value-type="float" office:value="0.8433">
                <text:p>0.8433</text:p>
              </table:table-cell>
              <table:table-cell office:value-type="float" office:value="0.028">
                <text:p>0.028</text:p>
              </table:table-cell>
              <table:table-cell office:value-type="float" office:value="0.1287">
                <text:p>0.1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997">
                <text:p>0.501997</text:p>
              </table:table-cell>
              <table:table-cell office:value-type="float" office:value="0.8455">
                <text:p>0.8455</text:p>
              </table:table-cell>
              <table:table-cell office:value-type="float" office:value="0.0272">
                <text:p>0.0272</text:p>
              </table:table-cell>
              <table:table-cell office:value-type="float" office:value="0.1273">
                <text:p>0.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997">
                <text:p>0.502997</text:p>
              </table:table-cell>
              <table:table-cell office:value-type="float" office:value="0.851">
                <text:p>0.851</text:p>
              </table:table-cell>
              <table:table-cell office:value-type="float" office:value="0.0258">
                <text:p>0.0258</text:p>
              </table:table-cell>
              <table:table-cell office:value-type="float" office:value="0.1232">
                <text:p>0.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997">
                <text:p>0.503997</text:p>
              </table:table-cell>
              <table:table-cell office:value-type="float" office:value="0.8436">
                <text:p>0.8436</text:p>
              </table:table-cell>
              <table:table-cell office:value-type="float" office:value="0.0264">
                <text:p>0.026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997">
                <text:p>0.504997</text:p>
              </table:table-cell>
              <table:table-cell office:value-type="float" office:value="0.8483">
                <text:p>0.8483</text:p>
              </table:table-cell>
              <table:table-cell office:value-type="float" office:value="0.0248">
                <text:p>0.0248</text:p>
              </table:table-cell>
              <table:table-cell office:value-type="float" office:value="0.1269">
                <text:p>0.1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997">
                <text:p>0.505997</text:p>
              </table:table-cell>
              <table:table-cell office:value-type="float" office:value="0.8438">
                <text:p>0.8438</text:p>
              </table:table-cell>
              <table:table-cell office:value-type="float" office:value="0.0258">
                <text:p>0.0258</text:p>
              </table:table-cell>
              <table:table-cell office:value-type="float" office:value="0.1304">
                <text:p>0.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997">
                <text:p>0.506997</text:p>
              </table:table-cell>
              <table:table-cell office:value-type="float" office:value="0.8462">
                <text:p>0.8462</text:p>
              </table:table-cell>
              <table:table-cell office:value-type="float" office:value="0.0282">
                <text:p>0.0282</text:p>
              </table:table-cell>
              <table:table-cell office:value-type="float" office:value="0.1256">
                <text:p>0.1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997">
                <text:p>0.507997</text:p>
              </table:table-cell>
              <table:table-cell office:value-type="float" office:value="0.8444">
                <text:p>0.8444</text:p>
              </table:table-cell>
              <table:table-cell office:value-type="float" office:value="0.025">
                <text:p>0.025</text:p>
              </table:table-cell>
              <table:table-cell office:value-type="float" office:value="0.1306">
                <text:p>0.1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997">
                <text:p>0.508997</text:p>
              </table:table-cell>
              <table:table-cell office:value-type="float" office:value="0.8426">
                <text:p>0.8426</text:p>
              </table:table-cell>
              <table:table-cell office:value-type="float" office:value="0.0286">
                <text:p>0.0286</text:p>
              </table:table-cell>
              <table:table-cell office:value-type="float" office:value="0.1288">
                <text:p>0.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997">
                <text:p>0.509997</text:p>
              </table:table-cell>
              <table:table-cell office:value-type="float" office:value="0.8435">
                <text:p>0.8435</text:p>
              </table:table-cell>
              <table:table-cell office:value-type="float" office:value="0.0274">
                <text:p>0.0274</text:p>
              </table:table-cell>
              <table:table-cell office:value-type="float" office:value="0.1291">
                <text:p>0.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0997">
                <text:p>0.510997</text:p>
              </table:table-cell>
              <table:table-cell office:value-type="float" office:value="0.8464">
                <text:p>0.8464</text:p>
              </table:table-cell>
              <table:table-cell office:value-type="float" office:value="0.024">
                <text:p>0.024</text:p>
              </table:table-cell>
              <table:table-cell office:value-type="float" office:value="0.1296">
                <text:p>0.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997">
                <text:p>0.511997</text:p>
              </table:table-cell>
              <table:table-cell office:value-type="float" office:value="0.8461">
                <text:p>0.8461</text:p>
              </table:table-cell>
              <table:table-cell office:value-type="float" office:value="0.0262">
                <text:p>0.0262</text:p>
              </table:table-cell>
              <table:table-cell office:value-type="float" office:value="0.1277">
                <text:p>0.1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997">
                <text:p>0.512997</text:p>
              </table:table-cell>
              <table:table-cell office:value-type="float" office:value="0.8444">
                <text:p>0.8444</text:p>
              </table:table-cell>
              <table:table-cell office:value-type="float" office:value="0.0252">
                <text:p>0.0252</text:p>
              </table:table-cell>
              <table:table-cell office:value-type="float" office:value="0.1304">
                <text:p>0.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997">
                <text:p>0.513997</text:p>
              </table:table-cell>
              <table:table-cell office:value-type="float" office:value="0.8428">
                <text:p>0.8428</text:p>
              </table:table-cell>
              <table:table-cell office:value-type="float" office:value="0.0274">
                <text:p>0.0274</text:p>
              </table:table-cell>
              <table:table-cell office:value-type="float" office:value="0.1298">
                <text:p>0.1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997">
                <text:p>0.514997</text:p>
              </table:table-cell>
              <table:table-cell office:value-type="float" office:value="0.8416">
                <text:p>0.8416</text:p>
              </table:table-cell>
              <table:table-cell office:value-type="float" office:value="0.026">
                <text:p>0.026</text:p>
              </table:table-cell>
              <table:table-cell office:value-type="float" office:value="0.1324">
                <text:p>0.1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997">
                <text:p>0.515997</text:p>
              </table:table-cell>
              <table:table-cell office:value-type="float" office:value="0.84">
                <text:p>0.84</text:p>
              </table:table-cell>
              <table:table-cell office:value-type="float" office:value="0.0296">
                <text:p>0.0296</text:p>
              </table:table-cell>
              <table:table-cell office:value-type="float" office:value="0.1304">
                <text:p>0.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997">
                <text:p>0.516997</text:p>
              </table:table-cell>
              <table:table-cell office:value-type="float" office:value="0.8465">
                <text:p>0.8465</text:p>
              </table:table-cell>
              <table:table-cell office:value-type="float" office:value="0.0252">
                <text:p>0.0252</text:p>
              </table:table-cell>
              <table:table-cell office:value-type="float" office:value="0.1283">
                <text:p>0.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997">
                <text:p>0.517997</text:p>
              </table:table-cell>
              <table:table-cell office:value-type="float" office:value="0.8485">
                <text:p>0.8485</text:p>
              </table:table-cell>
              <table:table-cell office:value-type="float" office:value="0.026">
                <text:p>0.026</text:p>
              </table:table-cell>
              <table:table-cell office:value-type="float" office:value="0.1255">
                <text:p>0.1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997">
                <text:p>0.518997</text:p>
              </table:table-cell>
              <table:table-cell office:value-type="float" office:value="0.8475">
                <text:p>0.8475</text:p>
              </table:table-cell>
              <table:table-cell office:value-type="float" office:value="0.0252">
                <text:p>0.0252</text:p>
              </table:table-cell>
              <table:table-cell office:value-type="float" office:value="0.1273">
                <text:p>0.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997">
                <text:p>0.519997</text:p>
              </table:table-cell>
              <table:table-cell office:value-type="float" office:value="0.8461">
                <text:p>0.8461</text:p>
              </table:table-cell>
              <table:table-cell office:value-type="float" office:value="0.0256">
                <text:p>0.0256</text:p>
              </table:table-cell>
              <table:table-cell office:value-type="float" office:value="0.1283">
                <text:p>0.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0997">
                <text:p>0.520997</text:p>
              </table:table-cell>
              <table:table-cell office:value-type="float" office:value="0.8486">
                <text:p>0.8486</text:p>
              </table:table-cell>
              <table:table-cell office:value-type="float" office:value="0.0276">
                <text:p>0.0276</text:p>
              </table:table-cell>
              <table:table-cell office:value-type="float" office:value="0.1238">
                <text:p>0.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997">
                <text:p>0.521997</text:p>
              </table:table-cell>
              <table:table-cell office:value-type="float" office:value="0.8451">
                <text:p>0.8451</text:p>
              </table:table-cell>
              <table:table-cell office:value-type="float" office:value="0.0276">
                <text:p>0.0276</text:p>
              </table:table-cell>
              <table:table-cell office:value-type="float" office:value="0.1273">
                <text:p>0.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997">
                <text:p>0.522997</text:p>
              </table:table-cell>
              <table:table-cell office:value-type="float" office:value="0.8548">
                <text:p>0.8548</text:p>
              </table:table-cell>
              <table:table-cell office:value-type="float" office:value="0.026">
                <text:p>0.026</text:p>
              </table:table-cell>
              <table:table-cell office:value-type="float" office:value="0.1192">
                <text:p>0.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997">
                <text:p>0.523997</text:p>
              </table:table-cell>
              <table:table-cell office:value-type="float" office:value="0.8499">
                <text:p>0.8499</text:p>
              </table:table-cell>
              <table:table-cell office:value-type="float" office:value="0.0256">
                <text:p>0.0256</text:p>
              </table:table-cell>
              <table:table-cell office:value-type="float" office:value="0.1245">
                <text:p>0.1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997">
                <text:p>0.524997</text:p>
              </table:table-cell>
              <table:table-cell office:value-type="float" office:value="0.8464">
                <text:p>0.8464</text:p>
              </table:table-cell>
              <table:table-cell office:value-type="float" office:value="0.0272">
                <text:p>0.0272</text:p>
              </table:table-cell>
              <table:table-cell office:value-type="float" office:value="0.1264">
                <text:p>0.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997">
                <text:p>0.525997</text:p>
              </table:table-cell>
              <table:table-cell office:value-type="float" office:value="0.847">
                <text:p>0.847</text:p>
              </table:table-cell>
              <table:table-cell office:value-type="float" office:value="0.026">
                <text:p>0.026</text:p>
              </table:table-cell>
              <table:table-cell office:value-type="float" office:value="0.127">
                <text:p>0.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997">
                <text:p>0.526997</text:p>
              </table:table-cell>
              <table:table-cell office:value-type="float" office:value="0.8492">
                <text:p>0.8492</text:p>
              </table:table-cell>
              <table:table-cell office:value-type="float" office:value="0.0256">
                <text:p>0.0256</text:p>
              </table:table-cell>
              <table:table-cell office:value-type="float" office:value="0.1252">
                <text:p>0.1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997">
                <text:p>0.527997</text:p>
              </table:table-cell>
              <table:table-cell office:value-type="float" office:value="0.8526">
                <text:p>0.8526</text:p>
              </table:table-cell>
              <table:table-cell office:value-type="float" office:value="0.0242">
                <text:p>0.0242</text:p>
              </table:table-cell>
              <table:table-cell office:value-type="float" office:value="0.1232">
                <text:p>0.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997">
                <text:p>0.528997</text:p>
              </table:table-cell>
              <table:table-cell office:value-type="float" office:value="0.8572">
                <text:p>0.8572</text:p>
              </table:table-cell>
              <table:table-cell office:value-type="float" office:value="0.0232">
                <text:p>0.0232</text:p>
              </table:table-cell>
              <table:table-cell office:value-type="float" office:value="0.1196">
                <text:p>0.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997">
                <text:p>0.529997</text:p>
              </table:table-cell>
              <table:table-cell office:value-type="float" office:value="0.8443">
                <text:p>0.8443</text:p>
              </table:table-cell>
              <table:table-cell office:value-type="float" office:value="0.0258">
                <text:p>0.0258</text:p>
              </table:table-cell>
              <table:table-cell office:value-type="float" office:value="0.1299">
                <text:p>0.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0997">
                <text:p>0.530997</text:p>
              </table:table-cell>
              <table:table-cell office:value-type="float" office:value="0.8487">
                <text:p>0.8487</text:p>
              </table:table-cell>
              <table:table-cell office:value-type="float" office:value="0.0242">
                <text:p>0.0242</text:p>
              </table:table-cell>
              <table:table-cell office:value-type="float" office:value="0.1271">
                <text:p>0.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997">
                <text:p>0.531997</text:p>
              </table:table-cell>
              <table:table-cell office:value-type="float" office:value="0.8487">
                <text:p>0.8487</text:p>
              </table:table-cell>
              <table:table-cell office:value-type="float" office:value="0.0274">
                <text:p>0.0274</text:p>
              </table:table-cell>
              <table:table-cell office:value-type="float" office:value="0.1239">
                <text:p>0.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997">
                <text:p>0.532997</text:p>
              </table:table-cell>
              <table:table-cell office:value-type="float" office:value="0.8475">
                <text:p>0.8475</text:p>
              </table:table-cell>
              <table:table-cell office:value-type="float" office:value="0.0268">
                <text:p>0.0268</text:p>
              </table:table-cell>
              <table:table-cell office:value-type="float" office:value="0.1257">
                <text:p>0.1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997">
                <text:p>0.533997</text:p>
              </table:table-cell>
              <table:table-cell office:value-type="float" office:value="0.8512">
                <text:p>0.8512</text:p>
              </table:table-cell>
              <table:table-cell office:value-type="float" office:value="0.0236">
                <text:p>0.0236</text:p>
              </table:table-cell>
              <table:table-cell office:value-type="float" office:value="0.1252">
                <text:p>0.1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997">
                <text:p>0.534997</text:p>
              </table:table-cell>
              <table:table-cell office:value-type="float" office:value="0.8441">
                <text:p>0.8441</text:p>
              </table:table-cell>
              <table:table-cell office:value-type="float" office:value="0.0274">
                <text:p>0.0274</text:p>
              </table:table-cell>
              <table:table-cell office:value-type="float" office:value="0.1285">
                <text:p>0.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997">
                <text:p>0.535997</text:p>
              </table:table-cell>
              <table:table-cell office:value-type="float" office:value="0.8412">
                <text:p>0.8412</text:p>
              </table:table-cell>
              <table:table-cell office:value-type="float" office:value="0.0278">
                <text:p>0.0278</text:p>
              </table:table-cell>
              <table:table-cell office:value-type="float" office:value="0.131">
                <text:p>0.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997">
                <text:p>0.536997</text:p>
              </table:table-cell>
              <table:table-cell office:value-type="float" office:value="0.8544">
                <text:p>0.8544</text:p>
              </table:table-cell>
              <table:table-cell office:value-type="float" office:value="0.0244">
                <text:p>0.0244</text:p>
              </table:table-cell>
              <table:table-cell office:value-type="float" office:value="0.1212">
                <text:p>0.1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997">
                <text:p>0.537997</text:p>
              </table:table-cell>
              <table:table-cell office:value-type="float" office:value="0.8538">
                <text:p>0.8538</text:p>
              </table:table-cell>
              <table:table-cell office:value-type="float" office:value="0.0248">
                <text:p>0.0248</text:p>
              </table:table-cell>
              <table:table-cell office:value-type="float" office:value="0.1214">
                <text:p>0.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997">
                <text:p>0.538997</text:p>
              </table:table-cell>
              <table:table-cell office:value-type="float" office:value="0.8527">
                <text:p>0.8527</text:p>
              </table:table-cell>
              <table:table-cell office:value-type="float" office:value="0.0246">
                <text:p>0.0246</text:p>
              </table:table-cell>
              <table:table-cell office:value-type="float" office:value="0.1227">
                <text:p>0.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997">
                <text:p>0.539997</text:p>
              </table:table-cell>
              <table:table-cell office:value-type="float" office:value="0.8475">
                <text:p>0.8475</text:p>
              </table:table-cell>
              <table:table-cell office:value-type="float" office:value="0.026">
                <text:p>0.026</text:p>
              </table:table-cell>
              <table:table-cell office:value-type="float" office:value="0.1265">
                <text:p>0.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0997">
                <text:p>0.540997</text:p>
              </table:table-cell>
              <table:table-cell office:value-type="float" office:value="0.8471">
                <text:p>0.8471</text:p>
              </table:table-cell>
              <table:table-cell office:value-type="float" office:value="0.0272">
                <text:p>0.0272</text:p>
              </table:table-cell>
              <table:table-cell office:value-type="float" office:value="0.1257">
                <text:p>0.1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997">
                <text:p>0.541997</text:p>
              </table:table-cell>
              <table:table-cell office:value-type="float" office:value="0.8501">
                <text:p>0.8501</text:p>
              </table:table-cell>
              <table:table-cell office:value-type="float" office:value="0.0278">
                <text:p>0.0278</text:p>
              </table:table-cell>
              <table:table-cell office:value-type="float" office:value="0.1221">
                <text:p>0.1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997">
                <text:p>0.542997</text:p>
              </table:table-cell>
              <table:table-cell office:value-type="float" office:value="0.8484">
                <text:p>0.8484</text:p>
              </table:table-cell>
              <table:table-cell office:value-type="float" office:value="0.0274">
                <text:p>0.0274</text:p>
              </table:table-cell>
              <table:table-cell office:value-type="float" office:value="0.1242">
                <text:p>0.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997">
                <text:p>0.543997</text:p>
              </table:table-cell>
              <table:table-cell office:value-type="float" office:value="0.8538">
                <text:p>0.8538</text:p>
              </table:table-cell>
              <table:table-cell office:value-type="float" office:value="0.0222">
                <text:p>0.0222</text:p>
              </table:table-cell>
              <table:table-cell office:value-type="float" office:value="0.124">
                <text:p>0.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997">
                <text:p>0.544997</text:p>
              </table:table-cell>
              <table:table-cell office:value-type="float" office:value="0.8496">
                <text:p>0.8496</text:p>
              </table:table-cell>
              <table:table-cell office:value-type="float" office:value="0.0262">
                <text:p>0.0262</text:p>
              </table:table-cell>
              <table:table-cell office:value-type="float" office:value="0.1242">
                <text:p>0.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997">
                <text:p>0.545997</text:p>
              </table:table-cell>
              <table:table-cell office:value-type="float" office:value="0.8482">
                <text:p>0.8482</text:p>
              </table:table-cell>
              <table:table-cell office:value-type="float" office:value="0.0264">
                <text:p>0.0264</text:p>
              </table:table-cell>
              <table:table-cell office:value-type="float" office:value="0.1254">
                <text:p>0.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997">
                <text:p>0.546997</text:p>
              </table:table-cell>
              <table:table-cell office:value-type="float" office:value="0.85">
                <text:p>0.85</text:p>
              </table:table-cell>
              <table:table-cell office:value-type="float" office:value="0.0254">
                <text:p>0.0254</text:p>
              </table:table-cell>
              <table:table-cell office:value-type="float" office:value="0.1246">
                <text:p>0.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997">
                <text:p>0.547997</text:p>
              </table:table-cell>
              <table:table-cell office:value-type="float" office:value="0.849">
                <text:p>0.849</text:p>
              </table:table-cell>
              <table:table-cell office:value-type="float" office:value="0.0264">
                <text:p>0.0264</text:p>
              </table:table-cell>
              <table:table-cell office:value-type="float" office:value="0.1246">
                <text:p>0.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997">
                <text:p>0.548997</text:p>
              </table:table-cell>
              <table:table-cell office:value-type="float" office:value="0.8499">
                <text:p>0.8499</text:p>
              </table:table-cell>
              <table:table-cell office:value-type="float" office:value="0.0242">
                <text:p>0.0242</text:p>
              </table:table-cell>
              <table:table-cell office:value-type="float" office:value="0.1259">
                <text:p>0.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997">
                <text:p>0.549997</text:p>
              </table:table-cell>
              <table:table-cell office:value-type="float" office:value="0.8447">
                <text:p>0.8447</text:p>
              </table:table-cell>
              <table:table-cell office:value-type="float" office:value="0.0274">
                <text:p>0.0274</text:p>
              </table:table-cell>
              <table:table-cell office:value-type="float" office:value="0.1279">
                <text:p>0.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0996">
                <text:p>0.550996</text:p>
              </table:table-cell>
              <table:table-cell office:value-type="float" office:value="0.8549">
                <text:p>0.8549</text:p>
              </table:table-cell>
              <table:table-cell office:value-type="float" office:value="0.0258">
                <text:p>0.0258</text:p>
              </table:table-cell>
              <table:table-cell office:value-type="float" office:value="0.1193">
                <text:p>0.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996">
                <text:p>0.551996</text:p>
              </table:table-cell>
              <table:table-cell office:value-type="float" office:value="0.8501">
                <text:p>0.8501</text:p>
              </table:table-cell>
              <table:table-cell office:value-type="float" office:value="0.0266">
                <text:p>0.0266</text:p>
              </table:table-cell>
              <table:table-cell office:value-type="float" office:value="0.1233">
                <text:p>0.1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996">
                <text:p>0.552996</text:p>
              </table:table-cell>
              <table:table-cell office:value-type="float" office:value="0.8559">
                <text:p>0.8559</text:p>
              </table:table-cell>
              <table:table-cell office:value-type="float" office:value="0.024">
                <text:p>0.024</text:p>
              </table:table-cell>
              <table:table-cell office:value-type="float" office:value="0.1201">
                <text:p>0.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996">
                <text:p>0.553996</text:p>
              </table:table-cell>
              <table:table-cell office:value-type="float" office:value="0.8511">
                <text:p>0.8511</text:p>
              </table:table-cell>
              <table:table-cell office:value-type="float" office:value="0.026">
                <text:p>0.026</text:p>
              </table:table-cell>
              <table:table-cell office:value-type="float" office:value="0.1229">
                <text:p>0.1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996">
                <text:p>0.554996</text:p>
              </table:table-cell>
              <table:table-cell office:value-type="float" office:value="0.8511">
                <text:p>0.8511</text:p>
              </table:table-cell>
              <table:table-cell office:value-type="float" office:value="0.0272">
                <text:p>0.0272</text:p>
              </table:table-cell>
              <table:table-cell office:value-type="float" office:value="0.1217">
                <text:p>0.1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996">
                <text:p>0.555996</text:p>
              </table:table-cell>
              <table:table-cell office:value-type="float" office:value="0.8489">
                <text:p>0.8489</text:p>
              </table:table-cell>
              <table:table-cell office:value-type="float" office:value="0.0274">
                <text:p>0.0274</text:p>
              </table:table-cell>
              <table:table-cell office:value-type="float" office:value="0.1237">
                <text:p>0.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996">
                <text:p>0.556996</text:p>
              </table:table-cell>
              <table:table-cell office:value-type="float" office:value="0.8547">
                <text:p>0.8547</text:p>
              </table:table-cell>
              <table:table-cell office:value-type="float" office:value="0.0256">
                <text:p>0.0256</text:p>
              </table:table-cell>
              <table:table-cell office:value-type="float" office:value="0.1197">
                <text:p>0.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996">
                <text:p>0.557996</text:p>
              </table:table-cell>
              <table:table-cell office:value-type="float" office:value="0.8534">
                <text:p>0.8534</text:p>
              </table:table-cell>
              <table:table-cell office:value-type="float" office:value="0.0256">
                <text:p>0.0256</text:p>
              </table:table-cell>
              <table:table-cell office:value-type="float" office:value="0.121">
                <text:p>0.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996">
                <text:p>0.558996</text:p>
              </table:table-cell>
              <table:table-cell office:value-type="float" office:value="0.8506">
                <text:p>0.8506</text:p>
              </table:table-cell>
              <table:table-cell office:value-type="float" office:value="0.0274">
                <text:p>0.0274</text:p>
              </table:table-cell>
              <table:table-cell office:value-type="float" office:value="0.122">
                <text:p>0.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996">
                <text:p>0.559996</text:p>
              </table:table-cell>
              <table:table-cell office:value-type="float" office:value="0.8527">
                <text:p>0.8527</text:p>
              </table:table-cell>
              <table:table-cell office:value-type="float" office:value="0.026">
                <text:p>0.026</text:p>
              </table:table-cell>
              <table:table-cell office:value-type="float" office:value="0.1213">
                <text:p>0.1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0996">
                <text:p>0.560996</text:p>
              </table:table-cell>
              <table:table-cell office:value-type="float" office:value="0.8527">
                <text:p>0.8527</text:p>
              </table:table-cell>
              <table:table-cell office:value-type="float" office:value="0.026">
                <text:p>0.026</text:p>
              </table:table-cell>
              <table:table-cell office:value-type="float" office:value="0.1213">
                <text:p>0.1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996">
                <text:p>0.561996</text:p>
              </table:table-cell>
              <table:table-cell office:value-type="float" office:value="0.8524">
                <text:p>0.8524</text:p>
              </table:table-cell>
              <table:table-cell office:value-type="float" office:value="0.0272">
                <text:p>0.0272</text:p>
              </table:table-cell>
              <table:table-cell office:value-type="float" office:value="0.1204">
                <text:p>0.1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996">
                <text:p>0.562996</text:p>
              </table:table-cell>
              <table:table-cell office:value-type="float" office:value="0.8492">
                <text:p>0.8492</text:p>
              </table:table-cell>
              <table:table-cell office:value-type="float" office:value="0.0288">
                <text:p>0.0288</text:p>
              </table:table-cell>
              <table:table-cell office:value-type="float" office:value="0.122">
                <text:p>0.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996">
                <text:p>0.563996</text:p>
              </table:table-cell>
              <table:table-cell office:value-type="float" office:value="0.846">
                <text:p>0.846</text:p>
              </table:table-cell>
              <table:table-cell office:value-type="float" office:value="0.0278">
                <text:p>0.0278</text:p>
              </table:table-cell>
              <table:table-cell office:value-type="float" office:value="0.1262">
                <text:p>0.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996">
                <text:p>0.564996</text:p>
              </table:table-cell>
              <table:table-cell office:value-type="float" office:value="0.8527">
                <text:p>0.8527</text:p>
              </table:table-cell>
              <table:table-cell office:value-type="float" office:value="0.027">
                <text:p>0.027</text:p>
              </table:table-cell>
              <table:table-cell office:value-type="float" office:value="0.1203">
                <text:p>0.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996">
                <text:p>0.565996</text:p>
              </table:table-cell>
              <table:table-cell office:value-type="float" office:value="0.8556">
                <text:p>0.8556</text:p>
              </table:table-cell>
              <table:table-cell office:value-type="float" office:value="0.0232">
                <text:p>0.0232</text:p>
              </table:table-cell>
              <table:table-cell office:value-type="float" office:value="0.1212">
                <text:p>0.1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996">
                <text:p>0.566996</text:p>
              </table:table-cell>
              <table:table-cell office:value-type="float" office:value="0.861">
                <text:p>0.861</text:p>
              </table:table-cell>
              <table:table-cell office:value-type="float" office:value="0.0244">
                <text:p>0.0244</text:p>
              </table:table-cell>
              <table:table-cell office:value-type="float" office:value="0.1146">
                <text:p>0.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996">
                <text:p>0.567996</text:p>
              </table:table-cell>
              <table:table-cell office:value-type="float" office:value="0.8511">
                <text:p>0.8511</text:p>
              </table:table-cell>
              <table:table-cell office:value-type="float" office:value="0.0246">
                <text:p>0.0246</text:p>
              </table:table-cell>
              <table:table-cell office:value-type="float" office:value="0.1243">
                <text:p>0.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996">
                <text:p>0.568996</text:p>
              </table:table-cell>
              <table:table-cell office:value-type="float" office:value="0.8546">
                <text:p>0.8546</text:p>
              </table:table-cell>
              <table:table-cell office:value-type="float" office:value="0.0258">
                <text:p>0.0258</text:p>
              </table:table-cell>
              <table:table-cell office:value-type="float" office:value="0.1196">
                <text:p>0.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996">
                <text:p>0.569996</text:p>
              </table:table-cell>
              <table:table-cell office:value-type="float" office:value="0.858">
                <text:p>0.858</text:p>
              </table:table-cell>
              <table:table-cell office:value-type="float" office:value="0.0242">
                <text:p>0.0242</text:p>
              </table:table-cell>
              <table:table-cell office:value-type="float" office:value="0.1178">
                <text:p>0.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0996">
                <text:p>0.570996</text:p>
              </table:table-cell>
              <table:table-cell office:value-type="float" office:value="0.8508">
                <text:p>0.8508</text:p>
              </table:table-cell>
              <table:table-cell office:value-type="float" office:value="0.027">
                <text:p>0.027</text:p>
              </table:table-cell>
              <table:table-cell office:value-type="float" office:value="0.1222">
                <text:p>0.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996">
                <text:p>0.571996</text:p>
              </table:table-cell>
              <table:table-cell office:value-type="float" office:value="0.8515">
                <text:p>0.8515</text:p>
              </table:table-cell>
              <table:table-cell office:value-type="float" office:value="0.0258">
                <text:p>0.0258</text:p>
              </table:table-cell>
              <table:table-cell office:value-type="float" office:value="0.1227">
                <text:p>0.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996">
                <text:p>0.572996</text:p>
              </table:table-cell>
              <table:table-cell office:value-type="float" office:value="0.8573">
                <text:p>0.8573</text:p>
              </table:table-cell>
              <table:table-cell office:value-type="float" office:value="0.0242">
                <text:p>0.0242</text:p>
              </table:table-cell>
              <table:table-cell office:value-type="float" office:value="0.1185">
                <text:p>0.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996">
                <text:p>0.573996</text:p>
              </table:table-cell>
              <table:table-cell office:value-type="float" office:value="0.8536">
                <text:p>0.8536</text:p>
              </table:table-cell>
              <table:table-cell office:value-type="float" office:value="0.0272">
                <text:p>0.0272</text:p>
              </table:table-cell>
              <table:table-cell office:value-type="float" office:value="0.1192">
                <text:p>0.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996">
                <text:p>0.574996</text:p>
              </table:table-cell>
              <table:table-cell office:value-type="float" office:value="0.8506">
                <text:p>0.8506</text:p>
              </table:table-cell>
              <table:table-cell office:value-type="float" office:value="0.028">
                <text:p>0.028</text:p>
              </table:table-cell>
              <table:table-cell office:value-type="float" office:value="0.1214">
                <text:p>0.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996">
                <text:p>0.575996</text:p>
              </table:table-cell>
              <table:table-cell office:value-type="float" office:value="0.8594">
                <text:p>0.8594</text:p>
              </table:table-cell>
              <table:table-cell office:value-type="float" office:value="0.023">
                <text:p>0.023</text:p>
              </table:table-cell>
              <table:table-cell office:value-type="float" office:value="0.1176">
                <text:p>0.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996">
                <text:p>0.576996</text:p>
              </table:table-cell>
              <table:table-cell office:value-type="float" office:value="0.8537">
                <text:p>0.8537</text:p>
              </table:table-cell>
              <table:table-cell office:value-type="float" office:value="0.0258">
                <text:p>0.0258</text:p>
              </table:table-cell>
              <table:table-cell office:value-type="float" office:value="0.1205">
                <text:p>0.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996">
                <text:p>0.577996</text:p>
              </table:table-cell>
              <table:table-cell office:value-type="float" office:value="0.8522">
                <text:p>0.8522</text:p>
              </table:table-cell>
              <table:table-cell office:value-type="float" office:value="0.0246">
                <text:p>0.0246</text:p>
              </table:table-cell>
              <table:table-cell office:value-type="float" office:value="0.1232">
                <text:p>0.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996">
                <text:p>0.578996</text:p>
              </table:table-cell>
              <table:table-cell office:value-type="float" office:value="0.853">
                <text:p>0.853</text:p>
              </table:table-cell>
              <table:table-cell office:value-type="float" office:value="0.0274">
                <text:p>0.0274</text:p>
              </table:table-cell>
              <table:table-cell office:value-type="float" office:value="0.1196">
                <text:p>0.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996">
                <text:p>0.579996</text:p>
              </table:table-cell>
              <table:table-cell office:value-type="float" office:value="0.854">
                <text:p>0.854</text:p>
              </table:table-cell>
              <table:table-cell office:value-type="float" office:value="0.024">
                <text:p>0.024</text:p>
              </table:table-cell>
              <table:table-cell office:value-type="float" office:value="0.122">
                <text:p>0.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0996">
                <text:p>0.580996</text:p>
              </table:table-cell>
              <table:table-cell office:value-type="float" office:value="0.8533">
                <text:p>0.8533</text:p>
              </table:table-cell>
              <table:table-cell office:value-type="float" office:value="0.0252">
                <text:p>0.0252</text:p>
              </table:table-cell>
              <table:table-cell office:value-type="float" office:value="0.1215">
                <text:p>0.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996">
                <text:p>0.581996</text:p>
              </table:table-cell>
              <table:table-cell office:value-type="float" office:value="0.854">
                <text:p>0.854</text:p>
              </table:table-cell>
              <table:table-cell office:value-type="float" office:value="0.0272">
                <text:p>0.0272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996">
                <text:p>0.582996</text:p>
              </table:table-cell>
              <table:table-cell office:value-type="float" office:value="0.8519">
                <text:p>0.8519</text:p>
              </table:table-cell>
              <table:table-cell office:value-type="float" office:value="0.0276">
                <text:p>0.0276</text:p>
              </table:table-cell>
              <table:table-cell office:value-type="float" office:value="0.1205">
                <text:p>0.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996">
                <text:p>0.583996</text:p>
              </table:table-cell>
              <table:table-cell office:value-type="float" office:value="0.8576">
                <text:p>0.8576</text:p>
              </table:table-cell>
              <table:table-cell office:value-type="float" office:value="0.0258">
                <text:p>0.0258</text:p>
              </table:table-cell>
              <table:table-cell office:value-type="float" office:value="0.1166">
                <text:p>0.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996">
                <text:p>0.584996</text:p>
              </table:table-cell>
              <table:table-cell office:value-type="float" office:value="0.8552">
                <text:p>0.8552</text:p>
              </table:table-cell>
              <table:table-cell office:value-type="float" office:value="0.0256">
                <text:p>0.0256</text:p>
              </table:table-cell>
              <table:table-cell office:value-type="float" office:value="0.1192">
                <text:p>0.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996">
                <text:p>0.585996</text:p>
              </table:table-cell>
              <table:table-cell office:value-type="float" office:value="0.8504">
                <text:p>0.8504</text:p>
              </table:table-cell>
              <table:table-cell office:value-type="float" office:value="0.026">
                <text:p>0.026</text:p>
              </table:table-cell>
              <table:table-cell office:value-type="float" office:value="0.1236">
                <text:p>0.1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996">
                <text:p>0.586996</text:p>
              </table:table-cell>
              <table:table-cell office:value-type="float" office:value="0.8553">
                <text:p>0.8553</text:p>
              </table:table-cell>
              <table:table-cell office:value-type="float" office:value="0.0262">
                <text:p>0.0262</text:p>
              </table:table-cell>
              <table:table-cell office:value-type="float" office:value="0.1185">
                <text:p>0.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996">
                <text:p>0.587996</text:p>
              </table:table-cell>
              <table:table-cell office:value-type="float" office:value="0.8538">
                <text:p>0.8538</text:p>
              </table:table-cell>
              <table:table-cell office:value-type="float" office:value="0.0282">
                <text:p>0.0282</text:p>
              </table:table-cell>
              <table:table-cell office:value-type="float" office:value="0.118">
                <text:p>0.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996">
                <text:p>0.588996</text:p>
              </table:table-cell>
              <table:table-cell office:value-type="float" office:value="0.8528">
                <text:p>0.8528</text:p>
              </table:table-cell>
              <table:table-cell office:value-type="float" office:value="0.0264">
                <text:p>0.0264</text:p>
              </table:table-cell>
              <table:table-cell office:value-type="float" office:value="0.1208">
                <text:p>0.1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996">
                <text:p>0.589996</text:p>
              </table:table-cell>
              <table:table-cell office:value-type="float" office:value="0.8505">
                <text:p>0.8505</text:p>
              </table:table-cell>
              <table:table-cell office:value-type="float" office:value="0.027">
                <text:p>0.027</text:p>
              </table:table-cell>
              <table:table-cell office:value-type="float" office:value="0.1225">
                <text:p>0.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0996">
                <text:p>0.590996</text:p>
              </table:table-cell>
              <table:table-cell office:value-type="float" office:value="0.8549">
                <text:p>0.8549</text:p>
              </table:table-cell>
              <table:table-cell office:value-type="float" office:value="0.026">
                <text:p>0.026</text:p>
              </table:table-cell>
              <table:table-cell office:value-type="float" office:value="0.1191">
                <text:p>0.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996">
                <text:p>0.591996</text:p>
              </table:table-cell>
              <table:table-cell office:value-type="float" office:value="0.8603">
                <text:p>0.8603</text:p>
              </table:table-cell>
              <table:table-cell office:value-type="float" office:value="0.0242">
                <text:p>0.0242</text:p>
              </table:table-cell>
              <table:table-cell office:value-type="float" office:value="0.1155">
                <text:p>0.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996">
                <text:p>0.592996</text:p>
              </table:table-cell>
              <table:table-cell office:value-type="float" office:value="0.8545">
                <text:p>0.8545</text:p>
              </table:table-cell>
              <table:table-cell office:value-type="float" office:value="0.0264">
                <text:p>0.0264</text:p>
              </table:table-cell>
              <table:table-cell office:value-type="float" office:value="0.1191">
                <text:p>0.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996">
                <text:p>0.593996</text:p>
              </table:table-cell>
              <table:table-cell office:value-type="float" office:value="0.8545">
                <text:p>0.8545</text:p>
              </table:table-cell>
              <table:table-cell office:value-type="float" office:value="0.0258">
                <text:p>0.0258</text:p>
              </table:table-cell>
              <table:table-cell office:value-type="float" office:value="0.1197">
                <text:p>0.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996">
                <text:p>0.594996</text:p>
              </table:table-cell>
              <table:table-cell office:value-type="float" office:value="0.8604">
                <text:p>0.8604</text:p>
              </table:table-cell>
              <table:table-cell office:value-type="float" office:value="0.0274">
                <text:p>0.0274</text:p>
              </table:table-cell>
              <table:table-cell office:value-type="float" office:value="0.1122">
                <text:p>0.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996">
                <text:p>0.595996</text:p>
              </table:table-cell>
              <table:table-cell office:value-type="float" office:value="0.8592">
                <text:p>0.8592</text:p>
              </table:table-cell>
              <table:table-cell office:value-type="float" office:value="0.0238">
                <text:p>0.0238</text:p>
              </table:table-cell>
              <table:table-cell office:value-type="float" office:value="0.117">
                <text:p>0.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996">
                <text:p>0.596996</text:p>
              </table:table-cell>
              <table:table-cell office:value-type="float" office:value="0.8569">
                <text:p>0.8569</text:p>
              </table:table-cell>
              <table:table-cell office:value-type="float" office:value="0.026">
                <text:p>0.026</text:p>
              </table:table-cell>
              <table:table-cell office:value-type="float" office:value="0.1171">
                <text:p>0.1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996">
                <text:p>0.597996</text:p>
              </table:table-cell>
              <table:table-cell office:value-type="float" office:value="0.8568">
                <text:p>0.8568</text:p>
              </table:table-cell>
              <table:table-cell office:value-type="float" office:value="0.026">
                <text:p>0.026</text:p>
              </table:table-cell>
              <table:table-cell office:value-type="float" office:value="0.1172">
                <text:p>0.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996">
                <text:p>0.598996</text:p>
              </table:table-cell>
              <table:table-cell office:value-type="float" office:value="0.8549">
                <text:p>0.8549</text:p>
              </table:table-cell>
              <table:table-cell office:value-type="float" office:value="0.0272">
                <text:p>0.0272</text:p>
              </table:table-cell>
              <table:table-cell office:value-type="float" office:value="0.1179">
                <text:p>0.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996">
                <text:p>0.599996</text:p>
              </table:table-cell>
              <table:table-cell office:value-type="float" office:value="0.8552">
                <text:p>0.8552</text:p>
              </table:table-cell>
              <table:table-cell office:value-type="float" office:value="0.0254">
                <text:p>0.0254</text:p>
              </table:table-cell>
              <table:table-cell office:value-type="float" office:value="0.1194">
                <text:p>0.1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00996">
                <text:p>0.600996</text:p>
              </table:table-cell>
              <table:table-cell office:value-type="float" office:value="0.8572">
                <text:p>0.8572</text:p>
              </table:table-cell>
              <table:table-cell office:value-type="float" office:value="0.0262">
                <text:p>0.0262</text:p>
              </table:table-cell>
              <table:table-cell office:value-type="float" office:value="0.1166">
                <text:p>0.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996">
                <text:p>0.601996</text:p>
              </table:table-cell>
              <table:table-cell office:value-type="float" office:value="0.8551">
                <text:p>0.8551</text:p>
              </table:table-cell>
              <table:table-cell office:value-type="float" office:value="0.0254">
                <text:p>0.0254</text:p>
              </table:table-cell>
              <table:table-cell office:value-type="float" office:value="0.1195">
                <text:p>0.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996">
                <text:p>0.602996</text:p>
              </table:table-cell>
              <table:table-cell office:value-type="float" office:value="0.8642">
                <text:p>0.8642</text:p>
              </table:table-cell>
              <table:table-cell office:value-type="float" office:value="0.0236">
                <text:p>0.0236</text:p>
              </table:table-cell>
              <table:table-cell office:value-type="float" office:value="0.1122">
                <text:p>0.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996">
                <text:p>0.603996</text:p>
              </table:table-cell>
              <table:table-cell office:value-type="float" office:value="0.8577">
                <text:p>0.8577</text:p>
              </table:table-cell>
              <table:table-cell office:value-type="float" office:value="0.0258">
                <text:p>0.0258</text:p>
              </table:table-cell>
              <table:table-cell office:value-type="float" office:value="0.1165">
                <text:p>0.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996">
                <text:p>0.604996</text:p>
              </table:table-cell>
              <table:table-cell office:value-type="float" office:value="0.8529">
                <text:p>0.8529</text:p>
              </table:table-cell>
              <table:table-cell office:value-type="float" office:value="0.0262">
                <text:p>0.0262</text:p>
              </table:table-cell>
              <table:table-cell office:value-type="float" office:value="0.1209">
                <text:p>0.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996">
                <text:p>0.605996</text:p>
              </table:table-cell>
              <table:table-cell office:value-type="float" office:value="0.8614">
                <text:p>0.8614</text:p>
              </table:table-cell>
              <table:table-cell office:value-type="float" office:value="0.0252">
                <text:p>0.0252</text:p>
              </table:table-cell>
              <table:table-cell office:value-type="float" office:value="0.1134">
                <text:p>0.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996">
                <text:p>0.606996</text:p>
              </table:table-cell>
              <table:table-cell office:value-type="float" office:value="0.8577">
                <text:p>0.8577</text:p>
              </table:table-cell>
              <table:table-cell office:value-type="float" office:value="0.0246">
                <text:p>0.0246</text:p>
              </table:table-cell>
              <table:table-cell office:value-type="float" office:value="0.1177">
                <text:p>0.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996">
                <text:p>0.607996</text:p>
              </table:table-cell>
              <table:table-cell office:value-type="float" office:value="0.855">
                <text:p>0.855</text:p>
              </table:table-cell>
              <table:table-cell office:value-type="float" office:value="0.0266">
                <text:p>0.0266</text:p>
              </table:table-cell>
              <table:table-cell office:value-type="float" office:value="0.1184">
                <text:p>0.1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996">
                <text:p>0.608996</text:p>
              </table:table-cell>
              <table:table-cell office:value-type="float" office:value="0.8548">
                <text:p>0.8548</text:p>
              </table:table-cell>
              <table:table-cell office:value-type="float" office:value="0.0274">
                <text:p>0.0274</text:p>
              </table:table-cell>
              <table:table-cell office:value-type="float" office:value="0.1178">
                <text:p>0.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996">
                <text:p>0.609996</text:p>
              </table:table-cell>
              <table:table-cell office:value-type="float" office:value="0.8577">
                <text:p>0.8577</text:p>
              </table:table-cell>
              <table:table-cell office:value-type="float" office:value="0.0256">
                <text:p>0.0256</text:p>
              </table:table-cell>
              <table:table-cell office:value-type="float" office:value="0.1167">
                <text:p>0.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0996">
                <text:p>0.610996</text:p>
              </table:table-cell>
              <table:table-cell office:value-type="float" office:value="0.857">
                <text:p>0.857</text:p>
              </table:table-cell>
              <table:table-cell office:value-type="float" office:value="0.0284">
                <text:p>0.0284</text:p>
              </table:table-cell>
              <table:table-cell office:value-type="float" office:value="0.1146">
                <text:p>0.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996">
                <text:p>0.611996</text:p>
              </table:table-cell>
              <table:table-cell office:value-type="float" office:value="0.8616">
                <text:p>0.8616</text:p>
              </table:table-cell>
              <table:table-cell office:value-type="float" office:value="0.0246">
                <text:p>0.0246</text:p>
              </table:table-cell>
              <table:table-cell office:value-type="float" office:value="0.1138">
                <text:p>0.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996">
                <text:p>0.612996</text:p>
              </table:table-cell>
              <table:table-cell office:value-type="float" office:value="0.8575">
                <text:p>0.8575</text:p>
              </table:table-cell>
              <table:table-cell office:value-type="float" office:value="0.0244">
                <text:p>0.0244</text:p>
              </table:table-cell>
              <table:table-cell office:value-type="float" office:value="0.1181">
                <text:p>0.1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996">
                <text:p>0.613996</text:p>
              </table:table-cell>
              <table:table-cell office:value-type="float" office:value="0.8589">
                <text:p>0.8589</text:p>
              </table:table-cell>
              <table:table-cell office:value-type="float" office:value="0.0248">
                <text:p>0.0248</text:p>
              </table:table-cell>
              <table:table-cell office:value-type="float" office:value="0.1163">
                <text:p>0.1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996">
                <text:p>0.614996</text:p>
              </table:table-cell>
              <table:table-cell office:value-type="float" office:value="0.8617">
                <text:p>0.8617</text:p>
              </table:table-cell>
              <table:table-cell office:value-type="float" office:value="0.0268">
                <text:p>0.0268</text:p>
              </table:table-cell>
              <table:table-cell office:value-type="float" office:value="0.1115">
                <text:p>0.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996">
                <text:p>0.615996</text:p>
              </table:table-cell>
              <table:table-cell office:value-type="float" office:value="0.8647">
                <text:p>0.8647</text:p>
              </table:table-cell>
              <table:table-cell office:value-type="float" office:value="0.0234">
                <text:p>0.0234</text:p>
              </table:table-cell>
              <table:table-cell office:value-type="float" office:value="0.1119">
                <text:p>0.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996">
                <text:p>0.616996</text:p>
              </table:table-cell>
              <table:table-cell office:value-type="float" office:value="0.8549">
                <text:p>0.8549</text:p>
              </table:table-cell>
              <table:table-cell office:value-type="float" office:value="0.0266">
                <text:p>0.0266</text:p>
              </table:table-cell>
              <table:table-cell office:value-type="float" office:value="0.1185">
                <text:p>0.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996">
                <text:p>0.617996</text:p>
              </table:table-cell>
              <table:table-cell office:value-type="float" office:value="0.8582">
                <text:p>0.8582</text:p>
              </table:table-cell>
              <table:table-cell office:value-type="float" office:value="0.0252">
                <text:p>0.0252</text:p>
              </table:table-cell>
              <table:table-cell office:value-type="float" office:value="0.1166">
                <text:p>0.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996">
                <text:p>0.618996</text:p>
              </table:table-cell>
              <table:table-cell office:value-type="float" office:value="0.8575">
                <text:p>0.8575</text:p>
              </table:table-cell>
              <table:table-cell office:value-type="float" office:value="0.0268">
                <text:p>0.0268</text:p>
              </table:table-cell>
              <table:table-cell office:value-type="float" office:value="0.1157">
                <text:p>0.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996">
                <text:p>0.619996</text:p>
              </table:table-cell>
              <table:table-cell office:value-type="float" office:value="0.8627">
                <text:p>0.8627</text:p>
              </table:table-cell>
              <table:table-cell office:value-type="float" office:value="0.025">
                <text:p>0.025</text:p>
              </table:table-cell>
              <table:table-cell office:value-type="float" office:value="0.1123">
                <text:p>0.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0996">
                <text:p>0.620996</text:p>
              </table:table-cell>
              <table:table-cell office:value-type="float" office:value="0.8624">
                <text:p>0.8624</text:p>
              </table:table-cell>
              <table:table-cell office:value-type="float" office:value="0.0252">
                <text:p>0.0252</text:p>
              </table:table-cell>
              <table:table-cell office:value-type="float" office:value="0.1124">
                <text:p>0.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996">
                <text:p>0.621996</text:p>
              </table:table-cell>
              <table:table-cell office:value-type="float" office:value="0.8643">
                <text:p>0.8643</text:p>
              </table:table-cell>
              <table:table-cell office:value-type="float" office:value="0.0246">
                <text:p>0.0246</text:p>
              </table:table-cell>
              <table:table-cell office:value-type="float" office:value="0.1111">
                <text:p>0.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996">
                <text:p>0.622996</text:p>
              </table:table-cell>
              <table:table-cell office:value-type="float" office:value="0.8637">
                <text:p>0.8637</text:p>
              </table:table-cell>
              <table:table-cell office:value-type="float" office:value="0.024">
                <text:p>0.024</text:p>
              </table:table-cell>
              <table:table-cell office:value-type="float" office:value="0.1123">
                <text:p>0.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996">
                <text:p>0.623996</text:p>
              </table:table-cell>
              <table:table-cell office:value-type="float" office:value="0.8625">
                <text:p>0.8625</text:p>
              </table:table-cell>
              <table:table-cell office:value-type="float" office:value="0.024">
                <text:p>0.024</text:p>
              </table:table-cell>
              <table:table-cell office:value-type="float" office:value="0.1135">
                <text:p>0.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996">
                <text:p>0.624996</text:p>
              </table:table-cell>
              <table:table-cell office:value-type="float" office:value="0.8619">
                <text:p>0.8619</text:p>
              </table:table-cell>
              <table:table-cell office:value-type="float" office:value="0.0248">
                <text:p>0.0248</text:p>
              </table:table-cell>
              <table:table-cell office:value-type="float" office:value="0.1133">
                <text:p>0.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996">
                <text:p>0.625996</text:p>
              </table:table-cell>
              <table:table-cell office:value-type="float" office:value="0.8614">
                <text:p>0.8614</text:p>
              </table:table-cell>
              <table:table-cell office:value-type="float" office:value="0.0256">
                <text:p>0.0256</text:p>
              </table:table-cell>
              <table:table-cell office:value-type="float" office:value="0.113">
                <text:p>0.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996">
                <text:p>0.626996</text:p>
              </table:table-cell>
              <table:table-cell office:value-type="float" office:value="0.8639">
                <text:p>0.8639</text:p>
              </table:table-cell>
              <table:table-cell office:value-type="float" office:value="0.0258">
                <text:p>0.0258</text:p>
              </table:table-cell>
              <table:table-cell office:value-type="float" office:value="0.1103">
                <text:p>0.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996">
                <text:p>0.627996</text:p>
              </table:table-cell>
              <table:table-cell office:value-type="float" office:value="0.8621">
                <text:p>0.8621</text:p>
              </table:table-cell>
              <table:table-cell office:value-type="float" office:value="0.025">
                <text:p>0.025</text:p>
              </table:table-cell>
              <table:table-cell office:value-type="float" office:value="0.1129">
                <text:p>0.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995">
                <text:p>0.628995</text:p>
              </table:table-cell>
              <table:table-cell office:value-type="float" office:value="0.8612">
                <text:p>0.8612</text:p>
              </table:table-cell>
              <table:table-cell office:value-type="float" office:value="0.0266">
                <text:p>0.0266</text:p>
              </table:table-cell>
              <table:table-cell office:value-type="float" office:value="0.1122">
                <text:p>0.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995">
                <text:p>0.629995</text:p>
              </table:table-cell>
              <table:table-cell office:value-type="float" office:value="0.8607">
                <text:p>0.8607</text:p>
              </table:table-cell>
              <table:table-cell office:value-type="float" office:value="0.0266">
                <text:p>0.0266</text:p>
              </table:table-cell>
              <table:table-cell office:value-type="float" office:value="0.1127">
                <text:p>0.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0995">
                <text:p>0.630995</text:p>
              </table:table-cell>
              <table:table-cell office:value-type="float" office:value="0.8651">
                <text:p>0.8651</text:p>
              </table:table-cell>
              <table:table-cell office:value-type="float" office:value="0.025">
                <text:p>0.025</text:p>
              </table:table-cell>
              <table:table-cell office:value-type="float" office:value="0.1099">
                <text:p>0.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995">
                <text:p>0.631995</text:p>
              </table:table-cell>
              <table:table-cell office:value-type="float" office:value="0.8624">
                <text:p>0.8624</text:p>
              </table:table-cell>
              <table:table-cell office:value-type="float" office:value="0.0264">
                <text:p>0.0264</text:p>
              </table:table-cell>
              <table:table-cell office:value-type="float" office:value="0.1112">
                <text:p>0.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995">
                <text:p>0.632995</text:p>
              </table:table-cell>
              <table:table-cell office:value-type="float" office:value="0.8575">
                <text:p>0.8575</text:p>
              </table:table-cell>
              <table:table-cell office:value-type="float" office:value="0.0274">
                <text:p>0.0274</text:p>
              </table:table-cell>
              <table:table-cell office:value-type="float" office:value="0.1151">
                <text:p>0.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995">
                <text:p>0.633995</text:p>
              </table:table-cell>
              <table:table-cell office:value-type="float" office:value="0.8669">
                <text:p>0.8669</text:p>
              </table:table-cell>
              <table:table-cell office:value-type="float" office:value="0.0238">
                <text:p>0.0238</text:p>
              </table:table-cell>
              <table:table-cell office:value-type="float" office:value="0.1093">
                <text:p>0.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995">
                <text:p>0.634995</text:p>
              </table:table-cell>
              <table:table-cell office:value-type="float" office:value="0.8664">
                <text:p>0.8664</text:p>
              </table:table-cell>
              <table:table-cell office:value-type="float" office:value="0.0228">
                <text:p>0.0228</text:p>
              </table:table-cell>
              <table:table-cell office:value-type="float" office:value="0.1108">
                <text:p>0.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995">
                <text:p>0.635995</text:p>
              </table:table-cell>
              <table:table-cell office:value-type="float" office:value="0.8612">
                <text:p>0.8612</text:p>
              </table:table-cell>
              <table:table-cell office:value-type="float" office:value="0.0244">
                <text:p>0.0244</text:p>
              </table:table-cell>
              <table:table-cell office:value-type="float" office:value="0.1144">
                <text:p>0.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995">
                <text:p>0.636995</text:p>
              </table:table-cell>
              <table:table-cell office:value-type="float" office:value="0.8592">
                <text:p>0.8592</text:p>
              </table:table-cell>
              <table:table-cell office:value-type="float" office:value="0.0258">
                <text:p>0.0258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995">
                <text:p>0.637995</text:p>
              </table:table-cell>
              <table:table-cell office:value-type="float" office:value="0.8691">
                <text:p>0.8691</text:p>
              </table:table-cell>
              <table:table-cell office:value-type="float" office:value="0.0232">
                <text:p>0.0232</text:p>
              </table:table-cell>
              <table:table-cell office:value-type="float" office:value="0.1077">
                <text:p>0.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995">
                <text:p>0.638995</text:p>
              </table:table-cell>
              <table:table-cell office:value-type="float" office:value="0.8693">
                <text:p>0.8693</text:p>
              </table:table-cell>
              <table:table-cell office:value-type="float" office:value="0.0232">
                <text:p>0.0232</text:p>
              </table:table-cell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995">
                <text:p>0.639995</text:p>
              </table:table-cell>
              <table:table-cell office:value-type="float" office:value="0.857">
                <text:p>0.857</text:p>
              </table:table-cell>
              <table:table-cell office:value-type="float" office:value="0.0288">
                <text:p>0.0288</text:p>
              </table:table-cell>
              <table:table-cell office:value-type="float" office:value="0.1142">
                <text:p>0.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0995">
                <text:p>0.640995</text:p>
              </table:table-cell>
              <table:table-cell office:value-type="float" office:value="0.8711">
                <text:p>0.8711</text:p>
              </table:table-cell>
              <table:table-cell office:value-type="float" office:value="0.0224">
                <text:p>0.0224</text:p>
              </table:table-cell>
              <table:table-cell office:value-type="float" office:value="0.1065">
                <text:p>0.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995">
                <text:p>0.641995</text:p>
              </table:table-cell>
              <table:table-cell office:value-type="float" office:value="0.8662">
                <text:p>0.8662</text:p>
              </table:table-cell>
              <table:table-cell office:value-type="float" office:value="0.025">
                <text:p>0.025</text:p>
              </table:table-cell>
              <table:table-cell office:value-type="float" office:value="0.1088">
                <text:p>0.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995">
                <text:p>0.642995</text:p>
              </table:table-cell>
              <table:table-cell office:value-type="float" office:value="0.8686">
                <text:p>0.8686</text:p>
              </table:table-cell>
              <table:table-cell office:value-type="float" office:value="0.023">
                <text:p>0.023</text:p>
              </table:table-cell>
              <table:table-cell office:value-type="float" office:value="0.1084">
                <text:p>0.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995">
                <text:p>0.643995</text:p>
              </table:table-cell>
              <table:table-cell office:value-type="float" office:value="0.8664">
                <text:p>0.8664</text:p>
              </table:table-cell>
              <table:table-cell office:value-type="float" office:value="0.0226">
                <text:p>0.0226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995">
                <text:p>0.644995</text:p>
              </table:table-cell>
              <table:table-cell office:value-type="float" office:value="0.8666">
                <text:p>0.8666</text:p>
              </table:table-cell>
              <table:table-cell office:value-type="float" office:value="0.0244">
                <text:p>0.0244</text:p>
              </table:table-cell>
              <table:table-cell office:value-type="float" office:value="0.109">
                <text:p>0.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995">
                <text:p>0.645995</text:p>
              </table:table-cell>
              <table:table-cell office:value-type="float" office:value="0.8628">
                <text:p>0.8628</text:p>
              </table:table-cell>
              <table:table-cell office:value-type="float" office:value="0.027">
                <text:p>0.027</text:p>
              </table:table-cell>
              <table:table-cell office:value-type="float" office:value="0.1102">
                <text:p>0.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995">
                <text:p>0.646995</text:p>
              </table:table-cell>
              <table:table-cell office:value-type="float" office:value="0.8715">
                <text:p>0.8715</text:p>
              </table:table-cell>
              <table:table-cell office:value-type="float" office:value="0.023">
                <text:p>0.023</text:p>
              </table:table-cell>
              <table:table-cell office:value-type="float" office:value="0.1055">
                <text:p>0.1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995">
                <text:p>0.647995</text:p>
              </table:table-cell>
              <table:table-cell office:value-type="float" office:value="0.8674">
                <text:p>0.8674</text:p>
              </table:table-cell>
              <table:table-cell office:value-type="float" office:value="0.0244">
                <text:p>0.0244</text:p>
              </table:table-cell>
              <table:table-cell office:value-type="float" office:value="0.1082">
                <text:p>0.1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995">
                <text:p>0.648995</text:p>
              </table:table-cell>
              <table:table-cell office:value-type="float" office:value="0.8691">
                <text:p>0.8691</text:p>
              </table:table-cell>
              <table:table-cell office:value-type="float" office:value="0.0234">
                <text:p>0.0234</text:p>
              </table:table-cell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995">
                <text:p>0.649995</text:p>
              </table:table-cell>
              <table:table-cell office:value-type="float" office:value="0.8647">
                <text:p>0.8647</text:p>
              </table:table-cell>
              <table:table-cell office:value-type="float" office:value="0.0234">
                <text:p>0.0234</text:p>
              </table:table-cell>
              <table:table-cell office:value-type="float" office:value="0.1119">
                <text:p>0.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0995">
                <text:p>0.650995</text:p>
              </table:table-cell>
              <table:table-cell office:value-type="float" office:value="0.8714">
                <text:p>0.8714</text:p>
              </table:table-cell>
              <table:table-cell office:value-type="float" office:value="0.0246">
                <text:p>0.0246</text:p>
              </table:table-cell>
              <table:table-cell office:value-type="float" office:value="0.104">
                <text:p>0.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995">
                <text:p>0.651995</text:p>
              </table:table-cell>
              <table:table-cell office:value-type="float" office:value="0.8631">
                <text:p>0.8631</text:p>
              </table:table-cell>
              <table:table-cell office:value-type="float" office:value="0.0256">
                <text:p>0.0256</text:p>
              </table:table-cell>
              <table:table-cell office:value-type="float" office:value="0.1113">
                <text:p>0.1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995">
                <text:p>0.652995</text:p>
              </table:table-cell>
              <table:table-cell office:value-type="float" office:value="0.8632">
                <text:p>0.8632</text:p>
              </table:table-cell>
              <table:table-cell office:value-type="float" office:value="0.028">
                <text:p>0.028</text:p>
              </table:table-cell>
              <table:table-cell office:value-type="float" office:value="0.1088">
                <text:p>0.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995">
                <text:p>0.653995</text:p>
              </table:table-cell>
              <table:table-cell office:value-type="float" office:value="0.869">
                <text:p>0.869</text:p>
              </table:table-cell>
              <table:table-cell office:value-type="float" office:value="0.0248">
                <text:p>0.0248</text:p>
              </table:table-cell>
              <table:table-cell office:value-type="float" office:value="0.1062">
                <text:p>0.1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995">
                <text:p>0.654995</text:p>
              </table:table-cell>
              <table:table-cell office:value-type="float" office:value="0.8657">
                <text:p>0.8657</text:p>
              </table:table-cell>
              <table:table-cell office:value-type="float" office:value="0.0226">
                <text:p>0.0226</text:p>
              </table:table-cell>
              <table:table-cell office:value-type="float" office:value="0.1117">
                <text:p>0.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995">
                <text:p>0.655995</text:p>
              </table:table-cell>
              <table:table-cell office:value-type="float" office:value="0.8667">
                <text:p>0.8667</text:p>
              </table:table-cell>
              <table:table-cell office:value-type="float" office:value="0.0242">
                <text:p>0.0242</text:p>
              </table:table-cell>
              <table:table-cell office:value-type="float" office:value="0.1091">
                <text:p>0.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995">
                <text:p>0.656995</text:p>
              </table:table-cell>
              <table:table-cell office:value-type="float" office:value="0.8734">
                <text:p>0.8734</text:p>
              </table:table-cell>
              <table:table-cell office:value-type="float" office:value="0.0218">
                <text:p>0.0218</text:p>
              </table:table-cell>
              <table:table-cell office:value-type="float" office:value="0.1048">
                <text:p>0.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995">
                <text:p>0.657995</text:p>
              </table:table-cell>
              <table:table-cell office:value-type="float" office:value="0.8637">
                <text:p>0.8637</text:p>
              </table:table-cell>
              <table:table-cell office:value-type="float" office:value="0.0246">
                <text:p>0.0246</text:p>
              </table:table-cell>
              <table:table-cell office:value-type="float" office:value="0.1117">
                <text:p>0.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995">
                <text:p>0.658995</text:p>
              </table:table-cell>
              <table:table-cell office:value-type="float" office:value="0.8688">
                <text:p>0.8688</text:p>
              </table:table-cell>
              <table:table-cell office:value-type="float" office:value="0.025">
                <text:p>0.025</text:p>
              </table:table-cell>
              <table:table-cell office:value-type="float" office:value="0.1062">
                <text:p>0.1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995">
                <text:p>0.659995</text:p>
              </table:table-cell>
              <table:table-cell office:value-type="float" office:value="0.8665">
                <text:p>0.8665</text:p>
              </table:table-cell>
              <table:table-cell office:value-type="float" office:value="0.0238">
                <text:p>0.0238</text:p>
              </table:table-cell>
              <table:table-cell office:value-type="float" office:value="0.1097">
                <text:p>0.1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0995">
                <text:p>0.660995</text:p>
              </table:table-cell>
              <table:table-cell office:value-type="float" office:value="0.8741">
                <text:p>0.8741</text:p>
              </table:table-cell>
              <table:table-cell office:value-type="float" office:value="0.0236">
                <text:p>0.0236</text:p>
              </table:table-cell>
              <table:table-cell office:value-type="float" office:value="0.1023">
                <text:p>0.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995">
                <text:p>0.661995</text:p>
              </table:table-cell>
              <table:table-cell office:value-type="float" office:value="0.8701">
                <text:p>0.8701</text:p>
              </table:table-cell>
              <table:table-cell office:value-type="float" office:value="0.0218">
                <text:p>0.0218</text:p>
              </table:table-cell>
              <table:table-cell office:value-type="float" office:value="0.1081">
                <text:p>0.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995">
                <text:p>0.662995</text:p>
              </table:table-cell>
              <table:table-cell office:value-type="float" office:value="0.869">
                <text:p>0.869</text:p>
              </table:table-cell>
              <table:table-cell office:value-type="float" office:value="0.0232">
                <text:p>0.0232</text:p>
              </table:table-cell>
              <table:table-cell office:value-type="float" office:value="0.1078">
                <text:p>0.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995">
                <text:p>0.663995</text:p>
              </table:table-cell>
              <table:table-cell office:value-type="float" office:value="0.8688">
                <text:p>0.8688</text:p>
              </table:table-cell>
              <table:table-cell office:value-type="float" office:value="0.0248">
                <text:p>0.0248</text:p>
              </table:table-cell>
              <table:table-cell office:value-type="float" office:value="0.1064">
                <text:p>0.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995">
                <text:p>0.664995</text:p>
              </table:table-cell>
              <table:table-cell office:value-type="float" office:value="0.8738">
                <text:p>0.8738</text:p>
              </table:table-cell>
              <table:table-cell office:value-type="float" office:value="0.024">
                <text:p>0.024</text:p>
              </table:table-cell>
              <table:table-cell office:value-type="float" office:value="0.1022">
                <text:p>0.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995">
                <text:p>0.665995</text:p>
              </table:table-cell>
              <table:table-cell office:value-type="float" office:value="0.8727">
                <text:p>0.8727</text:p>
              </table:table-cell>
              <table:table-cell office:value-type="float" office:value="0.0246">
                <text:p>0.0246</text:p>
              </table:table-cell>
              <table:table-cell office:value-type="float" office:value="0.1027">
                <text:p>0.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995">
                <text:p>0.666995</text:p>
              </table:table-cell>
              <table:table-cell office:value-type="float" office:value="0.876">
                <text:p>0.876</text:p>
              </table:table-cell>
              <table:table-cell office:value-type="float" office:value="0.0202">
                <text:p>0.0202</text:p>
              </table:table-cell>
              <table:table-cell office:value-type="float" office:value="0.1038">
                <text:p>0.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995">
                <text:p>0.667995</text:p>
              </table:table-cell>
              <table:table-cell office:value-type="float" office:value="0.8723">
                <text:p>0.8723</text:p>
              </table:table-cell>
              <table:table-cell office:value-type="float" office:value="0.0246">
                <text:p>0.0246</text:p>
              </table:table-cell>
              <table:table-cell office:value-type="float" office:value="0.1031">
                <text:p>0.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995">
                <text:p>0.668995</text:p>
              </table:table-cell>
              <table:table-cell office:value-type="float" office:value="0.8693">
                <text:p>0.8693</text:p>
              </table:table-cell>
              <table:table-cell office:value-type="float" office:value="0.0248">
                <text:p>0.0248</text:p>
              </table:table-cell>
              <table:table-cell office:value-type="float" office:value="0.1059">
                <text:p>0.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995">
                <text:p>0.669995</text:p>
              </table:table-cell>
              <table:table-cell office:value-type="float" office:value="0.8645">
                <text:p>0.8645</text:p>
              </table:table-cell>
              <table:table-cell office:value-type="float" office:value="0.0236">
                <text:p>0.0236</text:p>
              </table:table-cell>
              <table:table-cell office:value-type="float" office:value="0.1119">
                <text:p>0.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0995">
                <text:p>0.670995</text:p>
              </table:table-cell>
              <table:table-cell office:value-type="float" office:value="0.8719">
                <text:p>0.8719</text:p>
              </table:table-cell>
              <table:table-cell office:value-type="float" office:value="0.0238">
                <text:p>0.0238</text:p>
              </table:table-cell>
              <table:table-cell office:value-type="float" office:value="0.1043">
                <text:p>0.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995">
                <text:p>0.671995</text:p>
              </table:table-cell>
              <table:table-cell office:value-type="float" office:value="0.8749">
                <text:p>0.8749</text:p>
              </table:table-cell>
              <table:table-cell office:value-type="float" office:value="0.0228">
                <text:p>0.0228</text:p>
              </table:table-cell>
              <table:table-cell office:value-type="float" office:value="0.1023">
                <text:p>0.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995">
                <text:p>0.672995</text:p>
              </table:table-cell>
              <table:table-cell office:value-type="float" office:value="0.8774">
                <text:p>0.8774</text:p>
              </table:table-cell>
              <table:table-cell office:value-type="float" office:value="0.0218">
                <text:p>0.0218</text:p>
              </table:table-cell>
              <table:table-cell office:value-type="float" office:value="0.1008">
                <text:p>0.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995">
                <text:p>0.673995</text:p>
              </table:table-cell>
              <table:table-cell office:value-type="float" office:value="0.8721">
                <text:p>0.8721</text:p>
              </table:table-cell>
              <table:table-cell office:value-type="float" office:value="0.0242">
                <text:p>0.0242</text:p>
              </table:table-cell>
              <table:table-cell office:value-type="float" office:value="0.1037">
                <text:p>0.1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995">
                <text:p>0.674995</text:p>
              </table:table-cell>
              <table:table-cell office:value-type="float" office:value="0.8775">
                <text:p>0.8775</text:p>
              </table:table-cell>
              <table:table-cell office:value-type="float" office:value="0.0226">
                <text:p>0.0226</text:p>
              </table:table-cell>
              <table:table-cell office:value-type="float" office:value="0.0999">
                <text:p>0.0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995">
                <text:p>0.675995</text:p>
              </table:table-cell>
              <table:table-cell office:value-type="float" office:value="0.8767">
                <text:p>0.8767</text:p>
              </table:table-cell>
              <table:table-cell office:value-type="float" office:value="0.0226">
                <text:p>0.0226</text:p>
              </table:table-cell>
              <table:table-cell office:value-type="float" office:value="0.1007">
                <text:p>0.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995">
                <text:p>0.676995</text:p>
              </table:table-cell>
              <table:table-cell office:value-type="float" office:value="0.8803">
                <text:p>0.8803</text:p>
              </table:table-cell>
              <table:table-cell office:value-type="float" office:value="0.0202">
                <text:p>0.0202</text:p>
              </table:table-cell>
              <table:table-cell office:value-type="float" office:value="0.0995">
                <text:p>0.0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995">
                <text:p>0.677995</text:p>
              </table:table-cell>
              <table:table-cell office:value-type="float" office:value="0.8719">
                <text:p>0.8719</text:p>
              </table:table-cell>
              <table:table-cell office:value-type="float" office:value="0.0246">
                <text:p>0.0246</text:p>
              </table:table-cell>
              <table:table-cell office:value-type="float" office:value="0.1035">
                <text:p>0.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995">
                <text:p>0.678995</text:p>
              </table:table-cell>
              <table:table-cell office:value-type="float" office:value="0.8781">
                <text:p>0.8781</text:p>
              </table:table-cell>
              <table:table-cell office:value-type="float" office:value="0.0218">
                <text:p>0.0218</text:p>
              </table:table-cell>
              <table:table-cell office:value-type="float" office:value="0.1001">
                <text:p>0.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995">
                <text:p>0.679995</text:p>
              </table:table-cell>
              <table:table-cell office:value-type="float" office:value="0.8751">
                <text:p>0.8751</text:p>
              </table:table-cell>
              <table:table-cell office:value-type="float" office:value="0.0228">
                <text:p>0.0228</text:p>
              </table:table-cell>
              <table:table-cell office:value-type="float" office:value="0.1021">
                <text:p>0.1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0995">
                <text:p>0.680995</text:p>
              </table:table-cell>
              <table:table-cell office:value-type="float" office:value="0.871">
                <text:p>0.871</text:p>
              </table:table-cell>
              <table:table-cell office:value-type="float" office:value="0.0248">
                <text:p>0.0248</text:p>
              </table:table-cell>
              <table:table-cell office:value-type="float" office:value="0.1042">
                <text:p>0.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995">
                <text:p>0.681995</text:p>
              </table:table-cell>
              <table:table-cell office:value-type="float" office:value="0.874">
                <text:p>0.874</text:p>
              </table:table-cell>
              <table:table-cell office:value-type="float" office:value="0.0242">
                <text:p>0.0242</text:p>
              </table:table-cell>
              <table:table-cell office:value-type="float" office:value="0.1018">
                <text:p>0.1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995">
                <text:p>0.682995</text:p>
              </table:table-cell>
              <table:table-cell office:value-type="float" office:value="0.874">
                <text:p>0.874</text:p>
              </table:table-cell>
              <table:table-cell office:value-type="float" office:value="0.0214">
                <text:p>0.0214</text:p>
              </table:table-cell>
              <table:table-cell office:value-type="float" office:value="0.1046">
                <text:p>0.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995">
                <text:p>0.683995</text:p>
              </table:table-cell>
              <table:table-cell office:value-type="float" office:value="0.8773">
                <text:p>0.8773</text:p>
              </table:table-cell>
              <table:table-cell office:value-type="float" office:value="0.0228">
                <text:p>0.0228</text:p>
              </table:table-cell>
              <table:table-cell office:value-type="float" office:value="0.0999">
                <text:p>0.0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995">
                <text:p>0.684995</text:p>
              </table:table-cell>
              <table:table-cell office:value-type="float" office:value="0.8799">
                <text:p>0.8799</text:p>
              </table:table-cell>
              <table:table-cell office:value-type="float" office:value="0.0226">
                <text:p>0.0226</text:p>
              </table:table-cell>
              <table:table-cell office:value-type="float" office:value="0.0975">
                <text:p>0.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995">
                <text:p>0.685995</text:p>
              </table:table-cell>
              <table:table-cell office:value-type="float" office:value="0.8709">
                <text:p>0.8709</text:p>
              </table:table-cell>
              <table:table-cell office:value-type="float" office:value="0.0268">
                <text:p>0.0268</text:p>
              </table:table-cell>
              <table:table-cell office:value-type="float" office:value="0.1023">
                <text:p>0.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995">
                <text:p>0.686995</text:p>
              </table:table-cell>
              <table:table-cell office:value-type="float" office:value="0.8762">
                <text:p>0.8762</text:p>
              </table:table-cell>
              <table:table-cell office:value-type="float" office:value="0.0234">
                <text:p>0.0234</text:p>
              </table:table-cell>
              <table:table-cell office:value-type="float" office:value="0.1004">
                <text:p>0.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995">
                <text:p>0.687995</text:p>
              </table:table-cell>
              <table:table-cell office:value-type="float" office:value="0.8795">
                <text:p>0.8795</text:p>
              </table:table-cell>
              <table:table-cell office:value-type="float" office:value="0.0234">
                <text:p>0.0234</text:p>
              </table:table-cell>
              <table:table-cell office:value-type="float" office:value="0.0971">
                <text:p>0.0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995">
                <text:p>0.688995</text:p>
              </table:table-cell>
              <table:table-cell office:value-type="float" office:value="0.8777">
                <text:p>0.8777</text:p>
              </table:table-cell>
              <table:table-cell office:value-type="float" office:value="0.0218">
                <text:p>0.0218</text:p>
              </table:table-cell>
              <table:table-cell office:value-type="float" office:value="0.1005">
                <text:p>0.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995">
                <text:p>0.689995</text:p>
              </table:table-cell>
              <table:table-cell office:value-type="float" office:value="0.8825">
                <text:p>0.8825</text:p>
              </table:table-cell>
              <table:table-cell office:value-type="float" office:value="0.0212">
                <text:p>0.0212</text:p>
              </table:table-cell>
              <table:table-cell office:value-type="float" office:value="0.0963">
                <text:p>0.0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0995">
                <text:p>0.690995</text:p>
              </table:table-cell>
              <table:table-cell office:value-type="float" office:value="0.8763">
                <text:p>0.8763</text:p>
              </table:table-cell>
              <table:table-cell office:value-type="float" office:value="0.0222">
                <text:p>0.0222</text:p>
              </table:table-cell>
              <table:table-cell office:value-type="float" office:value="0.1015">
                <text:p>0.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995">
                <text:p>0.691995</text:p>
              </table:table-cell>
              <table:table-cell office:value-type="float" office:value="0.8783">
                <text:p>0.8783</text:p>
              </table:table-cell>
              <table:table-cell office:value-type="float" office:value="0.0228">
                <text:p>0.0228</text:p>
              </table:table-cell>
              <table:table-cell office:value-type="float" office:value="0.0989">
                <text:p>0.0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995">
                <text:p>0.692995</text:p>
              </table:table-cell>
              <table:table-cell office:value-type="float" office:value="0.8793">
                <text:p>0.8793</text:p>
              </table:table-cell>
              <table:table-cell office:value-type="float" office:value="0.0194">
                <text:p>0.0194</text:p>
              </table:table-cell>
              <table:table-cell office:value-type="float" office:value="0.1013">
                <text:p>0.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995">
                <text:p>0.693995</text:p>
              </table:table-cell>
              <table:table-cell office:value-type="float" office:value="0.8821">
                <text:p>0.8821</text:p>
              </table:table-cell>
              <table:table-cell office:value-type="float" office:value="0.0206">
                <text:p>0.0206</text:p>
              </table:table-cell>
              <table:table-cell office:value-type="float" office:value="0.0973">
                <text:p>0.0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995">
                <text:p>0.694995</text:p>
              </table:table-cell>
              <table:table-cell office:value-type="float" office:value="0.878">
                <text:p>0.878</text:p>
              </table:table-cell>
              <table:table-cell office:value-type="float" office:value="0.0218">
                <text:p>0.0218</text:p>
              </table:table-cell>
              <table:table-cell office:value-type="float" office:value="0.1002">
                <text:p>0.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995">
                <text:p>0.695995</text:p>
              </table:table-cell>
              <table:table-cell office:value-type="float" office:value="0.8803">
                <text:p>0.8803</text:p>
              </table:table-cell>
              <table:table-cell office:value-type="float" office:value="0.0224">
                <text:p>0.0224</text:p>
              </table:table-cell>
              <table:table-cell office:value-type="float" office:value="0.0973">
                <text:p>0.0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995">
                <text:p>0.696995</text:p>
              </table:table-cell>
              <table:table-cell office:value-type="float" office:value="0.8749">
                <text:p>0.8749</text:p>
              </table:table-cell>
              <table:table-cell office:value-type="float" office:value="0.025">
                <text:p>0.025</text:p>
              </table:table-cell>
              <table:table-cell office:value-type="float" office:value="0.1001">
                <text:p>0.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995">
                <text:p>0.697995</text:p>
              </table:table-cell>
              <table:table-cell office:value-type="float" office:value="0.8804">
                <text:p>0.8804</text:p>
              </table:table-cell>
              <table:table-cell office:value-type="float" office:value="0.0242">
                <text:p>0.0242</text:p>
              </table:table-cell>
              <table:table-cell office:value-type="float" office:value="0.0954">
                <text:p>0.0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995">
                <text:p>0.698995</text:p>
              </table:table-cell>
              <table:table-cell office:value-type="float" office:value="0.8819">
                <text:p>0.8819</text:p>
              </table:table-cell>
              <table:table-cell office:value-type="float" office:value="0.022">
                <text:p>0.022</text:p>
              </table:table-cell>
              <table:table-cell office:value-type="float" office:value="0.0961">
                <text:p>0.0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995">
                <text:p>0.699995</text:p>
              </table:table-cell>
              <table:table-cell office:value-type="float" office:value="0.8802">
                <text:p>0.8802</text:p>
              </table:table-cell>
              <table:table-cell office:value-type="float" office:value="0.0214">
                <text:p>0.0214</text:p>
              </table:table-cell>
              <table:table-cell office:value-type="float" office:value="0.0984">
                <text:p>0.0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0995">
                <text:p>0.700995</text:p>
              </table:table-cell>
              <table:table-cell office:value-type="float" office:value="0.877">
                <text:p>0.877</text:p>
              </table:table-cell>
              <table:table-cell office:value-type="float" office:value="0.0234">
                <text:p>0.0234</text:p>
              </table:table-cell>
              <table:table-cell office:value-type="float" office:value="0.0996">
                <text:p>0.0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995">
                <text:p>0.701995</text:p>
              </table:table-cell>
              <table:table-cell office:value-type="float" office:value="0.8831">
                <text:p>0.8831</text:p>
              </table:table-cell>
              <table:table-cell office:value-type="float" office:value="0.0186">
                <text:p>0.0186</text:p>
              </table:table-cell>
              <table:table-cell office:value-type="float" office:value="0.0983">
                <text:p>0.0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995">
                <text:p>0.702995</text:p>
              </table:table-cell>
              <table:table-cell office:value-type="float" office:value="0.885">
                <text:p>0.885</text:p>
              </table:table-cell>
              <table:table-cell office:value-type="float" office:value="0.0204">
                <text:p>0.0204</text:p>
              </table:table-cell>
              <table:table-cell office:value-type="float" office:value="0.0946">
                <text:p>0.0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995">
                <text:p>0.703995</text:p>
              </table:table-cell>
              <table:table-cell office:value-type="float" office:value="0.8801">
                <text:p>0.8801</text:p>
              </table:table-cell>
              <table:table-cell office:value-type="float" office:value="0.0234">
                <text:p>0.0234</text:p>
              </table:table-cell>
              <table:table-cell office:value-type="float" office:value="0.0965">
                <text:p>0.0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995">
                <text:p>0.704995</text:p>
              </table:table-cell>
              <table:table-cell office:value-type="float" office:value="0.8821">
                <text:p>0.8821</text:p>
              </table:table-cell>
              <table:table-cell office:value-type="float" office:value="0.0214">
                <text:p>0.0214</text:p>
              </table:table-cell>
              <table:table-cell office:value-type="float" office:value="0.0965">
                <text:p>0.0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994">
                <text:p>0.705994</text:p>
              </table:table-cell>
              <table:table-cell office:value-type="float" office:value="0.8817">
                <text:p>0.8817</text:p>
              </table:table-cell>
              <table:table-cell office:value-type="float" office:value="0.0192">
                <text:p>0.0192</text:p>
              </table:table-cell>
              <table:table-cell office:value-type="float" office:value="0.0991">
                <text:p>0.0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994">
                <text:p>0.706994</text:p>
              </table:table-cell>
              <table:table-cell office:value-type="float" office:value="0.8887">
                <text:p>0.8887</text:p>
              </table:table-cell>
              <table:table-cell office:value-type="float" office:value="0.0194">
                <text:p>0.0194</text:p>
              </table:table-cell>
              <table:table-cell office:value-type="float" office:value="0.0919">
                <text:p>0.0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994">
                <text:p>0.707994</text:p>
              </table:table-cell>
              <table:table-cell office:value-type="float" office:value="0.8848">
                <text:p>0.8848</text:p>
              </table:table-cell>
              <table:table-cell office:value-type="float" office:value="0.0202">
                <text:p>0.0202</text:p>
              </table:table-cell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994">
                <text:p>0.708994</text:p>
              </table:table-cell>
              <table:table-cell office:value-type="float" office:value="0.8853">
                <text:p>0.8853</text:p>
              </table:table-cell>
              <table:table-cell office:value-type="float" office:value="0.0208">
                <text:p>0.0208</text:p>
              </table:table-cell>
              <table:table-cell office:value-type="float" office:value="0.0939">
                <text:p>0.0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994">
                <text:p>0.709994</text:p>
              </table:table-cell>
              <table:table-cell office:value-type="float" office:value="0.8853">
                <text:p>0.8853</text:p>
              </table:table-cell>
              <table:table-cell office:value-type="float" office:value="0.0216">
                <text:p>0.0216</text:p>
              </table:table-cell>
              <table:table-cell office:value-type="float" office:value="0.0931">
                <text:p>0.0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0994">
                <text:p>0.710994</text:p>
              </table:table-cell>
              <table:table-cell office:value-type="float" office:value="0.8841">
                <text:p>0.8841</text:p>
              </table:table-cell>
              <table:table-cell office:value-type="float" office:value="0.0196">
                <text:p>0.0196</text:p>
              </table:table-cell>
              <table:table-cell office:value-type="float" office:value="0.0963">
                <text:p>0.0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994">
                <text:p>0.711994</text:p>
              </table:table-cell>
              <table:table-cell office:value-type="float" office:value="0.8868">
                <text:p>0.8868</text:p>
              </table:table-cell>
              <table:table-cell office:value-type="float" office:value="0.0206">
                <text:p>0.0206</text:p>
              </table:table-cell>
              <table:table-cell office:value-type="float" office:value="0.0926">
                <text:p>0.0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994">
                <text:p>0.712994</text:p>
              </table:table-cell>
              <table:table-cell office:value-type="float" office:value="0.8865">
                <text:p>0.8865</text:p>
              </table:table-cell>
              <table:table-cell office:value-type="float" office:value="0.0204">
                <text:p>0.0204</text:p>
              </table:table-cell>
              <table:table-cell office:value-type="float" office:value="0.0931">
                <text:p>0.0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994">
                <text:p>0.713994</text:p>
              </table:table-cell>
              <table:table-cell office:value-type="float" office:value="0.8801">
                <text:p>0.8801</text:p>
              </table:table-cell>
              <table:table-cell office:value-type="float" office:value="0.0218">
                <text:p>0.0218</text:p>
              </table:table-cell>
              <table:table-cell office:value-type="float" office:value="0.0981">
                <text:p>0.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994">
                <text:p>0.714994</text:p>
              </table:table-cell>
              <table:table-cell office:value-type="float" office:value="0.8857">
                <text:p>0.8857</text:p>
              </table:table-cell>
              <table:table-cell office:value-type="float" office:value="0.0222">
                <text:p>0.0222</text:p>
              </table:table-cell>
              <table:table-cell office:value-type="float" office:value="0.0921">
                <text:p>0.0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994">
                <text:p>0.715994</text:p>
              </table:table-cell>
              <table:table-cell office:value-type="float" office:value="0.8799">
                <text:p>0.8799</text:p>
              </table:table-cell>
              <table:table-cell office:value-type="float" office:value="0.0226">
                <text:p>0.0226</text:p>
              </table:table-cell>
              <table:table-cell office:value-type="float" office:value="0.0975">
                <text:p>0.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994">
                <text:p>0.716994</text:p>
              </table:table-cell>
              <table:table-cell office:value-type="float" office:value="0.8879">
                <text:p>0.8879</text:p>
              </table:table-cell>
              <table:table-cell office:value-type="float" office:value="0.022">
                <text:p>0.022</text:p>
              </table:table-cell>
              <table:table-cell office:value-type="float" office:value="0.0901">
                <text:p>0.0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994">
                <text:p>0.717994</text:p>
              </table:table-cell>
              <table:table-cell office:value-type="float" office:value="0.8887">
                <text:p>0.8887</text:p>
              </table:table-cell>
              <table:table-cell office:value-type="float" office:value="0.0188">
                <text:p>0.0188</text:p>
              </table:table-cell>
              <table:table-cell office:value-type="float" office:value="0.0925">
                <text:p>0.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994">
                <text:p>0.718994</text:p>
              </table:table-cell>
              <table:table-cell office:value-type="float" office:value="0.8842">
                <text:p>0.8842</text:p>
              </table:table-cell>
              <table:table-cell office:value-type="float" office:value="0.0228">
                <text:p>0.0228</text:p>
              </table:table-cell>
              <table:table-cell office:value-type="float" office:value="0.093">
                <text:p>0.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994">
                <text:p>0.719994</text:p>
              </table:table-cell>
              <table:table-cell office:value-type="float" office:value="0.8861">
                <text:p>0.8861</text:p>
              </table:table-cell>
              <table:table-cell office:value-type="float" office:value="0.02">
                <text:p>0.02</text:p>
              </table:table-cell>
              <table:table-cell office:value-type="float" office:value="0.0939">
                <text:p>0.0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0994">
                <text:p>0.720994</text:p>
              </table:table-cell>
              <table:table-cell office:value-type="float" office:value="0.8859">
                <text:p>0.8859</text:p>
              </table:table-cell>
              <table:table-cell office:value-type="float" office:value="0.0206">
                <text:p>0.0206</text:p>
              </table:table-cell>
              <table:table-cell office:value-type="float" office:value="0.0935">
                <text:p>0.0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994">
                <text:p>0.721994</text:p>
              </table:table-cell>
              <table:table-cell office:value-type="float" office:value="0.8881">
                <text:p>0.8881</text:p>
              </table:table-cell>
              <table:table-cell office:value-type="float" office:value="0.02">
                <text:p>0.02</text:p>
              </table:table-cell>
              <table:table-cell office:value-type="float" office:value="0.0919">
                <text:p>0.0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994">
                <text:p>0.722994</text:p>
              </table:table-cell>
              <table:table-cell office:value-type="float" office:value="0.8887">
                <text:p>0.8887</text:p>
              </table:table-cell>
              <table:table-cell office:value-type="float" office:value="0.0204">
                <text:p>0.0204</text:p>
              </table:table-cell>
              <table:table-cell office:value-type="float" office:value="0.0909">
                <text:p>0.0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994">
                <text:p>0.723994</text:p>
              </table:table-cell>
              <table:table-cell office:value-type="float" office:value="0.8869">
                <text:p>0.8869</text:p>
              </table:table-cell>
              <table:table-cell office:value-type="float" office:value="0.0192">
                <text:p>0.0192</text:p>
              </table:table-cell>
              <table:table-cell office:value-type="float" office:value="0.0939">
                <text:p>0.0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994">
                <text:p>0.724994</text:p>
              </table:table-cell>
              <table:table-cell office:value-type="float" office:value="0.8866">
                <text:p>0.8866</text:p>
              </table:table-cell>
              <table:table-cell office:value-type="float" office:value="0.0212">
                <text:p>0.0212</text:p>
              </table:table-cell>
              <table:table-cell office:value-type="float" office:value="0.0922">
                <text:p>0.0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994">
                <text:p>0.725994</text:p>
              </table:table-cell>
              <table:table-cell office:value-type="float" office:value="0.8813">
                <text:p>0.8813</text:p>
              </table:table-cell>
              <table:table-cell office:value-type="float" office:value="0.023">
                <text:p>0.023</text:p>
              </table:table-cell>
              <table:table-cell office:value-type="float" office:value="0.0957">
                <text:p>0.0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994">
                <text:p>0.726994</text:p>
              </table:table-cell>
              <table:table-cell office:value-type="float" office:value="0.8854">
                <text:p>0.8854</text:p>
              </table:table-cell>
              <table:table-cell office:value-type="float" office:value="0.0216">
                <text:p>0.0216</text:p>
              </table:table-cell>
              <table:table-cell office:value-type="float" office:value="0.093">
                <text:p>0.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994">
                <text:p>0.727994</text:p>
              </table:table-cell>
              <table:table-cell office:value-type="float" office:value="0.889">
                <text:p>0.889</text:p>
              </table:table-cell>
              <table:table-cell office:value-type="float" office:value="0.0208">
                <text:p>0.0208</text:p>
              </table:table-cell>
              <table:table-cell office:value-type="float" office:value="0.0902">
                <text:p>0.0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994">
                <text:p>0.728994</text:p>
              </table:table-cell>
              <table:table-cell office:value-type="float" office:value="0.8861">
                <text:p>0.8861</text:p>
              </table:table-cell>
              <table:table-cell office:value-type="float" office:value="0.0226">
                <text:p>0.0226</text:p>
              </table:table-cell>
              <table:table-cell office:value-type="float" office:value="0.0913">
                <text:p>0.0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994">
                <text:p>0.729994</text:p>
              </table:table-cell>
              <table:table-cell office:value-type="float" office:value="0.8883">
                <text:p>0.8883</text:p>
              </table:table-cell>
              <table:table-cell office:value-type="float" office:value="0.0216">
                <text:p>0.0216</text:p>
              </table:table-cell>
              <table:table-cell office:value-type="float" office:value="0.0901">
                <text:p>0.0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0994">
                <text:p>0.730994</text:p>
              </table:table-cell>
              <table:table-cell office:value-type="float" office:value="0.8878">
                <text:p>0.8878</text:p>
              </table:table-cell>
              <table:table-cell office:value-type="float" office:value="0.0198">
                <text:p>0.0198</text:p>
              </table:table-cell>
              <table:table-cell office:value-type="float" office:value="0.0924">
                <text:p>0.0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994">
                <text:p>0.731994</text:p>
              </table:table-cell>
              <table:table-cell office:value-type="float" office:value="0.8912">
                <text:p>0.8912</text:p>
              </table:table-cell>
              <table:table-cell office:value-type="float" office:value="0.0194">
                <text:p>0.0194</text:p>
              </table:table-cell>
              <table:table-cell office:value-type="float" office:value="0.0894">
                <text:p>0.0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994">
                <text:p>0.732994</text:p>
              </table:table-cell>
              <table:table-cell office:value-type="float" office:value="0.8915">
                <text:p>0.8915</text:p>
              </table:table-cell>
              <table:table-cell office:value-type="float" office:value="0.0196">
                <text:p>0.0196</text:p>
              </table:table-cell>
              <table:table-cell office:value-type="float" office:value="0.0889">
                <text:p>0.0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994">
                <text:p>0.733994</text:p>
              </table:table-cell>
              <table:table-cell office:value-type="float" office:value="0.8879">
                <text:p>0.8879</text:p>
              </table:table-cell>
              <table:table-cell office:value-type="float" office:value="0.0226">
                <text:p>0.0226</text:p>
              </table:table-cell>
              <table:table-cell office:value-type="float" office:value="0.0895">
                <text:p>0.0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994">
                <text:p>0.734994</text:p>
              </table:table-cell>
              <table:table-cell office:value-type="float" office:value="0.8918">
                <text:p>0.8918</text:p>
              </table:table-cell>
              <table:table-cell office:value-type="float" office:value="0.0212">
                <text:p>0.0212</text:p>
              </table:table-cell>
              <table:table-cell office:value-type="float" office:value="0.087">
                <text:p>0.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994">
                <text:p>0.735994</text:p>
              </table:table-cell>
              <table:table-cell office:value-type="float" office:value="0.8899">
                <text:p>0.8899</text:p>
              </table:table-cell>
              <table:table-cell office:value-type="float" office:value="0.021">
                <text:p>0.021</text:p>
              </table:table-cell>
              <table:table-cell office:value-type="float" office:value="0.0891">
                <text:p>0.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994">
                <text:p>0.736994</text:p>
              </table:table-cell>
              <table:table-cell office:value-type="float" office:value="0.8906">
                <text:p>0.8906</text:p>
              </table:table-cell>
              <table:table-cell office:value-type="float" office:value="0.0194">
                <text:p>0.0194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994">
                <text:p>0.737994</text:p>
              </table:table-cell>
              <table:table-cell office:value-type="float" office:value="0.8929">
                <text:p>0.8929</text:p>
              </table:table-cell>
              <table:table-cell office:value-type="float" office:value="0.0186">
                <text:p>0.0186</text:p>
              </table:table-cell>
              <table:table-cell office:value-type="float" office:value="0.0885">
                <text:p>0.0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994">
                <text:p>0.738994</text:p>
              </table:table-cell>
              <table:table-cell office:value-type="float" office:value="0.8896">
                <text:p>0.8896</text:p>
              </table:table-cell>
              <table:table-cell office:value-type="float" office:value="0.0198">
                <text:p>0.0198</text:p>
              </table:table-cell>
              <table:table-cell office:value-type="float" office:value="0.0906">
                <text:p>0.0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994">
                <text:p>0.739994</text:p>
              </table:table-cell>
              <table:table-cell office:value-type="float" office:value="0.9039">
                <text:p>0.9039</text:p>
              </table:table-cell>
              <table:table-cell office:value-type="float" office:value="0.0172">
                <text:p>0.0172</text:p>
              </table:table-cell>
              <table:table-cell office:value-type="float" office:value="0.0789">
                <text:p>0.0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0994">
                <text:p>0.740994</text:p>
              </table:table-cell>
              <table:table-cell office:value-type="float" office:value="0.8893">
                <text:p>0.8893</text:p>
              </table:table-cell>
              <table:table-cell office:value-type="float" office:value="0.0198">
                <text:p>0.0198</text:p>
              </table:table-cell>
              <table:table-cell office:value-type="float" office:value="0.0909">
                <text:p>0.0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994">
                <text:p>0.741994</text:p>
              </table:table-cell>
              <table:table-cell office:value-type="float" office:value="0.893">
                <text:p>0.893</text:p>
              </table:table-cell>
              <table:table-cell office:value-type="float" office:value="0.0198">
                <text:p>0.0198</text:p>
              </table:table-cell>
              <table:table-cell office:value-type="float" office:value="0.0872">
                <text:p>0.0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994">
                <text:p>0.742994</text:p>
              </table:table-cell>
              <table:table-cell office:value-type="float" office:value="0.893">
                <text:p>0.893</text:p>
              </table:table-cell>
              <table:table-cell office:value-type="float" office:value="0.0208">
                <text:p>0.0208</text:p>
              </table:table-cell>
              <table:table-cell office:value-type="float" office:value="0.0862">
                <text:p>0.0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994">
                <text:p>0.743994</text:p>
              </table:table-cell>
              <table:table-cell office:value-type="float" office:value="0.8882">
                <text:p>0.8882</text:p>
              </table:table-cell>
              <table:table-cell office:value-type="float" office:value="0.019">
                <text:p>0.019</text:p>
              </table:table-cell>
              <table:table-cell office:value-type="float" office:value="0.0928">
                <text:p>0.0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994">
                <text:p>0.744994</text:p>
              </table:table-cell>
              <table:table-cell office:value-type="float" office:value="0.8931">
                <text:p>0.8931</text:p>
              </table:table-cell>
              <table:table-cell office:value-type="float" office:value="0.02">
                <text:p>0.02</text:p>
              </table:table-cell>
              <table:table-cell office:value-type="float" office:value="0.0869">
                <text:p>0.0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994">
                <text:p>0.745994</text:p>
              </table:table-cell>
              <table:table-cell office:value-type="float" office:value="0.8923">
                <text:p>0.8923</text:p>
              </table:table-cell>
              <table:table-cell office:value-type="float" office:value="0.0162">
                <text:p>0.0162</text:p>
              </table:table-cell>
              <table:table-cell office:value-type="float" office:value="0.0915">
                <text:p>0.0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994">
                <text:p>0.746994</text:p>
              </table:table-cell>
              <table:table-cell office:value-type="float" office:value="0.8936">
                <text:p>0.8936</text:p>
              </table:table-cell>
              <table:table-cell office:value-type="float" office:value="0.0194">
                <text:p>0.0194</text:p>
              </table:table-cell>
              <table:table-cell office:value-type="float" office:value="0.087">
                <text:p>0.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994">
                <text:p>0.747994</text:p>
              </table:table-cell>
              <table:table-cell office:value-type="float" office:value="0.8925">
                <text:p>0.8925</text:p>
              </table:table-cell>
              <table:table-cell office:value-type="float" office:value="0.0208">
                <text:p>0.0208</text:p>
              </table:table-cell>
              <table:table-cell office:value-type="float" office:value="0.0867">
                <text:p>0.0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994">
                <text:p>0.748994</text:p>
              </table:table-cell>
              <table:table-cell office:value-type="float" office:value="0.8936">
                <text:p>0.8936</text:p>
              </table:table-cell>
              <table:table-cell office:value-type="float" office:value="0.0198">
                <text:p>0.0198</text:p>
              </table:table-cell>
              <table:table-cell office:value-type="float" office:value="0.0866">
                <text:p>0.0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994">
                <text:p>0.749994</text:p>
              </table:table-cell>
              <table:table-cell office:value-type="float" office:value="0.8963">
                <text:p>0.8963</text:p>
              </table:table-cell>
              <table:table-cell office:value-type="float" office:value="0.0196">
                <text:p>0.0196</text:p>
              </table:table-cell>
              <table:table-cell office:value-type="float" office:value="0.0841">
                <text:p>0.0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0994">
                <text:p>0.750994</text:p>
              </table:table-cell>
              <table:table-cell office:value-type="float" office:value="0.8969">
                <text:p>0.8969</text:p>
              </table:table-cell>
              <table:table-cell office:value-type="float" office:value="0.0184">
                <text:p>0.0184</text:p>
              </table:table-cell>
              <table:table-cell office:value-type="float" office:value="0.0847">
                <text:p>0.0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994">
                <text:p>0.751994</text:p>
              </table:table-cell>
              <table:table-cell office:value-type="float" office:value="0.8983">
                <text:p>0.8983</text:p>
              </table:table-cell>
              <table:table-cell office:value-type="float" office:value="0.0174">
                <text:p>0.0174</text:p>
              </table:table-cell>
              <table:table-cell office:value-type="float" office:value="0.0843">
                <text:p>0.0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994">
                <text:p>0.752994</text:p>
              </table:table-cell>
              <table:table-cell office:value-type="float" office:value="0.9051">
                <text:p>0.9051</text:p>
              </table:table-cell>
              <table:table-cell office:value-type="float" office:value="0.0162">
                <text:p>0.0162</text:p>
              </table:table-cell>
              <table:table-cell office:value-type="float" office:value="0.0787">
                <text:p>0.0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994">
                <text:p>0.753994</text:p>
              </table:table-cell>
              <table:table-cell office:value-type="float" office:value="0.8937">
                <text:p>0.8937</text:p>
              </table:table-cell>
              <table:table-cell office:value-type="float" office:value="0.0194">
                <text:p>0.0194</text:p>
              </table:table-cell>
              <table:table-cell office:value-type="float" office:value="0.0869">
                <text:p>0.0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994">
                <text:p>0.754994</text:p>
              </table:table-cell>
              <table:table-cell office:value-type="float" office:value="0.8971">
                <text:p>0.8971</text:p>
              </table:table-cell>
              <table:table-cell office:value-type="float" office:value="0.0184">
                <text:p>0.0184</text:p>
              </table:table-cell>
              <table:table-cell office:value-type="float" office:value="0.0845">
                <text:p>0.0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994">
                <text:p>0.755994</text:p>
              </table:table-cell>
              <table:table-cell office:value-type="float" office:value="0.8974">
                <text:p>0.8974</text:p>
              </table:table-cell>
              <table:table-cell office:value-type="float" office:value="0.0182">
                <text:p>0.0182</text:p>
              </table:table-cell>
              <table:table-cell office:value-type="float" office:value="0.0844">
                <text:p>0.0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994">
                <text:p>0.756994</text:p>
              </table:table-cell>
              <table:table-cell office:value-type="float" office:value="0.8965">
                <text:p>0.8965</text:p>
              </table:table-cell>
              <table:table-cell office:value-type="float" office:value="0.0172">
                <text:p>0.0172</text:p>
              </table:table-cell>
              <table:table-cell office:value-type="float" office:value="0.0863">
                <text:p>0.0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994">
                <text:p>0.757994</text:p>
              </table:table-cell>
              <table:table-cell office:value-type="float" office:value="0.8963">
                <text:p>0.8963</text:p>
              </table:table-cell>
              <table:table-cell office:value-type="float" office:value="0.018">
                <text:p>0.018</text:p>
              </table:table-cell>
              <table:table-cell office:value-type="float" office:value="0.0857">
                <text:p>0.0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994">
                <text:p>0.758994</text:p>
              </table:table-cell>
              <table:table-cell office:value-type="float" office:value="0.9004">
                <text:p>0.9004</text:p>
              </table:table-cell>
              <table:table-cell office:value-type="float" office:value="0.0188">
                <text:p>0.0188</text:p>
              </table:table-cell>
              <table:table-cell office:value-type="float" office:value="0.0808">
                <text:p>0.0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994">
                <text:p>0.759994</text:p>
              </table:table-cell>
              <table:table-cell office:value-type="float" office:value="0.8988">
                <text:p>0.8988</text:p>
              </table:table-cell>
              <table:table-cell office:value-type="float" office:value="0.0178">
                <text:p>0.0178</text:p>
              </table:table-cell>
              <table:table-cell office:value-type="float" office:value="0.0834">
                <text:p>0.0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0994">
                <text:p>0.760994</text:p>
              </table:table-cell>
              <table:table-cell office:value-type="float" office:value="0.899">
                <text:p>0.899</text:p>
              </table:table-cell>
              <table:table-cell office:value-type="float" office:value="0.0196">
                <text:p>0.0196</text:p>
              </table:table-cell>
              <table:table-cell office:value-type="float" office:value="0.0814">
                <text:p>0.0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994">
                <text:p>0.761994</text:p>
              </table:table-cell>
              <table:table-cell office:value-type="float" office:value="0.9025">
                <text:p>0.9025</text:p>
              </table:table-cell>
              <table:table-cell office:value-type="float" office:value="0.0184">
                <text:p>0.0184</text:p>
              </table:table-cell>
              <table:table-cell office:value-type="float" office:value="0.0791">
                <text:p>0.0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994">
                <text:p>0.762994</text:p>
              </table:table-cell>
              <table:table-cell office:value-type="float" office:value="0.9037">
                <text:p>0.9037</text:p>
              </table:table-cell>
              <table:table-cell office:value-type="float" office:value="0.0176">
                <text:p>0.0176</text:p>
              </table:table-cell>
              <table:table-cell office:value-type="float" office:value="0.0787">
                <text:p>0.0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994">
                <text:p>0.763994</text:p>
              </table:table-cell>
              <table:table-cell office:value-type="float" office:value="0.902">
                <text:p>0.902</text:p>
              </table:table-cell>
              <table:table-cell office:value-type="float" office:value="0.0174">
                <text:p>0.0174</text:p>
              </table:table-cell>
              <table:table-cell office:value-type="float" office:value="0.0806">
                <text:p>0.0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994">
                <text:p>0.764994</text:p>
              </table:table-cell>
              <table:table-cell office:value-type="float" office:value="0.9007">
                <text:p>0.9007</text:p>
              </table:table-cell>
              <table:table-cell office:value-type="float" office:value="0.0168">
                <text:p>0.0168</text:p>
              </table:table-cell>
              <table:table-cell office:value-type="float" office:value="0.0825">
                <text:p>0.0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994">
                <text:p>0.765994</text:p>
              </table:table-cell>
              <table:table-cell office:value-type="float" office:value="0.8994">
                <text:p>0.8994</text:p>
              </table:table-cell>
              <table:table-cell office:value-type="float" office:value="0.0172">
                <text:p>0.0172</text:p>
              </table:table-cell>
              <table:table-cell office:value-type="float" office:value="0.0834">
                <text:p>0.0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994">
                <text:p>0.766994</text:p>
              </table:table-cell>
              <table:table-cell office:value-type="float" office:value="0.9054">
                <text:p>0.9054</text:p>
              </table:table-cell>
              <table:table-cell office:value-type="float" office:value="0.0166">
                <text:p>0.0166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994">
                <text:p>0.767994</text:p>
              </table:table-cell>
              <table:table-cell office:value-type="float" office:value="0.897">
                <text:p>0.897</text:p>
              </table:table-cell>
              <table:table-cell office:value-type="float" office:value="0.0198">
                <text:p>0.0198</text:p>
              </table:table-cell>
              <table:table-cell office:value-type="float" office:value="0.0832">
                <text:p>0.0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994">
                <text:p>0.768994</text:p>
              </table:table-cell>
              <table:table-cell office:value-type="float" office:value="0.9044">
                <text:p>0.9044</text:p>
              </table:table-cell>
              <table:table-cell office:value-type="float" office:value="0.0162">
                <text:p>0.0162</text:p>
              </table:table-cell>
              <table:table-cell office:value-type="float" office:value="0.0794">
                <text:p>0.0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994">
                <text:p>0.769994</text:p>
              </table:table-cell>
              <table:table-cell office:value-type="float" office:value="0.9041">
                <text:p>0.9041</text:p>
              </table:table-cell>
              <table:table-cell office:value-type="float" office:value="0.017">
                <text:p>0.017</text:p>
              </table:table-cell>
              <table:table-cell office:value-type="float" office:value="0.0789">
                <text:p>0.0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0994">
                <text:p>0.770994</text:p>
              </table:table-cell>
              <table:table-cell office:value-type="float" office:value="0.9063">
                <text:p>0.9063</text:p>
              </table:table-cell>
              <table:table-cell office:value-type="float" office:value="0.0168">
                <text:p>0.0168</text:p>
              </table:table-cell>
              <table:table-cell office:value-type="float" office:value="0.0769">
                <text:p>0.0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994">
                <text:p>0.771994</text:p>
              </table:table-cell>
              <table:table-cell office:value-type="float" office:value="0.9019">
                <text:p>0.9019</text:p>
              </table:table-cell>
              <table:table-cell office:value-type="float" office:value="0.0174">
                <text:p>0.0174</text:p>
              </table:table-cell>
              <table:table-cell office:value-type="float" office:value="0.0807">
                <text:p>0.0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994">
                <text:p>0.772994</text:p>
              </table:table-cell>
              <table:table-cell office:value-type="float" office:value="0.9073">
                <text:p>0.9073</text:p>
              </table:table-cell>
              <table:table-cell office:value-type="float" office:value="0.0152">
                <text:p>0.0152</text:p>
              </table:table-cell>
              <table:table-cell office:value-type="float" office:value="0.0775">
                <text:p>0.0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994">
                <text:p>0.773994</text:p>
              </table:table-cell>
              <table:table-cell office:value-type="float" office:value="0.9071">
                <text:p>0.9071</text:p>
              </table:table-cell>
              <table:table-cell office:value-type="float" office:value="0.015">
                <text:p>0.015</text:p>
              </table:table-cell>
              <table:table-cell office:value-type="float" office:value="0.0779">
                <text:p>0.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994">
                <text:p>0.774994</text:p>
              </table:table-cell>
              <table:table-cell office:value-type="float" office:value="0.9049">
                <text:p>0.9049</text:p>
              </table:table-cell>
              <table:table-cell office:value-type="float" office:value="0.0172">
                <text:p>0.0172</text:p>
              </table:table-cell>
              <table:table-cell office:value-type="float" office:value="0.0779">
                <text:p>0.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994">
                <text:p>0.775994</text:p>
              </table:table-cell>
              <table:table-cell office:value-type="float" office:value="0.9069">
                <text:p>0.9069</text:p>
              </table:table-cell>
              <table:table-cell office:value-type="float" office:value="0.0158">
                <text:p>0.0158</text:p>
              </table:table-cell>
              <table:table-cell office:value-type="float" office:value="0.0773">
                <text:p>0.0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994">
                <text:p>0.776994</text:p>
              </table:table-cell>
              <table:table-cell office:value-type="float" office:value="0.9038">
                <text:p>0.9038</text:p>
              </table:table-cell>
              <table:table-cell office:value-type="float" office:value="0.0162">
                <text:p>0.016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994">
                <text:p>0.777994</text:p>
              </table:table-cell>
              <table:table-cell office:value-type="float" office:value="0.9049">
                <text:p>0.9049</text:p>
              </table:table-cell>
              <table:table-cell office:value-type="float" office:value="0.0168">
                <text:p>0.0168</text:p>
              </table:table-cell>
              <table:table-cell office:value-type="float" office:value="0.0783">
                <text:p>0.0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994">
                <text:p>0.778994</text:p>
              </table:table-cell>
              <table:table-cell office:value-type="float" office:value="0.9037">
                <text:p>0.9037</text:p>
              </table:table-cell>
              <table:table-cell office:value-type="float" office:value="0.0164">
                <text:p>0.0164</text:p>
              </table:table-cell>
              <table:table-cell office:value-type="float" office:value="0.0799">
                <text:p>0.0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994">
                <text:p>0.779994</text:p>
              </table:table-cell>
              <table:table-cell office:value-type="float" office:value="0.907">
                <text:p>0.907</text:p>
              </table:table-cell>
              <table:table-cell office:value-type="float" office:value="0.0168">
                <text:p>0.0168</text:p>
              </table:table-cell>
              <table:table-cell office:value-type="float" office:value="0.0762">
                <text:p>0.0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0994">
                <text:p>0.780994</text:p>
              </table:table-cell>
              <table:table-cell office:value-type="float" office:value="0.9076">
                <text:p>0.9076</text:p>
              </table:table-cell>
              <table:table-cell office:value-type="float" office:value="0.0158">
                <text:p>0.0158</text:p>
              </table:table-cell>
              <table:table-cell office:value-type="float" office:value="0.0766">
                <text:p>0.0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994">
                <text:p>0.781994</text:p>
              </table:table-cell>
              <table:table-cell office:value-type="float" office:value="0.9025">
                <text:p>0.9025</text:p>
              </table:table-cell>
              <table:table-cell office:value-type="float" office:value="0.0162">
                <text:p>0.0162</text:p>
              </table:table-cell>
              <table:table-cell office:value-type="float" office:value="0.0813">
                <text:p>0.0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994">
                <text:p>0.782994</text:p>
              </table:table-cell>
              <table:table-cell office:value-type="float" office:value="0.9085">
                <text:p>0.9085</text:p>
              </table:table-cell>
              <table:table-cell office:value-type="float" office:value="0.0162">
                <text:p>0.0162</text:p>
              </table:table-cell>
              <table:table-cell office:value-type="float" office:value="0.0753">
                <text:p>0.0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993">
                <text:p>0.783993</text:p>
              </table:table-cell>
              <table:table-cell office:value-type="float" office:value="0.9118">
                <text:p>0.9118</text:p>
              </table:table-cell>
              <table:table-cell office:value-type="float" office:value="0.016">
                <text:p>0.016</text:p>
              </table:table-cell>
              <table:table-cell office:value-type="float" office:value="0.0722">
                <text:p>0.0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993">
                <text:p>0.784993</text:p>
              </table:table-cell>
              <table:table-cell office:value-type="float" office:value="0.9078">
                <text:p>0.9078</text:p>
              </table:table-cell>
              <table:table-cell office:value-type="float" office:value="0.0166">
                <text:p>0.0166</text:p>
              </table:table-cell>
              <table:table-cell office:value-type="float" office:value="0.0756">
                <text:p>0.0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993">
                <text:p>0.785993</text:p>
              </table:table-cell>
              <table:table-cell office:value-type="float" office:value="0.9038">
                <text:p>0.9038</text:p>
              </table:table-cell>
              <table:table-cell office:value-type="float" office:value="0.0156">
                <text:p>0.0156</text:p>
              </table:table-cell>
              <table:table-cell office:value-type="float" office:value="0.0806">
                <text:p>0.0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993">
                <text:p>0.786993</text:p>
              </table:table-cell>
              <table:table-cell office:value-type="float" office:value="0.9063">
                <text:p>0.9063</text:p>
              </table:table-cell>
              <table:table-cell office:value-type="float" office:value="0.0154">
                <text:p>0.0154</text:p>
              </table:table-cell>
              <table:table-cell office:value-type="float" office:value="0.0783">
                <text:p>0.0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993">
                <text:p>0.787993</text:p>
              </table:table-cell>
              <table:table-cell office:value-type="float" office:value="0.9079">
                <text:p>0.9079</text:p>
              </table:table-cell>
              <table:table-cell office:value-type="float" office:value="0.0144">
                <text:p>0.0144</text:p>
              </table:table-cell>
              <table:table-cell office:value-type="float" office:value="0.0777">
                <text:p>0.0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993">
                <text:p>0.788993</text:p>
              </table:table-cell>
              <table:table-cell office:value-type="float" office:value="0.9069">
                <text:p>0.9069</text:p>
              </table:table-cell>
              <table:table-cell office:value-type="float" office:value="0.0154">
                <text:p>0.0154</text:p>
              </table:table-cell>
              <table:table-cell office:value-type="float" office:value="0.0777">
                <text:p>0.0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993">
                <text:p>0.789993</text:p>
              </table:table-cell>
              <table:table-cell office:value-type="float" office:value="0.9098">
                <text:p>0.9098</text:p>
              </table:table-cell>
              <table:table-cell office:value-type="float" office:value="0.0146">
                <text:p>0.0146</text:p>
              </table:table-cell>
              <table:table-cell office:value-type="float" office:value="0.0756">
                <text:p>0.0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0993">
                <text:p>0.790993</text:p>
              </table:table-cell>
              <table:table-cell office:value-type="float" office:value="0.9096">
                <text:p>0.9096</text:p>
              </table:table-cell>
              <table:table-cell office:value-type="float" office:value="0.0158">
                <text:p>0.0158</text:p>
              </table:table-cell>
              <table:table-cell office:value-type="float" office:value="0.0746">
                <text:p>0.0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993">
                <text:p>0.791993</text:p>
              </table:table-cell>
              <table:table-cell office:value-type="float" office:value="0.9109">
                <text:p>0.9109</text:p>
              </table:table-cell>
              <table:table-cell office:value-type="float" office:value="0.0144">
                <text:p>0.0144</text:p>
              </table:table-cell>
              <table:table-cell office:value-type="float" office:value="0.0747">
                <text:p>0.0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993">
                <text:p>0.792993</text:p>
              </table:table-cell>
              <table:table-cell office:value-type="float" office:value="0.9073">
                <text:p>0.9073</text:p>
              </table:table-cell>
              <table:table-cell office:value-type="float" office:value="0.0144">
                <text:p>0.0144</text:p>
              </table:table-cell>
              <table:table-cell office:value-type="float" office:value="0.0783">
                <text:p>0.0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993">
                <text:p>0.793993</text:p>
              </table:table-cell>
              <table:table-cell office:value-type="float" office:value="0.9156">
                <text:p>0.9156</text:p>
              </table:table-cell>
              <table:table-cell office:value-type="float" office:value="0.0126">
                <text:p>0.0126</text:p>
              </table:table-cell>
              <table:table-cell office:value-type="float" office:value="0.0718">
                <text:p>0.0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993">
                <text:p>0.794993</text:p>
              </table:table-cell>
              <table:table-cell office:value-type="float" office:value="0.9107">
                <text:p>0.9107</text:p>
              </table:table-cell>
              <table:table-cell office:value-type="float" office:value="0.0152">
                <text:p>0.0152</text:p>
              </table:table-cell>
              <table:table-cell office:value-type="float" office:value="0.0741">
                <text:p>0.0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993">
                <text:p>0.795993</text:p>
              </table:table-cell>
              <table:table-cell office:value-type="float" office:value="0.9129">
                <text:p>0.9129</text:p>
              </table:table-cell>
              <table:table-cell office:value-type="float" office:value="0.015">
                <text:p>0.015</text:p>
              </table:table-cell>
              <table:table-cell office:value-type="float" office:value="0.0721">
                <text:p>0.0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993">
                <text:p>0.796993</text:p>
              </table:table-cell>
              <table:table-cell office:value-type="float" office:value="0.9132">
                <text:p>0.9132</text:p>
              </table:table-cell>
              <table:table-cell office:value-type="float" office:value="0.0136">
                <text:p>0.0136</text:p>
              </table:table-cell>
              <table:table-cell office:value-type="float" office:value="0.0732">
                <text:p>0.0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993">
                <text:p>0.797993</text:p>
              </table:table-cell>
              <table:table-cell office:value-type="float" office:value="0.9064">
                <text:p>0.9064</text:p>
              </table:table-cell>
              <table:table-cell office:value-type="float" office:value="0.0152">
                <text:p>0.0152</text:p>
              </table:table-cell>
              <table:table-cell office:value-type="float" office:value="0.0784">
                <text:p>0.0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993">
                <text:p>0.798993</text:p>
              </table:table-cell>
              <table:table-cell office:value-type="float" office:value="0.914">
                <text:p>0.914</text:p>
              </table:table-cell>
              <table:table-cell office:value-type="float" office:value="0.0164">
                <text:p>0.0164</text:p>
              </table:table-cell>
              <table:table-cell office:value-type="float" office:value="0.0696">
                <text:p>0.0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993">
                <text:p>0.799993</text:p>
              </table:table-cell>
              <table:table-cell office:value-type="float" office:value="0.9137">
                <text:p>0.9137</text:p>
              </table:table-cell>
              <table:table-cell office:value-type="float" office:value="0.0134">
                <text:p>0.0134</text:p>
              </table:table-cell>
              <table:table-cell office:value-type="float" office:value="0.0729">
                <text:p>0.0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00993">
                <text:p>0.800993</text:p>
              </table:table-cell>
              <table:table-cell office:value-type="float" office:value="0.9176">
                <text:p>0.9176</text:p>
              </table:table-cell>
              <table:table-cell office:value-type="float" office:value="0.0122">
                <text:p>0.0122</text:p>
              </table:table-cell>
              <table:table-cell office:value-type="float" office:value="0.0702">
                <text:p>0.0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993">
                <text:p>0.801993</text:p>
              </table:table-cell>
              <table:table-cell office:value-type="float" office:value="0.9135">
                <text:p>0.9135</text:p>
              </table:table-cell>
              <table:table-cell office:value-type="float" office:value="0.0148">
                <text:p>0.0148</text:p>
              </table:table-cell>
              <table:table-cell office:value-type="float" office:value="0.0717">
                <text:p>0.0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993">
                <text:p>0.802993</text:p>
              </table:table-cell>
              <table:table-cell office:value-type="float" office:value="0.9162">
                <text:p>0.9162</text:p>
              </table:table-cell>
              <table:table-cell office:value-type="float" office:value="0.0148">
                <text:p>0.0148</text:p>
              </table:table-cell>
              <table:table-cell office:value-type="float" office:value="0.069">
                <text:p>0.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993">
                <text:p>0.803993</text:p>
              </table:table-cell>
              <table:table-cell office:value-type="float" office:value="0.9139">
                <text:p>0.9139</text:p>
              </table:table-cell>
              <table:table-cell office:value-type="float" office:value="0.0146">
                <text:p>0.0146</text:p>
              </table:table-cell>
              <table:table-cell office:value-type="float" office:value="0.0715">
                <text:p>0.0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993">
                <text:p>0.804993</text:p>
              </table:table-cell>
              <table:table-cell office:value-type="float" office:value="0.917">
                <text:p>0.917</text:p>
              </table:table-cell>
              <table:table-cell office:value-type="float" office:value="0.014">
                <text:p>0.014</text:p>
              </table:table-cell>
              <table:table-cell office:value-type="float" office:value="0.069">
                <text:p>0.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993">
                <text:p>0.805993</text:p>
              </table:table-cell>
              <table:table-cell office:value-type="float" office:value="0.9187">
                <text:p>0.9187</text:p>
              </table:table-cell>
              <table:table-cell office:value-type="float" office:value="0.0104">
                <text:p>0.0104</text:p>
              </table:table-cell>
              <table:table-cell office:value-type="float" office:value="0.0709">
                <text:p>0.0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993">
                <text:p>0.806993</text:p>
              </table:table-cell>
              <table:table-cell office:value-type="float" office:value="0.9195">
                <text:p>0.9195</text:p>
              </table:table-cell>
              <table:table-cell office:value-type="float" office:value="0.0126">
                <text:p>0.0126</text:p>
              </table:table-cell>
              <table:table-cell office:value-type="float" office:value="0.0679">
                <text:p>0.0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993">
                <text:p>0.807993</text:p>
              </table:table-cell>
              <table:table-cell office:value-type="float" office:value="0.915">
                <text:p>0.915</text:p>
              </table:table-cell>
              <table:table-cell office:value-type="float" office:value="0.0144">
                <text:p>0.0144</text:p>
              </table:table-cell>
              <table:table-cell office:value-type="float" office:value="0.0706">
                <text:p>0.0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993">
                <text:p>0.808993</text:p>
              </table:table-cell>
              <table:table-cell office:value-type="float" office:value="0.9215">
                <text:p>0.9215</text:p>
              </table:table-cell>
              <table:table-cell office:value-type="float" office:value="0.011">
                <text:p>0.011</text:p>
              </table:table-cell>
              <table:table-cell office:value-type="float" office:value="0.0675">
                <text:p>0.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993">
                <text:p>0.809993</text:p>
              </table:table-cell>
              <table:table-cell office:value-type="float" office:value="0.9192">
                <text:p>0.9192</text:p>
              </table:table-cell>
              <table:table-cell office:value-type="float" office:value="0.013">
                <text:p>0.013</text:p>
              </table:table-cell>
              <table:table-cell office:value-type="float" office:value="0.0678">
                <text:p>0.0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0993">
                <text:p>0.810993</text:p>
              </table:table-cell>
              <table:table-cell office:value-type="float" office:value="0.915">
                <text:p>0.915</text:p>
              </table:table-cell>
              <table:table-cell office:value-type="float" office:value="0.0156">
                <text:p>0.0156</text:p>
              </table:table-cell>
              <table:table-cell office:value-type="float" office:value="0.0694">
                <text:p>0.0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993">
                <text:p>0.811993</text:p>
              </table:table-cell>
              <table:table-cell office:value-type="float" office:value="0.9203">
                <text:p>0.9203</text:p>
              </table:table-cell>
              <table:table-cell office:value-type="float" office:value="0.0114">
                <text:p>0.0114</text:p>
              </table:table-cell>
              <table:table-cell office:value-type="float" office:value="0.0683">
                <text:p>0.0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993">
                <text:p>0.812993</text:p>
              </table:table-cell>
              <table:table-cell office:value-type="float" office:value="0.916">
                <text:p>0.916</text:p>
              </table:table-cell>
              <table:table-cell office:value-type="float" office:value="0.013">
                <text:p>0.013</text:p>
              </table:table-cell>
              <table:table-cell office:value-type="float" office:value="0.071">
                <text:p>0.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993">
                <text:p>0.813993</text:p>
              </table:table-cell>
              <table:table-cell office:value-type="float" office:value="0.915">
                <text:p>0.915</text:p>
              </table:table-cell>
              <table:table-cell office:value-type="float" office:value="0.0134">
                <text:p>0.0134</text:p>
              </table:table-cell>
              <table:table-cell office:value-type="float" office:value="0.0716">
                <text:p>0.0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993">
                <text:p>0.814993</text:p>
              </table:table-cell>
              <table:table-cell office:value-type="float" office:value="0.9189">
                <text:p>0.9189</text:p>
              </table:table-cell>
              <table:table-cell office:value-type="float" office:value="0.0112">
                <text:p>0.0112</text:p>
              </table:table-cell>
              <table:table-cell office:value-type="float" office:value="0.0699">
                <text:p>0.0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993">
                <text:p>0.815993</text:p>
              </table:table-cell>
              <table:table-cell office:value-type="float" office:value="0.9202">
                <text:p>0.9202</text:p>
              </table:table-cell>
              <table:table-cell office:value-type="float" office:value="0.0122">
                <text:p>0.0122</text:p>
              </table:table-cell>
              <table:table-cell office:value-type="float" office:value="0.0676">
                <text:p>0.0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993">
                <text:p>0.816993</text:p>
              </table:table-cell>
              <table:table-cell office:value-type="float" office:value="0.9188">
                <text:p>0.9188</text:p>
              </table:table-cell>
              <table:table-cell office:value-type="float" office:value="0.012">
                <text:p>0.012</text:p>
              </table:table-cell>
              <table:table-cell office:value-type="float" office:value="0.0692">
                <text:p>0.0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993">
                <text:p>0.817993</text:p>
              </table:table-cell>
              <table:table-cell office:value-type="float" office:value="0.9211">
                <text:p>0.9211</text:p>
              </table:table-cell>
              <table:table-cell office:value-type="float" office:value="0.011">
                <text:p>0.011</text:p>
              </table:table-cell>
              <table:table-cell office:value-type="float" office:value="0.0679">
                <text:p>0.0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993">
                <text:p>0.818993</text:p>
              </table:table-cell>
              <table:table-cell office:value-type="float" office:value="0.9166">
                <text:p>0.9166</text:p>
              </table:table-cell>
              <table:table-cell office:value-type="float" office:value="0.012">
                <text:p>0.012</text:p>
              </table:table-cell>
              <table:table-cell office:value-type="float" office:value="0.0714">
                <text:p>0.0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993">
                <text:p>0.819993</text:p>
              </table:table-cell>
              <table:table-cell office:value-type="float" office:value="0.9221">
                <text:p>0.9221</text:p>
              </table:table-cell>
              <table:table-cell office:value-type="float" office:value="0.012">
                <text:p>0.012</text:p>
              </table:table-cell>
              <table:table-cell office:value-type="float" office:value="0.0659">
                <text:p>0.0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0993">
                <text:p>0.820993</text:p>
              </table:table-cell>
              <table:table-cell office:value-type="float" office:value="0.9208">
                <text:p>0.9208</text:p>
              </table:table-cell>
              <table:table-cell office:value-type="float" office:value="0.0122">
                <text:p>0.0122</text:p>
              </table:table-cell>
              <table:table-cell office:value-type="float" office:value="0.067">
                <text:p>0.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993">
                <text:p>0.821993</text:p>
              </table:table-cell>
              <table:table-cell office:value-type="float" office:value="0.9215">
                <text:p>0.9215</text:p>
              </table:table-cell>
              <table:table-cell office:value-type="float" office:value="0.0104">
                <text:p>0.0104</text:p>
              </table:table-cell>
              <table:table-cell office:value-type="float" office:value="0.0681">
                <text:p>0.0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993">
                <text:p>0.822993</text:p>
              </table:table-cell>
              <table:table-cell office:value-type="float" office:value="0.9267">
                <text:p>0.9267</text:p>
              </table:table-cell>
              <table:table-cell office:value-type="float" office:value="0.0122">
                <text:p>0.0122</text:p>
              </table:table-cell>
              <table:table-cell office:value-type="float" office:value="0.0611">
                <text:p>0.0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993">
                <text:p>0.823993</text:p>
              </table:table-cell>
              <table:table-cell office:value-type="float" office:value="0.9162">
                <text:p>0.9162</text:p>
              </table:table-cell>
              <table:table-cell office:value-type="float" office:value="0.0136">
                <text:p>0.0136</text:p>
              </table:table-cell>
              <table:table-cell office:value-type="float" office:value="0.0702">
                <text:p>0.0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993">
                <text:p>0.824993</text:p>
              </table:table-cell>
              <table:table-cell office:value-type="float" office:value="0.9181">
                <text:p>0.9181</text:p>
              </table:table-cell>
              <table:table-cell office:value-type="float" office:value="0.0146">
                <text:p>0.0146</text:p>
              </table:table-cell>
              <table:table-cell office:value-type="float" office:value="0.0673">
                <text:p>0.0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993">
                <text:p>0.825993</text:p>
              </table:table-cell>
              <table:table-cell office:value-type="float" office:value="0.9209">
                <text:p>0.9209</text:p>
              </table:table-cell>
              <table:table-cell office:value-type="float" office:value="0.0142">
                <text:p>0.0142</text:p>
              </table:table-cell>
              <table:table-cell office:value-type="float" office:value="0.0649">
                <text:p>0.0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993">
                <text:p>0.826993</text:p>
              </table:table-cell>
              <table:table-cell office:value-type="float" office:value="0.9247">
                <text:p>0.9247</text:p>
              </table:table-cell>
              <table:table-cell office:value-type="float" office:value="0.012">
                <text:p>0.012</text:p>
              </table:table-cell>
              <table:table-cell office:value-type="float" office:value="0.0633">
                <text:p>0.0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993">
                <text:p>0.827993</text:p>
              </table:table-cell>
              <table:table-cell office:value-type="float" office:value="0.9203">
                <text:p>0.9203</text:p>
              </table:table-cell>
              <table:table-cell office:value-type="float" office:value="0.0104">
                <text:p>0.0104</text:p>
              </table:table-cell>
              <table:table-cell office:value-type="float" office:value="0.0693">
                <text:p>0.0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993">
                <text:p>0.828993</text:p>
              </table:table-cell>
              <table:table-cell office:value-type="float" office:value="0.9281">
                <text:p>0.9281</text:p>
              </table:table-cell>
              <table:table-cell office:value-type="float" office:value="0.0096">
                <text:p>0.0096</text:p>
              </table:table-cell>
              <table:table-cell office:value-type="float" office:value="0.0623">
                <text:p>0.0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993">
                <text:p>0.829993</text:p>
              </table:table-cell>
              <table:table-cell office:value-type="float" office:value="0.9232">
                <text:p>0.9232</text:p>
              </table:table-cell>
              <table:table-cell office:value-type="float" office:value="0.0114">
                <text:p>0.0114</text:p>
              </table:table-cell>
              <table:table-cell office:value-type="float" office:value="0.0654">
                <text:p>0.0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0993">
                <text:p>0.830993</text:p>
              </table:table-cell>
              <table:table-cell office:value-type="float" office:value="0.9227">
                <text:p>0.9227</text:p>
              </table:table-cell>
              <table:table-cell office:value-type="float" office:value="0.0144">
                <text:p>0.0144</text:p>
              </table:table-cell>
              <table:table-cell office:value-type="float" office:value="0.0629">
                <text:p>0.0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993">
                <text:p>0.831993</text:p>
              </table:table-cell>
              <table:table-cell office:value-type="float" office:value="0.9239">
                <text:p>0.9239</text:p>
              </table:table-cell>
              <table:table-cell office:value-type="float" office:value="0.0128">
                <text:p>0.0128</text:p>
              </table:table-cell>
              <table:table-cell office:value-type="float" office:value="0.0633">
                <text:p>0.0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993">
                <text:p>0.832993</text:p>
              </table:table-cell>
              <table:table-cell office:value-type="float" office:value="0.926">
                <text:p>0.926</text:p>
              </table:table-cell>
              <table:table-cell office:value-type="float" office:value="0.0118">
                <text:p>0.0118</text:p>
              </table:table-cell>
              <table:table-cell office:value-type="float" office:value="0.0622">
                <text:p>0.0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993">
                <text:p>0.833993</text:p>
              </table:table-cell>
              <table:table-cell office:value-type="float" office:value="0.9275">
                <text:p>0.9275</text:p>
              </table:table-cell>
              <table:table-cell office:value-type="float" office:value="0.0086">
                <text:p>0.0086</text:p>
              </table:table-cell>
              <table:table-cell office:value-type="float" office:value="0.0639">
                <text:p>0.0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993">
                <text:p>0.834993</text:p>
              </table:table-cell>
              <table:table-cell office:value-type="float" office:value="0.9243">
                <text:p>0.9243</text:p>
              </table:table-cell>
              <table:table-cell office:value-type="float" office:value="0.0114">
                <text:p>0.0114</text:p>
              </table:table-cell>
              <table:table-cell office:value-type="float" office:value="0.0643">
                <text:p>0.0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993">
                <text:p>0.835993</text:p>
              </table:table-cell>
              <table:table-cell office:value-type="float" office:value="0.9258">
                <text:p>0.9258</text:p>
              </table:table-cell>
              <table:table-cell office:value-type="float" office:value="0.0116">
                <text:p>0.0116</text:p>
              </table:table-cell>
              <table:table-cell office:value-type="float" office:value="0.0626">
                <text:p>0.0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993">
                <text:p>0.836993</text:p>
              </table:table-cell>
              <table:table-cell office:value-type="float" office:value="0.9289">
                <text:p>0.9289</text:p>
              </table:table-cell>
              <table:table-cell office:value-type="float" office:value="0.0106">
                <text:p>0.0106</text:p>
              </table:table-cell>
              <table:table-cell office:value-type="float" office:value="0.0605">
                <text:p>0.0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993">
                <text:p>0.837993</text:p>
              </table:table-cell>
              <table:table-cell office:value-type="float" office:value="0.9308">
                <text:p>0.9308</text:p>
              </table:table-cell>
              <table:table-cell office:value-type="float" office:value="0.009">
                <text:p>0.009</text:p>
              </table:table-cell>
              <table:table-cell office:value-type="float" office:value="0.0602">
                <text:p>0.0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993">
                <text:p>0.838993</text:p>
              </table:table-cell>
              <table:table-cell office:value-type="float" office:value="0.9309">
                <text:p>0.9309</text:p>
              </table:table-cell>
              <table:table-cell office:value-type="float" office:value="0.007">
                <text:p>0.007</text:p>
              </table:table-cell>
              <table:table-cell office:value-type="float" office:value="0.0621">
                <text:p>0.0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993">
                <text:p>0.839993</text:p>
              </table:table-cell>
              <table:table-cell office:value-type="float" office:value="0.9303">
                <text:p>0.9303</text:p>
              </table:table-cell>
              <table:table-cell office:value-type="float" office:value="0.0092">
                <text:p>0.0092</text:p>
              </table:table-cell>
              <table:table-cell office:value-type="float" office:value="0.0605">
                <text:p>0.0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0993">
                <text:p>0.840993</text:p>
              </table:table-cell>
              <table:table-cell office:value-type="float" office:value="0.9299">
                <text:p>0.9299</text:p>
              </table:table-cell>
              <table:table-cell office:value-type="float" office:value="0.0098">
                <text:p>0.0098</text:p>
              </table:table-cell>
              <table:table-cell office:value-type="float" office:value="0.0603">
                <text:p>0.0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993">
                <text:p>0.841993</text:p>
              </table:table-cell>
              <table:table-cell office:value-type="float" office:value="0.9278">
                <text:p>0.9278</text:p>
              </table:table-cell>
              <table:table-cell office:value-type="float" office:value="0.0098">
                <text:p>0.0098</text:p>
              </table:table-cell>
              <table:table-cell office:value-type="float" office:value="0.0624">
                <text:p>0.0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993">
                <text:p>0.842993</text:p>
              </table:table-cell>
              <table:table-cell office:value-type="float" office:value="0.9271">
                <text:p>0.9271</text:p>
              </table:table-cell>
              <table:table-cell office:value-type="float" office:value="0.0102">
                <text:p>0.0102</text:p>
              </table:table-cell>
              <table:table-cell office:value-type="float" office:value="0.0627">
                <text:p>0.0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993">
                <text:p>0.843993</text:p>
              </table:table-cell>
              <table:table-cell office:value-type="float" office:value="0.9274">
                <text:p>0.9274</text:p>
              </table:table-cell>
              <table:table-cell office:value-type="float" office:value="0.0106">
                <text:p>0.0106</text:p>
              </table:table-cell>
              <table:table-cell office:value-type="float" office:value="0.062">
                <text:p>0.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993">
                <text:p>0.844993</text:p>
              </table:table-cell>
              <table:table-cell office:value-type="float" office:value="0.9289">
                <text:p>0.9289</text:p>
              </table:table-cell>
              <table:table-cell office:value-type="float" office:value="0.011">
                <text:p>0.011</text:p>
              </table:table-cell>
              <table:table-cell office:value-type="float" office:value="0.0601">
                <text:p>0.0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993">
                <text:p>0.845993</text:p>
              </table:table-cell>
              <table:table-cell office:value-type="float" office:value="0.9318">
                <text:p>0.9318</text:p>
              </table:table-cell>
              <table:table-cell office:value-type="float" office:value="0.0074">
                <text:p>0.0074</text:p>
              </table:table-cell>
              <table:table-cell office:value-type="float" office:value="0.0608">
                <text:p>0.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993">
                <text:p>0.846993</text:p>
              </table:table-cell>
              <table:table-cell office:value-type="float" office:value="0.9316">
                <text:p>0.9316</text:p>
              </table:table-cell>
              <table:table-cell office:value-type="float" office:value="0.0088">
                <text:p>0.0088</text:p>
              </table:table-cell>
              <table:table-cell office:value-type="float" office:value="0.0596">
                <text:p>0.0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993">
                <text:p>0.847993</text:p>
              </table:table-cell>
              <table:table-cell office:value-type="float" office:value="0.9309">
                <text:p>0.9309</text:p>
              </table:table-cell>
              <table:table-cell office:value-type="float" office:value="0.0092">
                <text:p>0.0092</text:p>
              </table:table-cell>
              <table:table-cell office:value-type="float" office:value="0.0599">
                <text:p>0.0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993">
                <text:p>0.848993</text:p>
              </table:table-cell>
              <table:table-cell office:value-type="float" office:value="0.9328">
                <text:p>0.9328</text:p>
              </table:table-cell>
              <table:table-cell office:value-type="float" office:value="0.009">
                <text:p>0.009</text:p>
              </table:table-cell>
              <table:table-cell office:value-type="float" office:value="0.0582">
                <text:p>0.0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993">
                <text:p>0.849993</text:p>
              </table:table-cell>
              <table:table-cell office:value-type="float" office:value="0.9325">
                <text:p>0.9325</text:p>
              </table:table-cell>
              <table:table-cell office:value-type="float" office:value="0.0092">
                <text:p>0.0092</text:p>
              </table:table-cell>
              <table:table-cell office:value-type="float" office:value="0.0583">
                <text:p>0.0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0993">
                <text:p>0.850993</text:p>
              </table:table-cell>
              <table:table-cell office:value-type="float" office:value="0.9346">
                <text:p>0.9346</text:p>
              </table:table-cell>
              <table:table-cell office:value-type="float" office:value="0.0084">
                <text:p>0.0084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993">
                <text:p>0.851993</text:p>
              </table:table-cell>
              <table:table-cell office:value-type="float" office:value="0.9342">
                <text:p>0.9342</text:p>
              </table:table-cell>
              <table:table-cell office:value-type="float" office:value="0.007">
                <text:p>0.007</text:p>
              </table:table-cell>
              <table:table-cell office:value-type="float" office:value="0.0588">
                <text:p>0.0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993">
                <text:p>0.852993</text:p>
              </table:table-cell>
              <table:table-cell office:value-type="float" office:value="0.9341">
                <text:p>0.9341</text:p>
              </table:table-cell>
              <table:table-cell office:value-type="float" office:value="0.0092">
                <text:p>0.0092</text:p>
              </table:table-cell>
              <table:table-cell office:value-type="float" office:value="0.0567">
                <text:p>0.0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993">
                <text:p>0.853993</text:p>
              </table:table-cell>
              <table:table-cell office:value-type="float" office:value="0.9349">
                <text:p>0.9349</text:p>
              </table:table-cell>
              <table:table-cell office:value-type="float" office:value="0.0106">
                <text:p>0.0106</text:p>
              </table:table-cell>
              <table:table-cell office:value-type="float" office:value="0.0545">
                <text:p>0.0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993">
                <text:p>0.854993</text:p>
              </table:table-cell>
              <table:table-cell office:value-type="float" office:value="0.9357">
                <text:p>0.9357</text:p>
              </table:table-cell>
              <table:table-cell office:value-type="float" office:value="0.0096">
                <text:p>0.0096</text:p>
              </table:table-cell>
              <table:table-cell office:value-type="float" office:value="0.0547">
                <text:p>0.0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993">
                <text:p>0.855993</text:p>
              </table:table-cell>
              <table:table-cell office:value-type="float" office:value="0.9363">
                <text:p>0.9363</text:p>
              </table:table-cell>
              <table:table-cell office:value-type="float" office:value="0.0074">
                <text:p>0.0074</text:p>
              </table:table-cell>
              <table:table-cell office:value-type="float" office:value="0.0563">
                <text:p>0.0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993">
                <text:p>0.856993</text:p>
              </table:table-cell>
              <table:table-cell office:value-type="float" office:value="0.9318">
                <text:p>0.9318</text:p>
              </table:table-cell>
              <table:table-cell office:value-type="float" office:value="0.0086">
                <text:p>0.0086</text:p>
              </table:table-cell>
              <table:table-cell office:value-type="float" office:value="0.0596">
                <text:p>0.0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993">
                <text:p>0.857993</text:p>
              </table:table-cell>
              <table:table-cell office:value-type="float" office:value="0.938">
                <text:p>0.938</text:p>
              </table:table-cell>
              <table:table-cell office:value-type="float" office:value="0.0078">
                <text:p>0.0078</text:p>
              </table:table-cell>
              <table:table-cell office:value-type="float" office:value="0.0542">
                <text:p>0.0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993">
                <text:p>0.858993</text:p>
              </table:table-cell>
              <table:table-cell office:value-type="float" office:value="0.9406">
                <text:p>0.9406</text:p>
              </table:table-cell>
              <table:table-cell office:value-type="float" office:value="0.008">
                <text:p>0.008</text:p>
              </table:table-cell>
              <table:table-cell office:value-type="float" office:value="0.0514">
                <text:p>0.0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993">
                <text:p>0.859993</text:p>
              </table:table-cell>
              <table:table-cell office:value-type="float" office:value="0.9367">
                <text:p>0.9367</text:p>
              </table:table-cell>
              <table:table-cell office:value-type="float" office:value="0.0096">
                <text:p>0.0096</text:p>
              </table:table-cell>
              <table:table-cell office:value-type="float" office:value="0.0537">
                <text:p>0.0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0993">
                <text:p>0.860993</text:p>
              </table:table-cell>
              <table:table-cell office:value-type="float" office:value="0.9364">
                <text:p>0.9364</text:p>
              </table:table-cell>
              <table:table-cell office:value-type="float" office:value="0.0086">
                <text:p>0.0086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992">
                <text:p>0.861992</text:p>
              </table:table-cell>
              <table:table-cell office:value-type="float" office:value="0.9403">
                <text:p>0.9403</text:p>
              </table:table-cell>
              <table:table-cell office:value-type="float" office:value="0.0072">
                <text:p>0.0072</text:p>
              </table:table-cell>
              <table:table-cell office:value-type="float" office:value="0.0525">
                <text:p>0.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992">
                <text:p>0.862992</text:p>
              </table:table-cell>
              <table:table-cell office:value-type="float" office:value="0.9396">
                <text:p>0.9396</text:p>
              </table:table-cell>
              <table:table-cell office:value-type="float" office:value="0.0068">
                <text:p>0.0068</text:p>
              </table:table-cell>
              <table:table-cell office:value-type="float" office:value="0.0536">
                <text:p>0.0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992">
                <text:p>0.863992</text:p>
              </table:table-cell>
              <table:table-cell office:value-type="float" office:value="0.9378">
                <text:p>0.9378</text:p>
              </table:table-cell>
              <table:table-cell office:value-type="float" office:value="0.0082">
                <text:p>0.0082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992">
                <text:p>0.864992</text:p>
              </table:table-cell>
              <table:table-cell office:value-type="float" office:value="0.9385">
                <text:p>0.9385</text:p>
              </table:table-cell>
              <table:table-cell office:value-type="float" office:value="0.008">
                <text:p>0.008</text:p>
              </table:table-cell>
              <table:table-cell office:value-type="float" office:value="0.0535">
                <text:p>0.0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992">
                <text:p>0.865992</text:p>
              </table:table-cell>
              <table:table-cell office:value-type="float" office:value="0.9397">
                <text:p>0.9397</text:p>
              </table:table-cell>
              <table:table-cell office:value-type="float" office:value="0.0068">
                <text:p>0.0068</text:p>
              </table:table-cell>
              <table:table-cell office:value-type="float" office:value="0.0535">
                <text:p>0.0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992">
                <text:p>0.866992</text:p>
              </table:table-cell>
              <table:table-cell office:value-type="float" office:value="0.9379">
                <text:p>0.9379</text:p>
              </table:table-cell>
              <table:table-cell office:value-type="float" office:value="0.009">
                <text:p>0.009</text:p>
              </table:table-cell>
              <table:table-cell office:value-type="float" office:value="0.0531">
                <text:p>0.0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992">
                <text:p>0.867992</text:p>
              </table:table-cell>
              <table:table-cell office:value-type="float" office:value="0.934">
                <text:p>0.934</text:p>
              </table:table-cell>
              <table:table-cell office:value-type="float" office:value="0.0104">
                <text:p>0.0104</text:p>
              </table:table-cell>
              <table:table-cell office:value-type="float" office:value="0.0556">
                <text:p>0.0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992">
                <text:p>0.868992</text:p>
              </table:table-cell>
              <table:table-cell office:value-type="float" office:value="0.9399">
                <text:p>0.9399</text:p>
              </table:table-cell>
              <table:table-cell office:value-type="float" office:value="0.0082">
                <text:p>0.0082</text:p>
              </table:table-cell>
              <table:table-cell office:value-type="float" office:value="0.0519">
                <text:p>0.0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992">
                <text:p>0.869992</text:p>
              </table:table-cell>
              <table:table-cell office:value-type="float" office:value="0.946">
                <text:p>0.946</text:p>
              </table:table-cell>
              <table:table-cell office:value-type="float" office:value="0.006">
                <text:p>0.006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0992">
                <text:p>0.870992</text:p>
              </table:table-cell>
              <table:table-cell office:value-type="float" office:value="0.9384">
                <text:p>0.9384</text:p>
              </table:table-cell>
              <table:table-cell office:value-type="float" office:value="0.008">
                <text:p>0.008</text:p>
              </table:table-cell>
              <table:table-cell office:value-type="float" office:value="0.0536">
                <text:p>0.0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992">
                <text:p>0.871992</text:p>
              </table:table-cell>
              <table:table-cell office:value-type="float" office:value="0.945">
                <text:p>0.945</text:p>
              </table:table-cell>
              <table:table-cell office:value-type="float" office:value="0.0052">
                <text:p>0.0052</text:p>
              </table:table-cell>
              <table:table-cell office:value-type="float" office:value="0.0498">
                <text:p>0.0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992">
                <text:p>0.872992</text:p>
              </table:table-cell>
              <table:table-cell office:value-type="float" office:value="0.9369">
                <text:p>0.9369</text:p>
              </table:table-cell>
              <table:table-cell office:value-type="float" office:value="0.0092">
                <text:p>0.0092</text:p>
              </table:table-cell>
              <table:table-cell office:value-type="float" office:value="0.0539">
                <text:p>0.0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992">
                <text:p>0.873992</text:p>
              </table:table-cell>
              <table:table-cell office:value-type="float" office:value="0.9455">
                <text:p>0.9455</text:p>
              </table:table-cell>
              <table:table-cell office:value-type="float" office:value="0.0076">
                <text:p>0.0076</text:p>
              </table:table-cell>
              <table:table-cell office:value-type="float" office:value="0.0469">
                <text:p>0.0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992">
                <text:p>0.874992</text:p>
              </table:table-cell>
              <table:table-cell office:value-type="float" office:value="0.9461">
                <text:p>0.9461</text:p>
              </table:table-cell>
              <table:table-cell office:value-type="float" office:value="0.0058">
                <text:p>0.0058</text:p>
              </table:table-cell>
              <table:table-cell office:value-type="float" office:value="0.0481">
                <text:p>0.0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992">
                <text:p>0.875992</text:p>
              </table:table-cell>
              <table:table-cell office:value-type="float" office:value="0.9455">
                <text:p>0.9455</text:p>
              </table:table-cell>
              <table:table-cell office:value-type="float" office:value="0.007">
                <text:p>0.007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992">
                <text:p>0.876992</text:p>
              </table:table-cell>
              <table:table-cell office:value-type="float" office:value="0.9399">
                <text:p>0.9399</text:p>
              </table:table-cell>
              <table:table-cell office:value-type="float" office:value="0.008">
                <text:p>0.008</text:p>
              </table:table-cell>
              <table:table-cell office:value-type="float" office:value="0.0521">
                <text:p>0.0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992">
                <text:p>0.877992</text:p>
              </table:table-cell>
              <table:table-cell office:value-type="float" office:value="0.9392">
                <text:p>0.9392</text:p>
              </table:table-cell>
              <table:table-cell office:value-type="float" office:value="0.0084">
                <text:p>0.0084</text:p>
              </table:table-cell>
              <table:table-cell office:value-type="float" office:value="0.0524">
                <text:p>0.0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992">
                <text:p>0.878992</text:p>
              </table:table-cell>
              <table:table-cell office:value-type="float" office:value="0.9449">
                <text:p>0.9449</text:p>
              </table:table-cell>
              <table:table-cell office:value-type="float" office:value="0.0072">
                <text:p>0.0072</text:p>
              </table:table-cell>
              <table:table-cell office:value-type="float" office:value="0.0479">
                <text:p>0.0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992">
                <text:p>0.879992</text:p>
              </table:table-cell>
              <table:table-cell office:value-type="float" office:value="0.9458">
                <text:p>0.9458</text:p>
              </table:table-cell>
              <table:table-cell office:value-type="float" office:value="0.0066">
                <text:p>0.0066</text:p>
              </table:table-cell>
              <table:table-cell office:value-type="float" office:value="0.0476">
                <text:p>0.0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0992">
                <text:p>0.880992</text:p>
              </table:table-cell>
              <table:table-cell office:value-type="float" office:value="0.9489">
                <text:p>0.9489</text:p>
              </table:table-cell>
              <table:table-cell office:value-type="float" office:value="0.0042">
                <text:p>0.0042</text:p>
              </table:table-cell>
              <table:table-cell office:value-type="float" office:value="0.0469">
                <text:p>0.0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992">
                <text:p>0.881992</text:p>
              </table:table-cell>
              <table:table-cell office:value-type="float" office:value="0.9444">
                <text:p>0.9444</text:p>
              </table:table-cell>
              <table:table-cell office:value-type="float" office:value="0.0076">
                <text:p>0.0076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992">
                <text:p>0.882992</text:p>
              </table:table-cell>
              <table:table-cell office:value-type="float" office:value="0.9453">
                <text:p>0.9453</text:p>
              </table:table-cell>
              <table:table-cell office:value-type="float" office:value="0.0076">
                <text:p>0.0076</text:p>
              </table:table-cell>
              <table:table-cell office:value-type="float" office:value="0.0471">
                <text:p>0.0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992">
                <text:p>0.883992</text:p>
              </table:table-cell>
              <table:table-cell office:value-type="float" office:value="0.9475">
                <text:p>0.9475</text:p>
              </table:table-cell>
              <table:table-cell office:value-type="float" office:value="0.0064">
                <text:p>0.0064</text:p>
              </table:table-cell>
              <table:table-cell office:value-type="float" office:value="0.0461">
                <text:p>0.0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992">
                <text:p>0.884992</text:p>
              </table:table-cell>
              <table:table-cell office:value-type="float" office:value="0.948">
                <text:p>0.948</text:p>
              </table:table-cell>
              <table:table-cell office:value-type="float" office:value="0.006">
                <text:p>0.006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992">
                <text:p>0.885992</text:p>
              </table:table-cell>
              <table:table-cell office:value-type="float" office:value="0.9472">
                <text:p>0.9472</text:p>
              </table:table-cell>
              <table:table-cell office:value-type="float" office:value="0.0068">
                <text:p>0.0068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992">
                <text:p>0.886992</text:p>
              </table:table-cell>
              <table:table-cell office:value-type="float" office:value="0.9438">
                <text:p>0.9438</text:p>
              </table:table-cell>
              <table:table-cell office:value-type="float" office:value="0.0062">
                <text:p>0.006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992">
                <text:p>0.887992</text:p>
              </table:table-cell>
              <table:table-cell office:value-type="float" office:value="0.9525">
                <text:p>0.9525</text:p>
              </table:table-cell>
              <table:table-cell office:value-type="float" office:value="0.0038">
                <text:p>0.0038</text:p>
              </table:table-cell>
              <table:table-cell office:value-type="float" office:value="0.0437">
                <text:p>0.0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992">
                <text:p>0.888992</text:p>
              </table:table-cell>
              <table:table-cell office:value-type="float" office:value="0.9478">
                <text:p>0.9478</text:p>
              </table:table-cell>
              <table:table-cell office:value-type="float" office:value="0.0062">
                <text:p>0.0062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992">
                <text:p>0.889992</text:p>
              </table:table-cell>
              <table:table-cell office:value-type="float" office:value="0.9527">
                <text:p>0.9527</text:p>
              </table:table-cell>
              <table:table-cell office:value-type="float" office:value="0.0044">
                <text:p>0.0044</text:p>
              </table:table-cell>
              <table:table-cell office:value-type="float" office:value="0.0429">
                <text:p>0.0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0992">
                <text:p>0.890992</text:p>
              </table:table-cell>
              <table:table-cell office:value-type="float" office:value="0.9511">
                <text:p>0.9511</text:p>
              </table:table-cell>
              <table:table-cell office:value-type="float" office:value="0.006">
                <text:p>0.006</text:p>
              </table:table-cell>
              <table:table-cell office:value-type="float" office:value="0.0429">
                <text:p>0.0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992">
                <text:p>0.891992</text:p>
              </table:table-cell>
              <table:table-cell office:value-type="float" office:value="0.9492">
                <text:p>0.9492</text:p>
              </table:table-cell>
              <table:table-cell office:value-type="float" office:value="0.006">
                <text:p>0.006</text:p>
              </table:table-cell>
              <table:table-cell office:value-type="float" office:value="0.0448">
                <text:p>0.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992">
                <text:p>0.892992</text:p>
              </table:table-cell>
              <table:table-cell office:value-type="float" office:value="0.9529">
                <text:p>0.9529</text:p>
              </table:table-cell>
              <table:table-cell office:value-type="float" office:value="0.0044">
                <text:p>0.0044</text:p>
              </table:table-cell>
              <table:table-cell office:value-type="float" office:value="0.0427">
                <text:p>0.0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992">
                <text:p>0.893992</text:p>
              </table:table-cell>
              <table:table-cell office:value-type="float" office:value="0.9505">
                <text:p>0.9505</text:p>
              </table:table-cell>
              <table:table-cell office:value-type="float" office:value="0.0042">
                <text:p>0.0042</text:p>
              </table:table-cell>
              <table:table-cell office:value-type="float" office:value="0.0453">
                <text:p>0.0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992">
                <text:p>0.894992</text:p>
              </table:table-cell>
              <table:table-cell office:value-type="float" office:value="0.9487">
                <text:p>0.9487</text:p>
              </table:table-cell>
              <table:table-cell office:value-type="float" office:value="0.0054">
                <text:p>0.0054</text:p>
              </table:table-cell>
              <table:table-cell office:value-type="float" office:value="0.0459">
                <text:p>0.0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992">
                <text:p>0.895992</text:p>
              </table:table-cell>
              <table:table-cell office:value-type="float" office:value="0.9513">
                <text:p>0.9513</text:p>
              </table:table-cell>
              <table:table-cell office:value-type="float" office:value="0.0046">
                <text:p>0.0046</text:p>
              </table:table-cell>
              <table:table-cell office:value-type="float" office:value="0.0441">
                <text:p>0.0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992">
                <text:p>0.896992</text:p>
              </table:table-cell>
              <table:table-cell office:value-type="float" office:value="0.9495">
                <text:p>0.9495</text:p>
              </table:table-cell>
              <table:table-cell office:value-type="float" office:value="0.0062">
                <text:p>0.0062</text:p>
              </table:table-cell>
              <table:table-cell office:value-type="float" office:value="0.0443">
                <text:p>0.0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992">
                <text:p>0.897992</text:p>
              </table:table-cell>
              <table:table-cell office:value-type="float" office:value="0.9541">
                <text:p>0.9541</text:p>
              </table:table-cell>
              <table:table-cell office:value-type="float" office:value="0.0048">
                <text:p>0.0048</text:p>
              </table:table-cell>
              <table:table-cell office:value-type="float" office:value="0.0411">
                <text:p>0.0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992">
                <text:p>0.898992</text:p>
              </table:table-cell>
              <table:table-cell office:value-type="float" office:value="0.9553">
                <text:p>0.9553</text:p>
              </table:table-cell>
              <table:table-cell office:value-type="float" office:value="0.0046">
                <text:p>0.0046</text:p>
              </table:table-cell>
              <table:table-cell office:value-type="float" office:value="0.0401">
                <text:p>0.0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992">
                <text:p>0.899992</text:p>
              </table:table-cell>
              <table:table-cell office:value-type="float" office:value="0.9561">
                <text:p>0.9561</text:p>
              </table:table-cell>
              <table:table-cell office:value-type="float" office:value="0.0042">
                <text:p>0.0042</text:p>
              </table:table-cell>
              <table:table-cell office:value-type="float" office:value="0.0397">
                <text:p>0.0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0992">
                <text:p>0.900992</text:p>
              </table:table-cell>
              <table:table-cell office:value-type="float" office:value="0.9528">
                <text:p>0.9528</text:p>
              </table:table-cell>
              <table:table-cell office:value-type="float" office:value="0.004">
                <text:p>0.004</text:p>
              </table:table-cell>
              <table:table-cell office:value-type="float" office:value="0.0432">
                <text:p>0.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992">
                <text:p>0.901992</text:p>
              </table:table-cell>
              <table:table-cell office:value-type="float" office:value="0.9564">
                <text:p>0.9564</text:p>
              </table:table-cell>
              <table:table-cell office:value-type="float" office:value="0.0042">
                <text:p>0.0042</text:p>
              </table:table-cell>
              <table:table-cell office:value-type="float" office:value="0.0394">
                <text:p>0.0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992">
                <text:p>0.902992</text:p>
              </table:table-cell>
              <table:table-cell office:value-type="float" office:value="0.9529">
                <text:p>0.9529</text:p>
              </table:table-cell>
              <table:table-cell office:value-type="float" office:value="0.006">
                <text:p>0.006</text:p>
              </table:table-cell>
              <table:table-cell office:value-type="float" office:value="0.0411">
                <text:p>0.0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992">
                <text:p>0.903992</text:p>
              </table:table-cell>
              <table:table-cell office:value-type="float" office:value="0.9625">
                <text:p>0.9625</text:p>
              </table:table-cell>
              <table:table-cell office:value-type="float" office:value="0.0034">
                <text:p>0.0034</text:p>
              </table:table-cell>
              <table:table-cell office:value-type="float" office:value="0.0341">
                <text:p>0.0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992">
                <text:p>0.904992</text:p>
              </table:table-cell>
              <table:table-cell office:value-type="float" office:value="0.9562">
                <text:p>0.9562</text:p>
              </table:table-cell>
              <table:table-cell office:value-type="float" office:value="0.0042">
                <text:p>0.0042</text:p>
              </table:table-cell>
              <table:table-cell office:value-type="float" office:value="0.0396">
                <text:p>0.0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992">
                <text:p>0.905992</text:p>
              </table:table-cell>
              <table:table-cell office:value-type="float" office:value="0.9581">
                <text:p>0.9581</text:p>
              </table:table-cell>
              <table:table-cell office:value-type="float" office:value="0.0042">
                <text:p>0.0042</text:p>
              </table:table-cell>
              <table:table-cell office:value-type="float" office:value="0.0377">
                <text:p>0.0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992">
                <text:p>0.906992</text:p>
              </table:table-cell>
              <table:table-cell office:value-type="float" office:value="0.9565">
                <text:p>0.9565</text:p>
              </table:table-cell>
              <table:table-cell office:value-type="float" office:value="0.0044">
                <text:p>0.0044</text:p>
              </table:table-cell>
              <table:table-cell office:value-type="float" office:value="0.0391">
                <text:p>0.0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992">
                <text:p>0.907992</text:p>
              </table:table-cell>
              <table:table-cell office:value-type="float" office:value="0.9549">
                <text:p>0.9549</text:p>
              </table:table-cell>
              <table:table-cell office:value-type="float" office:value="0.004">
                <text:p>0.004</text:p>
              </table:table-cell>
              <table:table-cell office:value-type="float" office:value="0.0411">
                <text:p>0.0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992">
                <text:p>0.908992</text:p>
              </table:table-cell>
              <table:table-cell office:value-type="float" office:value="0.9552">
                <text:p>0.9552</text:p>
              </table:table-cell>
              <table:table-cell office:value-type="float" office:value="0.0046">
                <text:p>0.0046</text:p>
              </table:table-cell>
              <table:table-cell office:value-type="float" office:value="0.0402">
                <text:p>0.0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992">
                <text:p>0.909992</text:p>
              </table:table-cell>
              <table:table-cell office:value-type="float" office:value="0.9591">
                <text:p>0.9591</text:p>
              </table:table-cell>
              <table:table-cell office:value-type="float" office:value="0.0044">
                <text:p>0.0044</text:p>
              </table:table-cell>
              <table:table-cell office:value-type="float" office:value="0.0365">
                <text:p>0.0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0992">
                <text:p>0.910992</text:p>
              </table:table-cell>
              <table:table-cell office:value-type="float" office:value="0.9605">
                <text:p>0.9605</text:p>
              </table:table-cell>
              <table:table-cell office:value-type="float" office:value="0.0042">
                <text:p>0.0042</text:p>
              </table:table-cell>
              <table:table-cell office:value-type="float" office:value="0.0353">
                <text:p>0.0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992">
                <text:p>0.911992</text:p>
              </table:table-cell>
              <table:table-cell office:value-type="float" office:value="0.958">
                <text:p>0.958</text:p>
              </table:table-cell>
              <table:table-cell office:value-type="float" office:value="0.0036">
                <text:p>0.0036</text:p>
              </table:table-cell>
              <table:table-cell office:value-type="float" office:value="0.0384">
                <text:p>0.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992">
                <text:p>0.912992</text:p>
              </table:table-cell>
              <table:table-cell office:value-type="float" office:value="0.9592">
                <text:p>0.9592</text:p>
              </table:table-cell>
              <table:table-cell office:value-type="float" office:value="0.0034">
                <text:p>0.0034</text:p>
              </table:table-cell>
              <table:table-cell office:value-type="float" office:value="0.0374">
                <text:p>0.0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992">
                <text:p>0.913992</text:p>
              </table:table-cell>
              <table:table-cell office:value-type="float" office:value="0.9615">
                <text:p>0.9615</text:p>
              </table:table-cell>
              <table:table-cell office:value-type="float" office:value="0.0026">
                <text:p>0.0026</text:p>
              </table:table-cell>
              <table:table-cell office:value-type="float" office:value="0.0359">
                <text:p>0.0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992">
                <text:p>0.914992</text:p>
              </table:table-cell>
              <table:table-cell office:value-type="float" office:value="0.9607">
                <text:p>0.9607</text:p>
              </table:table-cell>
              <table:table-cell office:value-type="float" office:value="0.0032">
                <text:p>0.0032</text:p>
              </table:table-cell>
              <table:table-cell office:value-type="float" office:value="0.0361">
                <text:p>0.0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992">
                <text:p>0.915992</text:p>
              </table:table-cell>
              <table:table-cell office:value-type="float" office:value="0.9589">
                <text:p>0.9589</text:p>
              </table:table-cell>
              <table:table-cell office:value-type="float" office:value="0.0036">
                <text:p>0.0036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992">
                <text:p>0.916992</text:p>
              </table:table-cell>
              <table:table-cell office:value-type="float" office:value="0.9606">
                <text:p>0.9606</text:p>
              </table:table-cell>
              <table:table-cell office:value-type="float" office:value="0.0028">
                <text:p>0.0028</text:p>
              </table:table-cell>
              <table:table-cell office:value-type="float" office:value="0.0366">
                <text:p>0.0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992">
                <text:p>0.917992</text:p>
              </table:table-cell>
              <table:table-cell office:value-type="float" office:value="0.9639">
                <text:p>0.9639</text:p>
              </table:table-cell>
              <table:table-cell office:value-type="float" office:value="0.0034">
                <text:p>0.0034</text:p>
              </table:table-cell>
              <table:table-cell office:value-type="float" office:value="0.0327">
                <text:p>0.0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992">
                <text:p>0.918992</text:p>
              </table:table-cell>
              <table:table-cell office:value-type="float" office:value="0.9612">
                <text:p>0.9612</text:p>
              </table:table-cell>
              <table:table-cell office:value-type="float" office:value="0.004">
                <text:p>0.004</text:p>
              </table:table-cell>
              <table:table-cell office:value-type="float" office:value="0.0348">
                <text:p>0.0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992">
                <text:p>0.919992</text:p>
              </table:table-cell>
              <table:table-cell office:value-type="float" office:value="0.9626">
                <text:p>0.9626</text:p>
              </table:table-cell>
              <table:table-cell office:value-type="float" office:value="0.0018">
                <text:p>0.0018</text:p>
              </table:table-cell>
              <table:table-cell office:value-type="float" office:value="0.0356">
                <text:p>0.0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0992">
                <text:p>0.920992</text:p>
              </table:table-cell>
              <table:table-cell office:value-type="float" office:value="0.9641">
                <text:p>0.9641</text:p>
              </table:table-cell>
              <table:table-cell office:value-type="float" office:value="0.0022">
                <text:p>0.0022</text:p>
              </table:table-cell>
              <table:table-cell office:value-type="float" office:value="0.0337">
                <text:p>0.0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992">
                <text:p>0.921992</text:p>
              </table:table-cell>
              <table:table-cell office:value-type="float" office:value="0.9642">
                <text:p>0.9642</text:p>
              </table:table-cell>
              <table:table-cell office:value-type="float" office:value="0.0028">
                <text:p>0.0028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992">
                <text:p>0.922992</text:p>
              </table:table-cell>
              <table:table-cell office:value-type="float" office:value="0.9616">
                <text:p>0.9616</text:p>
              </table:table-cell>
              <table:table-cell office:value-type="float" office:value="0.003">
                <text:p>0.003</text:p>
              </table:table-cell>
              <table:table-cell office:value-type="float" office:value="0.0354">
                <text:p>0.0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992">
                <text:p>0.923992</text:p>
              </table:table-cell>
              <table:table-cell office:value-type="float" office:value="0.9633">
                <text:p>0.9633</text:p>
              </table:table-cell>
              <table:table-cell office:value-type="float" office:value="0.0028">
                <text:p>0.0028</text:p>
              </table:table-cell>
              <table:table-cell office:value-type="float" office:value="0.0339">
                <text:p>0.0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992">
                <text:p>0.924992</text:p>
              </table:table-cell>
              <table:table-cell office:value-type="float" office:value="0.9654">
                <text:p>0.9654</text:p>
              </table:table-cell>
              <table:table-cell office:value-type="float" office:value="0.0024">
                <text:p>0.0024</text:p>
              </table:table-cell>
              <table:table-cell office:value-type="float" office:value="0.0322">
                <text:p>0.0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992">
                <text:p>0.925992</text:p>
              </table:table-cell>
              <table:table-cell office:value-type="float" office:value="0.9646">
                <text:p>0.9646</text:p>
              </table:table-cell>
              <table:table-cell office:value-type="float" office:value="0.004">
                <text:p>0.004</text:p>
              </table:table-cell>
              <table:table-cell office:value-type="float" office:value="0.0314">
                <text:p>0.0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992">
                <text:p>0.926992</text:p>
              </table:table-cell>
              <table:table-cell office:value-type="float" office:value="0.9646">
                <text:p>0.9646</text:p>
              </table:table-cell>
              <table:table-cell office:value-type="float" office:value="0.0026">
                <text:p>0.0026</text:p>
              </table:table-cell>
              <table:table-cell office:value-type="float" office:value="0.0328">
                <text:p>0.0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992">
                <text:p>0.927992</text:p>
              </table:table-cell>
              <table:table-cell office:value-type="float" office:value="0.9698">
                <text:p>0.9698</text:p>
              </table:table-cell>
              <table:table-cell office:value-type="float" office:value="0.0016">
                <text:p>0.0016</text:p>
              </table:table-cell>
              <table:table-cell office:value-type="float" office:value="0.0286">
                <text:p>0.0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992">
                <text:p>0.928992</text:p>
              </table:table-cell>
              <table:table-cell office:value-type="float" office:value="0.9651">
                <text:p>0.9651</text:p>
              </table:table-cell>
              <table:table-cell office:value-type="float" office:value="0.0032">
                <text:p>0.0032</text:p>
              </table:table-cell>
              <table:table-cell office:value-type="float" office:value="0.0317">
                <text:p>0.0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992">
                <text:p>0.929992</text:p>
              </table:table-cell>
              <table:table-cell office:value-type="float" office:value="0.9653">
                <text:p>0.9653</text:p>
              </table:table-cell>
              <table:table-cell office:value-type="float" office:value="0.0026">
                <text:p>0.0026</text:p>
              </table:table-cell>
              <table:table-cell office:value-type="float" office:value="0.0321">
                <text:p>0.0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0992">
                <text:p>0.930992</text:p>
              </table:table-cell>
              <table:table-cell office:value-type="float" office:value="0.9688">
                <text:p>0.9688</text:p>
              </table:table-cell>
              <table:table-cell office:value-type="float" office:value="0.0026">
                <text:p>0.0026</text:p>
              </table:table-cell>
              <table:table-cell office:value-type="float" office:value="0.0286">
                <text:p>0.0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992">
                <text:p>0.931992</text:p>
              </table:table-cell>
              <table:table-cell office:value-type="float" office:value="0.9675">
                <text:p>0.9675</text:p>
              </table:table-cell>
              <table:table-cell office:value-type="float" office:value="0.0026">
                <text:p>0.0026</text:p>
              </table:table-cell>
              <table:table-cell office:value-type="float" office:value="0.0299">
                <text:p>0.0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992">
                <text:p>0.932992</text:p>
              </table:table-cell>
              <table:table-cell office:value-type="float" office:value="0.9687">
                <text:p>0.9687</text:p>
              </table:table-cell>
              <table:table-cell office:value-type="float" office:value="0.0026">
                <text:p>0.0026</text:p>
              </table:table-cell>
              <table:table-cell office:value-type="float" office:value="0.0287">
                <text:p>0.0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992">
                <text:p>0.933992</text:p>
              </table:table-cell>
              <table:table-cell office:value-type="float" office:value="0.9647">
                <text:p>0.9647</text:p>
              </table:table-cell>
              <table:table-cell office:value-type="float" office:value="0.0028">
                <text:p>0.0028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992">
                <text:p>0.934992</text:p>
              </table:table-cell>
              <table:table-cell office:value-type="float" office:value="0.9697">
                <text:p>0.9697</text:p>
              </table:table-cell>
              <table:table-cell office:value-type="float" office:value="0.002">
                <text:p>0.002</text:p>
              </table:table-cell>
              <table:table-cell office:value-type="float" office:value="0.0283">
                <text:p>0.0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992">
                <text:p>0.935992</text:p>
              </table:table-cell>
              <table:table-cell office:value-type="float" office:value="0.9692">
                <text:p>0.9692</text:p>
              </table:table-cell>
              <table:table-cell office:value-type="float" office:value="0.0016">
                <text:p>0.0016</text:p>
              </table:table-cell>
              <table:table-cell office:value-type="float" office:value="0.0292">
                <text:p>0.0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992">
                <text:p>0.936992</text:p>
              </table:table-cell>
              <table:table-cell office:value-type="float" office:value="0.9675">
                <text:p>0.9675</text:p>
              </table:table-cell>
              <table:table-cell office:value-type="float" office:value="0.0016">
                <text:p>0.0016</text:p>
              </table:table-cell>
              <table:table-cell office:value-type="float" office:value="0.0309">
                <text:p>0.0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992">
                <text:p>0.937992</text:p>
              </table:table-cell>
              <table:table-cell office:value-type="float" office:value="0.9689">
                <text:p>0.9689</text:p>
              </table:table-cell>
              <table:table-cell office:value-type="float" office:value="0.0018">
                <text:p>0.0018</text:p>
              </table:table-cell>
              <table:table-cell office:value-type="float" office:value="0.0293">
                <text:p>0.0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991">
                <text:p>0.938991</text:p>
              </table:table-cell>
              <table:table-cell office:value-type="float" office:value="0.9722">
                <text:p>0.9722</text:p>
              </table:table-cell>
              <table:table-cell office:value-type="float" office:value="0.002">
                <text:p>0.002</text:p>
              </table:table-cell>
              <table:table-cell office:value-type="float" office:value="0.0258">
                <text:p>0.0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991">
                <text:p>0.939991</text:p>
              </table:table-cell>
              <table:table-cell office:value-type="float" office:value="0.9697">
                <text:p>0.9697</text:p>
              </table:table-cell>
              <table:table-cell office:value-type="float" office:value="0.0024">
                <text:p>0.0024</text:p>
              </table:table-cell>
              <table:table-cell office:value-type="float" office:value="0.0279">
                <text:p>0.0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0991">
                <text:p>0.940991</text:p>
              </table:table-cell>
              <table:table-cell office:value-type="float" office:value="0.973">
                <text:p>0.973</text:p>
              </table:table-cell>
              <table:table-cell office:value-type="float" office:value="0.0014">
                <text:p>0.0014</text:p>
              </table:table-cell>
              <table:table-cell office:value-type="float" office:value="0.0256">
                <text:p>0.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991">
                <text:p>0.941991</text:p>
              </table:table-cell>
              <table:table-cell office:value-type="float" office:value="0.9746">
                <text:p>0.9746</text:p>
              </table:table-cell>
              <table:table-cell office:value-type="float" office:value="0.0014">
                <text:p>0.00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991">
                <text:p>0.942991</text:p>
              </table:table-cell>
              <table:table-cell office:value-type="float" office:value="0.9733">
                <text:p>0.9733</text:p>
              </table:table-cell>
              <table:table-cell office:value-type="float" office:value="0.0016">
                <text:p>0.0016</text:p>
              </table:table-cell>
              <table:table-cell office:value-type="float" office:value="0.0251">
                <text:p>0.0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991">
                <text:p>0.943991</text:p>
              </table:table-cell>
              <table:table-cell office:value-type="float" office:value="0.9716">
                <text:p>0.9716</text:p>
              </table:table-cell>
              <table:table-cell office:value-type="float" office:value="0.0022">
                <text:p>0.0022</text:p>
              </table:table-cell>
              <table:table-cell office:value-type="float" office:value="0.0262">
                <text:p>0.0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991">
                <text:p>0.944991</text:p>
              </table:table-cell>
              <table:table-cell office:value-type="float" office:value="0.9762">
                <text:p>0.9762</text:p>
              </table:table-cell>
              <table:table-cell office:value-type="float" office:value="0.002">
                <text:p>0.002</text:p>
              </table:table-cell>
              <table:table-cell office:value-type="float" office:value="0.0218">
                <text:p>0.0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991">
                <text:p>0.945991</text:p>
              </table:table-cell>
              <table:table-cell office:value-type="float" office:value="0.9733">
                <text:p>0.9733</text:p>
              </table:table-cell>
              <table:table-cell office:value-type="float" office:value="0.002">
                <text:p>0.002</text:p>
              </table:table-cell>
              <table:table-cell office:value-type="float" office:value="0.0247">
                <text:p>0.0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991">
                <text:p>0.946991</text:p>
              </table:table-cell>
              <table:table-cell office:value-type="float" office:value="0.9758">
                <text:p>0.9758</text:p>
              </table:table-cell>
              <table:table-cell office:value-type="float" office:value="0.001">
                <text:p>0.001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991">
                <text:p>0.947991</text:p>
              </table:table-cell>
              <table:table-cell office:value-type="float" office:value="0.9759">
                <text:p>0.9759</text:p>
              </table:table-cell>
              <table:table-cell office:value-type="float" office:value="0.0016">
                <text:p>0.0016</text:p>
              </table:table-cell>
              <table:table-cell office:value-type="float" office:value="0.0225">
                <text:p>0.0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991">
                <text:p>0.948991</text:p>
              </table:table-cell>
              <table:table-cell office:value-type="float" office:value="0.9764">
                <text:p>0.9764</text:p>
              </table:table-cell>
              <table:table-cell office:value-type="float" office:value="0.0016">
                <text:p>0.0016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991">
                <text:p>0.949991</text:p>
              </table:table-cell>
              <table:table-cell office:value-type="float" office:value="0.9803">
                <text:p>0.9803</text:p>
              </table:table-cell>
              <table:table-cell office:value-type="float" office:value="0.0008">
                <text:p>0.0008</text:p>
              </table:table-cell>
              <table:table-cell office:value-type="float" office:value="0.0189">
                <text:p>0.0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0991">
                <text:p>0.950991</text:p>
              </table:table-cell>
              <table:table-cell office:value-type="float" office:value="0.9761">
                <text:p>0.9761</text:p>
              </table:table-cell>
              <table:table-cell office:value-type="float" office:value="0.0012">
                <text:p>0.0012</text:p>
              </table:table-cell>
              <table:table-cell office:value-type="float" office:value="0.0227">
                <text:p>0.0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991">
                <text:p>0.951991</text:p>
              </table:table-cell>
              <table:table-cell office:value-type="float" office:value="0.9797">
                <text:p>0.9797</text:p>
              </table:table-cell>
              <table:table-cell office:value-type="float" office:value="0.0012">
                <text:p>0.0012</text:p>
              </table:table-cell>
              <table:table-cell office:value-type="float" office:value="0.0191">
                <text:p>0.0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991">
                <text:p>0.952991</text:p>
              </table:table-cell>
              <table:table-cell office:value-type="float" office:value="0.9811">
                <text:p>0.9811</text:p>
              </table:table-cell>
              <table:table-cell office:value-type="float" office:value="0.0004">
                <text:p>0.0004</text:p>
              </table:table-cell>
              <table:table-cell office:value-type="float" office:value="0.0185">
                <text:p>0.0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991">
                <text:p>0.953991</text:p>
              </table:table-cell>
              <table:table-cell office:value-type="float" office:value="0.9766">
                <text:p>0.9766</text:p>
              </table:table-cell>
              <table:table-cell office:value-type="float" office:value="0.0012">
                <text:p>0.0012</text:p>
              </table:table-cell>
              <table:table-cell office:value-type="float" office:value="0.0222">
                <text:p>0.0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991">
                <text:p>0.954991</text:p>
              </table:table-cell>
              <table:table-cell office:value-type="float" office:value="0.9794">
                <text:p>0.9794</text:p>
              </table:table-cell>
              <table:table-cell office:value-type="float" office:value="0.001">
                <text:p>0.001</text:p>
              </table:table-cell>
              <table:table-cell office:value-type="float" office:value="0.0196">
                <text:p>0.0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991">
                <text:p>0.955991</text:p>
              </table:table-cell>
              <table:table-cell office:value-type="float" office:value="0.9816">
                <text:p>0.9816</text:p>
              </table:table-cell>
              <table:table-cell office:value-type="float" office:value="0.0004">
                <text:p>0.000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991">
                <text:p>0.956991</text:p>
              </table:table-cell>
              <table:table-cell office:value-type="float" office:value="0.9782">
                <text:p>0.9782</text:p>
              </table:table-cell>
              <table:table-cell office:value-type="float" office:value="0.0012">
                <text:p>0.0012</text:p>
              </table:table-cell>
              <table:table-cell office:value-type="float" office:value="0.0206">
                <text:p>0.0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991">
                <text:p>0.957991</text:p>
              </table:table-cell>
              <table:table-cell office:value-type="float" office:value="0.9784">
                <text:p>0.9784</text:p>
              </table:table-cell>
              <table:table-cell office:value-type="float" office:value="0.0014">
                <text:p>0.0014</text:p>
              </table:table-cell>
              <table:table-cell office:value-type="float" office:value="0.0202">
                <text:p>0.0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991">
                <text:p>0.958991</text:p>
              </table:table-cell>
              <table:table-cell office:value-type="float" office:value="0.9826">
                <text:p>0.9826</text:p>
              </table:table-cell>
              <table:table-cell office:value-type="float" office:value="0.0002">
                <text:p>0.0002</text:p>
              </table:table-cell>
              <table:table-cell office:value-type="float" office:value="0.0172">
                <text:p>0.0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991">
                <text:p>0.959991</text:p>
              </table:table-cell>
              <table:table-cell office:value-type="float" office:value="0.979">
                <text:p>0.979</text:p>
              </table:table-cell>
              <table:table-cell office:value-type="float" office:value="0.0012">
                <text:p>0.0012</text:p>
              </table:table-cell>
              <table:table-cell office:value-type="float" office:value="0.0198">
                <text:p>0.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0991">
                <text:p>0.960991</text:p>
              </table:table-cell>
              <table:table-cell office:value-type="float" office:value="0.9801">
                <text:p>0.9801</text:p>
              </table:table-cell>
              <table:table-cell office:value-type="float" office:value="0.0012">
                <text:p>0.0012</text:p>
              </table:table-cell>
              <table:table-cell office:value-type="float" office:value="0.0187">
                <text:p>0.0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991">
                <text:p>0.961991</text:p>
              </table:table-cell>
              <table:table-cell office:value-type="float" office:value="0.98">
                <text:p>0.98</text:p>
              </table:table-cell>
              <table:table-cell office:value-type="float" office:value="0.0012">
                <text:p>0.0012</text:p>
              </table:table-cell>
              <table:table-cell office:value-type="float" office:value="0.0188">
                <text:p>0.0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991">
                <text:p>0.962991</text:p>
              </table:table-cell>
              <table:table-cell office:value-type="float" office:value="0.9862">
                <text:p>0.9862</text:p>
              </table:table-cell>
              <table:table-cell office:value-type="float" office:value="0.0002">
                <text:p>0.0002</text:p>
              </table:table-cell>
              <table:table-cell office:value-type="float" office:value="0.0136">
                <text:p>0.0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991">
                <text:p>0.963991</text:p>
              </table:table-cell>
              <table:table-cell office:value-type="float" office:value="0.982">
                <text:p>0.982</text:p>
              </table:table-cell>
              <table:table-cell office:value-type="float" office:value="0.0008">
                <text:p>0.0008</text:p>
              </table:table-cell>
              <table:table-cell office:value-type="float" office:value="0.0172">
                <text:p>0.0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991">
                <text:p>0.964991</text:p>
              </table:table-cell>
              <table:table-cell office:value-type="float" office:value="0.9824">
                <text:p>0.9824</text:p>
              </table:table-cell>
              <table:table-cell office:value-type="float" office:value="0.0006">
                <text:p>0.0006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991">
                <text:p>0.965991</text:p>
              </table:table-cell>
              <table:table-cell office:value-type="float" office:value="0.9837">
                <text:p>0.9837</text:p>
              </table:table-cell>
              <table:table-cell office:value-type="float" office:value="0.0006">
                <text:p>0.0006</text:p>
              </table:table-cell>
              <table:table-cell office:value-type="float" office:value="0.0157">
                <text:p>0.0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991">
                <text:p>0.966991</text:p>
              </table:table-cell>
              <table:table-cell office:value-type="float" office:value="0.9829">
                <text:p>0.9829</text:p>
              </table:table-cell>
              <table:table-cell office:value-type="float" office:value="0.0006">
                <text:p>0.0006</text:p>
              </table:table-cell>
              <table:table-cell office:value-type="float" office:value="0.0165">
                <text:p>0.0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991">
                <text:p>0.967991</text:p>
              </table:table-cell>
              <table:table-cell office:value-type="float" office:value="0.9841">
                <text:p>0.9841</text:p>
              </table:table-cell>
              <table:table-cell office:value-type="float" office:value="0.0004">
                <text:p>0.0004</text:p>
              </table:table-cell>
              <table:table-cell office:value-type="float" office:value="0.0155">
                <text:p>0.0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991">
                <text:p>0.968991</text:p>
              </table:table-cell>
              <table:table-cell office:value-type="float" office:value="0.9841">
                <text:p>0.9841</text:p>
              </table:table-cell>
              <table:table-cell office:value-type="float" office:value="0.0008">
                <text:p>0.0008</text:p>
              </table:table-cell>
              <table:table-cell office:value-type="float" office:value="0.0151">
                <text:p>0.0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991">
                <text:p>0.969991</text:p>
              </table:table-cell>
              <table:table-cell office:value-type="float" office:value="0.9848">
                <text:p>0.9848</text:p>
              </table:table-cell>
              <table:table-cell office:value-type="float" office:value="0.0002">
                <text:p>0.0002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0991">
                <text:p>0.970991</text:p>
              </table:table-cell>
              <table:table-cell office:value-type="float" office:value="0.9856">
                <text:p>0.9856</text:p>
              </table:table-cell>
              <table:table-cell office:value-type="float" office:value="0.001">
                <text:p>0.001</text:p>
              </table:table-cell>
              <table:table-cell office:value-type="float" office:value="0.0134">
                <text:p>0.0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991">
                <text:p>0.971991</text:p>
              </table:table-cell>
              <table:table-cell office:value-type="float" office:value="0.9871">
                <text:p>0.9871</text:p>
              </table:table-cell>
              <table:table-cell office:value-type="float" office:value="0.0002">
                <text:p>0.0002</text:p>
              </table:table-cell>
              <table:table-cell office:value-type="float" office:value="0.0127">
                <text:p>0.0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991">
                <text:p>0.972991</text:p>
              </table:table-cell>
              <table:table-cell office:value-type="float" office:value="0.9884">
                <text:p>0.9884</text:p>
              </table:table-cell>
              <table:table-cell office:value-type="float" office:value="0.0002">
                <text:p>0.0002</text:p>
              </table:table-cell>
              <table:table-cell office:value-type="float" office:value="0.0114">
                <text:p>0.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991">
                <text:p>0.973991</text:p>
              </table:table-cell>
              <table:table-cell office:value-type="float" office:value="0.9863">
                <text:p>0.9863</text:p>
              </table:table-cell>
              <table:table-cell office:value-type="float" office:value="0.0006">
                <text:p>0.0006</text:p>
              </table:table-cell>
              <table:table-cell office:value-type="float" office:value="0.0131">
                <text:p>0.0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991">
                <text:p>0.974991</text:p>
              </table:table-cell>
              <table:table-cell office:value-type="float" office:value="0.986">
                <text:p>0.986</text:p>
              </table:table-cell>
              <table:table-cell office:value-type="float" office:value="0.0002">
                <text:p>0.0002</text:p>
              </table:table-cell>
              <table:table-cell office:value-type="float" office:value="0.0138">
                <text:p>0.0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991">
                <text:p>0.975991</text:p>
              </table:table-cell>
              <table:table-cell office:value-type="float" office:value="0.9888">
                <text:p>0.9888</text:p>
              </table:table-cell>
              <table:table-cell office:value-type="float" office:value="0">
                <text:p>0</text:p>
              </table:table-cell>
              <table:table-cell office:value-type="float" office:value="0.0112">
                <text:p>0.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991">
                <text:p>0.976991</text:p>
              </table:table-cell>
              <table:table-cell office:value-type="float" office:value="0.9883">
                <text:p>0.9883</text:p>
              </table:table-cell>
              <table:table-cell office:value-type="float" office:value="0.0008">
                <text:p>0.0008</text:p>
              </table:table-cell>
              <table:table-cell office:value-type="float" office:value="0.0109">
                <text:p>0.0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991">
                <text:p>0.977991</text:p>
              </table:table-cell>
              <table:table-cell office:value-type="float" office:value="0.9879">
                <text:p>0.9879</text:p>
              </table:table-cell>
              <table:table-cell office:value-type="float" office:value="0.0002">
                <text:p>0.0002</text:p>
              </table:table-cell>
              <table:table-cell office:value-type="float" office:value="0.0119">
                <text:p>0.0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991">
                <text:p>0.978991</text:p>
              </table:table-cell>
              <table:table-cell office:value-type="float" office:value="0.9893">
                <text:p>0.9893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991">
                <text:p>0.979991</text:p>
              </table:table-cell>
              <table:table-cell office:value-type="float" office:value="0.9908">
                <text:p>0.9908</text:p>
              </table:table-cell>
              <table:table-cell office:value-type="float" office:value="0.0002">
                <text:p>0.000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0991">
                <text:p>0.980991</text:p>
              </table:table-cell>
              <table:table-cell office:value-type="float" office:value="0.9907">
                <text:p>0.9907</text:p>
              </table:table-cell>
              <table:table-cell office:value-type="float" office:value="0.0002">
                <text:p>0.0002</text:p>
              </table:table-cell>
              <table:table-cell office:value-type="float" office:value="0.0091">
                <text:p>0.0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991">
                <text:p>0.981991</text:p>
              </table:table-cell>
              <table:table-cell office:value-type="float" office:value="0.9903">
                <text:p>0.9903</text:p>
              </table:table-cell>
              <table:table-cell office:value-type="float" office:value="0.0004">
                <text:p>0.0004</text:p>
              </table:table-cell>
              <table:table-cell office:value-type="float" office:value="0.0093">
                <text:p>0.0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991">
                <text:p>0.982991</text:p>
              </table:table-cell>
              <table:table-cell office:value-type="float" office:value="0.9919">
                <text:p>0.9919</text:p>
              </table:table-cell>
              <table:table-cell office:value-type="float" office:value="0">
                <text:p>0</text:p>
              </table:table-cell>
              <table:table-cell office:value-type="float" office:value="0.0081">
                <text:p>0.0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991">
                <text:p>0.983991</text:p>
              </table:table-cell>
              <table:table-cell office:value-type="float" office:value="0.9932">
                <text:p>0.9932</text:p>
              </table:table-cell>
              <table:table-cell office:value-type="float" office:value="0">
                <text:p>0</text:p>
              </table:table-cell>
              <table:table-cell office:value-type="float" office:value="0.0068">
                <text:p>0.0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991">
                <text:p>0.984991</text:p>
              </table:table-cell>
              <table:table-cell office:value-type="float" office:value="0.9914">
                <text:p>0.9914</text:p>
              </table:table-cell>
              <table:table-cell office:value-type="float" office:value="0.0002">
                <text:p>0.0002</text:p>
              </table:table-cell>
              <table:table-cell office:value-type="float" office:value="0.0084">
                <text:p>0.0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991">
                <text:p>0.985991</text:p>
              </table:table-cell>
              <table:table-cell office:value-type="float" office:value="0.9931">
                <text:p>0.9931</text:p>
              </table:table-cell>
              <table:table-cell office:value-type="float" office:value="0.0002">
                <text:p>0.0002</text:p>
              </table:table-cell>
              <table:table-cell office:value-type="float" office:value="0.0067">
                <text:p>0.0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991">
                <text:p>0.986991</text:p>
              </table:table-cell>
              <table:table-cell office:value-type="float" office:value="0.9933">
                <text:p>0.9933</text:p>
              </table:table-cell>
              <table:table-cell office:value-type="float" office:value="0.0004">
                <text:p>0.0004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991">
                <text:p>0.987991</text:p>
              </table:table-cell>
              <table:table-cell office:value-type="float" office:value="0.9955">
                <text:p>0.9955</text:p>
              </table:table-cell>
              <table:table-cell office:value-type="float" office:value="0">
                <text:p>0</text:p>
              </table:table-cell>
              <table:table-cell office:value-type="float" office:value="0.0045">
                <text:p>0.0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991">
                <text:p>0.988991</text:p>
              </table:table-cell>
              <table:table-cell office:value-type="float" office:value="0.9943">
                <text:p>0.9943</text:p>
              </table:table-cell>
              <table:table-cell office:value-type="float" office:value="0.0002">
                <text:p>0.0002</text:p>
              </table:table-cell>
              <table:table-cell office:value-type="float" office:value="0.0055">
                <text:p>0.0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991">
                <text:p>0.989991</text:p>
              </table:table-cell>
              <table:table-cell office:value-type="float" office:value="0.9963">
                <text:p>0.9963</text:p>
              </table:table-cell>
              <table:table-cell office:value-type="float" office:value="0">
                <text:p>0</text:p>
              </table:table-cell>
              <table:table-cell office:value-type="float" office:value="0.0037">
                <text:p>0.0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0991">
                <text:p>0.990991</text:p>
              </table:table-cell>
              <table:table-cell office:value-type="float" office:value="0.9962">
                <text:p>0.9962</text:p>
              </table:table-cell>
              <table:table-cell office:value-type="float" office:value="0">
                <text:p>0</text:p>
              </table:table-cell>
              <table:table-cell office:value-type="float" office:value="0.0038">
                <text:p>0.0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991">
                <text:p>0.991991</text:p>
              </table:table-cell>
              <table:table-cell office:value-type="float" office:value="0.9967">
                <text:p>0.9967</text:p>
              </table:table-cell>
              <table:table-cell office:value-type="float" office:value="0">
                <text:p>0</text:p>
              </table:table-cell>
              <table:table-cell office:value-type="float" office:value="0.0033">
                <text:p>0.0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991">
                <text:p>0.992991</text:p>
              </table:table-cell>
              <table:table-cell office:value-type="float" office:value="0.9973">
                <text:p>0.9973</text:p>
              </table:table-cell>
              <table:table-cell office:value-type="float" office:value="0">
                <text:p>0</text:p>
              </table:table-cell>
              <table:table-cell office:value-type="float" office:value="0.0027">
                <text:p>0.0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991">
                <text:p>0.993991</text:p>
              </table:table-cell>
              <table:table-cell office:value-type="float" office:value="0.9966">
                <text:p>0.9966</text:p>
              </table:table-cell>
              <table:table-cell office:value-type="float" office:value="0">
                <text:p>0</text:p>
              </table:table-cell>
              <table:table-cell office:value-type="float" office:value="0.0034">
                <text:p>0.0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991">
                <text:p>0.994991</text:p>
              </table:table-cell>
              <table:table-cell office:value-type="float" office:value="0.998">
                <text:p>0.998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991">
                <text:p>0.995991</text:p>
              </table:table-cell>
              <table:table-cell office:value-type="float" office:value="0.9979">
                <text:p>0.9979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991">
                <text:p>0.996991</text:p>
              </table:table-cell>
              <table:table-cell office:value-type="float" office:value="0.9985">
                <text:p>0.9985</text:p>
              </table:table-cell>
              <table:table-cell office:value-type="float" office:value="0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991">
                <text:p>0.997991</text:p>
              </table:table-cell>
              <table:table-cell office:value-type="float" office:value="0.9984">
                <text:p>0.9984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991">
                <text:p>0.998991</text:p>
              </table:table-cell>
              <table:table-cell office:value-type="float" office:value="0.9996">
                <text:p>0.9996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991">
                <text:p>0.999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00099">
                <text:p>1.000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